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79" style:data-style-name="N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79" style:data-style-name="N4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79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79" style:data-style-name="N4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79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cell-protect="none"/>
    </style:style>
    <style:style style:name="ce9" style:family="table-cell" style:parent-style-name="Default" style:data-style-name="N2">
      <style:table-cell-properties fo:border="thin solid #000000" style:cell-protect="none"/>
    </style:style>
    <style:style style:name="ce10" style:family="table-cell" style:parent-style-name="Default" style:data-style-name="N0">
      <style:table-cell-properties fo:border="thin solid #000000" fo:background-color="#F2F2F2"/>
    </style:style>
    <style:style style:name="ce11" style:family="table-cell" style:parent-style-name="Default" style:data-style-name="N1">
      <style:table-cell-properties fo:border="thin solid #000000" fo:background-color="#F2F2F2"/>
    </style:style>
    <style:style style:name="ce12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48">
      <style:table-cell-properties fo:border="thin solid #000000" fo:background-color="#F2F2F2"/>
    </style:style>
    <style:style style:name="ce14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Normal_32_79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32_79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/>
    </style:style>
    <style:style style:name="ce19" style:family="table-cell" style:parent-style-name="Default" style:data-style-name="N2">
      <style:table-cell-properties fo:border="thin solid #000000" style:vertical-align="middle" style:cell-protect="none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6.85270833333333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5.60916666666667cm" style:use-optimal-column-width="true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5.2122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3.095625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48708333333333cm" style:use-optimal-column-width="true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51354166666667cm" style:use-optimal-column-width="true"/>
    </style:style>
    <style:style style:name="co22" style:family="table-column">
      <style:table-column-properties fo:break-before="auto" style:column-width="2.59291666666667cm" style:use-optimal-column-width="true"/>
    </style:style>
    <style:style style:name="co23" style:family="table-column">
      <style:table-column-properties fo:break-before="auto" style:column-width="4.28625cm"/>
    </style:style>
    <style:style style:name="co24" style:family="table-column">
      <style:table-column-properties fo:break-before="auto" style:column-width="2.38125cm"/>
    </style:style>
    <style:style style:name="co25" style:family="table-column">
      <style:table-column-properties fo:break-before="auto" style:column-width="3.99520833333333cm"/>
    </style:style>
    <style:style style:name="co26" style:family="table-column">
      <style:table-column-properties fo:break-before="auto" style:column-width="4.048125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6.29708333333333cm"/>
    </style:style>
    <style:style style:name="co29" style:family="table-column">
      <style:table-column-properties fo:break-before="auto" style:column-width="5.42395833333333cm" style:use-optimal-column-width="true"/>
    </style:style>
    <style:style style:name="co30" style:family="table-column">
      <style:table-column-properties fo:break-before="auto" style:column-width="7.3025cm" style:use-optimal-column-width="true"/>
    </style:style>
    <style:style style:name="co31" style:family="table-column">
      <style:table-column-properties fo:break-before="auto" style:column-width="5.688541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2.03729166666667cm" style:use-optimal-column-width="true"/>
    </style:style>
    <style:style style:name="co35" style:family="table-column">
      <style:table-column-properties fo:break-before="auto" style:column-width="6.19125cm" style:use-optimal-column-width="true"/>
    </style:style>
    <style:style style:name="co36" style:family="table-column">
      <style:table-column-properties fo:break-before="auto" style:column-width="2.35479166666667cm" style:use-optimal-column-width="true"/>
    </style:style>
    <style:style style:name="co37" style:family="table-column">
      <style:table-column-properties fo:break-before="auto" style:column-width="2.64583333333333cm"/>
    </style:style>
    <style:style style:name="co38" style:family="table-column">
      <style:table-column-properties fo:break-before="auto" style:column-width="2.56645833333333cm" style:use-optimal-column-width="true"/>
    </style:style>
    <style:style style:name="co39" style:family="table-column">
      <style:table-column-properties fo:break-before="auto" style:column-width="7.46125cm" style:use-optimal-column-width="true"/>
    </style:style>
    <style:style style:name="co40" style:family="table-column">
      <style:table-column-properties fo:break-before="auto" style:column-width="5.476875cm" style:use-optimal-column-width="true"/>
    </style:style>
    <style:style style:name="co4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April_2019.E4"/>
    </style:style>
    <style:style style:name="ce2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April_2019.D4"/>
    </style:style>
    <style:style style:name="ce2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April_2019.G4"/>
    </style:style>
    <style:style style:name="ce2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April_2019.F4"/>
    </style:style>
    <style:style style:name="ce2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April_2019.I4"/>
    </style:style>
    <style:style style:name="ce2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April_2019.H4"/>
    </style:style>
    <style:style style:name="ce2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April_2019.K4"/>
    </style:style>
    <style:style style:name="ce2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April_2019.J4"/>
    </style:style>
    <style:style style:name="ce3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April_2019.M4"/>
    </style:style>
    <style:style style:name="ce3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April_2019.L4"/>
    </style:style>
    <style:style style:name="ce3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May_2019.E4"/>
    </style:style>
    <style:style style:name="ce3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May_2019.D4"/>
    </style:style>
    <style:style style:name="ce3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May_2019.G4"/>
    </style:style>
    <style:style style:name="ce3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May_2019.F4"/>
    </style:style>
    <style:style style:name="ce3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May_2019.I4"/>
    </style:style>
    <style:style style:name="ce3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May_2019.H4"/>
    </style:style>
    <style:style style:name="ce3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May_2019.K4"/>
    </style:style>
    <style:style style:name="ce3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May_2019.J4"/>
    </style:style>
    <style:style style:name="ce4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May_2019.M4"/>
    </style:style>
    <style:style style:name="ce4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May_2019.L4"/>
    </style:style>
    <style:style style:name="ce4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June_2019.E4"/>
    </style:style>
    <style:style style:name="ce4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June_2019.D4"/>
    </style:style>
    <style:style style:name="ce4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June_2019.G4"/>
    </style:style>
    <style:style style:name="ce4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June_2019.F4"/>
    </style:style>
    <style:style style:name="ce4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June_2019.I4"/>
    </style:style>
    <style:style style:name="ce4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June_2019.H4"/>
    </style:style>
    <style:style style:name="ce4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June_2019.K4"/>
    </style:style>
    <style:style style:name="ce4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June_2019.J4"/>
    </style:style>
    <style:style style:name="ce5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June_2019.M4"/>
    </style:style>
    <style:style style:name="ce5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June_2019.L4"/>
    </style:style>
    <style:style style:name="ce5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July_2019.E4"/>
    </style:style>
    <style:style style:name="ce5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July_2019.D4"/>
    </style:style>
    <style:style style:name="ce5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July_2019.G4"/>
    </style:style>
    <style:style style:name="ce5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July_2019.F4"/>
    </style:style>
    <style:style style:name="ce5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July_2019.I4"/>
    </style:style>
    <style:style style:name="ce5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July_2019.H4"/>
    </style:style>
    <style:style style:name="ce5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July_2019.K4"/>
    </style:style>
    <style:style style:name="ce5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July_2019.J4"/>
    </style:style>
    <style:style style:name="ce6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July_2019.M4"/>
    </style:style>
    <style:style style:name="ce6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July_2019.L4"/>
    </style:style>
    <style:style style:name="ce6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August_2019.E4"/>
    </style:style>
    <style:style style:name="ce6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August_2019.D4"/>
    </style:style>
    <style:style style:name="ce6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August_2019.G4"/>
    </style:style>
    <style:style style:name="ce6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August_2019.F4"/>
    </style:style>
    <style:style style:name="ce6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August_2019.I4"/>
    </style:style>
    <style:style style:name="ce6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August_2019.H4"/>
    </style:style>
    <style:style style:name="ce6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August_2019.K4"/>
    </style:style>
    <style:style style:name="ce6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August_2019.J4"/>
    </style:style>
    <style:style style:name="ce7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August_2019.M4"/>
    </style:style>
    <style:style style:name="ce7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August_2019.L4"/>
    </style:style>
    <style:style style:name="ce7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September_2019.E4"/>
    </style:style>
    <style:style style:name="ce7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September_2019.D4"/>
    </style:style>
    <style:style style:name="ce7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September_2019.G4"/>
    </style:style>
    <style:style style:name="ce7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September_2019.F4"/>
    </style:style>
    <style:style style:name="ce7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September_2019.I4"/>
    </style:style>
    <style:style style:name="ce7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September_2019.H4"/>
    </style:style>
    <style:style style:name="ce7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September_2019.K4"/>
    </style:style>
    <style:style style:name="ce7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September_2019.J4"/>
    </style:style>
    <style:style style:name="ce8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September_2019.M4"/>
    </style:style>
    <style:style style:name="ce8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September_2019.L4"/>
    </style:style>
    <style:style style:name="ce8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October_2019.E4"/>
    </style:style>
    <style:style style:name="ce8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October_2019.D4"/>
    </style:style>
    <style:style style:name="ce8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October_2019.G4"/>
    </style:style>
    <style:style style:name="ce8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October_2019.F4"/>
    </style:style>
    <style:style style:name="ce8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October_2019.I4"/>
    </style:style>
    <style:style style:name="ce8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October_2019.H4"/>
    </style:style>
    <style:style style:name="ce8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October_2019.K4"/>
    </style:style>
    <style:style style:name="ce8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October_2019.J4"/>
    </style:style>
    <style:style style:name="ce9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October_2019.M4"/>
    </style:style>
    <style:style style:name="ce9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October_2019.L4"/>
    </style:style>
    <style:style style:name="ce92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D4]));ISBLANK([.E4])))" style:apply-style-name="cf2" style:base-cell-address="November_2019.E4"/>
    </style:style>
    <style:style style:name="ce93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E4]));ISBLANK([.D4])))" style:apply-style-name="cf2" style:base-cell-address="November_2019.D4"/>
    </style:style>
    <style:style style:name="ce94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F4]));ISBLANK([.G4])))" style:apply-style-name="cf2" style:base-cell-address="November_2019.G4"/>
    </style:style>
    <style:style style:name="ce95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G4]));ISBLANK([.F4])))" style:apply-style-name="cf2" style:base-cell-address="November_2019.F4"/>
    </style:style>
    <style:style style:name="ce96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H4]));ISBLANK([.I4])))" style:apply-style-name="cf2" style:base-cell-address="November_2019.I4"/>
    </style:style>
    <style:style style:name="ce97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I4]));ISBLANK([.H4])))" style:apply-style-name="cf2" style:base-cell-address="November_2019.H4"/>
    </style:style>
    <style:style style:name="ce98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J4]));ISBLANK([.K4])))" style:apply-style-name="cf2" style:base-cell-address="November_2019.K4"/>
    </style:style>
    <style:style style:name="ce99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K4]));ISBLANK([.J4])))" style:apply-style-name="cf2" style:base-cell-address="November_2019.J4"/>
    </style:style>
    <style:style style:name="ce100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L4]));ISBLANK([.M4])))" style:apply-style-name="cf2" style:base-cell-address="November_2019.M4"/>
    </style:style>
    <style:style style:name="ce101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M4]));ISBLANK([.L4])))" style:apply-style-name="cf2" style:base-cell-address="November_2019.L4"/>
    </style:style>
    <style:style style:name="ce102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December_2019.E4"/>
    </style:style>
    <style:style style:name="ce103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December_2019.D4"/>
    </style:style>
    <style:style style:name="ce104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December_2019.G4"/>
    </style:style>
    <style:style style:name="ce105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December_2019.F4"/>
    </style:style>
    <style:style style:name="ce106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December_2019.I4"/>
    </style:style>
    <style:style style:name="ce107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December_2019.H4"/>
    </style:style>
    <style:style style:name="ce108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December_2019.K4"/>
    </style:style>
    <style:style style:name="ce109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December_2019.J4"/>
    </style:style>
    <style:style style:name="ce110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December_2019.M4"/>
    </style:style>
    <style:style style:name="ce111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December_2019.L4"/>
    </style:style>
    <style:style style:name="ce112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E4]));ISBLANK([.D4])))" style:apply-style-name="cf2" style:base-cell-address="January_2020.D4"/>
    </style:style>
    <style:style style:name="ce113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D4]));ISBLANK([.E4])))" style:apply-style-name="cf2" style:base-cell-address="January_2020.E4"/>
    </style:style>
    <style:style style:name="ce114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G4]));ISBLANK([.F4])))" style:apply-style-name="cf2" style:base-cell-address="January_2020.F4"/>
    </style:style>
    <style:style style:name="ce115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F4]));ISBLANK([.G4])))" style:apply-style-name="cf2" style:base-cell-address="January_2020.G4"/>
    </style:style>
    <style:style style:name="ce116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I4]));ISBLANK([.H4])))" style:apply-style-name="cf2" style:base-cell-address="January_2020.H4"/>
    </style:style>
    <style:style style:name="ce117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H4]));ISBLANK([.I4])))" style:apply-style-name="cf2" style:base-cell-address="January_2020.I4"/>
    </style:style>
    <style:style style:name="ce118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K4]));ISBLANK([.J4])))" style:apply-style-name="cf2" style:base-cell-address="January_2020.J4"/>
    </style:style>
    <style:style style:name="ce119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J4]));ISBLANK([.K4])))" style:apply-style-name="cf2" style:base-cell-address="January_2020.K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2" style:base-cell-address="January_2020.R4"/>
    </style:style>
    <style:style style:name="ce121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S4]));ISBLANK([.R4])))" style:apply-style-name="cf2" style:base-cell-address="January_2020.R4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2" style:base-cell-address="January_2020.S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2" style:base-cell-address="January_2020.S4"/>
    </style:style>
    <style:style style:name="ce124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R4]));ISBLANK([.S4])))" style:apply-style-name="cf2" style:base-cell-address="January_2020.S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2" style:base-cell-address="January_2020.T4"/>
    </style:style>
    <style:style style:name="ce126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U4]));ISBLANK([.T4])))" style:apply-style-name="cf2" style:base-cell-address="January_2020.T4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2" style:base-cell-address="January_2020.U4"/>
    </style:style>
    <style:style style:name="ce128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T4]));ISBLANK([.U4])))" style:apply-style-name="cf2" style:base-cell-address="January_2020.U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2" style:base-cell-address="January_2020.V4"/>
    </style:style>
    <style:style style:name="ce130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W4]));ISBLANK([.V4])))" style:apply-style-name="cf2" style:base-cell-address="January_2020.V4"/>
    </style:style>
    <style:style style:name="ce131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L4]));ISBLANK([.M4])))" style:apply-style-name="cf2" style:base-cell-address="January_2020.M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2" style:base-cell-address="January_2020.W4"/>
    </style:style>
    <style:style style:name="ce133" style:family="table-cell" style:parent-style-name="Default" style:data-style-name="N2">
      <style:table-cell-properties fo:border="thin solid #000000" style:vertical-align="middle" style:cell-protect="none"/>
      <style:map style:condition="of:is-true-formula(AND(NOT(ISBLANK([.V4]));ISBLANK([.W4])))" style:apply-style-name="cf2" style:base-cell-address="January_2020.W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2" style:base-cell-address="January_2020.X4"/>
    </style:style>
    <style:style style:name="ce135" style:family="table-cell" style:parent-style-name="Default" style:data-style-name="N0">
      <style:table-cell-properties fo:border="thin solid #000000" style:vertical-align="middle" style:cell-protect="none"/>
      <style:map style:condition="of:is-true-formula(AND(NOT(ISBLANK([.M4]));ISBLANK([.L4])))" style:apply-style-name="cf2" style:base-cell-address="January_2020.L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2" style:base-cell-address="January_2020.Y4"/>
    </style:style>
    <style:style style:name="ce137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February_2020.E4"/>
    </style:style>
    <style:style style:name="ce138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February_2020.D4"/>
    </style:style>
    <style:style style:name="ce139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February_2020.G4"/>
    </style:style>
    <style:style style:name="ce140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February_2020.F4"/>
    </style:style>
    <style:style style:name="ce141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February_2020.I4"/>
    </style:style>
    <style:style style:name="ce142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February_2020.H4"/>
    </style:style>
    <style:style style:name="ce143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February_2020.K4"/>
    </style:style>
    <style:style style:name="ce144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February_2020.J4"/>
    </style:style>
    <style:style style:name="ce145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February_2020.M4"/>
    </style:style>
    <style:style style:name="ce146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February_2020.L4"/>
    </style:style>
    <style:style style:name="ce147" style:family="table-cell" style:parent-style-name="Default" style:data-style-name="N2">
      <style:table-cell-properties fo:border="thin solid #000000" style:cell-protect="none"/>
      <style:map style:condition="of:is-true-formula(AND(NOT(ISBLANK([.D4]));ISBLANK([.E4])))" style:apply-style-name="cf2" style:base-cell-address="March_2020.E4"/>
    </style:style>
    <style:style style:name="ce148" style:family="table-cell" style:parent-style-name="Default" style:data-style-name="N0">
      <style:table-cell-properties fo:border="thin solid #000000" style:cell-protect="none"/>
      <style:map style:condition="of:is-true-formula(AND(NOT(ISBLANK([.E4]));ISBLANK([.D4])))" style:apply-style-name="cf2" style:base-cell-address="March_2020.D4"/>
    </style:style>
    <style:style style:name="ce149" style:family="table-cell" style:parent-style-name="Default" style:data-style-name="N2">
      <style:table-cell-properties fo:border="thin solid #000000" style:cell-protect="none"/>
      <style:map style:condition="of:is-true-formula(AND(NOT(ISBLANK([.F4]));ISBLANK([.G4])))" style:apply-style-name="cf2" style:base-cell-address="March_2020.G4"/>
    </style:style>
    <style:style style:name="ce150" style:family="table-cell" style:parent-style-name="Default" style:data-style-name="N0">
      <style:table-cell-properties fo:border="thin solid #000000" style:cell-protect="none"/>
      <style:map style:condition="of:is-true-formula(AND(NOT(ISBLANK([.G4]));ISBLANK([.F4])))" style:apply-style-name="cf2" style:base-cell-address="March_2020.F4"/>
    </style:style>
    <style:style style:name="ce151" style:family="table-cell" style:parent-style-name="Default" style:data-style-name="N2">
      <style:table-cell-properties fo:border="thin solid #000000" style:cell-protect="none"/>
      <style:map style:condition="of:is-true-formula(AND(NOT(ISBLANK([.H4]));ISBLANK([.I4])))" style:apply-style-name="cf2" style:base-cell-address="March_2020.I4"/>
    </style:style>
    <style:style style:name="ce152" style:family="table-cell" style:parent-style-name="Default" style:data-style-name="N0">
      <style:table-cell-properties fo:border="thin solid #000000" style:cell-protect="none"/>
      <style:map style:condition="of:is-true-formula(AND(NOT(ISBLANK([.I4]));ISBLANK([.H4])))" style:apply-style-name="cf2" style:base-cell-address="March_2020.H4"/>
    </style:style>
    <style:style style:name="ce153" style:family="table-cell" style:parent-style-name="Default" style:data-style-name="N2">
      <style:table-cell-properties fo:border="thin solid #000000" style:cell-protect="none"/>
      <style:map style:condition="of:is-true-formula(AND(NOT(ISBLANK([.J4]));ISBLANK([.K4])))" style:apply-style-name="cf2" style:base-cell-address="March_2020.K4"/>
    </style:style>
    <style:style style:name="ce154" style:family="table-cell" style:parent-style-name="Default" style:data-style-name="N0">
      <style:table-cell-properties fo:border="thin solid #000000" style:cell-protect="none"/>
      <style:map style:condition="of:is-true-formula(AND(NOT(ISBLANK([.K4]));ISBLANK([.J4])))" style:apply-style-name="cf2" style:base-cell-address="March_2020.J4"/>
    </style:style>
    <style:style style:name="ce155" style:family="table-cell" style:parent-style-name="Default" style:data-style-name="N2">
      <style:table-cell-properties fo:border="thin solid #000000" style:cell-protect="none"/>
      <style:map style:condition="of:is-true-formula(AND(NOT(ISBLANK([.L4]));ISBLANK([.M4])))" style:apply-style-name="cf2" style:base-cell-address="March_2020.M4"/>
    </style:style>
    <style:style style:name="ce156" style:family="table-cell" style:parent-style-name="Default" style:data-style-name="N0">
      <style:table-cell-properties fo:border="thin solid #000000" style:cell-protect="none"/>
      <style:map style:condition="of:is-true-formula(AND(NOT(ISBLANK([.M4]));ISBLANK([.L4])))" style:apply-style-name="cf2" style:base-cell-address="March_2020.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D4]&gt;=[.E4])" table:base-cell-address="April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" table:condition="of:is-true-formula([.E4]&lt;=[.D4])" table:base-cell-address="April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cell-content-is-decimal-number() and cell-content()&gt;=0">
          <table:help-message table:display="true"/>
          <table:error-message table:display="true"/>
        </table:content-validation>
        <table:content-validation table:name="val6">
          <table:help-message table:display="true"/>
          <table:error-message table:display="true"/>
        </table:content-validation>
        <table:content-validation table:name="val7" table:condition="of:is-true-formula([.E4]&lt;=[.D4])" table:base-cell-address="May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8" table:condition="of:is-true-formula([.D4]&gt;=[.E4])" table:base-cell-address="May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9" table:condition="of:is-true-formula([.E4]&lt;=[.D4])" table:base-cell-address="June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0">
          <table:help-message table:display="true"/>
          <table:error-message table:display="true"/>
        </table:content-validation>
        <table:content-validation table:name="val11" table:condition="of:cell-content-is-decimal-number() and cell-content()&gt;=0">
          <table:help-message table:display="true"/>
          <table:error-message table:display="true"/>
        </table:content-validation>
        <table:content-validation table:name="val12" table:condition="of:is-true-formula([.D4]&gt;=[.E4])" table:base-cell-address="June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3" table:condition="of:cell-content-is-decimal-number() and cell-content()&gt;=0">
          <table:help-message table:display="true"/>
          <table:error-message table:display="true"/>
        </table:content-validation>
        <table:content-validation table:name="val14">
          <table:help-message table:display="true"/>
          <table:error-message table:display="true"/>
        </table:content-validation>
        <table:content-validation table:name="val15" table:condition="of:is-true-formula([.E4]&lt;=[.D4])" table:base-cell-address="July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6" table:condition="of:is-true-formula([.D4]&gt;=[.E4])" table:base-cell-address="July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7" table:condition="of:cell-content-is-decimal-number() and cell-content()&gt;=0">
          <table:help-message table:display="true"/>
          <table:error-message table:display="true"/>
        </table:content-validation>
        <table:content-validation table:name="val18">
          <table:help-message table:display="true"/>
          <table:error-message table:display="true"/>
        </table:content-validation>
        <table:content-validation table:name="val19" table:condition="of:is-true-formula([.E4]&lt;=[.D4])" table:base-cell-address="August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0" table:condition="of:is-true-formula([.D4]&gt;=[.E4])" table:base-cell-address="August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1" table:condition="of:is-true-formula([.D4]&gt;=[.E4])" table:base-cell-address="September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2" table:condition="of:is-true-formula([.E4]&lt;=[.D4])" table:base-cell-address="September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3">
          <table:help-message table:display="true"/>
          <table:error-message table:display="true"/>
        </table:content-validation>
        <table:content-validation table:name="val24" table:condition="of:cell-content-is-decimal-number() and cell-content()&gt;=0">
          <table:help-message table:display="true"/>
          <table:error-message table:display="true"/>
        </table:content-validation>
        <table:content-validation table:name="val25" table:condition="of:cell-content-is-decimal-number() and cell-content()&gt;=0">
          <table:help-message table:display="true"/>
          <table:error-message table:display="true"/>
        </table:content-validation>
        <table:content-validation table:name="val26">
          <table:help-message table:display="true"/>
          <table:error-message table:display="true"/>
        </table:content-validation>
        <table:content-validation table:name="val27" table:condition="of:is-true-formula([.E4]&lt;=[.D4])" table:base-cell-address="October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8" table:condition="of:is-true-formula([.D4]&gt;=[.E4])" table:base-cell-address="October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9" table:condition="of:is-true-formula([.D4]&gt;=[.E4])" table:base-cell-address="November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0" table:condition="of:is-true-formula([.E4]&lt;=[.D4])" table:base-cell-address="November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1">
          <table:help-message table:display="true"/>
          <table:error-message table:display="true"/>
        </table:content-validation>
        <table:content-validation table:name="val32" table:condition="of:cell-content-is-decimal-number() and cell-content()&gt;=0">
          <table:help-message table:display="true"/>
          <table:error-message table:display="true"/>
        </table:content-validation>
        <table:content-validation table:name="val33" table:condition="of:is-true-formula([.D4]&gt;=[.E4])" table:base-cell-address="December_2019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4" table:condition="of:is-true-formula([.E4]&lt;=[.D4])" table:base-cell-address="December_2019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5">
          <table:help-message table:display="true"/>
          <table:error-message table:display="true"/>
        </table:content-validation>
        <table:content-validation table:name="val36" table:condition="of:cell-content-is-decimal-number() and cell-content()&gt;=0">
          <table:help-message table:display="true"/>
          <table:error-message table:display="true"/>
        </table:content-validation>
        <table:content-validation table:name="val37" table:condition="of:cell-content-is-decimal-number() and cell-content()&gt;=0">
          <table:help-message table:display="true"/>
          <table:error-message table:display="true"/>
        </table:content-validation>
        <table:content-validation table:name="val38">
          <table:help-message table:display="true"/>
          <table:error-message table:display="true"/>
        </table:content-validation>
        <table:content-validation table:name="val39" table:condition="of:is-true-formula([.E4]&lt;=[.D4])" table:base-cell-address="January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0" table:condition="of:is-true-formula([.D4]&gt;=[.E4])" table:base-cell-address="January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1" table:condition="of:is-true-formula([.D4]&gt;=[.E4])" table:base-cell-address="February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2" table:condition="of:is-true-formula([.E4]&lt;=[.D4])" table:base-cell-address="February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3">
          <table:help-message table:display="true"/>
          <table:error-message table:display="true"/>
        </table:content-validation>
        <table:content-validation table:name="val44" table:condition="of:cell-content-is-decimal-number() and cell-content()&gt;=0">
          <table:help-message table:display="true"/>
          <table:error-message table:display="true"/>
        </table:content-validation>
        <table:content-validation table:name="val45" table:condition="of:cell-content-is-decimal-number() and cell-content()&gt;=0">
          <table:help-message table:display="true"/>
          <table:error-message table:display="true"/>
        </table:content-validation>
        <table:content-validation table:name="val46">
          <table:help-message table:display="true"/>
          <table:error-message table:display="true"/>
        </table:content-validation>
        <table:content-validation table:name="val47" table:condition="of:is-true-formula([.E4]&lt;=[.D4])" table:base-cell-address="March_2020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8" table:condition="of:is-true-formula([.D4]&gt;=[.E4])" table:base-cell-address="March_2020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April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" table:style-name="ce23">
            <text:p>4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6" table:content-validation-name="val1" table:style-name="ce25">
            <text:p>6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10" table:content-validation-name="val1" table:style-name="ce27">
            <text:p>10</text:p>
          </table:table-cell>
          <table:table-cell office:value-type="float" office:value="9.7199999999999989" table:content-validation-name="val2" table:style-name="ce26">
            <text:p>9.72</text:p>
          </table:table-cell>
          <table:table-cell office:value-type="float" office:value="18" table:content-validation-name="val1" table:style-name="ce29">
            <text:p>18</text:p>
          </table:table-cell>
          <table:table-cell office:value-type="float" office:value="17.399999999999999" table:content-validation-name="val2" table:style-name="ce28">
            <text:p>17.40</text:p>
          </table:table-cell>
          <table:table-cell office:value-type="float" office:value="5" table:content-validation-name="val1" table:style-name="ce31">
            <text:p>5</text:p>
          </table:table-cell>
          <table:table-cell office:value-type="float" office:value="4.8900000000000006" table:content-validation-name="val2" table:style-name="ce30">
            <text:p>4.89</text:p>
          </table:table-cell>
          <table:table-cell table:number-columns-repeated="2" table:style-name="ce7"/>
          <table:table-cell office:value-type="float" office:value="43" table:formula="of:=[.D4]+[.F4]+[.H4]+[.J4]+[.L4]" table:style-name="ce10">
            <text:p>43</text:p>
          </table:table-cell>
          <table:table-cell office:value-type="float" office:value="42.01" table:formula="of:=[.E4]+[.G4]+[.I4]+[.K4]+[.M4]" table:style-name="ce11">
            <text:p>42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3" table:formula="of:=[.P4]+[.Z4]" table:style-name="ce10">
            <text:p>43</text:p>
          </table:table-cell>
          <table:table-cell office:value-type="float" office:value="42.01" table:formula="of:=[.Q4]+[.AA4]" table:style-name="ce11">
            <text:p>42</text:p>
          </table:table-cell>
          <table:table-cell office:value-type="currency" office:value="165821.57" table:content-validation-name="val4" table:style-name="ce12">
            <text:p>£165,821.57</text:p>
          </table:table-cell>
          <table:table-cell office:value-type="currency" office:value="4140.83" table:content-validation-name="val4" table:style-name="ce12">
            <text:p>£4,140.83</text:p>
          </table:table-cell>
          <table:table-cell office:value-type="currency" office:value="956" table:content-validation-name="val3" table:style-name="ce12">
            <text:p>£956.00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44174.32" table:content-validation-name="val4" table:style-name="ce12">
            <text:p>£44,174.32</text:p>
          </table:table-cell>
          <table:table-cell office:value-type="currency" office:value="19037.84" table:content-validation-name="val4" table:style-name="ce12">
            <text:p>£19,037.84</text:p>
          </table:table-cell>
          <table:table-cell office:value-type="currency" office:value="234130.56" table:formula="of:=[.AD4]+[.AE4]+[.AF4]+[.AG4]+[.AH4]+[.AI4]" table:style-name="ce13">
            <text:p>£234,130.56</text:p>
          </table:table-cell>
          <table:table-cell office:value-type="currency" office:value="3648.3500000000004" table:content-validation-name="val4" table:style-name="ce14">
            <text:p>£3,648.35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3648.3500000000004" table:formula="of:=[.AK4]+[.AL4]" table:style-name="ce13">
            <text:p>£3,648.35</text:p>
          </table:table-cell>
          <table:table-cell office:value-type="currency" office:value="237778.91" table:formula="of:=[.AJ4]+[.AM4]" table:style-name="ce13">
            <text:p>£237,778.9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1" table:style-name="ce23">
            <text:p>1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3" table:content-validation-name="val1" table:style-name="ce25">
            <text:p>3</text:p>
          </table:table-cell>
          <table:table-cell office:value-type="float" office:value="2.4300000000000002" table:content-validation-name="val2" table:style-name="ce24">
            <text:p>2.43</text:p>
          </table:table-cell>
          <table:table-cell office:value-type="float" office:value="1" table:content-validation-name="val1" table:style-name="ce27">
            <text:p>1</text:p>
          </table:table-cell>
          <table:table-cell office:value-type="float" office:value="1" table:content-validation-name="val2" table:style-name="ce26">
            <text:p>1.00</text:p>
          </table:table-cell>
          <table:table-cell office:value-type="float" office:value="16" table:content-validation-name="val1" table:style-name="ce29">
            <text:p>16</text:p>
          </table:table-cell>
          <table:table-cell office:value-type="float" office:value="15.89" table:content-validation-name="val2" table:style-name="ce28">
            <text:p>15.89</text:p>
          </table:table-cell>
          <table:table-cell table:content-validation-name="val1" table:style-name="ce31"/>
          <table:table-cell table:content-validation-name="val2" table:style-name="ce30"/>
          <table:table-cell table:number-columns-repeated="2" table:style-name="ce7"/>
          <table:table-cell office:value-type="float" office:value="21" table:formula="of:=[.D5]+[.F5]+[.H5]+[.J5]+[.L5]" table:style-name="ce10">
            <text:p>21</text:p>
          </table:table-cell>
          <table:table-cell office:value-type="float" office:value="20.32" table:formula="of:=[.E5]+[.G5]+[.I5]+[.K5]+[.M5]" table:style-name="ce11">
            <text:p>20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1" table:formula="of:=[.P5]+[.Z5]" table:style-name="ce10">
            <text:p>21</text:p>
          </table:table-cell>
          <table:table-cell office:value-type="float" office:value="20.32" table:formula="of:=[.Q5]+[.AA5]" table:style-name="ce11">
            <text:p>20</text:p>
          </table:table-cell>
          <table:table-cell office:value-type="currency" office:value="102934.49" table:content-validation-name="val4" table:style-name="ce12">
            <text:p>£102,934.49</text:p>
          </table:table-cell>
          <table:table-cell office:value-type="currency" office:value="3511.12" table:content-validation-name="val4" table:style-name="ce12">
            <text:p>£3,511.12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0" table:content-validation-name="val4" table:style-name="ce12">
            <text:p>£0.00</text:p>
          </table:table-cell>
          <table:table-cell office:value-type="currency" office:value="29650.41" table:content-validation-name="val4" table:style-name="ce12">
            <text:p>£29,650.41</text:p>
          </table:table-cell>
          <table:table-cell office:value-type="currency" office:value="12455.89" table:content-validation-name="val4" table:style-name="ce12">
            <text:p>£12,455.89</text:p>
          </table:table-cell>
          <table:table-cell office:value-type="currency" office:value="148551.90999999997" table:formula="of:=[.AD5]+[.AE5]+[.AF5]+[.AG5]+[.AH5]+[.AI5]" table:style-name="ce13">
            <text:p>£148,551.91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8551.90999999997" table:formula="of:=[.AJ5]+[.AM5]" table:style-name="ce13">
            <text:p>£148,551.9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5" table:content-validation-name="val1" table:style-name="ce23">
            <text:p>85</text:p>
          </table:table-cell>
          <table:table-cell office:value-type="float" office:value="81.11" table:content-validation-name="val2" table:style-name="ce22">
            <text:p>81.11</text:p>
          </table:table-cell>
          <table:table-cell office:value-type="float" office:value="279" table:content-validation-name="val1" table:style-name="ce25">
            <text:p>279</text:p>
          </table:table-cell>
          <table:table-cell office:value-type="float" office:value="267.62999999999988" table:content-validation-name="val2" table:style-name="ce24">
            <text:p>267.63</text:p>
          </table:table-cell>
          <table:table-cell office:value-type="float" office:value="211" table:content-validation-name="val1" table:style-name="ce27">
            <text:p>211</text:p>
          </table:table-cell>
          <table:table-cell office:value-type="float" office:value="205.88" table:content-validation-name="val2" table:style-name="ce26">
            <text:p>205.88</text:p>
          </table:table-cell>
          <table:table-cell office:value-type="float" office:value="1507" table:content-validation-name="val1" table:style-name="ce29">
            <text:p>1507</text:p>
          </table:table-cell>
          <table:table-cell office:value-type="float" office:value="1368.4399999999973" table:content-validation-name="val2" table:style-name="ce28">
            <text:p>1368.44</text:p>
          </table:table-cell>
          <table:table-cell office:value-type="float" office:value="188" table:content-validation-name="val1" table:style-name="ce31">
            <text:p>188</text:p>
          </table:table-cell>
          <table:table-cell office:value-type="float" office:value="177.72" table:content-validation-name="val2" table:style-name="ce30">
            <text:p>177.72</text:p>
          </table:table-cell>
          <table:table-cell table:number-columns-repeated="2" table:style-name="ce7"/>
          <table:table-cell office:value-type="float" office:value="2270" table:formula="of:=[.D6]+[.F6]+[.H6]+[.J6]+[.L6]" table:style-name="ce10">
            <text:p>2270</text:p>
          </table:table-cell>
          <table:table-cell office:value-type="float" office:value="2100.779999999997" table:formula="of:=[.E6]+[.G6]+[.I6]+[.K6]+[.M6]" table:style-name="ce11">
            <text:p>2101</text:p>
          </table:table-cell>
          <table:table-cell office:value-type="float" office:value="147" table:style-name="ce7">
            <text:p>147</text:p>
          </table:table-cell>
          <table:table-cell office:value-type="float" office:value="145.41" table:style-name="ce15">
            <text:p>145.41</text:p>
          </table:table-cell>
          <table:table-cell office:value-type="float" office:value="161" table:style-name="ce7">
            <text:p>161</text:p>
          </table:table-cell>
          <table:table-cell office:value-type="float" office:value="159.13" table:style-name="ce15">
            <text:p>159.13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style-name="ce7"/>
          <table:table-cell table:style-name="ce15"/>
          <table:table-cell office:value-type="float" office:value="350" table:formula="of:=[.R6]+[.T6]+[.V6]+[.X6]" table:style-name="ce10">
            <text:p>350</text:p>
          </table:table-cell>
          <table:table-cell office:value-type="float" office:value="346.53999999999996" table:formula="of:=[.S6]+[.U6]+[.W6]+[.Y6]" table:style-name="ce11">
            <text:p>347</text:p>
          </table:table-cell>
          <table:table-cell office:value-type="float" office:value="2620" table:formula="of:=[.P6]+[.Z6]" table:style-name="ce10">
            <text:p>2620</text:p>
          </table:table-cell>
          <table:table-cell office:value-type="float" office:value="2447.319999999997" table:formula="of:=[.Q6]+[.AA6]" table:style-name="ce11">
            <text:p>2447</text:p>
          </table:table-cell>
          <table:table-cell office:value-type="currency" office:value="9132334.9199999999" table:content-validation-name="val4" table:style-name="ce12">
            <text:p>£9,132,334.92</text:p>
          </table:table-cell>
          <table:table-cell office:value-type="currency" office:value="36622.47" table:content-validation-name="val4" table:style-name="ce12">
            <text:p>£36,622.47</text:p>
          </table:table-cell>
          <table:table-cell office:value-type="currency" office:value="82950" table:content-validation-name="val4" table:style-name="ce12">
            <text:p>£82,950.00</text:p>
          </table:table-cell>
          <table:table-cell office:value-type="currency" office:value="108828.56" table:content-validation-name="val4" table:style-name="ce12">
            <text:p>£108,828.56</text:p>
          </table:table-cell>
          <table:table-cell office:value-type="currency" office:value="2494758.92" table:content-validation-name="val4" table:style-name="ce12">
            <text:p>£2,494,758.92</text:p>
          </table:table-cell>
          <table:table-cell office:value-type="currency" office:value="1059685.3999999999" table:content-validation-name="val4" table:style-name="ce12">
            <text:p>£1,059,685.40</text:p>
          </table:table-cell>
          <table:table-cell office:value-type="currency" office:value="12915180.270000001" table:formula="of:=[.AD6]+[.AE6]+[.AF6]+[.AG6]+[.AH6]+[.AI6]" table:style-name="ce13">
            <text:p>£12,915,180.27</text:p>
          </table:table-cell>
          <table:table-cell office:value-type="currency" office:value="1746496.9199999985" table:content-validation-name="val4" table:style-name="ce14">
            <text:p>£1,746,496.92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1746496.9199999985" table:formula="of:=[.AK6]+[.AL6]" table:style-name="ce13">
            <text:p>£1,746,496.92</text:p>
          </table:table-cell>
          <table:table-cell office:value-type="currency" office:value="14661677.189999999" table:formula="of:=[.AJ6]+[.AM6]" table:style-name="ce13">
            <text:p>£14,661,677.19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May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8" table:style-name="ce33">
            <text:p>4</text:p>
          </table:table-cell>
          <table:table-cell office:value-type="float" office:value="4" table:content-validation-name="val7" table:style-name="ce32">
            <text:p>4.00</text:p>
          </table:table-cell>
          <table:table-cell office:value-type="float" office:value="6" table:content-validation-name="val8" table:style-name="ce35">
            <text:p>6</text:p>
          </table:table-cell>
          <table:table-cell office:value-type="float" office:value="6" table:content-validation-name="val7" table:style-name="ce34">
            <text:p>6.00</text:p>
          </table:table-cell>
          <table:table-cell office:value-type="float" office:value="10" table:content-validation-name="val8" table:style-name="ce37">
            <text:p>10</text:p>
          </table:table-cell>
          <table:table-cell office:value-type="float" office:value="9.7222222222222214" table:content-validation-name="val7" table:style-name="ce36">
            <text:p>9.72</text:p>
          </table:table-cell>
          <table:table-cell office:value-type="float" office:value="19" table:content-validation-name="val8" table:style-name="ce39">
            <text:p>19</text:p>
          </table:table-cell>
          <table:table-cell office:value-type="float" office:value="18.399999999999999" table:content-validation-name="val7" table:style-name="ce38">
            <text:p>18.40</text:p>
          </table:table-cell>
          <table:table-cell office:value-type="float" office:value="5" table:content-validation-name="val8" table:style-name="ce41">
            <text:p>5</text:p>
          </table:table-cell>
          <table:table-cell office:value-type="float" office:value="4.8888888888888893" table:content-validation-name="val7" table:style-name="ce40">
            <text:p>4.89</text:p>
          </table:table-cell>
          <table:table-cell table:number-columns-repeated="2" table:style-name="ce7"/>
          <table:table-cell office:value-type="float" office:value="44" table:formula="of:=[.D4]+[.F4]+[.H4]+[.J4]+[.L4]" table:style-name="ce10">
            <text:p>44</text:p>
          </table:table-cell>
          <table:table-cell office:value-type="float" office:value="43.011111111111106" table:formula="of:=[.E4]+[.G4]+[.I4]+[.K4]+[.M4]" table:style-name="ce11">
            <text:p>43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4" table:formula="of:=[.P4]+[.Z4]" table:style-name="ce10">
            <text:p>44</text:p>
          </table:table-cell>
          <table:table-cell office:value-type="float" office:value="43.011111111111106" table:formula="of:=[.Q4]+[.AA4]" table:style-name="ce11">
            <text:p>43</text:p>
          </table:table-cell>
          <table:table-cell office:value-type="currency" office:value="167352.98000000001" table:content-validation-name="val5" table:style-name="ce12">
            <text:p>£167,352.98</text:p>
          </table:table-cell>
          <table:table-cell office:value-type="currency" office:value="6566.91" table:content-validation-name="val5" table:style-name="ce12">
            <text:p>£6,566.91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44560.61" table:content-validation-name="val5" table:style-name="ce12">
            <text:p>£44,560.61</text:p>
          </table:table-cell>
          <table:table-cell office:value-type="currency" office:value="19490.62" table:content-validation-name="val5" table:style-name="ce12">
            <text:p>£19,490.62</text:p>
          </table:table-cell>
          <table:table-cell office:value-type="currency" office:value="237971.12" table:formula="of:=[.AD4]+[.AE4]+[.AF4]+[.AG4]+[.AH4]+[.AI4]" table:style-name="ce13">
            <text:p>£237,971.12</text:p>
          </table:table-cell>
          <table:table-cell office:value-type="currency" office:value="8290.7699999999986" table:content-validation-name="val5" table:style-name="ce14">
            <text:p>£8,290.77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8290.7699999999986" table:formula="of:=[.AK4]+[.AL4]" table:style-name="ce13">
            <text:p>£8,290.77</text:p>
          </table:table-cell>
          <table:table-cell office:value-type="currency" office:value="246261.88999999998" table:formula="of:=[.AJ4]+[.AM4]" table:style-name="ce13">
            <text:p>£246,261.89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8" table:style-name="ce33">
            <text:p>1</text:p>
          </table:table-cell>
          <table:table-cell office:value-type="float" office:value="1" table:content-validation-name="val7" table:style-name="ce32">
            <text:p>1.00</text:p>
          </table:table-cell>
          <table:table-cell office:value-type="float" office:value="4" table:content-validation-name="val8" table:style-name="ce35">
            <text:p>4</text:p>
          </table:table-cell>
          <table:table-cell office:value-type="float" office:value="3.4264264264264273" table:content-validation-name="val7" table:style-name="ce34">
            <text:p>3.43</text:p>
          </table:table-cell>
          <table:table-cell office:value-type="float" office:value="1" table:content-validation-name="val8" table:style-name="ce37">
            <text:p>1</text:p>
          </table:table-cell>
          <table:table-cell office:value-type="float" office:value="1" table:content-validation-name="val7" table:style-name="ce36">
            <text:p>1.00</text:p>
          </table:table-cell>
          <table:table-cell office:value-type="float" office:value="16" table:content-validation-name="val8" table:style-name="ce39">
            <text:p>16</text:p>
          </table:table-cell>
          <table:table-cell office:value-type="float" office:value="15.888888888888889" table:content-validation-name="val7" table:style-name="ce38">
            <text:p>15.89</text:p>
          </table:table-cell>
          <table:table-cell table:content-validation-name="val8" table:style-name="ce41"/>
          <table:table-cell table:content-validation-name="val7" table:style-name="ce40"/>
          <table:table-cell table:number-columns-repeated="2" table:style-name="ce7"/>
          <table:table-cell office:value-type="float" office:value="22" table:formula="of:=[.D5]+[.F5]+[.H5]+[.J5]+[.L5]" table:style-name="ce10">
            <text:p>22</text:p>
          </table:table-cell>
          <table:table-cell office:value-type="float" office:value="21.315315315315317" table:formula="of:=[.E5]+[.G5]+[.I5]+[.K5]+[.M5]" table:style-name="ce11">
            <text:p>21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2" table:formula="of:=[.P5]+[.Z5]" table:style-name="ce10">
            <text:p>22</text:p>
          </table:table-cell>
          <table:table-cell office:value-type="float" office:value="21.315315315315317" table:formula="of:=[.Q5]+[.AA5]" table:style-name="ce11">
            <text:p>21</text:p>
          </table:table-cell>
          <table:table-cell office:value-type="currency" office:value="104127.82" table:content-validation-name="val5" table:style-name="ce12">
            <text:p>£104,127.82</text:p>
          </table:table-cell>
          <table:table-cell office:value-type="currency" office:value="3187.04" table:content-validation-name="val5" table:style-name="ce12">
            <text:p>£3,187.0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30033.71" table:content-validation-name="val5" table:style-name="ce12">
            <text:p>£30,033.71</text:p>
          </table:table-cell>
          <table:table-cell office:value-type="currency" office:value="12476.61" table:content-validation-name="val5" table:style-name="ce12">
            <text:p>£12,476.61</text:p>
          </table:table-cell>
          <table:table-cell office:value-type="currency" office:value="149825.18" table:formula="of:=[.AD5]+[.AE5]+[.AF5]+[.AG5]+[.AH5]+[.AI5]" table:style-name="ce13">
            <text:p>£149,825.18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9825.18" table:formula="of:=[.AJ5]+[.AM5]" table:style-name="ce13">
            <text:p>£149,825.18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3" table:content-validation-name="val8" table:style-name="ce33">
            <text:p>83</text:p>
          </table:table-cell>
          <table:table-cell office:value-type="float" office:value="79.91051051051052" table:content-validation-name="val7" table:style-name="ce32">
            <text:p>79.91</text:p>
          </table:table-cell>
          <table:table-cell office:value-type="float" office:value="286" table:content-validation-name="val8" table:style-name="ce35">
            <text:p>286</text:p>
          </table:table-cell>
          <table:table-cell office:value-type="float" office:value="274.63843843843847" table:content-validation-name="val7" table:style-name="ce34">
            <text:p>274.64</text:p>
          </table:table-cell>
          <table:table-cell office:value-type="float" office:value="217" table:content-validation-name="val8" table:style-name="ce37">
            <text:p>217</text:p>
          </table:table-cell>
          <table:table-cell office:value-type="float" office:value="211.81546546546551" table:content-validation-name="val7" table:style-name="ce36">
            <text:p>211.82</text:p>
          </table:table-cell>
          <table:table-cell office:value-type="float" office:value="1514.9999999999998" table:content-validation-name="val8" table:style-name="ce39">
            <text:p>1515</text:p>
          </table:table-cell>
          <table:table-cell office:value-type="float" office:value="1377.0135424710402" table:content-validation-name="val7" table:style-name="ce38">
            <text:p>1377.01</text:p>
          </table:table-cell>
          <table:table-cell office:value-type="float" office:value="191" table:content-validation-name="val8" table:style-name="ce41">
            <text:p>191</text:p>
          </table:table-cell>
          <table:table-cell office:value-type="float" office:value="180.55078828828829" table:content-validation-name="val7" table:style-name="ce40">
            <text:p>180.55</text:p>
          </table:table-cell>
          <table:table-cell table:number-columns-repeated="2" table:style-name="ce7"/>
          <table:table-cell office:value-type="float" office:value="2292" table:formula="of:=[.D6]+[.F6]+[.H6]+[.J6]+[.L6]" table:style-name="ce10">
            <text:p>2292</text:p>
          </table:table-cell>
          <table:table-cell office:value-type="float" office:value="2123.9287451737432" table:formula="of:=[.E6]+[.G6]+[.I6]+[.K6]+[.M6]" table:style-name="ce11">
            <text:p>2124</text:p>
          </table:table-cell>
          <table:table-cell office:value-type="float" office:value="148" table:style-name="ce7">
            <text:p>148</text:p>
          </table:table-cell>
          <table:table-cell office:value-type="float" office:value="146.52000000000001" table:style-name="ce15">
            <text:p>146.52</text:p>
          </table:table-cell>
          <table:table-cell office:value-type="float" office:value="155" table:style-name="ce7">
            <text:p>155</text:p>
          </table:table-cell>
          <table:table-cell office:value-type="float" office:value="154" table:style-name="ce15">
            <text:p>154.00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2" table:style-name="ce7"/>
          <table:table-cell office:value-type="float" office:value="344" table:formula="of:=[.R6]+[.T6]+[.V6]+[.X6]" table:style-name="ce10">
            <text:p>344</text:p>
          </table:table-cell>
          <table:table-cell office:value-type="float" office:value="341.52" table:formula="of:=[.S6]+[.U6]+[.W6]+[.Y6]" table:style-name="ce11">
            <text:p>342</text:p>
          </table:table-cell>
          <table:table-cell office:value-type="float" office:value="2636" table:formula="of:=[.P6]+[.Z6]" table:style-name="ce10">
            <text:p>2636</text:p>
          </table:table-cell>
          <table:table-cell office:value-type="float" office:value="2465.4487451737432" table:formula="of:=[.Q6]+[.AA6]" table:style-name="ce11">
            <text:p>2465</text:p>
          </table:table-cell>
          <table:table-cell office:value-type="currency" office:value="9207117.3399999999" table:content-validation-name="val5" table:style-name="ce12">
            <text:p>£9,207,117.34</text:p>
          </table:table-cell>
          <table:table-cell office:value-type="currency" office:value="42591.38" table:content-validation-name="val5" table:style-name="ce12">
            <text:p>£42,591.38</text:p>
          </table:table-cell>
          <table:table-cell office:value-type="currency" office:value="4690" table:content-validation-name="val5" table:style-name="ce12">
            <text:p>£4,690.00</text:p>
          </table:table-cell>
          <table:table-cell office:value-type="currency" office:value="22354.67" table:content-validation-name="val5" table:style-name="ce12">
            <text:p>£22,354.67</text:p>
          </table:table-cell>
          <table:table-cell office:value-type="currency" office:value="2518496.85" table:content-validation-name="val5" table:style-name="ce12">
            <text:p>£2,518,496.85</text:p>
          </table:table-cell>
          <table:table-cell office:value-type="currency" office:value="1044870.9" table:content-validation-name="val5" table:style-name="ce12">
            <text:p>£1,044,870.90</text:p>
          </table:table-cell>
          <table:table-cell office:value-type="currency" office:value="12840121.140000001" table:formula="of:=[.AD6]+[.AE6]+[.AF6]+[.AG6]+[.AH6]+[.AI6]" table:style-name="ce13">
            <text:p>£12,840,121.14</text:p>
          </table:table-cell>
          <table:table-cell office:value-type="currency" office:value="1556051.3099999975" table:content-validation-name="val5" table:style-name="ce14">
            <text:p>£1,556,051.31</text:p>
          </table:table-cell>
          <table:table-cell office:value-type="currency" office:value="0" table:content-validation-name="val5" table:style-name="ce14">
            <text:p>£0.00</text:p>
          </table:table-cell>
          <table:table-cell office:value-type="currency" office:value="1556051.3099999975" table:formula="of:=[.AK6]+[.AL6]" table:style-name="ce13">
            <text:p>£1,556,051.31</text:p>
          </table:table-cell>
          <table:table-cell office:value-type="currency" office:value="14396172.449999997" table:formula="of:=[.AJ6]+[.AM6]" table:style-name="ce13">
            <text:p>£14,396,172.45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une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2" table:style-name="ce43">
            <text:p>4</text:p>
          </table:table-cell>
          <table:table-cell office:value-type="float" office:value="4" table:content-validation-name="val9" table:style-name="ce42">
            <text:p>4.00</text:p>
          </table:table-cell>
          <table:table-cell office:value-type="float" office:value="6" table:content-validation-name="val12" table:style-name="ce45">
            <text:p>6</text:p>
          </table:table-cell>
          <table:table-cell office:value-type="float" office:value="6" table:content-validation-name="val9" table:style-name="ce44">
            <text:p>6.00</text:p>
          </table:table-cell>
          <table:table-cell office:value-type="float" office:value="10" table:content-validation-name="val12" table:style-name="ce47">
            <text:p>10</text:p>
          </table:table-cell>
          <table:table-cell office:value-type="float" office:value="9.7222222222222214" table:content-validation-name="val9" table:style-name="ce46">
            <text:p>9.72</text:p>
          </table:table-cell>
          <table:table-cell office:value-type="float" office:value="18" table:content-validation-name="val12" table:style-name="ce49">
            <text:p>18</text:p>
          </table:table-cell>
          <table:table-cell office:value-type="float" office:value="17.399999999999999" table:content-validation-name="val9" table:style-name="ce48">
            <text:p>17.40</text:p>
          </table:table-cell>
          <table:table-cell office:value-type="float" office:value="5" table:content-validation-name="val12" table:style-name="ce51">
            <text:p>5</text:p>
          </table:table-cell>
          <table:table-cell office:value-type="float" office:value="4.8888888888888893" table:content-validation-name="val9" table:style-name="ce50">
            <text:p>4.89</text:p>
          </table:table-cell>
          <table:table-cell table:number-columns-repeated="2" table:style-name="ce7"/>
          <table:table-cell office:value-type="float" office:value="43" table:formula="of:=[.D4]+[.F4]+[.H4]+[.J4]+[.L4]" table:style-name="ce10">
            <text:p>43</text:p>
          </table:table-cell>
          <table:table-cell office:value-type="float" office:value="42.011111111111106" table:formula="of:=[.E4]+[.G4]+[.I4]+[.K4]+[.M4]" table:style-name="ce11">
            <text:p>42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3" table:formula="of:=[.P4]+[.Z4]" table:style-name="ce10">
            <text:p>43</text:p>
          </table:table-cell>
          <table:table-cell office:value-type="float" office:value="42.011111111111106" table:formula="of:=[.Q4]+[.AA4]" table:style-name="ce11">
            <text:p>42</text:p>
          </table:table-cell>
          <table:table-cell office:value-type="currency" office:value="161949.26" table:content-validation-name="val11" table:style-name="ce12">
            <text:p>£161,949.26</text:p>
          </table:table-cell>
          <table:table-cell office:value-type="currency" office:value="4922.49" table:content-validation-name="val11" table:style-name="ce12">
            <text:p>£4,922.49</text:p>
          </table:table-cell>
          <table:table-cell office:value-type="currency" office:value="770" table:content-validation-name="val10" table:style-name="ce12">
            <text:p>£770.00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43151.93" table:content-validation-name="val11" table:style-name="ce12">
            <text:p>£43,151.93</text:p>
          </table:table-cell>
          <table:table-cell office:value-type="currency" office:value="18617.22" table:content-validation-name="val11" table:style-name="ce12">
            <text:p>£18,617.22</text:p>
          </table:table-cell>
          <table:table-cell office:value-type="currency" office:value="229410.9" table:formula="of:=[.AD4]+[.AE4]+[.AF4]+[.AG4]+[.AH4]+[.AI4]" table:style-name="ce13">
            <text:p>£229,410.90</text:p>
          </table:table-cell>
          <table:table-cell office:value-type="currency" office:value="7710.2800000000007" table:content-validation-name="val11" table:style-name="ce14">
            <text:p>£7,710.28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7710.2800000000007" table:formula="of:=[.AK4]+[.AL4]" table:style-name="ce13">
            <text:p>£7,710.28</text:p>
          </table:table-cell>
          <table:table-cell office:value-type="currency" office:value="237121.18" table:formula="of:=[.AJ4]+[.AM4]" table:style-name="ce13">
            <text:p>£237,121.18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12" table:style-name="ce43">
            <text:p>1</text:p>
          </table:table-cell>
          <table:table-cell office:value-type="float" office:value="1" table:content-validation-name="val9" table:style-name="ce42">
            <text:p>1.00</text:p>
          </table:table-cell>
          <table:table-cell office:value-type="float" office:value="4" table:content-validation-name="val12" table:style-name="ce45">
            <text:p>4</text:p>
          </table:table-cell>
          <table:table-cell office:value-type="float" office:value="3.4264264264264273" table:content-validation-name="val9" table:style-name="ce44">
            <text:p>3.43</text:p>
          </table:table-cell>
          <table:table-cell office:value-type="float" office:value="1" table:content-validation-name="val12" table:style-name="ce47">
            <text:p>1</text:p>
          </table:table-cell>
          <table:table-cell office:value-type="float" office:value="1" table:content-validation-name="val9" table:style-name="ce46">
            <text:p>1.00</text:p>
          </table:table-cell>
          <table:table-cell office:value-type="float" office:value="16" table:content-validation-name="val12" table:style-name="ce49">
            <text:p>16</text:p>
          </table:table-cell>
          <table:table-cell office:value-type="float" office:value="15.888888888888889" table:content-validation-name="val9" table:style-name="ce48">
            <text:p>15.89</text:p>
          </table:table-cell>
          <table:table-cell table:content-validation-name="val12" table:style-name="ce51"/>
          <table:table-cell table:content-validation-name="val9" table:style-name="ce50"/>
          <table:table-cell table:number-columns-repeated="2" table:style-name="ce7"/>
          <table:table-cell office:value-type="float" office:value="22" table:formula="of:=[.D5]+[.F5]+[.H5]+[.J5]+[.L5]" table:style-name="ce10">
            <text:p>22</text:p>
          </table:table-cell>
          <table:table-cell office:value-type="float" office:value="21.315315315315317" table:formula="of:=[.E5]+[.G5]+[.I5]+[.K5]+[.M5]" table:style-name="ce11">
            <text:p>21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2" table:formula="of:=[.P5]+[.Z5]" table:style-name="ce10">
            <text:p>22</text:p>
          </table:table-cell>
          <table:table-cell office:value-type="float" office:value="21.315315315315317" table:formula="of:=[.Q5]+[.AA5]" table:style-name="ce11">
            <text:p>21</text:p>
          </table:table-cell>
          <table:table-cell office:value-type="currency" office:value="108543.65" table:content-validation-name="val11" table:style-name="ce12">
            <text:p>£108,543.65</text:p>
          </table:table-cell>
          <table:table-cell office:value-type="currency" office:value="2924.54" table:content-validation-name="val11" table:style-name="ce12">
            <text:p>£2,924.54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0" table:content-validation-name="val11" table:style-name="ce12">
            <text:p>£0.00</text:p>
          </table:table-cell>
          <table:table-cell office:value-type="currency" office:value="31192.49" table:content-validation-name="val11" table:style-name="ce12">
            <text:p>£31,192.49</text:p>
          </table:table-cell>
          <table:table-cell office:value-type="currency" office:value="12950.54" table:content-validation-name="val11" table:style-name="ce12">
            <text:p>£12,950.54</text:p>
          </table:table-cell>
          <table:table-cell office:value-type="currency" office:value="155611.22" table:formula="of:=[.AD5]+[.AE5]+[.AF5]+[.AG5]+[.AH5]+[.AI5]" table:style-name="ce13">
            <text:p>£155,611.22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0" table:content-validation-name="val11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55611.22" table:formula="of:=[.AJ5]+[.AM5]" table:style-name="ce13">
            <text:p>£155,611.2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2" table:content-validation-name="val12" table:style-name="ce43">
            <text:p>82</text:p>
          </table:table-cell>
          <table:table-cell office:value-type="float" office:value="78.577177177177163" table:content-validation-name="val9" table:style-name="ce42">
            <text:p>78.58</text:p>
          </table:table-cell>
          <table:table-cell office:value-type="float" office:value="289" table:content-validation-name="val12" table:style-name="ce45">
            <text:p>289</text:p>
          </table:table-cell>
          <table:table-cell office:value-type="float" office:value="280.12762762762765" table:content-validation-name="val9" table:style-name="ce44">
            <text:p>280.13</text:p>
          </table:table-cell>
          <table:table-cell office:value-type="float" office:value="211" table:content-validation-name="val12" table:style-name="ce47">
            <text:p>211</text:p>
          </table:table-cell>
          <table:table-cell office:value-type="float" office:value="206.31546546546551" table:content-validation-name="val9" table:style-name="ce46">
            <text:p>206.32</text:p>
          </table:table-cell>
          <table:table-cell office:value-type="float" office:value="1518" table:content-validation-name="val12" table:style-name="ce49">
            <text:p>1518</text:p>
          </table:table-cell>
          <table:table-cell office:value-type="float" office:value="1381.0087805662761" table:content-validation-name="val9" table:style-name="ce48">
            <text:p>1381.01</text:p>
          </table:table-cell>
          <table:table-cell office:value-type="float" office:value="194" table:content-validation-name="val12" table:style-name="ce51">
            <text:p>194</text:p>
          </table:table-cell>
          <table:table-cell office:value-type="float" office:value="183.11295045045054" table:content-validation-name="val9" table:style-name="ce50">
            <text:p>183.11</text:p>
          </table:table-cell>
          <table:table-cell table:number-columns-repeated="2" table:style-name="ce7"/>
          <table:table-cell office:value-type="float" office:value="2294" table:formula="of:=[.D6]+[.F6]+[.H6]+[.J6]+[.L6]" table:style-name="ce10">
            <text:p>2294</text:p>
          </table:table-cell>
          <table:table-cell office:value-type="float" office:value="2129.1420012869971" table:formula="of:=[.E6]+[.G6]+[.I6]+[.K6]+[.M6]" table:style-name="ce11">
            <text:p>2129</text:p>
          </table:table-cell>
          <table:table-cell office:value-type="float" office:value="149" table:style-name="ce7">
            <text:p>149</text:p>
          </table:table-cell>
          <table:table-cell office:value-type="float" office:value="147.52000000000001" table:style-name="ce15">
            <text:p>147.52</text:p>
          </table:table-cell>
          <table:table-cell office:value-type="float" office:value="156" table:style-name="ce7">
            <text:p>156</text:p>
          </table:table-cell>
          <table:table-cell office:value-type="float" office:value="155" table:style-name="ce15">
            <text:p>155.0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office:value-type="float" office:value="5" table:style-name="ce7">
            <text:p>5</text:p>
          </table:table-cell>
          <table:table-cell office:value-type="float" office:value="2.7" table:style-name="ce7">
            <text:p>2.7</text:p>
          </table:table-cell>
          <table:table-cell office:value-type="float" office:value="353" table:formula="of:=[.R6]+[.T6]+[.V6]+[.X6]" table:style-name="ce10">
            <text:p>353</text:p>
          </table:table-cell>
          <table:table-cell office:value-type="float" office:value="348.21999999999997" table:formula="of:=[.S6]+[.U6]+[.W6]+[.Y6]" table:style-name="ce11">
            <text:p>348</text:p>
          </table:table-cell>
          <table:table-cell office:value-type="float" office:value="2647" table:formula="of:=[.P6]+[.Z6]" table:style-name="ce10">
            <text:p>2647</text:p>
          </table:table-cell>
          <table:table-cell office:value-type="float" office:value="2477.3620012869969" table:formula="of:=[.Q6]+[.AA6]" table:style-name="ce11">
            <text:p>2477</text:p>
          </table:table-cell>
          <table:table-cell office:value-type="currency" office:value="9239909.7899999991" table:content-validation-name="val11" table:style-name="ce12">
            <text:p>£9,239,909.79</text:p>
          </table:table-cell>
          <table:table-cell office:value-type="currency" office:value="35627.599999999999" table:content-validation-name="val11" table:style-name="ce12">
            <text:p>£35,627.60</text:p>
          </table:table-cell>
          <table:table-cell office:value-type="currency" office:value="1950" table:content-validation-name="val11" table:style-name="ce12">
            <text:p>£1,950.00</text:p>
          </table:table-cell>
          <table:table-cell office:value-type="currency" office:value="43584" table:content-validation-name="val11" table:style-name="ce12">
            <text:p>£43,584.00</text:p>
          </table:table-cell>
          <table:table-cell office:value-type="currency" office:value="2516455.87" table:content-validation-name="val11" table:style-name="ce12">
            <text:p>£2,516,455.87</text:p>
          </table:table-cell>
          <table:table-cell office:value-type="currency" office:value="1050436.75" table:content-validation-name="val11" table:style-name="ce12">
            <text:p>£1,050,436.75</text:p>
          </table:table-cell>
          <table:table-cell office:value-type="currency" office:value="12887964.009999998" table:formula="of:=[.AD6]+[.AE6]+[.AF6]+[.AG6]+[.AH6]+[.AI6]" table:style-name="ce13">
            <text:p>£12,887,964.01</text:p>
          </table:table-cell>
          <table:table-cell office:value-type="currency" office:value="1509692.3199999987" table:content-validation-name="val11" table:style-name="ce14">
            <text:p>£1,509,692.32</text:p>
          </table:table-cell>
          <table:table-cell office:value-type="currency" office:value="9118.75" table:content-validation-name="val11" table:style-name="ce14">
            <text:p>£9,118.75</text:p>
          </table:table-cell>
          <table:table-cell office:value-type="currency" office:value="1518811.0699999987" table:formula="of:=[.AK6]+[.AL6]" table:style-name="ce13">
            <text:p>£1,518,811.07</text:p>
          </table:table-cell>
          <table:table-cell office:value-type="currency" office:value="14406775.079999996" table:formula="of:=[.AJ6]+[.AM6]" table:style-name="ce13">
            <text:p>£14,406,775.08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uly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16" table:style-name="ce53">
            <text:p>4</text:p>
          </table:table-cell>
          <table:table-cell office:value-type="float" office:value="4" table:content-validation-name="val15" table:style-name="ce52">
            <text:p>4.00</text:p>
          </table:table-cell>
          <table:table-cell office:value-type="float" office:value="7" table:content-validation-name="val16" table:style-name="ce55">
            <text:p>7</text:p>
          </table:table-cell>
          <table:table-cell office:value-type="float" office:value="7" table:content-validation-name="val15" table:style-name="ce54">
            <text:p>7.00</text:p>
          </table:table-cell>
          <table:table-cell office:value-type="float" office:value="10" table:content-validation-name="val16" table:style-name="ce57">
            <text:p>10</text:p>
          </table:table-cell>
          <table:table-cell office:value-type="float" office:value="9.7222222222222214" table:content-validation-name="val15" table:style-name="ce56">
            <text:p>9.72</text:p>
          </table:table-cell>
          <table:table-cell office:value-type="float" office:value="20" table:content-validation-name="val16" table:style-name="ce59">
            <text:p>20</text:p>
          </table:table-cell>
          <table:table-cell office:value-type="float" office:value="19.399999999999999" table:content-validation-name="val15" table:style-name="ce58">
            <text:p>19.40</text:p>
          </table:table-cell>
          <table:table-cell office:value-type="float" office:value="5" table:content-validation-name="val16" table:style-name="ce61">
            <text:p>5</text:p>
          </table:table-cell>
          <table:table-cell office:value-type="float" office:value="4.8888888888888893" table:content-validation-name="val15" table:style-name="ce60">
            <text:p>4.89</text:p>
          </table:table-cell>
          <table:table-cell table:number-columns-repeated="2" table:style-name="ce7"/>
          <table:table-cell office:value-type="float" office:value="46" table:formula="of:=[.D4]+[.F4]+[.H4]+[.J4]+[.L4]" table:style-name="ce10">
            <text:p>46</text:p>
          </table:table-cell>
          <table:table-cell office:value-type="float" office:value="45.011111111111106" table:formula="of:=[.E4]+[.G4]+[.I4]+[.K4]+[.M4]" table:style-name="ce11">
            <text:p>45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6" table:formula="of:=[.P4]+[.Z4]" table:style-name="ce10">
            <text:p>46</text:p>
          </table:table-cell>
          <table:table-cell office:value-type="float" office:value="45.011111111111106" table:formula="of:=[.Q4]+[.AA4]" table:style-name="ce11">
            <text:p>45</text:p>
          </table:table-cell>
          <table:table-cell office:value-type="currency" office:value="167407.47" table:content-validation-name="val13" table:style-name="ce12">
            <text:p>£167,407.47</text:p>
          </table:table-cell>
          <table:table-cell office:value-type="currency" office:value="5267.49" table:content-validation-name="val13" table:style-name="ce12">
            <text:p>£5,267.49</text:p>
          </table:table-cell>
          <table:table-cell office:value-type="currency" office:value="0" table:content-validation-name="val14" table:style-name="ce12">
            <text:p>£0.00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44965.39" table:content-validation-name="val13" table:style-name="ce12">
            <text:p>£44,965.39</text:p>
          </table:table-cell>
          <table:table-cell office:value-type="currency" office:value="19229.29" table:content-validation-name="val13" table:style-name="ce12">
            <text:p>£19,229.29</text:p>
          </table:table-cell>
          <table:table-cell office:value-type="currency" office:value="236869.63999999998" table:formula="of:=[.AD4]+[.AE4]+[.AF4]+[.AG4]+[.AH4]+[.AI4]" table:style-name="ce13">
            <text:p>£236,869.64</text:p>
          </table:table-cell>
          <table:table-cell office:value-type="currency" office:value="8200.81" table:content-validation-name="val13" table:style-name="ce14">
            <text:p>£8,200.81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8200.81" table:formula="of:=[.AK4]+[.AL4]" table:style-name="ce13">
            <text:p>£8,200.81</text:p>
          </table:table-cell>
          <table:table-cell office:value-type="currency" office:value="245070.44999999998" table:formula="of:=[.AJ4]+[.AM4]" table:style-name="ce13">
            <text:p>£245,070.45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16" table:style-name="ce53">
            <text:p>1</text:p>
          </table:table-cell>
          <table:table-cell office:value-type="float" office:value="1" table:content-validation-name="val15" table:style-name="ce52">
            <text:p>1.00</text:p>
          </table:table-cell>
          <table:table-cell office:value-type="float" office:value="4" table:content-validation-name="val16" table:style-name="ce55">
            <text:p>4</text:p>
          </table:table-cell>
          <table:table-cell office:value-type="float" office:value="3.4264264264264273" table:content-validation-name="val15" table:style-name="ce54">
            <text:p>3.43</text:p>
          </table:table-cell>
          <table:table-cell office:value-type="float" office:value="1" table:content-validation-name="val16" table:style-name="ce57">
            <text:p>1</text:p>
          </table:table-cell>
          <table:table-cell office:value-type="float" office:value="1" table:content-validation-name="val15" table:style-name="ce56">
            <text:p>1.00</text:p>
          </table:table-cell>
          <table:table-cell office:value-type="float" office:value="16" table:content-validation-name="val16" table:style-name="ce59">
            <text:p>16</text:p>
          </table:table-cell>
          <table:table-cell office:value-type="float" office:value="15.888888888888889" table:content-validation-name="val15" table:style-name="ce58">
            <text:p>15.89</text:p>
          </table:table-cell>
          <table:table-cell table:content-validation-name="val16" table:style-name="ce61"/>
          <table:table-cell table:content-validation-name="val15" table:style-name="ce60"/>
          <table:table-cell table:number-columns-repeated="2" table:style-name="ce7"/>
          <table:table-cell office:value-type="float" office:value="22" table:formula="of:=[.D5]+[.F5]+[.H5]+[.J5]+[.L5]" table:style-name="ce10">
            <text:p>22</text:p>
          </table:table-cell>
          <table:table-cell office:value-type="float" office:value="21.315315315315317" table:formula="of:=[.E5]+[.G5]+[.I5]+[.K5]+[.M5]" table:style-name="ce11">
            <text:p>21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2" table:formula="of:=[.P5]+[.Z5]" table:style-name="ce10">
            <text:p>22</text:p>
          </table:table-cell>
          <table:table-cell office:value-type="float" office:value="21.315315315315317" table:formula="of:=[.Q5]+[.AA5]" table:style-name="ce11">
            <text:p>21</text:p>
          </table:table-cell>
          <table:table-cell office:value-type="currency" office:value="103710.32" table:content-validation-name="val13" table:style-name="ce12">
            <text:p>£103,710.32</text:p>
          </table:table-cell>
          <table:table-cell office:value-type="currency" office:value="2924.54" table:content-validation-name="val13" table:style-name="ce12">
            <text:p>£2,924.54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0" table:content-validation-name="val13" table:style-name="ce12">
            <text:p>£0.00</text:p>
          </table:table-cell>
          <table:table-cell office:value-type="currency" office:value="29843.99" table:content-validation-name="val13" table:style-name="ce12">
            <text:p>£29,843.99</text:p>
          </table:table-cell>
          <table:table-cell office:value-type="currency" office:value="12382.77" table:content-validation-name="val13" table:style-name="ce12">
            <text:p>£12,382.77</text:p>
          </table:table-cell>
          <table:table-cell office:value-type="currency" office:value="148861.62" table:formula="of:=[.AD5]+[.AE5]+[.AF5]+[.AG5]+[.AH5]+[.AI5]" table:style-name="ce13">
            <text:p>£148,861.62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8861.62" table:formula="of:=[.AJ5]+[.AM5]" table:style-name="ce13">
            <text:p>£148,861.6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4" table:content-validation-name="val16" table:style-name="ce53">
            <text:p>84</text:p>
          </table:table-cell>
          <table:table-cell office:value-type="float" office:value="80.577177177177163" table:content-validation-name="val15" table:style-name="ce52">
            <text:p>80.58</text:p>
          </table:table-cell>
          <table:table-cell office:value-type="float" office:value="292" table:content-validation-name="val16" table:style-name="ce55">
            <text:p>292</text:p>
          </table:table-cell>
          <table:table-cell office:value-type="float" office:value="282.54384384384383" table:content-validation-name="val15" table:style-name="ce54">
            <text:p>282.54</text:p>
          </table:table-cell>
          <table:table-cell office:value-type="float" office:value="214" table:content-validation-name="val16" table:style-name="ce57">
            <text:p>214</text:p>
          </table:table-cell>
          <table:table-cell office:value-type="float" office:value="209.7478978978979" table:content-validation-name="val15" table:style-name="ce56">
            <text:p>209.75</text:p>
          </table:table-cell>
          <table:table-cell office:value-type="float" office:value="1520" table:content-validation-name="val16" table:style-name="ce59">
            <text:p>1520</text:p>
          </table:table-cell>
          <table:table-cell office:value-type="float" office:value="1382.8988706563666" table:content-validation-name="val15" table:style-name="ce58">
            <text:p>1382.90</text:p>
          </table:table-cell>
          <table:table-cell office:value-type="float" office:value="194" table:content-validation-name="val16" table:style-name="ce61">
            <text:p>194</text:p>
          </table:table-cell>
          <table:table-cell office:value-type="float" office:value="182.80484234234243" table:content-validation-name="val15" table:style-name="ce60">
            <text:p>182.80</text:p>
          </table:table-cell>
          <table:table-cell table:number-columns-repeated="2" table:style-name="ce7"/>
          <table:table-cell office:value-type="float" office:value="2304" table:formula="of:=[.D6]+[.F6]+[.H6]+[.J6]+[.L6]" table:style-name="ce10">
            <text:p>2304</text:p>
          </table:table-cell>
          <table:table-cell office:value-type="float" office:value="2138.5726319176279" table:formula="of:=[.E6]+[.G6]+[.I6]+[.K6]+[.M6]" table:style-name="ce11">
            <text:p>2139</text:p>
          </table:table-cell>
          <table:table-cell office:value-type="float" office:value="149" table:style-name="ce7">
            <text:p>149</text:p>
          </table:table-cell>
          <table:table-cell office:value-type="float" office:value="147.12" table:style-name="ce15">
            <text:p>147.12</text:p>
          </table:table-cell>
          <table:table-cell office:value-type="float" office:value="156" table:style-name="ce7">
            <text:p>156</text:p>
          </table:table-cell>
          <table:table-cell office:value-type="float" office:value="155" table:style-name="ce15">
            <text:p>155.00</text:p>
          </table:table-cell>
          <table:table-cell office:value-type="float" office:value="46" table:style-name="ce7">
            <text:p>46</text:p>
          </table:table-cell>
          <table:table-cell office:value-type="float" office:value="46" table:style-name="ce7">
            <text:p>46</text:p>
          </table:table-cell>
          <table:table-cell table:number-columns-repeated="2" table:style-name="ce7"/>
          <table:table-cell office:value-type="float" office:value="351" table:formula="of:=[.R6]+[.T6]+[.V6]+[.X6]" table:style-name="ce10">
            <text:p>351</text:p>
          </table:table-cell>
          <table:table-cell office:value-type="float" office:value="348.12" table:formula="of:=[.S6]+[.U6]+[.W6]+[.Y6]" table:style-name="ce11">
            <text:p>348</text:p>
          </table:table-cell>
          <table:table-cell office:value-type="float" office:value="2655" table:formula="of:=[.P6]+[.Z6]" table:style-name="ce10">
            <text:p>2655</text:p>
          </table:table-cell>
          <table:table-cell office:value-type="float" office:value="2486.6926319176278" table:formula="of:=[.Q6]+[.AA6]" table:style-name="ce11">
            <text:p>2487</text:p>
          </table:table-cell>
          <table:table-cell office:value-type="currency" office:value="9257332.3499999996" table:content-validation-name="val13" table:style-name="ce12">
            <text:p>£9,257,332.35</text:p>
          </table:table-cell>
          <table:table-cell office:value-type="currency" office:value="44123.27" table:content-validation-name="val13" table:style-name="ce12">
            <text:p>£44,123.27</text:p>
          </table:table-cell>
          <table:table-cell office:value-type="currency" office:value="2250" table:content-validation-name="val13" table:style-name="ce12">
            <text:p>£2,250.00</text:p>
          </table:table-cell>
          <table:table-cell office:value-type="currency" office:value="60438.559999999998" table:content-validation-name="val13" table:style-name="ce12">
            <text:p>£60,438.56</text:p>
          </table:table-cell>
          <table:table-cell office:value-type="currency" office:value="2525991.4700000002" table:content-validation-name="val13" table:style-name="ce12">
            <text:p>£2,525,991.47</text:p>
          </table:table-cell>
          <table:table-cell office:value-type="currency" office:value="1059222.26" table:content-validation-name="val13" table:style-name="ce12">
            <text:p>£1,059,222.26</text:p>
          </table:table-cell>
          <table:table-cell office:value-type="currency" office:value="12949357.91" table:formula="of:=[.AD6]+[.AE6]+[.AF6]+[.AG6]+[.AH6]+[.AI6]" table:style-name="ce13">
            <text:p>£12,949,357.91</text:p>
          </table:table-cell>
          <table:table-cell office:value-type="currency" office:value="2159280.27" table:content-validation-name="val13" table:style-name="ce14">
            <text:p>£2,159,280.27</text:p>
          </table:table-cell>
          <table:table-cell office:value-type="currency" office:value="0" table:content-validation-name="val13" table:style-name="ce14">
            <text:p>£0.00</text:p>
          </table:table-cell>
          <table:table-cell office:value-type="currency" office:value="2159280.27" table:formula="of:=[.AK6]+[.AL6]" table:style-name="ce13">
            <text:p>£2,159,280.27</text:p>
          </table:table-cell>
          <table:table-cell office:value-type="currency" office:value="15108638.18" table:formula="of:=[.AJ6]+[.AM6]" table:style-name="ce13">
            <text:p>£15,108,638.18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August_2019" table:style-name="ta1">
        <table:table-column table:style-name="co1" table:default-cell-style-name="ce1"/>
        <table:table-column table:style-name="co2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0" table:style-name="ce63">
            <text:p>4</text:p>
          </table:table-cell>
          <table:table-cell office:value-type="float" office:value="4" table:content-validation-name="val19" table:style-name="ce62">
            <text:p>4.00</text:p>
          </table:table-cell>
          <table:table-cell office:value-type="float" office:value="7" table:content-validation-name="val20" table:style-name="ce65">
            <text:p>7</text:p>
          </table:table-cell>
          <table:table-cell office:value-type="float" office:value="7" table:content-validation-name="val19" table:style-name="ce64">
            <text:p>7.00</text:p>
          </table:table-cell>
          <table:table-cell office:value-type="float" office:value="11" table:content-validation-name="val20" table:style-name="ce67">
            <text:p>11</text:p>
          </table:table-cell>
          <table:table-cell office:value-type="float" office:value="10.722222222222221" table:content-validation-name="val19" table:style-name="ce66">
            <text:p>10.72</text:p>
          </table:table-cell>
          <table:table-cell office:value-type="float" office:value="20" table:content-validation-name="val20" table:style-name="ce69">
            <text:p>20</text:p>
          </table:table-cell>
          <table:table-cell office:value-type="float" office:value="19.399999999999999" table:content-validation-name="val19" table:style-name="ce68">
            <text:p>19.40</text:p>
          </table:table-cell>
          <table:table-cell office:value-type="float" office:value="4" table:content-validation-name="val20" table:style-name="ce71">
            <text:p>4</text:p>
          </table:table-cell>
          <table:table-cell office:value-type="float" office:value="3.8888888888888888" table:content-validation-name="val19" table:style-name="ce70">
            <text:p>3.89</text:p>
          </table:table-cell>
          <table:table-cell table:number-columns-repeated="2" table:style-name="ce7"/>
          <table:table-cell office:value-type="float" office:value="46" table:formula="of:=[.D4]+[.F4]+[.H4]+[.J4]+[.L4]" table:style-name="ce10">
            <text:p>46</text:p>
          </table:table-cell>
          <table:table-cell office:value-type="float" office:value="45.011111111111106" table:formula="of:=[.E4]+[.G4]+[.I4]+[.K4]+[.M4]" table:style-name="ce11">
            <text:p>4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47" table:formula="of:=[.P4]+[.Z4]" table:style-name="ce10">
            <text:p>47</text:p>
          </table:table-cell>
          <table:table-cell office:value-type="float" office:value="46.011111111111106" table:formula="of:=[.Q4]+[.AA4]" table:style-name="ce11">
            <text:p>46</text:p>
          </table:table-cell>
          <table:table-cell office:value-type="currency" office:value="172570.69" table:content-validation-name="val17" table:style-name="ce12">
            <text:p>£172,570.69</text:p>
          </table:table-cell>
          <table:table-cell office:value-type="currency" office:value="5390.82" table:content-validation-name="val17" table:style-name="ce12">
            <text:p>£5,390.82</text:p>
          </table:table-cell>
          <table:table-cell office:value-type="currency" office:value="0" table:content-validation-name="val18" table:style-name="ce12">
            <text:p>£0.00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46440.68" table:content-validation-name="val17" table:style-name="ce12">
            <text:p>£46,440.68</text:p>
          </table:table-cell>
          <table:table-cell office:value-type="currency" office:value="19777.55" table:content-validation-name="val17" table:style-name="ce12">
            <text:p>£19,777.55</text:p>
          </table:table-cell>
          <table:table-cell office:value-type="currency" office:value="244179.74" table:formula="of:=[.AD4]+[.AE4]+[.AF4]+[.AG4]+[.AH4]+[.AI4]" table:style-name="ce13">
            <text:p>£244,179.74</text:p>
          </table:table-cell>
          <table:table-cell office:value-type="currency" office:value="3972.1200000000003" table:content-validation-name="val17" table:style-name="ce14">
            <text:p>£3,972.12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3972.1200000000003" table:formula="of:=[.AK4]+[.AL4]" table:style-name="ce13">
            <text:p>£3,972.12</text:p>
          </table:table-cell>
          <table:table-cell office:value-type="currency" office:value="248151.86" table:formula="of:=[.AJ4]+[.AM4]" table:style-name="ce13">
            <text:p>£248,151.8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20" table:style-name="ce63">
            <text:p>1</text:p>
          </table:table-cell>
          <table:table-cell office:value-type="float" office:value="1" table:content-validation-name="val19" table:style-name="ce62">
            <text:p>1.00</text:p>
          </table:table-cell>
          <table:table-cell office:value-type="float" office:value="3" table:content-validation-name="val20" table:style-name="ce65">
            <text:p>3</text:p>
          </table:table-cell>
          <table:table-cell office:value-type="float" office:value="2.4264264264264273" table:content-validation-name="val19" table:style-name="ce64">
            <text:p>2.43</text:p>
          </table:table-cell>
          <table:table-cell office:value-type="float" office:value="1" table:content-validation-name="val20" table:style-name="ce67">
            <text:p>1</text:p>
          </table:table-cell>
          <table:table-cell office:value-type="float" office:value="1" table:content-validation-name="val19" table:style-name="ce66">
            <text:p>1.00</text:p>
          </table:table-cell>
          <table:table-cell office:value-type="float" office:value="16" table:content-validation-name="val20" table:style-name="ce69">
            <text:p>16</text:p>
          </table:table-cell>
          <table:table-cell office:value-type="float" office:value="15.888888888888889" table:content-validation-name="val19" table:style-name="ce68">
            <text:p>15.89</text:p>
          </table:table-cell>
          <table:table-cell table:content-validation-name="val20" table:style-name="ce71"/>
          <table:table-cell table:content-validation-name="val19" table:style-name="ce70"/>
          <table:table-cell table:number-columns-repeated="2" table:style-name="ce7"/>
          <table:table-cell office:value-type="float" office:value="21" table:formula="of:=[.D5]+[.F5]+[.H5]+[.J5]+[.L5]" table:style-name="ce10">
            <text:p>21</text:p>
          </table:table-cell>
          <table:table-cell office:value-type="float" office:value="20.315315315315317" table:formula="of:=[.E5]+[.G5]+[.I5]+[.K5]+[.M5]" table:style-name="ce11">
            <text:p>20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1" table:formula="of:=[.P5]+[.Z5]" table:style-name="ce10">
            <text:p>21</text:p>
          </table:table-cell>
          <table:table-cell office:value-type="float" office:value="20.315315315315317" table:formula="of:=[.Q5]+[.AA5]" table:style-name="ce11">
            <text:p>20</text:p>
          </table:table-cell>
          <table:table-cell office:value-type="currency" office:value="101303.9" table:content-validation-name="val17" table:style-name="ce12">
            <text:p>£101,303.90</text:p>
          </table:table-cell>
          <table:table-cell office:value-type="currency" office:value="2924.54" table:content-validation-name="val17" table:style-name="ce12">
            <text:p>£2,924.54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0" table:content-validation-name="val17" table:style-name="ce12">
            <text:p>£0.00</text:p>
          </table:table-cell>
          <table:table-cell office:value-type="currency" office:value="29191.85" table:content-validation-name="val17" table:style-name="ce12">
            <text:p>£29,191.85</text:p>
          </table:table-cell>
          <table:table-cell office:value-type="currency" office:value="12149.91" table:content-validation-name="val17" table:style-name="ce12">
            <text:p>£12,149.91</text:p>
          </table:table-cell>
          <table:table-cell office:value-type="currency" office:value="145570.19999999998" table:formula="of:=[.AD5]+[.AE5]+[.AF5]+[.AG5]+[.AH5]+[.AI5]" table:style-name="ce13">
            <text:p>£145,570.20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0" table:content-validation-name="val17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5570.19999999998" table:formula="of:=[.AJ5]+[.AM5]" table:style-name="ce13">
            <text:p>£145,570.20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7" table:content-validation-name="val20" table:style-name="ce63">
            <text:p>87</text:p>
          </table:table-cell>
          <table:table-cell office:value-type="float" office:value="83.577177177177163" table:content-validation-name="val19" table:style-name="ce62">
            <text:p>83.58</text:p>
          </table:table-cell>
          <table:table-cell office:value-type="float" office:value="293" table:content-validation-name="val20" table:style-name="ce65">
            <text:p>293</text:p>
          </table:table-cell>
          <table:table-cell office:value-type="float" office:value="284.71141141141152" table:content-validation-name="val19" table:style-name="ce64">
            <text:p>284.71</text:p>
          </table:table-cell>
          <table:table-cell office:value-type="float" office:value="207" table:content-validation-name="val20" table:style-name="ce67">
            <text:p>207</text:p>
          </table:table-cell>
          <table:table-cell office:value-type="float" office:value="202.94789789789795" table:content-validation-name="val19" table:style-name="ce66">
            <text:p>202.95</text:p>
          </table:table-cell>
          <table:table-cell office:value-type="float" office:value="1517" table:content-validation-name="val20" table:style-name="ce69">
            <text:p>1517</text:p>
          </table:table-cell>
          <table:table-cell office:value-type="float" office:value="1381.6081048906012" table:content-validation-name="val19" table:style-name="ce68">
            <text:p>1381.61</text:p>
          </table:table-cell>
          <table:table-cell office:value-type="float" office:value="196" table:content-validation-name="val20" table:style-name="ce71">
            <text:p>196</text:p>
          </table:table-cell>
          <table:table-cell office:value-type="float" office:value="184.61805555555557" table:content-validation-name="val19" table:style-name="ce70">
            <text:p>184.62</text:p>
          </table:table-cell>
          <table:table-cell table:number-columns-repeated="2" table:style-name="ce7"/>
          <table:table-cell office:value-type="float" office:value="2300" table:formula="of:=[.D6]+[.F6]+[.H6]+[.J6]+[.L6]" table:style-name="ce10">
            <text:p>2300</text:p>
          </table:table-cell>
          <table:table-cell office:value-type="float" office:value="2137.4626469326436" table:formula="of:=[.E6]+[.G6]+[.I6]+[.K6]+[.M6]" table:style-name="ce11">
            <text:p>2137</text:p>
          </table:table-cell>
          <table:table-cell office:value-type="float" office:value="142" table:style-name="ce7">
            <text:p>142</text:p>
          </table:table-cell>
          <table:table-cell office:value-type="float" office:value="140.12" table:style-name="ce15">
            <text:p>140.12</text:p>
          </table:table-cell>
          <table:table-cell office:value-type="float" office:value="156" table:style-name="ce7">
            <text:p>156</text:p>
          </table:table-cell>
          <table:table-cell office:value-type="float" office:value="155" table:style-name="ce15">
            <text:p>155.00</text:p>
          </table:table-cell>
          <table:table-cell office:value-type="float" office:value="45" table:style-name="ce7">
            <text:p>45</text:p>
          </table:table-cell>
          <table:table-cell office:value-type="float" office:value="45" table:style-name="ce7">
            <text:p>45</text:p>
          </table:table-cell>
          <table:table-cell office:value-type="float" office:value="2" table:style-name="ce7">
            <text:p>2</text:p>
          </table:table-cell>
          <table:table-cell office:value-type="float" office:value="0.12" table:style-name="ce7">
            <text:p>0.12</text:p>
          </table:table-cell>
          <table:table-cell office:value-type="float" office:value="345" table:formula="of:=[.R6]+[.T6]+[.V6]+[.X6]" table:style-name="ce10">
            <text:p>345</text:p>
          </table:table-cell>
          <table:table-cell office:value-type="float" office:value="340.24" table:formula="of:=[.S6]+[.U6]+[.W6]+[.Y6]" table:style-name="ce11">
            <text:p>340</text:p>
          </table:table-cell>
          <table:table-cell office:value-type="float" office:value="2645" table:formula="of:=[.P6]+[.Z6]" table:style-name="ce10">
            <text:p>2645</text:p>
          </table:table-cell>
          <table:table-cell office:value-type="float" office:value="2477.7026469326438" table:formula="of:=[.Q6]+[.AA6]" table:style-name="ce11">
            <text:p>2478</text:p>
          </table:table-cell>
          <table:table-cell office:value-type="currency" office:value="9242570.2100000009" table:content-validation-name="val17" table:style-name="ce12">
            <text:p>£9,242,570.21</text:p>
          </table:table-cell>
          <table:table-cell office:value-type="currency" office:value="35037.440000000002" table:content-validation-name="val17" table:style-name="ce12">
            <text:p>£35,037.44</text:p>
          </table:table-cell>
          <table:table-cell office:value-type="currency" office:value="32400" table:content-validation-name="val17" table:style-name="ce12">
            <text:p>£32,400.00</text:p>
          </table:table-cell>
          <table:table-cell office:value-type="currency" office:value="61228.47" table:content-validation-name="val17" table:style-name="ce12">
            <text:p>£61,228.47</text:p>
          </table:table-cell>
          <table:table-cell office:value-type="currency" office:value="2561239.4900000002" table:content-validation-name="val17" table:style-name="ce12">
            <text:p>£2,561,239.49</text:p>
          </table:table-cell>
          <table:table-cell office:value-type="currency" office:value="1058236.82" table:content-validation-name="val17" table:style-name="ce12">
            <text:p>£1,058,236.82</text:p>
          </table:table-cell>
          <table:table-cell office:value-type="currency" office:value="12990712.430000002" table:formula="of:=[.AD6]+[.AE6]+[.AF6]+[.AG6]+[.AH6]+[.AI6]" table:style-name="ce13">
            <text:p>£12,990,712.43</text:p>
          </table:table-cell>
          <table:table-cell office:value-type="currency" office:value="1939095.339999998" table:content-validation-name="val17" table:style-name="ce14">
            <text:p>£1,939,095.34</text:p>
          </table:table-cell>
          <table:table-cell office:value-type="currency" office:value="2653.13" table:content-validation-name="val17" table:style-name="ce14">
            <text:p>£2,653.13</text:p>
          </table:table-cell>
          <table:table-cell office:value-type="currency" office:value="1941748.4699999979" table:formula="of:=[.AK6]+[.AL6]" table:style-name="ce13">
            <text:p>£1,941,748.47</text:p>
          </table:table-cell>
          <table:table-cell office:value-type="currency" office:value="14932460.899999999" table:formula="of:=[.AJ6]+[.AM6]" table:style-name="ce13">
            <text:p>£14,932,460.90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Septembe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1" table:style-name="ce73">
            <text:p>4</text:p>
          </table:table-cell>
          <table:table-cell office:value-type="float" office:value="4" table:content-validation-name="val22" table:style-name="ce72">
            <text:p>4.00</text:p>
          </table:table-cell>
          <table:table-cell office:value-type="float" office:value="7" table:content-validation-name="val21" table:style-name="ce75">
            <text:p>7</text:p>
          </table:table-cell>
          <table:table-cell office:value-type="float" office:value="7" table:content-validation-name="val22" table:style-name="ce74">
            <text:p>7.00</text:p>
          </table:table-cell>
          <table:table-cell office:value-type="float" office:value="10" table:content-validation-name="val21" table:style-name="ce77">
            <text:p>10</text:p>
          </table:table-cell>
          <table:table-cell office:value-type="float" office:value="9.7222222222222214" table:content-validation-name="val22" table:style-name="ce76">
            <text:p>9.72</text:p>
          </table:table-cell>
          <table:table-cell office:value-type="float" office:value="17" table:content-validation-name="val21" table:style-name="ce79">
            <text:p>17</text:p>
          </table:table-cell>
          <table:table-cell office:value-type="float" office:value="16.8" table:content-validation-name="val22" table:style-name="ce78">
            <text:p>16.80</text:p>
          </table:table-cell>
          <table:table-cell office:value-type="float" office:value="3" table:content-validation-name="val21" table:style-name="ce81">
            <text:p>3</text:p>
          </table:table-cell>
          <table:table-cell office:value-type="float" office:value="3" table:content-validation-name="val22" table:style-name="ce80">
            <text:p>3.00</text:p>
          </table:table-cell>
          <table:table-cell table:number-columns-repeated="2" table:style-name="ce7"/>
          <table:table-cell office:value-type="float" office:value="41" table:formula="of:=[.D4]+[.F4]+[.H4]+[.J4]+[.L4]" table:style-name="ce10">
            <text:p>41</text:p>
          </table:table-cell>
          <table:table-cell office:value-type="float" office:value="40.522222222222226" table:formula="of:=[.E4]+[.G4]+[.I4]+[.K4]+[.M4]" table:style-name="ce11">
            <text:p>41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1" table:formula="of:=[.P4]+[.Z4]" table:style-name="ce10">
            <text:p>41</text:p>
          </table:table-cell>
          <table:table-cell office:value-type="float" office:value="40.522222222222226" table:formula="of:=[.Q4]+[.AA4]" table:style-name="ce11">
            <text:p>41</text:p>
          </table:table-cell>
          <table:table-cell office:value-type="currency" office:value="153166.72" table:content-validation-name="val24" table:style-name="ce12">
            <text:p>£153,166.72</text:p>
          </table:table-cell>
          <table:table-cell office:value-type="currency" office:value="7093.57" table:content-validation-name="val24" table:style-name="ce12">
            <text:p>£7,093.57</text:p>
          </table:table-cell>
          <table:table-cell office:value-type="currency" office:value="0" table:content-validation-name="val23" table:style-name="ce12">
            <text:p>£0.00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41306.239999999998" table:content-validation-name="val24" table:style-name="ce12">
            <text:p>£41,306.24</text:p>
          </table:table-cell>
          <table:table-cell office:value-type="currency" office:value="18046.650000000001" table:content-validation-name="val24" table:style-name="ce12">
            <text:p>£18,046.65</text:p>
          </table:table-cell>
          <table:table-cell office:value-type="currency" office:value="219613.18" table:formula="of:=[.AD4]+[.AE4]+[.AF4]+[.AG4]+[.AH4]+[.AI4]" table:style-name="ce13">
            <text:p>£219,613.18</text:p>
          </table:table-cell>
          <table:table-cell office:value-type="currency" office:value="119.16" table:content-validation-name="val24" table:style-name="ce14">
            <text:p>£119.16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119.16" table:formula="of:=[.AK4]+[.AL4]" table:style-name="ce13">
            <text:p>£119.16</text:p>
          </table:table-cell>
          <table:table-cell office:value-type="currency" office:value="219732.34" table:formula="of:=[.AJ4]+[.AM4]" table:style-name="ce13">
            <text:p>£219,732.34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1" table:content-validation-name="val21" table:style-name="ce73">
            <text:p>1</text:p>
          </table:table-cell>
          <table:table-cell office:value-type="float" office:value="1" table:content-validation-name="val22" table:style-name="ce72">
            <text:p>1.00</text:p>
          </table:table-cell>
          <table:table-cell office:value-type="float" office:value="2" table:content-validation-name="val21" table:style-name="ce75">
            <text:p>2</text:p>
          </table:table-cell>
          <table:table-cell office:value-type="float" office:value="1.4264264264264266" table:content-validation-name="val22" table:style-name="ce74">
            <text:p>1.43</text:p>
          </table:table-cell>
          <table:table-cell office:value-type="float" office:value="1" table:content-validation-name="val21" table:style-name="ce77">
            <text:p>1</text:p>
          </table:table-cell>
          <table:table-cell office:value-type="float" office:value="1" table:content-validation-name="val22" table:style-name="ce76">
            <text:p>1.00</text:p>
          </table:table-cell>
          <table:table-cell office:value-type="float" office:value="16" table:content-validation-name="val21" table:style-name="ce79">
            <text:p>16</text:p>
          </table:table-cell>
          <table:table-cell office:value-type="float" office:value="15.888888888888889" table:content-validation-name="val22" table:style-name="ce78">
            <text:p>15.89</text:p>
          </table:table-cell>
          <table:table-cell table:content-validation-name="val21" table:style-name="ce81"/>
          <table:table-cell table:content-validation-name="val22" table:style-name="ce80"/>
          <table:table-cell table:number-columns-repeated="2" table:style-name="ce7"/>
          <table:table-cell office:value-type="float" office:value="20" table:formula="of:=[.D5]+[.F5]+[.H5]+[.J5]+[.L5]" table:style-name="ce10">
            <text:p>20</text:p>
          </table:table-cell>
          <table:table-cell office:value-type="float" office:value="19.315315315315317" table:formula="of:=[.E5]+[.G5]+[.I5]+[.K5]+[.M5]" table:style-name="ce11">
            <text:p>19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0" table:formula="of:=[.P5]+[.Z5]" table:style-name="ce10">
            <text:p>20</text:p>
          </table:table-cell>
          <table:table-cell office:value-type="float" office:value="19.315315315315317" table:formula="of:=[.Q5]+[.AA5]" table:style-name="ce11">
            <text:p>19</text:p>
          </table:table-cell>
          <table:table-cell office:value-type="currency" office:value="98913.57" table:content-validation-name="val24" table:style-name="ce12">
            <text:p>£98,913.57</text:p>
          </table:table-cell>
          <table:table-cell office:value-type="currency" office:value="2924.54" table:content-validation-name="val24" table:style-name="ce12">
            <text:p>£2,924.54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0" table:content-validation-name="val24" table:style-name="ce12">
            <text:p>£0.00</text:p>
          </table:table-cell>
          <table:table-cell office:value-type="currency" office:value="28544.07" table:content-validation-name="val24" table:style-name="ce12">
            <text:p>£28,544.07</text:p>
          </table:table-cell>
          <table:table-cell office:value-type="currency" office:value="11927.75" table:content-validation-name="val24" table:style-name="ce12">
            <text:p>£11,927.75</text:p>
          </table:table-cell>
          <table:table-cell office:value-type="currency" office:value="142309.93" table:formula="of:=[.AD5]+[.AE5]+[.AF5]+[.AG5]+[.AH5]+[.AI5]" table:style-name="ce13">
            <text:p>£142,309.93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content-validation-name="val2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2309.93" table:formula="of:=[.AJ5]+[.AM5]" table:style-name="ce13">
            <text:p>£142,309.93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7" table:content-validation-name="val21" table:style-name="ce73">
            <text:p>87</text:p>
          </table:table-cell>
          <table:table-cell office:value-type="float" office:value="83.577177177177163" table:content-validation-name="val22" table:style-name="ce72">
            <text:p>83.58</text:p>
          </table:table-cell>
          <table:table-cell office:value-type="float" office:value="322" table:content-validation-name="val21" table:style-name="ce75">
            <text:p>322</text:p>
          </table:table-cell>
          <table:table-cell office:value-type="float" office:value="311.39331831831851" table:content-validation-name="val22" table:style-name="ce74">
            <text:p>311.39</text:p>
          </table:table-cell>
          <table:table-cell office:value-type="float" office:value="211" table:content-validation-name="val21" table:style-name="ce77">
            <text:p>211</text:p>
          </table:table-cell>
          <table:table-cell office:value-type="float" office:value="206.94789789789795" table:content-validation-name="val22" table:style-name="ce76">
            <text:p>206.95</text:p>
          </table:table-cell>
          <table:table-cell office:value-type="float" office:value="1541" table:content-validation-name="val21" table:style-name="ce79">
            <text:p>1541</text:p>
          </table:table-cell>
          <table:table-cell office:value-type="float" office:value="1399.9892631917596" table:content-validation-name="val22" table:style-name="ce78">
            <text:p>1399.99</text:p>
          </table:table-cell>
          <table:table-cell office:value-type="float" office:value="196" table:content-validation-name="val21" table:style-name="ce81">
            <text:p>196</text:p>
          </table:table-cell>
          <table:table-cell office:value-type="float" office:value="184.61805555555557" table:content-validation-name="val22" table:style-name="ce80">
            <text:p>184.62</text:p>
          </table:table-cell>
          <table:table-cell table:number-columns-repeated="2" table:style-name="ce7"/>
          <table:table-cell office:value-type="float" office:value="2357" table:formula="of:=[.D6]+[.F6]+[.H6]+[.J6]+[.L6]" table:style-name="ce10">
            <text:p>2357</text:p>
          </table:table-cell>
          <table:table-cell office:value-type="float" office:value="2186.5257121407089" table:formula="of:=[.E6]+[.G6]+[.I6]+[.K6]+[.M6]" table:style-name="ce11">
            <text:p>2187</text:p>
          </table:table-cell>
          <table:table-cell office:value-type="float" office:value="149" table:style-name="ce7">
            <text:p>149</text:p>
          </table:table-cell>
          <table:table-cell office:value-type="float" office:value="146.99" table:style-name="ce15">
            <text:p>146.99</text:p>
          </table:table-cell>
          <table:table-cell office:value-type="float" office:value="150" table:style-name="ce7">
            <text:p>150</text:p>
          </table:table-cell>
          <table:table-cell office:value-type="float" office:value="148.39999999999998" table:style-name="ce15">
            <text:p>148.40</text:p>
          </table:table-cell>
          <table:table-cell office:value-type="float" office:value="46" table:style-name="ce7">
            <text:p>46</text:p>
          </table:table-cell>
          <table:table-cell office:value-type="float" office:value="46" table:style-name="ce7">
            <text:p>46</text:p>
          </table:table-cell>
          <table:table-cell office:value-type="float" office:value="2" table:style-name="ce7">
            <text:p>2</text:p>
          </table:table-cell>
          <table:table-cell office:value-type="float" office:value="7.0000000000000007E-2" table:style-name="ce7">
            <text:p>0.07</text:p>
          </table:table-cell>
          <table:table-cell office:value-type="float" office:value="347" table:formula="of:=[.R6]+[.T6]+[.V6]+[.X6]" table:style-name="ce10">
            <text:p>347</text:p>
          </table:table-cell>
          <table:table-cell office:value-type="float" office:value="341.46" table:formula="of:=[.S6]+[.U6]+[.W6]+[.Y6]" table:style-name="ce11">
            <text:p>341</text:p>
          </table:table-cell>
          <table:table-cell office:value-type="float" office:value="2704" table:formula="of:=[.P6]+[.Z6]" table:style-name="ce10">
            <text:p>2704</text:p>
          </table:table-cell>
          <table:table-cell office:value-type="float" office:value="2527.985712140709" table:formula="of:=[.Q6]+[.AA6]" table:style-name="ce11">
            <text:p>2528</text:p>
          </table:table-cell>
          <table:table-cell office:value-type="currency" office:value="9418664.0500000007" table:content-validation-name="val24" table:style-name="ce12">
            <text:p>£9,418,664.05</text:p>
          </table:table-cell>
          <table:table-cell office:value-type="currency" office:value="32595.8" table:content-validation-name="val24" table:style-name="ce12">
            <text:p>£32,595.80</text:p>
          </table:table-cell>
          <table:table-cell office:value-type="currency" office:value="23900" table:content-validation-name="val24" table:style-name="ce12">
            <text:p>£23,900.00</text:p>
          </table:table-cell>
          <table:table-cell office:value-type="currency" office:value="45930.239999999998" table:content-validation-name="val24" table:style-name="ce12">
            <text:p>£45,930.24</text:p>
          </table:table-cell>
          <table:table-cell office:value-type="currency" office:value="2602011.61" table:content-validation-name="val24" table:style-name="ce12">
            <text:p>£2,602,011.61</text:p>
          </table:table-cell>
          <table:table-cell office:value-type="currency" office:value="1071566.3999999999" table:content-validation-name="val24" table:style-name="ce12">
            <text:p>£1,071,566.40</text:p>
          </table:table-cell>
          <table:table-cell office:value-type="currency" office:value="13194668.100000001" table:formula="of:=[.AD6]+[.AE6]+[.AF6]+[.AG6]+[.AH6]+[.AI6]" table:style-name="ce13">
            <text:p>£13,194,668.10</text:p>
          </table:table-cell>
          <table:table-cell office:value-type="currency" office:value="1648032.7899999972" table:content-validation-name="val24" table:style-name="ce14">
            <text:p>£1,648,032.79</text:p>
          </table:table-cell>
          <table:table-cell office:value-type="currency" office:value="1512.5" table:content-validation-name="val24" table:style-name="ce14">
            <text:p>£1,512.50</text:p>
          </table:table-cell>
          <table:table-cell office:value-type="currency" office:value="1649545.2899999972" table:formula="of:=[.AK6]+[.AL6]" table:style-name="ce13">
            <text:p>£1,649,545.29</text:p>
          </table:table-cell>
          <table:table-cell office:value-type="currency" office:value="14844213.389999999" table:formula="of:=[.AJ6]+[.AM6]" table:style-name="ce13">
            <text:p>£14,844,213.39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Octobe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monthly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8" table:style-name="ce83">
            <text:p>4</text:p>
          </table:table-cell>
          <table:table-cell office:value-type="float" office:value="4" table:content-validation-name="val27" table:style-name="ce82">
            <text:p>4.00</text:p>
          </table:table-cell>
          <table:table-cell office:value-type="float" office:value="7" table:content-validation-name="val28" table:style-name="ce85">
            <text:p>7</text:p>
          </table:table-cell>
          <table:table-cell office:value-type="float" office:value="7" table:content-validation-name="val27" table:style-name="ce84">
            <text:p>7.00</text:p>
          </table:table-cell>
          <table:table-cell office:value-type="float" office:value="11" table:content-validation-name="val28" table:style-name="ce87">
            <text:p>11</text:p>
          </table:table-cell>
          <table:table-cell office:value-type="float" office:value="10.722222222222221" table:content-validation-name="val27" table:style-name="ce86">
            <text:p>10.72</text:p>
          </table:table-cell>
          <table:table-cell office:value-type="float" office:value="19" table:content-validation-name="val28" table:style-name="ce89">
            <text:p>19</text:p>
          </table:table-cell>
          <table:table-cell office:value-type="float" office:value="18.8" table:content-validation-name="val27" table:style-name="ce88">
            <text:p>18.80</text:p>
          </table:table-cell>
          <table:table-cell office:value-type="float" office:value="3" table:content-validation-name="val28" table:style-name="ce91">
            <text:p>3</text:p>
          </table:table-cell>
          <table:table-cell office:value-type="float" office:value="3" table:content-validation-name="val27" table:style-name="ce90">
            <text:p>3.00</text:p>
          </table:table-cell>
          <table:table-cell table:number-columns-repeated="2" table:style-name="ce7"/>
          <table:table-cell office:value-type="float" office:value="44" table:formula="of:=[.D4]+[.F4]+[.H4]+[.J4]+[.L4]" table:style-name="ce10">
            <text:p>44</text:p>
          </table:table-cell>
          <table:table-cell office:value-type="float" office:value="43.522222222222226" table:formula="of:=[.E4]+[.G4]+[.I4]+[.K4]+[.M4]" table:style-name="ce11">
            <text:p>4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office:value-type="float" office:value="2" table:formula="of:=[.R4]+[.T4]+[.V4]+[.X4]" table:style-name="ce10">
            <text:p>2</text:p>
          </table:table-cell>
          <table:table-cell office:value-type="float" office:value="2" table:formula="of:=[.S4]+[.U4]+[.W4]+[.Y4]" table:style-name="ce11">
            <text:p>2</text:p>
          </table:table-cell>
          <table:table-cell office:value-type="float" office:value="46" table:formula="of:=[.P4]+[.Z4]" table:style-name="ce10">
            <text:p>46</text:p>
          </table:table-cell>
          <table:table-cell office:value-type="float" office:value="45.522222222222226" table:formula="of:=[.Q4]+[.AA4]" table:style-name="ce11">
            <text:p>46</text:p>
          </table:table-cell>
          <table:table-cell office:value-type="currency" office:value="175280.85" table:content-validation-name="val25" table:style-name="ce12">
            <text:p>£175,280.85</text:p>
          </table:table-cell>
          <table:table-cell office:value-type="currency" office:value="9494.27" table:content-validation-name="val25" table:style-name="ce12">
            <text:p>£9,494.27</text:p>
          </table:table-cell>
          <table:table-cell office:value-type="currency" office:value="18450" table:content-validation-name="val26" table:style-name="ce12">
            <text:p>£18,450.00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47411.15" table:content-validation-name="val25" table:style-name="ce12">
            <text:p>£47,411.15</text:p>
          </table:table-cell>
          <table:table-cell office:value-type="currency" office:value="23323.54" table:content-validation-name="val25" table:style-name="ce12">
            <text:p>£23,323.54</text:p>
          </table:table-cell>
          <table:table-cell office:value-type="currency" office:value="273959.81" table:formula="of:=[.AD4]+[.AE4]+[.AF4]+[.AG4]+[.AH4]+[.AI4]" table:style-name="ce13">
            <text:p>£273,959.81</text:p>
          </table:table-cell>
          <table:table-cell office:value-type="currency" office:value="7720.84" table:content-validation-name="val25" table:style-name="ce14">
            <text:p>£7,720.84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7720.84" table:formula="of:=[.AK4]+[.AL4]" table:style-name="ce13">
            <text:p>£7,720.84</text:p>
          </table:table-cell>
          <table:table-cell office:value-type="currency" office:value="281680.65000000002" table:formula="of:=[.AJ4]+[.AM4]" table:style-name="ce13">
            <text:p>£281,680.65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8" table:style-name="ce83">
            <text:p>2</text:p>
          </table:table-cell>
          <table:table-cell office:value-type="float" office:value="2" table:content-validation-name="val27" table:style-name="ce82">
            <text:p>2.00</text:p>
          </table:table-cell>
          <table:table-cell office:value-type="float" office:value="1" table:content-validation-name="val28" table:style-name="ce85">
            <text:p>1</text:p>
          </table:table-cell>
          <table:table-cell office:value-type="float" office:value="0.7777777777777779" table:content-validation-name="val27" table:style-name="ce84">
            <text:p>0.78</text:p>
          </table:table-cell>
          <table:table-cell office:value-type="float" office:value="2" table:content-validation-name="val28" table:style-name="ce87">
            <text:p>2</text:p>
          </table:table-cell>
          <table:table-cell office:value-type="float" office:value="1.6486486486486487" table:content-validation-name="val27" table:style-name="ce86">
            <text:p>1.65</text:p>
          </table:table-cell>
          <table:table-cell office:value-type="float" office:value="14" table:content-validation-name="val28" table:style-name="ce89">
            <text:p>14</text:p>
          </table:table-cell>
          <table:table-cell office:value-type="float" office:value="14" table:content-validation-name="val27" table:style-name="ce88">
            <text:p>14.00</text:p>
          </table:table-cell>
          <table:table-cell table:content-validation-name="val28" table:style-name="ce91"/>
          <table:table-cell table:content-validation-name="val27" table:style-name="ce90"/>
          <table:table-cell table:number-columns-repeated="2" table:style-name="ce7"/>
          <table:table-cell office:value-type="float" office:value="19" table:formula="of:=[.D5]+[.F5]+[.H5]+[.J5]+[.L5]" table:style-name="ce10">
            <text:p>19</text:p>
          </table:table-cell>
          <table:table-cell office:value-type="float" office:value="18.426426426426424" table:formula="of:=[.E5]+[.G5]+[.I5]+[.K5]+[.M5]" table:style-name="ce11">
            <text:p>18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19" table:formula="of:=[.P5]+[.Z5]" table:style-name="ce10">
            <text:p>19</text:p>
          </table:table-cell>
          <table:table-cell office:value-type="float" office:value="18.426426426426424" table:formula="of:=[.Q5]+[.AA5]" table:style-name="ce11">
            <text:p>18</text:p>
          </table:table-cell>
          <table:table-cell office:value-type="currency" office:value="97267.55" table:content-validation-name="val25" table:style-name="ce12">
            <text:p>£97,267.55</text:p>
          </table:table-cell>
          <table:table-cell office:value-type="currency" office:value="2924.54" table:content-validation-name="val25" table:style-name="ce12">
            <text:p>£2,924.54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0" table:content-validation-name="val25" table:style-name="ce12">
            <text:p>£0.00</text:p>
          </table:table-cell>
          <table:table-cell office:value-type="currency" office:value="27578.91" table:content-validation-name="val25" table:style-name="ce12">
            <text:p>£27,578.91</text:p>
          </table:table-cell>
          <table:table-cell office:value-type="currency" office:value="11725.67" table:content-validation-name="val25" table:style-name="ce12">
            <text:p>£11,725.67</text:p>
          </table:table-cell>
          <table:table-cell office:value-type="currency" office:value="139496.67000000001" table:formula="of:=[.AD5]+[.AE5]+[.AF5]+[.AG5]+[.AH5]+[.AI5]" table:style-name="ce13">
            <text:p>£139,496.67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0" table:content-validation-name="val2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39496.67000000001" table:formula="of:=[.AJ5]+[.AM5]" table:style-name="ce13">
            <text:p>£139,496.6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0" table:content-validation-name="val28" table:style-name="ce83">
            <text:p>80</text:p>
          </table:table-cell>
          <table:table-cell office:value-type="float" office:value="76.577177177177163" table:content-validation-name="val27" table:style-name="ce82">
            <text:p>76.58</text:p>
          </table:table-cell>
          <table:table-cell office:value-type="float" office:value="307" table:content-validation-name="val28" table:style-name="ce85">
            <text:p>307</text:p>
          </table:table-cell>
          <table:table-cell office:value-type="float" office:value="294.60412912912915" table:content-validation-name="val27" table:style-name="ce84">
            <text:p>294.60</text:p>
          </table:table-cell>
          <table:table-cell office:value-type="float" office:value="222" table:content-validation-name="val28" table:style-name="ce87">
            <text:p>222</text:p>
          </table:table-cell>
          <table:table-cell office:value-type="float" office:value="218.14234234234235" table:content-validation-name="val27" table:style-name="ce86">
            <text:p>218.14</text:p>
          </table:table-cell>
          <table:table-cell office:value-type="float" office:value="1560" table:content-validation-name="val28" table:style-name="ce89">
            <text:p>1560</text:p>
          </table:table-cell>
          <table:table-cell office:value-type="float" office:value="1419.0143329043292" table:content-validation-name="val27" table:style-name="ce88">
            <text:p>1419.01</text:p>
          </table:table-cell>
          <table:table-cell office:value-type="float" office:value="193" table:content-validation-name="val28" table:style-name="ce91">
            <text:p>193</text:p>
          </table:table-cell>
          <table:table-cell office:value-type="float" office:value="181.56219969969976" table:content-validation-name="val27" table:style-name="ce90">
            <text:p>181.56</text:p>
          </table:table-cell>
          <table:table-cell table:number-columns-repeated="2" table:style-name="ce7"/>
          <table:table-cell office:value-type="float" office:value="2362" table:formula="of:=[.D6]+[.F6]+[.H6]+[.J6]+[.L6]" table:style-name="ce10">
            <text:p>2362</text:p>
          </table:table-cell>
          <table:table-cell office:value-type="float" office:value="2189.9001812526776" table:formula="of:=[.E6]+[.G6]+[.I6]+[.K6]+[.M6]" table:style-name="ce11">
            <text:p>2190</text:p>
          </table:table-cell>
          <table:table-cell office:value-type="float" office:value="151" table:style-name="ce7">
            <text:p>151</text:p>
          </table:table-cell>
          <table:table-cell office:value-type="float" office:value="148.99" table:style-name="ce15">
            <text:p>148.99</text:p>
          </table:table-cell>
          <table:table-cell office:value-type="float" office:value="145" table:style-name="ce7">
            <text:p>145</text:p>
          </table:table-cell>
          <table:table-cell office:value-type="float" office:value="143.4" table:style-name="ce15">
            <text:p>143.40</text:p>
          </table:table-cell>
          <table:table-cell office:value-type="float" office:value="47" table:style-name="ce7">
            <text:p>47</text:p>
          </table:table-cell>
          <table:table-cell office:value-type="float" office:value="47" table:style-name="ce7">
            <text:p>47</text:p>
          </table:table-cell>
          <table:table-cell office:value-type="float" office:value="3" table:style-name="ce7">
            <text:p>3</text:p>
          </table:table-cell>
          <table:table-cell office:value-type="float" office:value="0.2" table:style-name="ce7">
            <text:p>0.2</text:p>
          </table:table-cell>
          <table:table-cell office:value-type="float" office:value="346" table:formula="of:=[.R6]+[.T6]+[.V6]+[.X6]" table:style-name="ce10">
            <text:p>346</text:p>
          </table:table-cell>
          <table:table-cell office:value-type="float" office:value="339.59" table:formula="of:=[.S6]+[.U6]+[.W6]+[.Y6]" table:style-name="ce11">
            <text:p>340</text:p>
          </table:table-cell>
          <table:table-cell office:value-type="float" office:value="2708" table:formula="of:=[.P6]+[.Z6]" table:style-name="ce10">
            <text:p>2708</text:p>
          </table:table-cell>
          <table:table-cell office:value-type="float" office:value="2529.4901812526778" table:formula="of:=[.Q6]+[.AA6]" table:style-name="ce11">
            <text:p>2529</text:p>
          </table:table-cell>
          <table:table-cell office:value-type="currency" office:value="9570495.2799999993" table:content-validation-name="val25" table:style-name="ce12">
            <text:p>£9,570,495.28</text:p>
          </table:table-cell>
          <table:table-cell office:value-type="currency" office:value="32066.69" table:content-validation-name="val25" table:style-name="ce12">
            <text:p>£32,066.69</text:p>
          </table:table-cell>
          <table:table-cell office:value-type="currency" office:value="365850" table:content-validation-name="val25" table:style-name="ce12">
            <text:p>£365,850.00</text:p>
          </table:table-cell>
          <table:table-cell office:value-type="currency" office:value="43701.58" table:content-validation-name="val25" table:style-name="ce12">
            <text:p>£43,701.58</text:p>
          </table:table-cell>
          <table:table-cell office:value-type="currency" office:value="2676402.14" table:content-validation-name="val25" table:style-name="ce12">
            <text:p>£2,676,402.14</text:p>
          </table:table-cell>
          <table:table-cell office:value-type="currency" office:value="1139563.1399999999" table:content-validation-name="val25" table:style-name="ce12">
            <text:p>£1,139,563.14</text:p>
          </table:table-cell>
          <table:table-cell office:value-type="currency" office:value="13828078.83" table:formula="of:=[.AD6]+[.AE6]+[.AF6]+[.AG6]+[.AH6]+[.AI6]" table:style-name="ce13">
            <text:p>£13,828,078.83</text:p>
          </table:table-cell>
          <table:table-cell office:value-type="currency" office:value="1847656.9399999978" table:content-validation-name="val25" table:style-name="ce14">
            <text:p>£1,847,656.94</text:p>
          </table:table-cell>
          <table:table-cell office:value-type="currency" office:value="5306.25" table:content-validation-name="val25" table:style-name="ce14">
            <text:p>£5,306.25</text:p>
          </table:table-cell>
          <table:table-cell office:value-type="currency" office:value="1852963.1899999978" table:formula="of:=[.AK6]+[.AL6]" table:style-name="ce13">
            <text:p>£1,852,963.19</text:p>
          </table:table-cell>
          <table:table-cell office:value-type="currency" office:value="15681042.019999998" table:formula="of:=[.AJ6]+[.AM6]" table:style-name="ce13">
            <text:p>£15,681,042.02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Novembe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7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29" table:style-name="ce93">
            <text:p>4</text:p>
          </table:table-cell>
          <table:table-cell office:value-type="float" office:value="4" table:content-validation-name="val30" table:style-name="ce92">
            <text:p>4.00</text:p>
          </table:table-cell>
          <table:table-cell office:value-type="float" office:value="7" table:content-validation-name="val29" table:style-name="ce95">
            <text:p>7</text:p>
          </table:table-cell>
          <table:table-cell office:value-type="float" office:value="7" table:content-validation-name="val30" table:style-name="ce94">
            <text:p>7.00</text:p>
          </table:table-cell>
          <table:table-cell office:value-type="float" office:value="11" table:content-validation-name="val29" table:style-name="ce97">
            <text:p>11</text:p>
          </table:table-cell>
          <table:table-cell office:value-type="float" office:value="10.722222222222221" table:content-validation-name="val30" table:style-name="ce96">
            <text:p>10.72</text:p>
          </table:table-cell>
          <table:table-cell office:value-type="float" office:value="19" table:content-validation-name="val29" table:style-name="ce99">
            <text:p>19</text:p>
          </table:table-cell>
          <table:table-cell office:value-type="float" office:value="18.8" table:content-validation-name="val30" table:style-name="ce98">
            <text:p>18.80</text:p>
          </table:table-cell>
          <table:table-cell office:value-type="float" office:value="3" table:content-validation-name="val29" table:style-name="ce101">
            <text:p>3</text:p>
          </table:table-cell>
          <table:table-cell office:value-type="float" office:value="3" table:content-validation-name="val30" table:style-name="ce100">
            <text:p>3.00</text:p>
          </table:table-cell>
          <table:table-cell table:number-columns-repeated="2" table:style-name="ce7"/>
          <table:table-cell office:value-type="float" office:value="44" table:formula="of:=[.D4]+[.F4]+[.H4]+[.J4]+[.L4]" table:style-name="ce10">
            <text:p>44</text:p>
          </table:table-cell>
          <table:table-cell office:value-type="float" office:value="43.522222222222226" table:formula="of:=[.E4]+[.G4]+[.I4]+[.K4]+[.M4]" table:style-name="ce11">
            <text:p>44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4" table:formula="of:=[.P4]+[.Z4]" table:style-name="ce10">
            <text:p>44</text:p>
          </table:table-cell>
          <table:table-cell office:value-type="float" office:value="43.522222222222226" table:formula="of:=[.Q4]+[.AA4]" table:style-name="ce11">
            <text:p>44</text:p>
          </table:table-cell>
          <table:table-cell office:value-type="currency" office:value="162029.84" table:content-validation-name="val32" table:style-name="ce12">
            <text:p>£162,029.84</text:p>
          </table:table-cell>
          <table:table-cell office:value-type="currency" office:value="5484.66" table:content-validation-name="val32" table:style-name="ce12">
            <text:p>£5,484.66</text:p>
          </table:table-cell>
          <table:table-cell office:value-type="currency" office:value="0" table:content-validation-name="val31" table:style-name="ce12">
            <text:p>£0.00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41501.839999999997" table:content-validation-name="val32" table:style-name="ce12">
            <text:p>£41,501.84</text:p>
          </table:table-cell>
          <table:table-cell office:value-type="currency" office:value="18617.71" table:content-validation-name="val32" table:style-name="ce12">
            <text:p>£18,617.71</text:p>
          </table:table-cell>
          <table:table-cell office:value-type="currency" office:value="227634.05" table:formula="of:=[.AD4]+[.AE4]+[.AF4]+[.AG4]+[.AH4]+[.AI4]" table:style-name="ce13">
            <text:p>£227,634.05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27634.05" table:formula="of:=[.AJ4]+[.AM4]" table:style-name="ce13">
            <text:p>£227,634.05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29" table:style-name="ce93">
            <text:p>2</text:p>
          </table:table-cell>
          <table:table-cell office:value-type="float" office:value="2" table:content-validation-name="val30" table:style-name="ce92">
            <text:p>2.00</text:p>
          </table:table-cell>
          <table:table-cell office:value-type="float" office:value="1" table:content-validation-name="val29" table:style-name="ce95">
            <text:p>1</text:p>
          </table:table-cell>
          <table:table-cell office:value-type="float" office:value="0.77777777777777801" table:content-validation-name="val30" table:style-name="ce94">
            <text:p>0.78</text:p>
          </table:table-cell>
          <table:table-cell office:value-type="float" office:value="2" table:content-validation-name="val29" table:style-name="ce97">
            <text:p>2</text:p>
          </table:table-cell>
          <table:table-cell office:value-type="float" office:value="1.6486486486486491" table:content-validation-name="val30" table:style-name="ce96">
            <text:p>1.65</text:p>
          </table:table-cell>
          <table:table-cell office:value-type="float" office:value="15" table:content-validation-name="val29" table:style-name="ce99">
            <text:p>15</text:p>
          </table:table-cell>
          <table:table-cell office:value-type="float" office:value="15" table:content-validation-name="val30" table:style-name="ce98">
            <text:p>15.00</text:p>
          </table:table-cell>
          <table:table-cell table:content-validation-name="val29" table:style-name="ce101"/>
          <table:table-cell table:content-validation-name="val30" table:style-name="ce100"/>
          <table:table-cell table:number-columns-repeated="2" table:style-name="ce7"/>
          <table:table-cell office:value-type="float" office:value="20" table:formula="of:=[.D5]+[.F5]+[.H5]+[.J5]+[.L5]" table:style-name="ce10">
            <text:p>20</text:p>
          </table:table-cell>
          <table:table-cell office:value-type="float" office:value="19.426426426426428" table:formula="of:=[.E5]+[.G5]+[.I5]+[.K5]+[.M5]" table:style-name="ce11">
            <text:p>19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0" table:formula="of:=[.P5]+[.Z5]" table:style-name="ce10">
            <text:p>20</text:p>
          </table:table-cell>
          <table:table-cell office:value-type="float" office:value="19.426426426426428" table:formula="of:=[.Q5]+[.AA5]" table:style-name="ce11">
            <text:p>19</text:p>
          </table:table-cell>
          <table:table-cell office:value-type="currency" office:value="99039.84" table:content-validation-name="val32" table:style-name="ce12">
            <text:p>£99,039.84</text:p>
          </table:table-cell>
          <table:table-cell office:value-type="currency" office:value="2924.54" table:content-validation-name="val32" table:style-name="ce12">
            <text:p>£2,924.54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0" table:content-validation-name="val32" table:style-name="ce12">
            <text:p>£0.00</text:p>
          </table:table-cell>
          <table:table-cell office:value-type="currency" office:value="28400.799999999999" table:content-validation-name="val32" table:style-name="ce12">
            <text:p>£28,400.80</text:p>
          </table:table-cell>
          <table:table-cell office:value-type="currency" office:value="11587.48" table:content-validation-name="val32" table:style-name="ce12">
            <text:p>£11,587.48</text:p>
          </table:table-cell>
          <table:table-cell office:value-type="currency" office:value="141952.66" table:formula="of:=[.AD5]+[.AE5]+[.AF5]+[.AG5]+[.AH5]+[.AI5]" table:style-name="ce13">
            <text:p>£141,952.66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content-validation-name="val32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1952.66" table:formula="of:=[.AJ5]+[.AM5]" table:style-name="ce13">
            <text:p>£141,952.6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2" table:content-validation-name="val29" table:style-name="ce93">
            <text:p>82</text:p>
          </table:table-cell>
          <table:table-cell office:value-type="float" office:value="78.577177177177163" table:content-validation-name="val30" table:style-name="ce92">
            <text:p>78.58</text:p>
          </table:table-cell>
          <table:table-cell office:value-type="float" office:value="302" table:content-validation-name="val29" table:style-name="ce95">
            <text:p>302</text:p>
          </table:table-cell>
          <table:table-cell office:value-type="float" office:value="290.42569069069071" table:content-validation-name="val30" table:style-name="ce94">
            <text:p>290.43</text:p>
          </table:table-cell>
          <table:table-cell office:value-type="float" office:value="219" table:content-validation-name="val29" table:style-name="ce97">
            <text:p>219</text:p>
          </table:table-cell>
          <table:table-cell office:value-type="float" office:value="215.39789789789791" table:content-validation-name="val30" table:style-name="ce96">
            <text:p>215.40</text:p>
          </table:table-cell>
          <table:table-cell office:value-type="float" office:value="1563" table:content-validation-name="val29" table:style-name="ce99">
            <text:p>1563</text:p>
          </table:table-cell>
          <table:table-cell office:value-type="float" office:value="1421.4955848269838" table:content-validation-name="val30" table:style-name="ce98">
            <text:p>1421.50</text:p>
          </table:table-cell>
          <table:table-cell office:value-type="float" office:value="193" table:content-validation-name="val29" table:style-name="ce101">
            <text:p>193</text:p>
          </table:table-cell>
          <table:table-cell office:value-type="float" office:value="182.08930180180189" table:content-validation-name="val30" table:style-name="ce100">
            <text:p>182.09</text:p>
          </table:table-cell>
          <table:table-cell table:number-columns-repeated="2" table:style-name="ce7"/>
          <table:table-cell office:value-type="float" office:value="2359" table:formula="of:=[.D6]+[.F6]+[.H6]+[.J6]+[.L6]" table:style-name="ce10">
            <text:p>2359</text:p>
          </table:table-cell>
          <table:table-cell office:value-type="float" office:value="2187.9856523945514" table:formula="of:=[.E6]+[.G6]+[.I6]+[.K6]+[.M6]" table:style-name="ce11">
            <text:p>2188</text:p>
          </table:table-cell>
          <table:table-cell office:value-type="float" office:value="159" table:style-name="ce7">
            <text:p>159</text:p>
          </table:table-cell>
          <table:table-cell office:value-type="float" office:value="156.99" table:style-name="ce15">
            <text:p>156.99</text:p>
          </table:table-cell>
          <table:table-cell office:value-type="float" office:value="158" table:style-name="ce7">
            <text:p>158</text:p>
          </table:table-cell>
          <table:table-cell office:value-type="float" office:value="156.4" table:style-name="ce15">
            <text:p>156.40</text:p>
          </table:table-cell>
          <table:table-cell office:value-type="float" office:value="45" table:style-name="ce7">
            <text:p>45</text:p>
          </table:table-cell>
          <table:table-cell office:value-type="float" office:value="45" table:style-name="ce7">
            <text:p>45</text:p>
          </table:table-cell>
          <table:table-cell office:value-type="float" office:value="1" table:style-name="ce7">
            <text:p>1</text:p>
          </table:table-cell>
          <table:table-cell office:value-type="float" office:value="0.02" table:style-name="ce7">
            <text:p>0.02</text:p>
          </table:table-cell>
          <table:table-cell office:value-type="float" office:value="363" table:formula="of:=[.R6]+[.T6]+[.V6]+[.X6]" table:style-name="ce10">
            <text:p>363</text:p>
          </table:table-cell>
          <table:table-cell office:value-type="float" office:value="358.40999999999997" table:formula="of:=[.S6]+[.U6]+[.W6]+[.Y6]" table:style-name="ce11">
            <text:p>358</text:p>
          </table:table-cell>
          <table:table-cell office:value-type="float" office:value="2722" table:formula="of:=[.P6]+[.Z6]" table:style-name="ce10">
            <text:p>2722</text:p>
          </table:table-cell>
          <table:table-cell office:value-type="float" office:value="2546.3956523945512" table:formula="of:=[.Q6]+[.AA6]" table:style-name="ce11">
            <text:p>2546</text:p>
          </table:table-cell>
          <table:table-cell office:value-type="currency" office:value="9506231.7699999996" table:content-validation-name="val32" table:style-name="ce12">
            <text:p>£9,506,231.77</text:p>
          </table:table-cell>
          <table:table-cell office:value-type="currency" office:value="47349.61" table:content-validation-name="val32" table:style-name="ce12">
            <text:p>£47,349.61</text:p>
          </table:table-cell>
          <table:table-cell office:value-type="currency" office:value="36700" table:content-validation-name="val32" table:style-name="ce12">
            <text:p>£36,700.00</text:p>
          </table:table-cell>
          <table:table-cell office:value-type="currency" office:value="94707.34" table:content-validation-name="val32" table:style-name="ce12">
            <text:p>£94,707.34</text:p>
          </table:table-cell>
          <table:table-cell office:value-type="currency" office:value="2642634.7000000002" table:content-validation-name="val32" table:style-name="ce12">
            <text:p>£2,642,634.70</text:p>
          </table:table-cell>
          <table:table-cell office:value-type="currency" office:value="1093917.51" table:content-validation-name="val32" table:style-name="ce12">
            <text:p>£1,093,917.51</text:p>
          </table:table-cell>
          <table:table-cell office:value-type="currency" office:value="13421540.929999998" table:formula="of:=[.AD6]+[.AE6]+[.AF6]+[.AG6]+[.AH6]+[.AI6]" table:style-name="ce13">
            <text:p>£13,421,540.93</text:p>
          </table:table-cell>
          <table:table-cell office:value-type="currency" office:value="1715415.9099999962" table:content-validation-name="val32" table:style-name="ce14">
            <text:p>£1,715,415.91</text:p>
          </table:table-cell>
          <table:table-cell office:value-type="currency" office:value="412.5" table:content-validation-name="val32" table:style-name="ce14">
            <text:p>£412.50</text:p>
          </table:table-cell>
          <table:table-cell office:value-type="currency" office:value="1715828.4099999962" table:formula="of:=[.AK6]+[.AL6]" table:style-name="ce13">
            <text:p>£1,715,828.41</text:p>
          </table:table-cell>
          <table:table-cell office:value-type="currency" office:value="15137369.339999994" table:formula="of:=[.AJ6]+[.AM6]" table:style-name="ce13">
            <text:p>£15,137,369.34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December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3" table:content-validation-name="val33" table:style-name="ce103">
            <text:p>3</text:p>
          </table:table-cell>
          <table:table-cell office:value-type="float" office:value="3" table:content-validation-name="val34" table:style-name="ce102">
            <text:p>3.00</text:p>
          </table:table-cell>
          <table:table-cell office:value-type="float" office:value="8" table:content-validation-name="val33" table:style-name="ce105">
            <text:p>8</text:p>
          </table:table-cell>
          <table:table-cell office:value-type="float" office:value="8" table:content-validation-name="val34" table:style-name="ce104">
            <text:p>8.00</text:p>
          </table:table-cell>
          <table:table-cell office:value-type="float" office:value="12" table:content-validation-name="val33" table:style-name="ce107">
            <text:p>12</text:p>
          </table:table-cell>
          <table:table-cell office:value-type="float" office:value="11.722222222222221" table:content-validation-name="val34" table:style-name="ce106">
            <text:p>11.72</text:p>
          </table:table-cell>
          <table:table-cell office:value-type="float" office:value="20" table:content-validation-name="val33" table:style-name="ce109">
            <text:p>20</text:p>
          </table:table-cell>
          <table:table-cell office:value-type="float" office:value="19.8" table:content-validation-name="val34" table:style-name="ce108">
            <text:p>19.80</text:p>
          </table:table-cell>
          <table:table-cell office:value-type="float" office:value="4" table:content-validation-name="val33" table:style-name="ce111">
            <text:p>4</text:p>
          </table:table-cell>
          <table:table-cell office:value-type="float" office:value="4" table:content-validation-name="val34" table:style-name="ce110">
            <text:p>4.00</text:p>
          </table:table-cell>
          <table:table-cell table:number-columns-repeated="2" table:style-name="ce7"/>
          <table:table-cell office:value-type="float" office:value="47" table:formula="of:=[.D4]+[.F4]+[.H4]+[.J4]+[.L4]" table:style-name="ce10">
            <text:p>47</text:p>
          </table:table-cell>
          <table:table-cell office:value-type="float" office:value="46.522222222222226" table:formula="of:=[.E4]+[.G4]+[.I4]+[.K4]+[.M4]" table:style-name="ce11">
            <text:p>47</text:p>
          </table:table-cell>
          <table:table-cell table:number-columns-repeated="8" table:style-name="ce7"/>
          <table:table-cell office:value-type="float" office:value="0" table:formula="of:=[.R4]+[.T4]+[.V4]+[.X4]" table:style-name="ce10">
            <text:p>0</text:p>
          </table:table-cell>
          <table:table-cell office:value-type="float" office:value="0" table:formula="of:=[.S4]+[.U4]+[.W4]+[.Y4]" table:style-name="ce11">
            <text:p>0</text:p>
          </table:table-cell>
          <table:table-cell office:value-type="float" office:value="47" table:formula="of:=[.P4]+[.Z4]" table:style-name="ce10">
            <text:p>47</text:p>
          </table:table-cell>
          <table:table-cell office:value-type="float" office:value="46.522222222222226" table:formula="of:=[.Q4]+[.AA4]" table:style-name="ce11">
            <text:p>47</text:p>
          </table:table-cell>
          <table:table-cell office:value-type="currency" office:value="175375.45" table:content-validation-name="val36" table:style-name="ce12">
            <text:p>£175,375.45</text:p>
          </table:table-cell>
          <table:table-cell office:value-type="currency" office:value="5448.8" table:content-validation-name="val36" table:style-name="ce12">
            <text:p>£5,448.80</text:p>
          </table:table-cell>
          <table:table-cell office:value-type="currency" office:value="7975" table:content-validation-name="val35" table:style-name="ce12">
            <text:p>£7,975.00</text:p>
          </table:table-cell>
          <table:table-cell office:value-type="currency" office:value="0" table:content-validation-name="val36" table:style-name="ce12">
            <text:p>£0.00</text:p>
          </table:table-cell>
          <table:table-cell office:value-type="currency" office:value="47898.41" table:content-validation-name="val36" table:style-name="ce12">
            <text:p>£47,898.41</text:p>
          </table:table-cell>
          <table:table-cell office:value-type="currency" office:value="21829.7" table:content-validation-name="val36" table:style-name="ce12">
            <text:p>£21,829.70</text:p>
          </table:table-cell>
          <table:table-cell office:value-type="currency" office:value="258527.36000000002" table:formula="of:=[.AD4]+[.AE4]+[.AF4]+[.AG4]+[.AH4]+[.AI4]" table:style-name="ce13">
            <text:p>£258,527.36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formula="of:=[.AK4]+[.AL4]" table:style-name="ce13">
            <text:p>£0.00</text:p>
          </table:table-cell>
          <table:table-cell office:value-type="currency" office:value="258527.36000000002" table:formula="of:=[.AJ4]+[.AM4]" table:style-name="ce13">
            <text:p>£258,527.36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33" table:style-name="ce103">
            <text:p>2</text:p>
          </table:table-cell>
          <table:table-cell office:value-type="float" office:value="2" table:content-validation-name="val34" table:style-name="ce102">
            <text:p>2.00</text:p>
          </table:table-cell>
          <table:table-cell office:value-type="float" office:value="2" table:content-validation-name="val33" table:style-name="ce105">
            <text:p>2</text:p>
          </table:table-cell>
          <table:table-cell office:value-type="float" office:value="1.363143631436315" table:content-validation-name="val34" table:style-name="ce104">
            <text:p>1.36</text:p>
          </table:table-cell>
          <table:table-cell office:value-type="float" office:value="1" table:content-validation-name="val33" table:style-name="ce107">
            <text:p>1</text:p>
          </table:table-cell>
          <table:table-cell office:value-type="float" office:value="1" table:content-validation-name="val34" table:style-name="ce106">
            <text:p>1.00</text:p>
          </table:table-cell>
          <table:table-cell office:value-type="float" office:value="15" table:content-validation-name="val33" table:style-name="ce109">
            <text:p>15</text:p>
          </table:table-cell>
          <table:table-cell office:value-type="float" office:value="15" table:content-validation-name="val34" table:style-name="ce108">
            <text:p>15.00</text:p>
          </table:table-cell>
          <table:table-cell table:content-validation-name="val33" table:style-name="ce111"/>
          <table:table-cell table:content-validation-name="val34" table:style-name="ce110"/>
          <table:table-cell table:number-columns-repeated="2" table:style-name="ce7"/>
          <table:table-cell office:value-type="float" office:value="20" table:formula="of:=[.D5]+[.F5]+[.H5]+[.J5]+[.L5]" table:style-name="ce10">
            <text:p>20</text:p>
          </table:table-cell>
          <table:table-cell office:value-type="float" office:value="19.363143631436316" table:formula="of:=[.E5]+[.G5]+[.I5]+[.K5]+[.M5]" table:style-name="ce11">
            <text:p>19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0" table:formula="of:=[.P5]+[.Z5]" table:style-name="ce10">
            <text:p>20</text:p>
          </table:table-cell>
          <table:table-cell office:value-type="float" office:value="19.363143631436316" table:formula="of:=[.Q5]+[.AA5]" table:style-name="ce11">
            <text:p>19</text:p>
          </table:table-cell>
          <table:table-cell office:value-type="currency" office:value="107165.4" table:content-validation-name="val36" table:style-name="ce12">
            <text:p>£107,165.40</text:p>
          </table:table-cell>
          <table:table-cell office:value-type="currency" office:value="2924.54" table:content-validation-name="val36" table:style-name="ce12">
            <text:p>£2,924.54</text:p>
          </table:table-cell>
          <table:table-cell office:value-type="currency" office:value="725" table:content-validation-name="val36" table:style-name="ce12">
            <text:p>£725.00</text:p>
          </table:table-cell>
          <table:table-cell office:value-type="currency" office:value="439.73" table:content-validation-name="val36" table:style-name="ce12">
            <text:p>£439.73</text:p>
          </table:table-cell>
          <table:table-cell office:value-type="currency" office:value="29858.14" table:content-validation-name="val36" table:style-name="ce12">
            <text:p>£29,858.14</text:p>
          </table:table-cell>
          <table:table-cell office:value-type="currency" office:value="13052.6" table:content-validation-name="val36" table:style-name="ce12">
            <text:p>£13,052.60</text:p>
          </table:table-cell>
          <table:table-cell office:value-type="currency" office:value="154165.41" table:formula="of:=[.AD5]+[.AE5]+[.AF5]+[.AG5]+[.AH5]+[.AI5]" table:style-name="ce13">
            <text:p>£154,165.41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54165.41" table:formula="of:=[.AJ5]+[.AM5]" table:style-name="ce13">
            <text:p>£154,165.41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81" table:content-validation-name="val33" table:style-name="ce103">
            <text:p>81</text:p>
          </table:table-cell>
          <table:table-cell office:value-type="float" office:value="77.577177177177163" table:content-validation-name="val34" table:style-name="ce102">
            <text:p>77.58</text:p>
          </table:table-cell>
          <table:table-cell office:value-type="float" office:value="309" table:content-validation-name="val33" table:style-name="ce105">
            <text:p>309</text:p>
          </table:table-cell>
          <table:table-cell office:value-type="float" office:value="296.96878378378398" table:content-validation-name="val34" table:style-name="ce104">
            <text:p>296.97</text:p>
          </table:table-cell>
          <table:table-cell office:value-type="float" office:value="219" table:content-validation-name="val33" table:style-name="ce107">
            <text:p>219</text:p>
          </table:table-cell>
          <table:table-cell office:value-type="float" office:value="215.39789789789793" table:content-validation-name="val34" table:style-name="ce106">
            <text:p>215.40</text:p>
          </table:table-cell>
          <table:table-cell office:value-type="float" office:value="1562" table:content-validation-name="val33" table:style-name="ce109">
            <text:p>1562</text:p>
          </table:table-cell>
          <table:table-cell office:value-type="float" office:value="1419.9606899320888" table:content-validation-name="val34" table:style-name="ce108">
            <text:p>1419.96</text:p>
          </table:table-cell>
          <table:table-cell office:value-type="float" office:value="193" table:content-validation-name="val33" table:style-name="ce111">
            <text:p>193</text:p>
          </table:table-cell>
          <table:table-cell office:value-type="float" office:value="181.83457207207206" table:content-validation-name="val34" table:style-name="ce110">
            <text:p>181.83</text:p>
          </table:table-cell>
          <table:table-cell table:number-columns-repeated="2" table:style-name="ce7"/>
          <table:table-cell office:value-type="float" office:value="2364" table:formula="of:=[.D6]+[.F6]+[.H6]+[.J6]+[.L6]" table:style-name="ce10">
            <text:p>2364</text:p>
          </table:table-cell>
          <table:table-cell office:value-type="float" office:value="2191.7391208630202" table:formula="of:=[.E6]+[.G6]+[.I6]+[.K6]+[.M6]" table:style-name="ce11">
            <text:p>2192</text:p>
          </table:table-cell>
          <table:table-cell office:value-type="float" office:value="147" table:style-name="ce7">
            <text:p>147</text:p>
          </table:table-cell>
          <table:table-cell office:value-type="float" office:value="144.99" table:style-name="ce15">
            <text:p>144.99</text:p>
          </table:table-cell>
          <table:table-cell office:value-type="float" office:value="150" table:style-name="ce7">
            <text:p>150</text:p>
          </table:table-cell>
          <table:table-cell office:value-type="float" office:value="148.4" table:style-name="ce15">
            <text:p>148.40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2" table:style-name="ce7"/>
          <table:table-cell office:value-type="float" office:value="338" table:formula="of:=[.R6]+[.T6]+[.V6]+[.X6]" table:style-name="ce10">
            <text:p>338</text:p>
          </table:table-cell>
          <table:table-cell office:value-type="float" office:value="334.39" table:formula="of:=[.S6]+[.U6]+[.W6]+[.Y6]" table:style-name="ce11">
            <text:p>334</text:p>
          </table:table-cell>
          <table:table-cell office:value-type="float" office:value="2702" table:formula="of:=[.P6]+[.Z6]" table:style-name="ce10">
            <text:p>2702</text:p>
          </table:table-cell>
          <table:table-cell office:value-type="float" office:value="2526.12912086302" table:formula="of:=[.Q6]+[.AA6]" table:style-name="ce11">
            <text:p>2526</text:p>
          </table:table-cell>
          <table:table-cell office:value-type="currency" office:value="10300605.35" table:content-validation-name="val36" table:style-name="ce12">
            <text:p>£10,300,605.35</text:p>
          </table:table-cell>
          <table:table-cell office:value-type="currency" office:value="27885.65" table:content-validation-name="val36" table:style-name="ce12">
            <text:p>£27,885.65</text:p>
          </table:table-cell>
          <table:table-cell office:value-type="currency" office:value="430510.6" table:content-validation-name="val36" table:style-name="ce12">
            <text:p>£430,510.60</text:p>
          </table:table-cell>
          <table:table-cell office:value-type="currency" office:value="69340.960000000006" table:content-validation-name="val36" table:style-name="ce12">
            <text:p>£69,340.96</text:p>
          </table:table-cell>
          <table:table-cell office:value-type="currency" office:value="3733798.99" table:content-validation-name="val36" table:style-name="ce12">
            <text:p>£3,733,798.99</text:p>
          </table:table-cell>
          <table:table-cell office:value-type="currency" office:value="1248812.21" table:content-validation-name="val36" table:style-name="ce12">
            <text:p>£1,248,812.21</text:p>
          </table:table-cell>
          <table:table-cell office:value-type="currency" office:value="15810953.760000002" table:formula="of:=[.AD6]+[.AE6]+[.AF6]+[.AG6]+[.AH6]+[.AI6]" table:style-name="ce13">
            <text:p>£15,810,953.76</text:p>
          </table:table-cell>
          <table:table-cell office:value-type="currency" office:value="1683496.4599999955" table:content-validation-name="val36" table:style-name="ce14">
            <text:p>£1,683,496.46</text:p>
          </table:table-cell>
          <table:table-cell office:value-type="currency" office:value="0" table:content-validation-name="val36" table:style-name="ce14">
            <text:p>£0.00</text:p>
          </table:table-cell>
          <table:table-cell office:value-type="currency" office:value="1683496.4599999955" table:formula="of:=[.AK6]+[.AL6]" table:style-name="ce13">
            <text:p>£1,683,496.46</text:p>
          </table:table-cell>
          <table:table-cell office:value-type="currency" office:value="17494450.219999999" table:formula="of:=[.AJ6]+[.AM6]" table:style-name="ce13">
            <text:p>£17,494,450.22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January_2020" table:style-name="ta1">
        <table:table-column table:style-name="co39" table:default-cell-style-name="ce1"/>
        <table:table-column table:style-name="co40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3" table:content-validation-name="val40" table:style-name="ce112">
            <text:p>3</text:p>
          </table:table-cell>
          <table:table-cell office:value-type="float" office:value="3" table:content-validation-name="val39" table:style-name="ce113">
            <text:p>3.00</text:p>
          </table:table-cell>
          <table:table-cell office:value-type="float" office:value="8" table:content-validation-name="val40" table:style-name="ce114">
            <text:p>8</text:p>
          </table:table-cell>
          <table:table-cell office:value-type="float" office:value="8" table:content-validation-name="val39" table:style-name="ce115">
            <text:p>8.00</text:p>
          </table:table-cell>
          <table:table-cell office:value-type="float" office:value="11" table:content-validation-name="val40" table:style-name="ce116">
            <text:p>11</text:p>
          </table:table-cell>
          <table:table-cell office:value-type="float" office:value="10.722222222222221" table:content-validation-name="val39" table:style-name="ce117">
            <text:p>10.72</text:p>
          </table:table-cell>
          <table:table-cell office:value-type="float" office:value="19" table:content-validation-name="val40" table:style-name="ce118">
            <text:p>19</text:p>
          </table:table-cell>
          <table:table-cell office:value-type="float" office:value="18.8" table:content-validation-name="val39" table:style-name="ce119">
            <text:p>18.80</text:p>
          </table:table-cell>
          <table:table-cell office:value-type="float" office:value="5" table:content-validation-name="val40" table:style-name="ce135">
            <text:p>5</text:p>
          </table:table-cell>
          <table:table-cell office:value-type="float" office:value="4.625" table:content-validation-name="val39" table:style-name="ce131">
            <text:p>4.63</text:p>
          </table:table-cell>
          <table:table-cell table:number-columns-repeated="2" table:style-name="ce7"/>
          <table:table-cell office:value-type="float" office:value="46" table:formula="of:=[.D4]+[.F4]+[.H4]+[.J4]+[.L4]" table:style-name="ce10">
            <text:p>46</text:p>
          </table:table-cell>
          <table:table-cell office:value-type="float" office:value="45.147222222222226" table:formula="of:=[.E4]+[.G4]+[.I4]+[.K4]+[.M4]" table:style-name="ce11">
            <text:p>45</text:p>
          </table:table-cell>
          <table:table-cell office:value-type="float" office:value="1" table:content-validation-name="val40" table:style-name="ce120">
            <text:p>1</text:p>
          </table:table-cell>
          <table:table-cell office:value-type="float" office:value="1" table:content-validation-name="val39" table:style-name="ce122">
            <text:p>1.00</text:p>
          </table:table-cell>
          <table:table-cell table:content-validation-name="val40" table:style-name="ce125"/>
          <table:table-cell table:content-validation-name="val39" table:style-name="ce127"/>
          <table:table-cell table:content-validation-name="val40" table:style-name="ce129"/>
          <table:table-cell table:content-validation-name="val39" table:style-name="ce132"/>
          <table:table-cell table:content-validation-name="val40" table:style-name="ce134"/>
          <table:table-cell table:content-validation-name="val39" table:style-name="ce136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47" table:formula="of:=[.P4]+[.Z4]" table:style-name="ce10">
            <text:p>47</text:p>
          </table:table-cell>
          <table:table-cell office:value-type="float" office:value="46.147222222222226" table:formula="of:=[.Q4]+[.AA4]" table:style-name="ce11">
            <text:p>46</text:p>
          </table:table-cell>
          <table:table-cell office:value-type="currency" office:value="184469" table:content-validation-name="val37" table:style-name="ce12">
            <text:p>£184,469.00</text:p>
          </table:table-cell>
          <table:table-cell office:value-type="currency" office:value="7307" table:content-validation-name="val37" table:style-name="ce12">
            <text:p>£7,307.00</text:p>
          </table:table-cell>
          <table:table-cell office:value-type="currency" office:value="1450" table:content-validation-name="val38" table:style-name="ce12">
            <text:p>£1,450.00</text:p>
          </table:table-cell>
          <table:table-cell office:value-type="currency" office:value="0" table:content-validation-name="val37" table:style-name="ce12">
            <text:p>£0.00</text:p>
          </table:table-cell>
          <table:table-cell office:value-type="currency" office:value="48380.62" table:content-validation-name="val37" table:style-name="ce12">
            <text:p>£48,380.62</text:p>
          </table:table-cell>
          <table:table-cell office:value-type="currency" office:value="21967.5" table:content-validation-name="val37" table:style-name="ce12">
            <text:p>£21,967.50</text:p>
          </table:table-cell>
          <table:table-cell office:value-type="currency" office:value="263574.12" table:formula="of:=[.AD4]+[.AE4]+[.AF4]+[.AG4]+[.AH4]+[.AI4]" table:style-name="ce13">
            <text:p>£263,574.12</text:p>
          </table:table-cell>
          <table:table-cell office:value-type="currency" office:value="13671.25" table:content-validation-name="val37" table:style-name="ce14">
            <text:p>£13,671.25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13671.25" table:formula="of:=[.AK4]+[.AL4]" table:style-name="ce13">
            <text:p>£13,671.25</text:p>
          </table:table-cell>
          <table:table-cell office:value-type="currency" office:value="277245.37" table:formula="of:=[.AJ4]+[.AM4]" table:style-name="ce13">
            <text:p>£277,245.3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3" table:content-validation-name="val40" table:style-name="ce112">
            <text:p>3</text:p>
          </table:table-cell>
          <table:table-cell office:value-type="float" office:value="2.6081081081081079" table:content-validation-name="val39" table:style-name="ce113">
            <text:p>2.61</text:p>
          </table:table-cell>
          <table:table-cell office:value-type="float" office:value="2" table:content-validation-name="val40" table:style-name="ce114">
            <text:p>2</text:p>
          </table:table-cell>
          <table:table-cell office:value-type="float" office:value="1.426426426426427" table:content-validation-name="val39" table:style-name="ce115">
            <text:p>1.43</text:p>
          </table:table-cell>
          <table:table-cell office:value-type="float" office:value="1" table:content-validation-name="val40" table:style-name="ce116">
            <text:p>1</text:p>
          </table:table-cell>
          <table:table-cell office:value-type="float" office:value="1" table:content-validation-name="val39" table:style-name="ce117">
            <text:p>1.00</text:p>
          </table:table-cell>
          <table:table-cell office:value-type="float" office:value="15" table:content-validation-name="val40" table:style-name="ce118">
            <text:p>15</text:p>
          </table:table-cell>
          <table:table-cell office:value-type="float" office:value="15" table:content-validation-name="val39" table:style-name="ce119">
            <text:p>15.00</text:p>
          </table:table-cell>
          <table:table-cell table:content-validation-name="val40" table:style-name="ce135"/>
          <table:table-cell table:content-validation-name="val39" table:style-name="ce131"/>
          <table:table-cell table:number-columns-repeated="2" table:style-name="ce7"/>
          <table:table-cell office:value-type="float" office:value="21" table:formula="of:=[.D5]+[.F5]+[.H5]+[.J5]+[.L5]" table:style-name="ce10">
            <text:p>21</text:p>
          </table:table-cell>
          <table:table-cell office:value-type="float" office:value="20.034534534534536" table:formula="of:=[.E5]+[.G5]+[.I5]+[.K5]+[.M5]" table:style-name="ce11">
            <text:p>20</text:p>
          </table:table-cell>
          <table:table-cell table:content-validation-name="val40" table:style-name="ce120"/>
          <table:table-cell table:content-validation-name="val39" table:style-name="ce123"/>
          <table:table-cell table:content-validation-name="val40" table:style-name="ce125"/>
          <table:table-cell table:content-validation-name="val39" table:style-name="ce127"/>
          <table:table-cell table:content-validation-name="val40" table:style-name="ce129"/>
          <table:table-cell table:content-validation-name="val39" table:style-name="ce132"/>
          <table:table-cell table:content-validation-name="val40" table:style-name="ce134"/>
          <table:table-cell table:content-validation-name="val39" table:style-name="ce136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1" table:formula="of:=[.P5]+[.Z5]" table:style-name="ce10">
            <text:p>21</text:p>
          </table:table-cell>
          <table:table-cell office:value-type="float" office:value="20.034534534534536" table:formula="of:=[.Q5]+[.AA5]" table:style-name="ce11">
            <text:p>20</text:p>
          </table:table-cell>
          <table:table-cell office:value-type="currency" office:value="98160.67" table:content-validation-name="val37" table:style-name="ce12">
            <text:p>£98,160.67</text:p>
          </table:table-cell>
          <table:table-cell office:value-type="currency" office:value="2924.54" table:content-validation-name="val37" table:style-name="ce12">
            <text:p>£2,924.54</text:p>
          </table:table-cell>
          <table:table-cell office:value-type="currency" office:value="832.24" table:content-validation-name="val37" table:style-name="ce12">
            <text:p>£832.24</text:p>
          </table:table-cell>
          <table:table-cell office:value-type="currency" office:value="439.73" table:content-validation-name="val37" table:style-name="ce12">
            <text:p>£439.73</text:p>
          </table:table-cell>
          <table:table-cell office:value-type="currency" office:value="28404.43" table:content-validation-name="val37" table:style-name="ce12">
            <text:p>£28,404.43</text:p>
          </table:table-cell>
          <table:table-cell office:value-type="currency" office:value="11797.42" table:content-validation-name="val37" table:style-name="ce12">
            <text:p>£11,797.42</text:p>
          </table:table-cell>
          <table:table-cell office:value-type="currency" office:value="142559.03" table:formula="of:=[.AD5]+[.AE5]+[.AF5]+[.AG5]+[.AH5]+[.AI5]" table:style-name="ce13">
            <text:p>£142,559.03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42559.03" table:formula="of:=[.AJ5]+[.AM5]" table:style-name="ce13">
            <text:p>£142,559.03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6" table:content-validation-name="val40" table:style-name="ce112">
            <text:p>76</text:p>
          </table:table-cell>
          <table:table-cell office:value-type="float" office:value="72.577177177177177" table:content-validation-name="val39" table:style-name="ce113">
            <text:p>72.58</text:p>
          </table:table-cell>
          <table:table-cell office:value-type="float" office:value="315" table:content-validation-name="val40" table:style-name="ce114">
            <text:p>315</text:p>
          </table:table-cell>
          <table:table-cell office:value-type="float" office:value="303.22824324324347" table:content-validation-name="val39" table:style-name="ce115">
            <text:p>303.23</text:p>
          </table:table-cell>
          <table:table-cell office:value-type="float" office:value="222" table:content-validation-name="val40" table:style-name="ce116">
            <text:p>222</text:p>
          </table:table-cell>
          <table:table-cell office:value-type="float" office:value="218.38052338052339" table:content-validation-name="val39" table:style-name="ce117">
            <text:p>218.38</text:p>
          </table:table-cell>
          <table:table-cell office:value-type="float" office:value="1598" table:content-validation-name="val40" table:style-name="ce118">
            <text:p>1598</text:p>
          </table:table-cell>
          <table:table-cell office:value-type="float" office:value="1451.3708837670388" table:content-validation-name="val39" table:style-name="ce119">
            <text:p>1451.37</text:p>
          </table:table-cell>
          <table:table-cell office:value-type="float" office:value="196" table:content-validation-name="val40" table:style-name="ce135">
            <text:p>196</text:p>
          </table:table-cell>
          <table:table-cell office:value-type="float" office:value="184.61876876876875" table:content-validation-name="val39" table:style-name="ce131">
            <text:p>184.62</text:p>
          </table:table-cell>
          <table:table-cell table:number-columns-repeated="2" table:style-name="ce7"/>
          <table:table-cell office:value-type="float" office:value="2407" table:formula="of:=[.D6]+[.F6]+[.H6]+[.J6]+[.L6]" table:style-name="ce10">
            <text:p>2407</text:p>
          </table:table-cell>
          <table:table-cell office:value-type="float" office:value="2230.1755963367518" table:formula="of:=[.E6]+[.G6]+[.I6]+[.K6]+[.M6]" table:style-name="ce11">
            <text:p>2230</text:p>
          </table:table-cell>
          <table:table-cell office:value-type="float" office:value="145" table:content-validation-name="val40" table:style-name="ce121">
            <text:p>145</text:p>
          </table:table-cell>
          <table:table-cell office:value-type="float" office:value="142.96297297297298" table:content-validation-name="val39" table:style-name="ce124">
            <text:p>142.96</text:p>
          </table:table-cell>
          <table:table-cell office:value-type="float" office:value="151" table:content-validation-name="val40" table:style-name="ce126">
            <text:p>151</text:p>
          </table:table-cell>
          <table:table-cell office:value-type="float" office:value="149.4" table:content-validation-name="val39" table:style-name="ce128">
            <text:p>149.40</text:p>
          </table:table-cell>
          <table:table-cell office:value-type="float" office:value="40" table:content-validation-name="val40" table:style-name="ce130">
            <text:p>40</text:p>
          </table:table-cell>
          <table:table-cell office:value-type="float" office:value="40" table:content-validation-name="val39" table:style-name="ce133">
            <text:p>40.00</text:p>
          </table:table-cell>
          <table:table-cell table:content-validation-name="val40" table:style-name="ce134"/>
          <table:table-cell table:content-validation-name="val39" table:style-name="ce136"/>
          <table:table-cell office:value-type="float" office:value="336" table:formula="of:=[.R6]+[.T6]+[.V6]+[.X6]" table:style-name="ce10">
            <text:p>336</text:p>
          </table:table-cell>
          <table:table-cell office:value-type="float" office:value="332.36297297297301" table:formula="of:=[.S6]+[.U6]+[.W6]+[.Y6]" table:style-name="ce11">
            <text:p>332</text:p>
          </table:table-cell>
          <table:table-cell office:value-type="float" office:value="2743" table:formula="of:=[.P6]+[.Z6]" table:style-name="ce10">
            <text:p>2743</text:p>
          </table:table-cell>
          <table:table-cell office:value-type="float" office:value="2562.5385693097251" table:formula="of:=[.Q6]+[.AA6]" table:style-name="ce11">
            <text:p>2563</text:p>
          </table:table-cell>
          <table:table-cell office:value-type="currency" office:value="9718527" table:content-validation-name="val37" table:style-name="ce12">
            <text:p>£9,718,527.00</text:p>
          </table:table-cell>
          <table:table-cell office:value-type="currency" office:value="27753.13" table:content-validation-name="val37" table:style-name="ce12">
            <text:p>£27,753.13</text:p>
          </table:table-cell>
          <table:table-cell office:value-type="currency" office:value="14750" table:content-validation-name="val37" table:style-name="ce12">
            <text:p>£14,750.00</text:p>
          </table:table-cell>
          <table:table-cell office:value-type="currency" office:value="56271.9" table:content-validation-name="val37" table:style-name="ce12">
            <text:p>£56,271.90</text:p>
          </table:table-cell>
          <table:table-cell office:value-type="currency" office:value="2700721.79" table:content-validation-name="val37" table:style-name="ce12">
            <text:p>£2,700,721.79</text:p>
          </table:table-cell>
          <table:table-cell office:value-type="currency" office:value="1112239.93" table:content-validation-name="val37" table:style-name="ce12">
            <text:p>£1,112,239.93</text:p>
          </table:table-cell>
          <table:table-cell office:value-type="currency" office:value="13630263.75" table:formula="of:=[.AD6]+[.AE6]+[.AF6]+[.AG6]+[.AH6]+[.AI6]" table:style-name="ce13">
            <text:p>£13,630,263.75</text:p>
          </table:table-cell>
          <table:table-cell office:value-type="currency" office:value="1867159.68" table:content-validation-name="val37" table:style-name="ce14">
            <text:p>£1,867,159.68</text:p>
          </table:table-cell>
          <table:table-cell office:value-type="currency" office:value="0" table:content-validation-name="val37" table:style-name="ce14">
            <text:p>£0.00</text:p>
          </table:table-cell>
          <table:table-cell office:value-type="currency" office:value="1867159.68" table:formula="of:=[.AK6]+[.AL6]" table:style-name="ce13">
            <text:p>£1,867,159.68</text:p>
          </table:table-cell>
          <table:table-cell office:value-type="currency" office:value="15497423.43" table:formula="of:=[.AJ6]+[.AM6]" table:style-name="ce13">
            <text:p>£15,497,423.43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February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3" table:content-validation-name="val41" table:style-name="ce138">
            <text:p>3</text:p>
          </table:table-cell>
          <table:table-cell office:value-type="float" office:value="3" table:content-validation-name="val42" table:style-name="ce137">
            <text:p>3.00</text:p>
          </table:table-cell>
          <table:table-cell office:value-type="float" office:value="8" table:content-validation-name="val41" table:style-name="ce140">
            <text:p>8</text:p>
          </table:table-cell>
          <table:table-cell office:value-type="float" office:value="8" table:content-validation-name="val42" table:style-name="ce139">
            <text:p>8.00</text:p>
          </table:table-cell>
          <table:table-cell office:value-type="float" office:value="12" table:content-validation-name="val41" table:style-name="ce142">
            <text:p>12</text:p>
          </table:table-cell>
          <table:table-cell office:value-type="float" office:value="11.722222222222221" table:content-validation-name="val42" table:style-name="ce141">
            <text:p>11.72</text:p>
          </table:table-cell>
          <table:table-cell office:value-type="float" office:value="20" table:content-validation-name="val41" table:style-name="ce144">
            <text:p>20</text:p>
          </table:table-cell>
          <table:table-cell office:value-type="float" office:value="19.8" table:content-validation-name="val42" table:style-name="ce143">
            <text:p>19.80</text:p>
          </table:table-cell>
          <table:table-cell office:value-type="float" office:value="6" table:content-validation-name="val41" table:style-name="ce146">
            <text:p>6</text:p>
          </table:table-cell>
          <table:table-cell office:value-type="float" office:value="5.2361111111111107" table:content-validation-name="val42" table:style-name="ce145">
            <text:p>5.24</text:p>
          </table:table-cell>
          <table:table-cell table:number-columns-repeated="2" table:style-name="ce7"/>
          <table:table-cell office:value-type="float" office:value="49" table:formula="of:=[.D4]+[.F4]+[.H4]+[.J4]+[.L4]" table:style-name="ce10">
            <text:p>49</text:p>
          </table:table-cell>
          <table:table-cell office:value-type="float" office:value="47.75833333333334" table:formula="of:=[.E4]+[.G4]+[.I4]+[.K4]+[.M4]" table:style-name="ce11">
            <text:p>4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0" table:formula="of:=[.P4]+[.Z4]" table:style-name="ce10">
            <text:p>50</text:p>
          </table:table-cell>
          <table:table-cell office:value-type="float" office:value="48.75833333333334" table:formula="of:=[.Q4]+[.AA4]" table:style-name="ce11">
            <text:p>49</text:p>
          </table:table-cell>
          <table:table-cell office:value-type="currency" office:value="189471.64" table:content-validation-name="val44" table:style-name="ce12">
            <text:p>£189,471.64</text:p>
          </table:table-cell>
          <table:table-cell office:value-type="currency" office:value="6886.55" table:content-validation-name="val44" table:style-name="ce12">
            <text:p>£6,886.55</text:p>
          </table:table-cell>
          <table:table-cell office:value-type="currency" office:value="725" table:content-validation-name="val43" table:style-name="ce12">
            <text:p>£725.00</text:p>
          </table:table-cell>
          <table:table-cell office:value-type="currency" office:value="0" table:content-validation-name="val44" table:style-name="ce12">
            <text:p>£0.00</text:p>
          </table:table-cell>
          <table:table-cell office:value-type="currency" office:value="51223.41" table:content-validation-name="val44" table:style-name="ce12">
            <text:p>£51,223.41</text:p>
          </table:table-cell>
          <table:table-cell office:value-type="currency" office:value="23756.34" table:content-validation-name="val44" table:style-name="ce12">
            <text:p>£23,756.34</text:p>
          </table:table-cell>
          <table:table-cell office:value-type="currency" office:value="272062.94" table:formula="of:=[.AD4]+[.AE4]+[.AF4]+[.AG4]+[.AH4]+[.AI4]" table:style-name="ce13">
            <text:p>£272,062.94</text:p>
          </table:table-cell>
          <table:table-cell office:value-type="currency" office:value="4606.7" table:content-validation-name="val44" table:style-name="ce14">
            <text:p>£4,606.70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4606.7" table:formula="of:=[.AK4]+[.AL4]" table:style-name="ce13">
            <text:p>£4,606.70</text:p>
          </table:table-cell>
          <table:table-cell office:value-type="currency" office:value="276669.64" table:formula="of:=[.AJ4]+[.AM4]" table:style-name="ce13">
            <text:p>£276,669.64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3" table:content-validation-name="val41" table:style-name="ce138">
            <text:p>3</text:p>
          </table:table-cell>
          <table:table-cell office:value-type="float" office:value="2.6081081081081079" table:content-validation-name="val42" table:style-name="ce137">
            <text:p>2.61</text:p>
          </table:table-cell>
          <table:table-cell office:value-type="float" office:value="2" table:content-validation-name="val41" table:style-name="ce140">
            <text:p>2</text:p>
          </table:table-cell>
          <table:table-cell office:value-type="float" office:value="1.426426426426427" table:content-validation-name="val42" table:style-name="ce139">
            <text:p>1.43</text:p>
          </table:table-cell>
          <table:table-cell office:value-type="float" office:value="1" table:content-validation-name="val41" table:style-name="ce142">
            <text:p>1</text:p>
          </table:table-cell>
          <table:table-cell office:value-type="float" office:value="1" table:content-validation-name="val42" table:style-name="ce141">
            <text:p>1.00</text:p>
          </table:table-cell>
          <table:table-cell office:value-type="float" office:value="18" table:content-validation-name="val41" table:style-name="ce144">
            <text:p>18</text:p>
          </table:table-cell>
          <table:table-cell office:value-type="float" office:value="18" table:content-validation-name="val42" table:style-name="ce143">
            <text:p>18.00</text:p>
          </table:table-cell>
          <table:table-cell table:content-validation-name="val41" table:style-name="ce146"/>
          <table:table-cell table:content-validation-name="val42" table:style-name="ce145"/>
          <table:table-cell table:number-columns-repeated="2" table:style-name="ce7"/>
          <table:table-cell office:value-type="float" office:value="24" table:formula="of:=[.D5]+[.F5]+[.H5]+[.J5]+[.L5]" table:style-name="ce10">
            <text:p>24</text:p>
          </table:table-cell>
          <table:table-cell office:value-type="float" office:value="23.034534534534536" table:formula="of:=[.E5]+[.G5]+[.I5]+[.K5]+[.M5]" table:style-name="ce11">
            <text:p>23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4" table:formula="of:=[.P5]+[.Z5]" table:style-name="ce10">
            <text:p>24</text:p>
          </table:table-cell>
          <table:table-cell office:value-type="float" office:value="23.034534534534536" table:formula="of:=[.Q5]+[.AA5]" table:style-name="ce11">
            <text:p>23</text:p>
          </table:table-cell>
          <table:table-cell office:value-type="currency" office:value="108932.81" table:content-validation-name="val44" table:style-name="ce12">
            <text:p>£108,932.81</text:p>
          </table:table-cell>
          <table:table-cell office:value-type="currency" office:value="2924.54" table:content-validation-name="val44" table:style-name="ce12">
            <text:p>£2,924.54</text:p>
          </table:table-cell>
          <table:table-cell office:value-type="currency" office:value="0" table:content-validation-name="val44" table:style-name="ce12">
            <text:p>£0.00</text:p>
          </table:table-cell>
          <table:table-cell office:value-type="currency" office:value="0" table:content-validation-name="val44" table:style-name="ce12">
            <text:p>£0.00</text:p>
          </table:table-cell>
          <table:table-cell office:value-type="currency" office:value="31295.83" table:content-validation-name="val44" table:style-name="ce12">
            <text:p>£31,295.83</text:p>
          </table:table-cell>
          <table:table-cell office:value-type="currency" office:value="12695.29" table:content-validation-name="val44" table:style-name="ce12">
            <text:p>£12,695.29</text:p>
          </table:table-cell>
          <table:table-cell office:value-type="currency" office:value="155848.47" table:formula="of:=[.AD5]+[.AE5]+[.AF5]+[.AG5]+[.AH5]+[.AI5]" table:style-name="ce13">
            <text:p>£155,848.47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content-validation-name="val44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55848.47" table:formula="of:=[.AJ5]+[.AM5]" table:style-name="ce13">
            <text:p>£155,848.4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8" table:content-validation-name="val41" table:style-name="ce138">
            <text:p>78</text:p>
          </table:table-cell>
          <table:table-cell office:value-type="float" office:value="74.177177177177171" table:content-validation-name="val42" table:style-name="ce137">
            <text:p>74.18</text:p>
          </table:table-cell>
          <table:table-cell office:value-type="float" office:value="315" table:content-validation-name="val41" table:style-name="ce140">
            <text:p>315</text:p>
          </table:table-cell>
          <table:table-cell office:value-type="float" office:value="303.94188545688564" table:content-validation-name="val42" table:style-name="ce139">
            <text:p>303.94</text:p>
          </table:table-cell>
          <table:table-cell office:value-type="float" office:value="222" table:content-validation-name="val41" table:style-name="ce142">
            <text:p>222</text:p>
          </table:table-cell>
          <table:table-cell office:value-type="float" office:value="217.58052338052337" table:content-validation-name="val42" table:style-name="ce141">
            <text:p>217.58</text:p>
          </table:table-cell>
          <table:table-cell office:value-type="float" office:value="1599" table:content-validation-name="val41" table:style-name="ce144">
            <text:p>1599</text:p>
          </table:table-cell>
          <table:table-cell office:value-type="float" office:value="1451.8884363195912" table:content-validation-name="val42" table:style-name="ce143">
            <text:p>1451.89</text:p>
          </table:table-cell>
          <table:table-cell office:value-type="float" office:value="199" table:content-validation-name="val41" table:style-name="ce146">
            <text:p>199</text:p>
          </table:table-cell>
          <table:table-cell office:value-type="float" office:value="186.23870120120117" table:content-validation-name="val42" table:style-name="ce145">
            <text:p>186.24</text:p>
          </table:table-cell>
          <table:table-cell table:number-columns-repeated="2" table:style-name="ce7"/>
          <table:table-cell office:value-type="float" office:value="2413" table:formula="of:=[.D6]+[.F6]+[.H6]+[.J6]+[.L6]" table:style-name="ce10">
            <text:p>2413</text:p>
          </table:table-cell>
          <table:table-cell office:value-type="float" office:value="2233.8267235353787" table:formula="of:=[.E6]+[.G6]+[.I6]+[.K6]+[.M6]" table:style-name="ce11">
            <text:p>2234</text:p>
          </table:table-cell>
          <table:table-cell office:value-type="float" office:value="135" table:style-name="ce7">
            <text:p>135</text:p>
          </table:table-cell>
          <table:table-cell office:value-type="float" office:value="133.09297297297297" table:style-name="ce15">
            <text:p>133.09</text:p>
          </table:table-cell>
          <table:table-cell office:value-type="float" office:value="143" table:style-name="ce7">
            <text:p>143</text:p>
          </table:table-cell>
          <table:table-cell office:value-type="float" office:value="141.22857142857143" table:style-name="ce15">
            <text:p>141.23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office:value-type="float" office:value="2" table:style-name="ce7">
            <text:p>2</text:p>
          </table:table-cell>
          <table:table-cell office:value-type="float" office:value="0.04" table:style-name="ce7">
            <text:p>0.04</text:p>
          </table:table-cell>
          <table:table-cell office:value-type="float" office:value="318" table:formula="of:=[.R6]+[.T6]+[.V6]+[.X6]" table:style-name="ce10">
            <text:p>318</text:p>
          </table:table-cell>
          <table:table-cell office:value-type="float" office:value="312.36154440154445" table:formula="of:=[.S6]+[.U6]+[.W6]+[.Y6]" table:style-name="ce11">
            <text:p>312</text:p>
          </table:table-cell>
          <table:table-cell office:value-type="float" office:value="2731" table:formula="of:=[.P6]+[.Z6]" table:style-name="ce10">
            <text:p>2731</text:p>
          </table:table-cell>
          <table:table-cell office:value-type="float" office:value="2546.1882679369232" table:formula="of:=[.Q6]+[.AA6]" table:style-name="ce11">
            <text:p>2546</text:p>
          </table:table-cell>
          <table:table-cell office:value-type="currency" office:value="9286401.4900000002" table:content-validation-name="val44" table:style-name="ce12">
            <text:p>£9,286,401.49</text:p>
          </table:table-cell>
          <table:table-cell office:value-type="currency" office:value="35252.15" table:content-validation-name="val44" table:style-name="ce12">
            <text:p>£35,252.15</text:p>
          </table:table-cell>
          <table:table-cell office:value-type="currency" office:value="56200" table:content-validation-name="val44" table:style-name="ce12">
            <text:p>£56,200.00</text:p>
          </table:table-cell>
          <table:table-cell office:value-type="currency" office:value="98499.8" table:content-validation-name="val44" table:style-name="ce12">
            <text:p>£98,499.80</text:p>
          </table:table-cell>
          <table:table-cell office:value-type="currency" office:value="2737532.07" table:content-validation-name="val44" table:style-name="ce12">
            <text:p>£2,737,532.07</text:p>
          </table:table-cell>
          <table:table-cell office:value-type="currency" office:value="1124052.6599999999" table:content-validation-name="val44" table:style-name="ce12">
            <text:p>£1,124,052.66</text:p>
          </table:table-cell>
          <table:table-cell office:value-type="currency" office:value="13337938.170000002" table:formula="of:=[.AD6]+[.AE6]+[.AF6]+[.AG6]+[.AH6]+[.AI6]" table:style-name="ce13">
            <text:p>£13,337,938.17</text:p>
          </table:table-cell>
          <table:table-cell office:value-type="currency" office:value="1384341.8299999968" table:content-validation-name="val44" table:style-name="ce14">
            <text:p>£1,384,341.83</text:p>
          </table:table-cell>
          <table:table-cell office:value-type="currency" office:value="962.5" table:content-validation-name="val44" table:style-name="ce14">
            <text:p>£962.50</text:p>
          </table:table-cell>
          <table:table-cell office:value-type="currency" office:value="1385304.3299999968" table:formula="of:=[.AK6]+[.AL6]" table:style-name="ce13">
            <text:p>£1,385,304.33</text:p>
          </table:table-cell>
          <table:table-cell office:value-type="currency" office:value="14723242.499999998" table:formula="of:=[.AJ6]+[.AM6]" table:style-name="ce13">
            <text:p>£14,723,242.50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  <table:table table:name="March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6" table:default-cell-style-name="ce1"/>
        <table:table-column table:style-name="co22" table:default-cell-style-name="ce1"/>
        <table:table-column table:style-name="co23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number-columns-spanned="1" table:number-rows-spanned="3" table:style-name="ce16">
            <text:p>Organisation name</text:p>
          </table:table-cell>
          <table:table-cell office:value-type="string" table:number-columns-spanned="1" table:number-rows-spanned="3" table:style-name="ce16">
            <text:p>Organisation<text:s/></text:p>
            <text:p>type</text:p>
          </table:table-cell>
          <table:table-cell office:value-type="string" table:number-columns-spanned="1" table:number-rows-spanned="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style-name="ce16">
            <text:p>Comments and notes</text:p>
          </table:table-cell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6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4">
          <table:table-cell office:value-type="string" table:style-name="ce7">
            <text:p>Attorney General's Office</text:p>
          </table:table-cell>
          <table:table-cell office:value-type="string" table:style-name="ce7">
            <text:p>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2" table:content-validation-name="val48" table:style-name="ce148">
            <text:p>2</text:p>
          </table:table-cell>
          <table:table-cell office:value-type="float" office:value="2" table:content-validation-name="val47" table:style-name="ce147">
            <text:p>2.00</text:p>
          </table:table-cell>
          <table:table-cell office:value-type="float" office:value="9" table:content-validation-name="val48" table:style-name="ce150">
            <text:p>9</text:p>
          </table:table-cell>
          <table:table-cell office:value-type="float" office:value="9" table:content-validation-name="val47" table:style-name="ce149">
            <text:p>9.00</text:p>
          </table:table-cell>
          <table:table-cell office:value-type="float" office:value="12" table:content-validation-name="val48" table:style-name="ce152">
            <text:p>12</text:p>
          </table:table-cell>
          <table:table-cell office:value-type="float" office:value="12" table:content-validation-name="val47" table:style-name="ce151">
            <text:p>12.00</text:p>
          </table:table-cell>
          <table:table-cell office:value-type="float" office:value="20" table:content-validation-name="val48" table:style-name="ce154">
            <text:p>20</text:p>
          </table:table-cell>
          <table:table-cell office:value-type="float" office:value="19.8" table:content-validation-name="val47" table:style-name="ce153">
            <text:p>19.80</text:p>
          </table:table-cell>
          <table:table-cell office:value-type="float" office:value="6" table:content-validation-name="val48" table:style-name="ce156">
            <text:p>6</text:p>
          </table:table-cell>
          <table:table-cell office:value-type="float" office:value="5.25" table:content-validation-name="val47" table:style-name="ce155">
            <text:p>5.25</text:p>
          </table:table-cell>
          <table:table-cell table:number-columns-repeated="2" table:style-name="ce7"/>
          <table:table-cell office:value-type="float" office:value="49" table:formula="of:=[.D4]+[.F4]+[.H4]+[.J4]+[.L4]" table:style-name="ce10">
            <text:p>49</text:p>
          </table:table-cell>
          <table:table-cell office:value-type="float" office:value="48.05" table:formula="of:=[.E4]+[.G4]+[.I4]+[.K4]+[.M4]" table:style-name="ce11">
            <text:p>4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6" table:style-name="ce7"/>
          <table:table-cell office:value-type="float" office:value="1" table:formula="of:=[.R4]+[.T4]+[.V4]+[.X4]" table:style-name="ce10">
            <text:p>1</text:p>
          </table:table-cell>
          <table:table-cell office:value-type="float" office:value="1" table:formula="of:=[.S4]+[.U4]+[.W4]+[.Y4]" table:style-name="ce11">
            <text:p>1</text:p>
          </table:table-cell>
          <table:table-cell office:value-type="float" office:value="50" table:formula="of:=[.P4]+[.Z4]" table:style-name="ce10">
            <text:p>50</text:p>
          </table:table-cell>
          <table:table-cell office:value-type="float" office:value="49.05" table:formula="of:=[.Q4]+[.AA4]" table:style-name="ce11">
            <text:p>49</text:p>
          </table:table-cell>
          <table:table-cell office:value-type="currency" office:value="211471.32" table:content-validation-name="val45" table:style-name="ce12">
            <text:p>£211,471.32</text:p>
          </table:table-cell>
          <table:table-cell office:value-type="currency" office:value="7800.48" table:content-validation-name="val45" table:style-name="ce12">
            <text:p>£7,800.48</text:p>
          </table:table-cell>
          <table:table-cell office:value-type="currency" office:value="725" table:content-validation-name="val46" table:style-name="ce12">
            <text:p>£725.00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53593.68" table:content-validation-name="val45" table:style-name="ce12">
            <text:p>£53,593.68</text:p>
          </table:table-cell>
          <table:table-cell office:value-type="currency" office:value="24010.95" table:content-validation-name="val45" table:style-name="ce12">
            <text:p>£24,010.95</text:p>
          </table:table-cell>
          <table:table-cell office:value-type="currency" office:value="297601.43000000005" table:formula="of:=[.AD4]+[.AE4]+[.AF4]+[.AG4]+[.AH4]+[.AI4]" table:style-name="ce13">
            <text:p>£297,601.43</text:p>
          </table:table-cell>
          <table:table-cell office:value-type="currency" office:value="1535.69" table:content-validation-name="val45" table:style-name="ce14">
            <text:p>£1,535.69</text:p>
          </table:table-cell>
          <table:table-cell office:value-type="currency" office:value="0" table:content-validation-name="val45" table:style-name="ce14">
            <text:p>£0.00</text:p>
          </table:table-cell>
          <table:table-cell office:value-type="currency" office:value="1535.69" table:formula="of:=[.AK4]+[.AL4]" table:style-name="ce13">
            <text:p>£1,535.69</text:p>
          </table:table-cell>
          <table:table-cell office:value-type="currency" office:value="299137.12000000005" table:formula="of:=[.AJ4]+[.AM4]" table:style-name="ce13">
            <text:p>£299,137.12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Crown Prosecution Service Inspectorate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4" table:content-validation-name="val48" table:style-name="ce148">
            <text:p>4</text:p>
          </table:table-cell>
          <table:table-cell office:value-type="float" office:value="3.6081081081081079" table:content-validation-name="val47" table:style-name="ce147">
            <text:p>3.61</text:p>
          </table:table-cell>
          <table:table-cell office:value-type="float" office:value="2" table:content-validation-name="val48" table:style-name="ce150">
            <text:p>2</text:p>
          </table:table-cell>
          <table:table-cell office:value-type="float" office:value="1.426426426426427" table:content-validation-name="val47" table:style-name="ce149">
            <text:p>1.43</text:p>
          </table:table-cell>
          <table:table-cell office:value-type="float" office:value="1" table:content-validation-name="val48" table:style-name="ce152">
            <text:p>1</text:p>
          </table:table-cell>
          <table:table-cell office:value-type="float" office:value="1" table:content-validation-name="val47" table:style-name="ce151">
            <text:p>1.00</text:p>
          </table:table-cell>
          <table:table-cell office:value-type="float" office:value="18" table:content-validation-name="val48" table:style-name="ce154">
            <text:p>18</text:p>
          </table:table-cell>
          <table:table-cell office:value-type="float" office:value="18" table:content-validation-name="val47" table:style-name="ce153">
            <text:p>18.00</text:p>
          </table:table-cell>
          <table:table-cell table:content-validation-name="val48" table:style-name="ce156"/>
          <table:table-cell table:content-validation-name="val47" table:style-name="ce155"/>
          <table:table-cell table:number-columns-repeated="2" table:style-name="ce7"/>
          <table:table-cell office:value-type="float" office:value="25" table:formula="of:=[.D5]+[.F5]+[.H5]+[.J5]+[.L5]" table:style-name="ce10">
            <text:p>25</text:p>
          </table:table-cell>
          <table:table-cell office:value-type="float" office:value="24.034534534534536" table:formula="of:=[.E5]+[.G5]+[.I5]+[.K5]+[.M5]" table:style-name="ce11">
            <text:p>24</text:p>
          </table:table-cell>
          <table:table-cell table:number-columns-repeated="8" table:style-name="ce7"/>
          <table:table-cell office:value-type="float" office:value="0" table:formula="of:=[.R5]+[.T5]+[.V5]+[.X5]" table:style-name="ce10">
            <text:p>0</text:p>
          </table:table-cell>
          <table:table-cell office:value-type="float" office:value="0" table:formula="of:=[.S5]+[.U5]+[.W5]+[.Y5]" table:style-name="ce11">
            <text:p>0</text:p>
          </table:table-cell>
          <table:table-cell office:value-type="float" office:value="25" table:formula="of:=[.P5]+[.Z5]" table:style-name="ce10">
            <text:p>25</text:p>
          </table:table-cell>
          <table:table-cell office:value-type="float" office:value="24.034534534534536" table:formula="of:=[.Q5]+[.AA5]" table:style-name="ce11">
            <text:p>24</text:p>
          </table:table-cell>
          <table:table-cell office:value-type="currency" office:value="116761.76" table:content-validation-name="val45" table:style-name="ce12">
            <text:p>£116,761.76</text:p>
          </table:table-cell>
          <table:table-cell office:value-type="currency" office:value="2924.54" table:content-validation-name="val45" table:style-name="ce12">
            <text:p>£2,924.54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0" table:content-validation-name="val45" table:style-name="ce12">
            <text:p>£0.00</text:p>
          </table:table-cell>
          <table:table-cell office:value-type="currency" office:value="33453.99" table:content-validation-name="val45" table:style-name="ce12">
            <text:p>£33,453.99</text:p>
          </table:table-cell>
          <table:table-cell office:value-type="currency" office:value="13671.28" table:content-validation-name="val45" table:style-name="ce12">
            <text:p>£13,671.28</text:p>
          </table:table-cell>
          <table:table-cell office:value-type="currency" office:value="166811.56999999998" table:formula="of:=[.AD5]+[.AE5]+[.AF5]+[.AG5]+[.AH5]+[.AI5]" table:style-name="ce13">
            <text:p>£166,811.57</text:p>
          </table:table-cell>
          <table:table-cell office:value-type="currency" office:value="0" table:content-validation-name="val45" table:style-name="ce14">
            <text:p>£0.00</text:p>
          </table:table-cell>
          <table:table-cell office:value-type="currency" office:value="0" table:content-validation-name="val45" table:style-name="ce14">
            <text:p>£0.00</text:p>
          </table:table-cell>
          <table:table-cell office:value-type="currency" office:value="0" table:formula="of:=[.AK5]+[.AL5]" table:style-name="ce13">
            <text:p>£0.00</text:p>
          </table:table-cell>
          <table:table-cell office:value-type="currency" office:value="166811.56999999998" table:formula="of:=[.AJ5]+[.AM5]" table:style-name="ce13">
            <text:p>£166,811.57</text:p>
          </table:table-cell>
          <table:table-cell table:style-name="ce7"/>
          <table:table-cell table:number-columns-repeated="16343"/>
        </table:table-row>
        <table:table-row table:style-name="ro4">
          <table:table-cell office:value-type="string" table:style-name="ce7">
            <text:p>Government Legal Department</text:p>
          </table:table-cell>
          <table:table-cell office:value-type="string" table:style-name="ce7">
            <text:p>Non-Ministerial Department</text:p>
          </table:table-cell>
          <table:table-cell office:value-type="string" table:style-name="ce7">
            <text:p>Attorney General's Departments</text:p>
          </table:table-cell>
          <table:table-cell office:value-type="float" office:value="75" table:content-validation-name="val48" table:style-name="ce148">
            <text:p>75</text:p>
          </table:table-cell>
          <table:table-cell office:value-type="float" office:value="70.977177177177182" table:content-validation-name="val47" table:style-name="ce147">
            <text:p>70.98</text:p>
          </table:table-cell>
          <table:table-cell office:value-type="float" office:value="316" table:content-validation-name="val48" table:style-name="ce150">
            <text:p>316</text:p>
          </table:table-cell>
          <table:table-cell office:value-type="float" office:value="304.54729086229088" table:content-validation-name="val47" table:style-name="ce149">
            <text:p>304.55</text:p>
          </table:table-cell>
          <table:table-cell office:value-type="float" office:value="215" table:content-validation-name="val48" table:style-name="ce152">
            <text:p>215</text:p>
          </table:table-cell>
          <table:table-cell office:value-type="float" office:value="210.58052338052337" table:content-validation-name="val47" table:style-name="ce151">
            <text:p>210.58</text:p>
          </table:table-cell>
          <table:table-cell office:value-type="float" office:value="1599" table:content-validation-name="val48" table:style-name="ce154">
            <text:p>1599</text:p>
          </table:table-cell>
          <table:table-cell office:value-type="float" office:value="1452.8422479884064" table:content-validation-name="val47" table:style-name="ce153">
            <text:p>1452.84</text:p>
          </table:table-cell>
          <table:table-cell office:value-type="float" office:value="197" table:content-validation-name="val48" table:style-name="ce156">
            <text:p>197</text:p>
          </table:table-cell>
          <table:table-cell office:value-type="float" office:value="183.90867117117125" table:content-validation-name="val47" table:style-name="ce155">
            <text:p>183.91</text:p>
          </table:table-cell>
          <table:table-cell table:number-columns-repeated="2" table:style-name="ce7"/>
          <table:table-cell office:value-type="float" office:value="2402" table:formula="of:=[.D6]+[.F6]+[.H6]+[.J6]+[.L6]" table:style-name="ce10">
            <text:p>2402</text:p>
          </table:table-cell>
          <table:table-cell office:value-type="float" office:value="2222.8559105795689" table:formula="of:=[.E6]+[.G6]+[.I6]+[.K6]+[.M6]" table:style-name="ce11">
            <text:p>2223</text:p>
          </table:table-cell>
          <table:table-cell office:value-type="float" office:value="134" table:style-name="ce7">
            <text:p>134</text:p>
          </table:table-cell>
          <table:table-cell office:value-type="float" office:value="132.09297297297297" table:style-name="ce15">
            <text:p>132.09</text:p>
          </table:table-cell>
          <table:table-cell office:value-type="float" office:value="135" table:style-name="ce7">
            <text:p>135</text:p>
          </table:table-cell>
          <table:table-cell office:value-type="float" office:value="134.19999999999999" table:style-name="ce15">
            <text:p>134.20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office:value-type="float" office:value="9" table:style-name="ce7">
            <text:p>9</text:p>
          </table:table-cell>
          <table:table-cell office:value-type="float" office:value="5.7" table:style-name="ce7">
            <text:p>5.7</text:p>
          </table:table-cell>
          <table:table-cell office:value-type="float" office:value="313" table:formula="of:=[.R6]+[.T6]+[.V6]+[.X6]" table:style-name="ce10">
            <text:p>313</text:p>
          </table:table-cell>
          <table:table-cell office:value-type="float" office:value="306.99297297297295" table:formula="of:=[.S6]+[.U6]+[.W6]+[.Y6]" table:style-name="ce11">
            <text:p>307</text:p>
          </table:table-cell>
          <table:table-cell office:value-type="float" office:value="2715" table:formula="of:=[.P6]+[.Z6]" table:style-name="ce10">
            <text:p>2715</text:p>
          </table:table-cell>
          <table:table-cell office:value-type="float" office:value="2529.8488835525418" table:formula="of:=[.Q6]+[.AA6]" table:style-name="ce11">
            <text:p>2530</text:p>
          </table:table-cell>
          <table:table-cell office:value-type="currency" office:value="9808899.0700000003" table:content-validation-name="val45" table:style-name="ce12">
            <text:p>£9,808,899.07</text:p>
          </table:table-cell>
          <table:table-cell office:value-type="currency" office:value="34150.51" table:content-validation-name="val45" table:style-name="ce12">
            <text:p>£34,150.51</text:p>
          </table:table-cell>
          <table:table-cell office:value-type="currency" office:value="16350" table:content-validation-name="val45" table:style-name="ce12">
            <text:p>£16,350.00</text:p>
          </table:table-cell>
          <table:table-cell office:value-type="currency" office:value="42283.32" table:content-validation-name="val45" table:style-name="ce12">
            <text:p>£42,283.32</text:p>
          </table:table-cell>
          <table:table-cell office:value-type="currency" office:value="2720986.47" table:content-validation-name="val45" table:style-name="ce12">
            <text:p>£2,720,986.47</text:p>
          </table:table-cell>
          <table:table-cell office:value-type="currency" office:value="1118025.46" table:content-validation-name="val45" table:style-name="ce12">
            <text:p>£1,118,025.46</text:p>
          </table:table-cell>
          <table:table-cell office:value-type="currency" office:value="13740694.830000002" table:formula="of:=[.AD6]+[.AE6]+[.AF6]+[.AG6]+[.AH6]+[.AI6]" table:style-name="ce13">
            <text:p>£13,740,694.83</text:p>
          </table:table-cell>
          <table:table-cell office:value-type="currency" office:value="1671117.84" table:content-validation-name="val45" table:style-name="ce14">
            <text:p>£1,671,117.84</text:p>
          </table:table-cell>
          <table:table-cell office:value-type="currency" office:value="122775" table:content-validation-name="val45" table:style-name="ce14">
            <text:p>£122,775.00</text:p>
          </table:table-cell>
          <table:table-cell office:value-type="currency" office:value="1793892.84" table:formula="of:=[.AK6]+[.AL6]" table:style-name="ce13">
            <text:p>£1,793,892.84</text:p>
          </table:table-cell>
          <table:table-cell office:value-type="currency" office:value="15534587.670000002" table:formula="of:=[.AJ6]+[.AM6]" table:style-name="ce13">
            <text:p>£15,534,587.67</text:p>
          </table:table-cell>
          <table:table-cell table:style-name="ce7"/>
          <table:table-cell table:number-columns-repeated="16343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>
      <number:currency-symbol>£</number:currency-symbol>
      <number:number number:decimal-places="2" number:min-integer-digits="1" number:grouping="true"/>
    </number:currency-style>
    <number:number-style style:name="N49P0">
      <number:number number:decimal-places="0" number:min-integer-digits="1" number:grouping="true"/>
    </number:number-style>
    <number:number-style style:name="N49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-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number:number-style style:name="N52P0">
      <number:text>$</number:text>
      <number:number number:decimal-places="2" number:min-integer-digits="1" number:grouping="true"/>
      <number:text> </number:text>
    </number:number-style>
    <number:number-style style:name="N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2P0"/>
    </number:number-style>
    <number:currency-style style:name="N53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3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3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date-style style:name="N54">
      <number:day number:style="long"/>
      <number:text>:</number:text>
      <number:hours number:style="long"/>
      <number:text>:</number:text>
      <number:minutes number:style="long"/>
    </number:date-style>
    <number:date-style style:name="N55">
      <number:day-of-week number:style="long"/>
      <number:text>/</number:text>
      <number:month number:style="long"/>
      <number:text>/</number:text>
      <number:year number:style="long"/>
    </number:date-style>
    <number:date-style style:name="N56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7">
      <number:month/>
      <number:text>/</number:text>
      <number:day/>
      <number:text>/</number:text>
      <number:year number:style="long"/>
    </number:date-style>
    <number:number-style style:name="N58P0">
      <number:number number:decimal-places="1" number:min-integer-digits="1" number:grouping="true"/>
      <number:text> </number:text>
    </number:number-style>
    <number:number-style style:name="N58"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number:number-style style:name="N59P0">
      <number:number number:decimal-places="2" number:min-integer-digits="1" number:grouping="true"/>
    </number:number-style>
    <number:number-style style:name="N59">
      <number:text>-</number:text>
      <number:number number:decimal-places="2" number:min-integer-digits="1" number:grouping="true"/>
      <style:map style:condition="value()&gt;=0" style:apply-style-name="N59P0"/>
    </number:number-style>
    <number:number-style style:name="N60P0">
      <number:number number:decimal-places="3" number:min-integer-digits="1" number:grouping="true"/>
      <number:text> </number:text>
    </number:number-style>
    <number:number-style style:name="N60">
      <number:text>(</number:text>
      <number:number number:decimal-places="3" number:min-integer-digits="1" number:grouping="true"/>
      <number:text>)</number:text>
      <style:map style:condition="value()&gt;=0" style:apply-style-name="N60P0"/>
    </number:number-style>
    <number:number-style style:name="N61P0">
      <number:text> </number:text>
      <number:number number:decimal-places="2" number:min-integer-digits="1" number:grouping="true"/>
      <number:text>   </number:text>
    </number:number-style>
    <number:number-style style:name="N61P1">
      <number:text>-</number:text>
      <number:number number:decimal-places="2" number:min-integer-digits="1" number:grouping="true"/>
      <number:text>   </number:text>
    </number:number-style>
    <number:number-style style:name="N61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date-style style:name="N62">
      <number:month number:style="long"/>
      <number:text>/</number:text>
      <number:day number:style="long"/>
      <number:text>/</number:text>
      <number:year/>
    </number:date-style>
    <number:number-style style:name="N6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3P2">
      <number:text> - </number:text>
    </number:text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number:percentage-style style:name="N64P0">
      <number:number number:decimal-places="2" number:min-integer-digits="1"/>
      <number:text>%</number:text>
    </number:percentage-style>
    <number:percentage-style style:name="N64">
      <style:text-properties fo:color="#FF0000"/>
      <number:text>(</number:text>
      <number:number number:decimal-places="2" number:min-integer-digits="1"/>
      <number:text>%)</number:text>
      <style:map style:condition="value()&gt;=0" style:apply-style-name="N64P0"/>
    </number:percentage-style>
    <number:number-style style:name="N65P0">
      <number:number number:decimal-places="0" number:min-integer-digits="1" number:grouping="true">
        <number:embedded-text number:position="0"> </number:embedded-text>
      </number:number>
    </number:number-style>
    <number:number-style style:name="N65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5P0"/>
    </number:number-style>
    <number:percentage-style style:name="N66">
      <number:number number:decimal-places="1" number:min-integer-digits="1"/>
      <number:text>%</number:text>
    </number:percentage-style>
    <number:time-style style:name="N67">
      <number:hours number:style="long"/>
      <number:text>:</number:text>
      <number:minutes number:style="long"/>
    </number:time-style>
    <number:number-style style:name="N68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69P0">
      <number:number number:decimal-places="0" number:min-integer-digits="1" number:grouping="true"/>
    </number:number-style>
    <number:number-style style:name="N69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69">
      <number:text>-</number:text>
      <style:map style:condition="value()&gt;0" style:apply-style-name="N69P0"/>
      <style:map style:condition="value()&lt;0" style:apply-style-name="N69P1"/>
    </number:text-style>
    <number:percentage-style style:name="N70P0">
      <number:number number:decimal-places="0" number:min-integer-digits="1"/>
      <number:text>%</number:text>
    </number:percentage-style>
    <number:percentage-style style:name="N70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4" number:min-integer-digits="1" number:grouping="true"/>
    </number:number-style>
    <number:number-style style:name="N71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1P0"/>
    </number:number-style>
    <number:number-style style:name="N72P0">
      <number:text>$</number:text>
      <number:number number:decimal-places="0" number:min-integer-digits="1" number:grouping="true"/>
    </number:number-style>
    <number:number-style style:name="N72">
      <number:text>-$</number:text>
      <number:number number:decimal-places="0" number:min-integer-digits="1" number:grouping="true"/>
      <style:map style:condition="value()&gt;=0" style:apply-style-name="N72P0"/>
    </number:number-style>
    <number:number-style style:name="N73P0">
      <number:text>$</number:text>
      <number:number number:decimal-places="2" number:min-integer-digits="1" number:grouping="true"/>
    </number:number-style>
    <number:number-style style:name="N73">
      <number:text>-$</number:text>
      <number:number number:decimal-places="2" number:min-integer-digits="1" number:grouping="true"/>
      <style:map style:condition="value()&gt;=0" style:apply-style-name="N73P0"/>
    </number:number-style>
    <number:number-style style:name="N74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4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4P2">
      <number:text> -   </number:text>
    </number:text-style>
    <number:text-style style:name="N74">
      <number:text> </number:text>
      <number:text-content/>
      <number:text> </number:text>
      <style:map style:condition="value()&gt;0" style:apply-style-name="N74P0"/>
      <style:map style:condition="value()&lt;0" style:apply-style-name="N74P1"/>
      <style:map style:condition="value()=0" style:apply-style-name="N74P2"/>
    </number:text-style>
    <number:number-style style:name="N75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5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5P2">
      <number:text> $ -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2" number:min-integer-digits="1" number:grouping="true"/>
      <number:text> </number:text>
    </number:number-style>
    <number:number-style style:name="N76P1">
      <number:text> $ -</number:text>
      <number:number number:decimal-places="2" number:min-integer-digits="1" number:grouping="true"/>
      <number:text> </number:text>
    </number:number-style>
    <number:number-style style:name="N76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</number:text>
      <number:number number:decimal-places="2" number:min-integer-digits="1" number:grouping="true"/>
      <number:text> </number:text>
    </number:number-style>
    <number:number-style style:name="N77P1">
      <number:text> -</number:text>
      <number:number number:decimal-places="2" number:min-integer-digits="1" number:grouping="true"/>
      <number:text> </number:text>
    </number:number-style>
    <number:number-style style:name="N7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$</number:text>
      <number:number number:decimal-places="0" number:min-integer-digits="1" number:grouping="true"/>
    </number:number-style>
    <number:number-style style:name="N78">
      <style:text-properties fo:color="#FF0000"/>
      <number:text>-$</number:text>
      <number:number number:decimal-places="0" number:min-integer-digits="1" number:grouping="true"/>
      <style:map style:condition="value()&gt;=0" style:apply-style-name="N78P0"/>
    </number:number-style>
    <number:date-style style:name="N79">
      <number:month number:textual="true"/>
      <number:text>-</number:text>
      <number:year/>
      <number:text> </number:text>
    </number:date-style>
    <number:number-style style:name="N80P0">
      <number:number number:decimal-places="0" number:min-integer-digits="1" number:grouping="true">
        <number:embedded-text number:position="0"> $</number:embedded-text>
      </number:number>
    </number:number-style>
    <number:number-style style:name="N80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0P0"/>
    </number:number-style>
    <number:currency-style style:name="N81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1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1">
      <number:text> </number:text>
      <number:text-content/>
      <number:text> </number:text>
      <style:map style:condition="value()&gt;0" style:apply-style-name="N81P0"/>
      <style:map style:condition="value()&lt;0" style:apply-style-name="N81P1"/>
      <style:map style:condition="value()=0" style:apply-style-name="N81P2"/>
    </number:text-style>
    <number:number-style style:name="N82P0">
      <number:number number:decimal-places="2" number:min-integer-digits="1" number:grouping="true"/>
    </number:number-style>
    <number:number-style style:name="N82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2">
      <number:text>-</number:text>
      <style:map style:condition="value()&gt;0" style:apply-style-name="N82P0"/>
      <style:map style:condition="value()&lt;0" style:apply-style-name="N82P1"/>
    </number:text-style>
    <number:percentage-style style:name="N83P0">
      <number:number number:decimal-places="1" number:min-integer-digits="1"/>
      <number:text>%</number:text>
    </number:percentage-style>
    <number:percentage-style style:name="N83">
      <number:text>(</number:text>
      <number:number number:decimal-places="1" number:min-integer-digits="1"/>
      <number:text>%)</number:text>
      <style:map style:condition="value()&gt;=0" style:apply-style-name="N83P0"/>
    </number:percentage-style>
    <number:percentage-style style:name="N84P0">
      <number:number number:decimal-places="0" number:min-integer-digits="1"/>
      <number:text>% </number:text>
    </number:percentage-style>
    <number:percentage-style style:name="N84">
      <style:text-properties fo:color="#FF0000"/>
      <number:text>(</number:text>
      <number:number number:decimal-places="0" number:min-integer-digits="1"/>
      <number:text>%)</number:text>
      <style:map style:condition="value()&gt;=0" style:apply-style-name="N84P0"/>
    </number:percentage-style>
    <number:percentage-style style:name="N85P0">
      <number:number number:decimal-places="1" number:min-integer-digits="1"/>
      <number:text>% </number:text>
    </number:percentage-style>
    <number:percentage-style style:name="N85">
      <style:text-properties fo:color="#FF0000"/>
      <number:text>(</number:text>
      <number:number number:decimal-places="1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</number:text>
    </number:percentage-style>
    <number:percentage-style style:name="N86">
      <style:text-properties fo:color="#FF0000"/>
      <number:text>-</number:text>
      <number:number number:decimal-places="1" number:min-integer-digits="1"/>
      <number:text>%</number:text>
      <style:map style:condition="value()&gt;=0" style:apply-style-name="N86P0"/>
    </number:percentage-style>
    <number:number-style style:name="N87">
      <number:number number:decimal-places="0" number:min-integer-digits="11">
        <number:embedded-text number:position="5"> </number:embedded-text>
      </number:number>
    </number:number-style>
    <number:number-style style:name="N88P0">
      <number:number number:decimal-places="0" number:min-integer-digits="4"/>
    </number:number-style>
    <number:number-style style:name="N88">
      <number:number number:min-integer-digits="1"/>
      <style:map style:condition="value()&lt;=9999" style:apply-style-name="N88P0"/>
    </number:number-style>
    <number:number-style style:name="N89P0">
      <number:text>N-</number:text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text-style style:name="N90P0"/>
    <number:text-style style:name="N90P1"/>
    <number:text-style style:name="N90P2"/>
    <number:text-style style:name="N90">
      <style:map style:condition="value()&gt;0" style:apply-style-name="N90P0"/>
      <style:map style:condition="value()&lt;0" style:apply-style-name="N90P1"/>
      <style:map style:condition="value()=0" style:apply-style-name="N90P2"/>
    </number:text-style>
    <number:text-style style:name="N91P0"/>
    <number:text-style style:name="N91P1"/>
    <number:text-style style:name="N91">
      <style:map style:condition="value()&gt;0" style:apply-style-name="N91P0"/>
      <style:map style:condition="value()&lt;0" style:apply-style-name="N91P1"/>
    </number:text-style>
    <number:number-style style:name="N9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2P0"/>
    </number:number-style>
    <number:number-style style:name="N93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3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3P0"/>
    </number:number-style>
    <number:number-style style:name="N94P0">
      <number:number number:decimal-places="1" number:min-integer-digits="0" number:grouping="true" number:display-factor="1000"/>
      <number:text> </number:text>
    </number:number-style>
    <number:number-style style:name="N94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4P0"/>
    </number:number-style>
    <number:time-style style:name="N95">
      <number:hours/>
      <number:text>:</number:text>
      <number:minutes number:style="long"/>
      <number:text> </number:text>
      <number:am-pm/>
    </number:time-style>
    <number:time-style style:name="N96" number:truncate-on-overflow="false">
      <number:hours/>
      <number:text>:</number:text>
      <number:minutes number:style="long"/>
    </number:time-style>
    <number:time-style style:name="N97" number:truncate-on-overflow="false">
      <number:hours number:style="long"/>
      <number:text>:</number:text>
      <number:minutes number:style="long"/>
    </number:time-style>
    <number:number-style style:name="N98">
      <number:number number:decimal-places="0" number:min-integer-digits="2"/>
    </number:number-style>
    <number:number-style style:name="N99">
      <number:number number:decimal-places="0" number:min-integer-digits="3"/>
    </number:number-style>
    <number:number-style style:name="N100">
      <number:number number:decimal-places="0" number:min-integer-digits="1" number:grouping="true" number:display-factor="1000"/>
    </number:number-style>
    <number:number-style style:name="N101P0">
      <style:text-properties fo:color="#0000FF"/>
      <number:number number:decimal-places="2" number:min-integer-digits="1" number:grouping="true"/>
    </number:number-style>
    <number:number-style style:name="N101P1">
      <style:text-properties fo:color="#FF0000"/>
      <number:text>-</number:text>
      <number:number number:decimal-places="2" number:min-integer-digits="1" number:grouping="true"/>
    </number:number-style>
    <number:number-style style:name="N101">
      <number:number number:decimal-places="2" number:min-integer-digits="1"/>
      <style:map style:condition="value()&gt;0" style:apply-style-name="N101P0"/>
      <style:map style:condition="value()&lt;0" style:apply-style-name="N101P1"/>
    </number:number-style>
    <number:number-style style:name="N102P0">
      <number:text>kr</number:text>
      <number:number number:decimal-places="0" number:min-integer-digits="1" number:grouping="true" number:display-factor="1000"/>
    </number:number-style>
    <number:number-style style:name="N102">
      <number:text>kr-</number:text>
      <number:number number:decimal-places="0" number:min-integer-digits="1" number:grouping="true" number:display-factor="1000"/>
      <style:map style:condition="value()&gt;=0" style:apply-style-name="N102P0"/>
    </number:number-style>
    <number:number-style style:name="N103P0">
      <style:text-properties fo:color="#0000FF"/>
      <number:text>kr</number:text>
      <number:number number:decimal-places="2" number:min-integer-digits="1" number:grouping="true"/>
    </number:number-style>
    <number:number-style style:name="N103P1">
      <style:text-properties fo:color="#FF0000"/>
      <number:text>kr-</number:text>
      <number:number number:decimal-places="2" number:min-integer-digits="1" number:grouping="true"/>
    </number:number-style>
    <number:number-style style:name="N103">
      <number:number number:decimal-places="2" number:min-integer-digits="1"/>
      <style:map style:condition="value()&gt;0" style:apply-style-name="N103P0"/>
      <style:map style:condition="value()&lt;0" style:apply-style-name="N103P1"/>
    </number:number-style>
    <number:number-style style:name="N104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4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4P2">
      <number:text> Ł- </number:text>
    </number:text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>
      <number:text> Ł</number:text>
      <number:number number:decimal-places="2" number:min-integer-digits="1" number:grouping="true"/>
      <number:text> </number:text>
    </number:number-style>
    <number:number-style style:name="N105P1">
      <number:text>-Ł</number:text>
      <number:number number:decimal-places="2" number:min-integer-digits="1" number:grouping="true"/>
      <number:text> </number:text>
    </number:number-style>
    <number:number-style style:name="N105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</style:style>
    <style:style style:name="_50_0_37__32_-_32_Accent1_32_2_32_2" style:display-name="20% - Accent1 2 2" style:family="table-cell" style:data-style-name="N0">
      <style:table-cell-properties fo:background-color="#C0C0C0"/>
    </style:style>
    <style:style style:name="_50_0_37__32_-_32_Accent1_32_2_32_2_32_2" style:display-name="20% - Accent1 2 2 2" style:family="table-cell" style:data-style-name="N0">
      <style:table-cell-properties fo:background-color="#C0C0C0"/>
    </style:style>
    <style:style style:name="_50_0_37__32_-_32_Accent1_32_2_32_2_32_2_32_2" style:display-name="20% - Accent1 2 2 2 2" style:family="table-cell" style:data-style-name="N0">
      <style:table-cell-properties fo:background-color="#C0C0C0"/>
    </style:style>
    <style:style style:name="_50_0_37__32_-_32_Accent1_32_2_32_2_32_2_32_2_32_2" style:display-name="20% - Accent1 2 2 2 2 2" style:family="table-cell" style:data-style-name="N0">
      <style:table-cell-properties fo:background-color="#C0C0C0"/>
    </style:style>
    <style:style style:name="_50_0_37__32_-_32_Accent1_32_2_32_2_32_2_32_2_32_3" style:display-name="20% - Accent1 2 2 2 2 3" style:family="table-cell" style:data-style-name="N0">
      <style:table-cell-properties fo:background-color="#C0C0C0"/>
    </style:style>
    <style:style style:name="_50_0_37__32_-_32_Accent1_32_2_32_2_32_2_32_2_32_4" style:display-name="20% - Accent1 2 2 2 2 4" style:family="table-cell" style:data-style-name="N0">
      <style:table-cell-properties fo:background-color="#C0C0C0"/>
    </style:style>
    <style:style style:name="_50_0_37__32_-_32_Accent1_32_2_32_2_32_2_32_3" style:display-name="20% - Accent1 2 2 2 3" style:family="table-cell" style:data-style-name="N0">
      <style:table-cell-properties fo:background-color="#C0C0C0"/>
    </style:style>
    <style:style style:name="_50_0_37__32_-_32_Accent1_32_2_32_2_32_2_32_4" style:display-name="20% - Accent1 2 2 2 4" style:family="table-cell" style:data-style-name="N0">
      <style:table-cell-properties fo:background-color="#C0C0C0"/>
    </style:style>
    <style:style style:name="_50_0_37__32_-_32_Accent1_32_2_32_2_32_2_32_5" style:display-name="20% - Accent1 2 2 2 5" style:family="table-cell" style:data-style-name="N0">
      <style:table-cell-properties fo:background-color="#C0C0C0"/>
    </style:style>
    <style:style style:name="_50_0_37__32_-_32_Accent1_32_2_32_2_32_3" style:display-name="20% - Accent1 2 2 3" style:family="table-cell" style:data-style-name="N0">
      <style:table-cell-properties fo:background-color="#C0C0C0"/>
    </style:style>
    <style:style style:name="_50_0_37__32_-_32_Accent1_32_2_32_2_32_3_32_2" style:display-name="20% - Accent1 2 2 3 2" style:family="table-cell" style:data-style-name="N0">
      <style:table-cell-properties fo:background-color="#C0C0C0"/>
    </style:style>
    <style:style style:name="_50_0_37__32_-_32_Accent1_32_2_32_2_32_3_32_3" style:display-name="20% - Accent1 2 2 3 3" style:family="table-cell" style:data-style-name="N0">
      <style:table-cell-properties fo:background-color="#C0C0C0"/>
    </style:style>
    <style:style style:name="_50_0_37__32_-_32_Accent1_32_2_32_2_32_3_32_4" style:display-name="20% - Accent1 2 2 3 4" style:family="table-cell" style:data-style-name="N0">
      <style:table-cell-properties fo:background-color="#C0C0C0"/>
    </style:style>
    <style:style style:name="_50_0_37__32_-_32_Accent1_32_2_32_2_32_4" style:display-name="20% - Accent1 2 2 4" style:family="table-cell" style:data-style-name="N0">
      <style:table-cell-properties fo:background-color="#C0C0C0"/>
    </style:style>
    <style:style style:name="_50_0_37__32_-_32_Accent1_32_2_32_2_32_5" style:display-name="20% - Accent1 2 2 5" style:family="table-cell" style:data-style-name="N0">
      <style:table-cell-properties fo:background-color="#C0C0C0"/>
    </style:style>
    <style:style style:name="_50_0_37__32_-_32_Accent1_32_2_32_2_32_6" style:display-name="20% - Accent1 2 2 6" style:family="table-cell" style:data-style-name="N0">
      <style:table-cell-properties fo:background-color="#C0C0C0"/>
    </style:style>
    <style:style style:name="_50_0_37__32_-_32_Accent1_32_2_32_3" style:display-name="20% - Accent1 2 3" style:family="table-cell" style:data-style-name="N0">
      <style:table-cell-properties fo:background-color="#DCE6F1"/>
    </style:style>
    <style:style style:name="_50_0_37__32_-_32_Accent1_32_2_32_3_32_2" style:display-name="20% - Accent1 2 3 2" style:family="table-cell" style:data-style-name="N0">
      <style:table-cell-properties fo:background-color="#DCE6F1"/>
    </style:style>
    <style:style style:name="_50_0_37__32_-_32_Accent1_32_2_32_3_32_2_32_2" style:display-name="20% - Accent1 2 3 2 2" style:family="table-cell" style:data-style-name="N0">
      <style:table-cell-properties fo:background-color="#DCE6F1"/>
    </style:style>
    <style:style style:name="_50_0_37__32_-_32_Accent1_32_2_32_3_32_2_32_3" style:display-name="20% - Accent1 2 3 2 3" style:family="table-cell" style:data-style-name="N0">
      <style:table-cell-properties fo:background-color="#DCE6F1"/>
    </style:style>
    <style:style style:name="_50_0_37__32_-_32_Accent1_32_2_32_3_32_2_32_4" style:display-name="20% - Accent1 2 3 2 4" style:family="table-cell" style:data-style-name="N0">
      <style:table-cell-properties fo:background-color="#DCE6F1"/>
    </style:style>
    <style:style style:name="_50_0_37__32_-_32_Accent1_32_2_32_3_32_3" style:display-name="20% - Accent1 2 3 3" style:family="table-cell" style:data-style-name="N0">
      <style:table-cell-properties fo:background-color="#DCE6F1"/>
    </style:style>
    <style:style style:name="_50_0_37__32_-_32_Accent1_32_2_32_3_32_4" style:display-name="20% - Accent1 2 3 4" style:family="table-cell" style:data-style-name="N0">
      <style:table-cell-properties fo:background-color="#DCE6F1"/>
    </style:style>
    <style:style style:name="_50_0_37__32_-_32_Accent1_32_2_32_3_32_5" style:display-name="20% - Accent1 2 3 5" style:family="table-cell" style:data-style-name="N0">
      <style:table-cell-properties fo:background-color="#DCE6F1"/>
    </style:style>
    <style:style style:name="_50_0_37__32_-_32_Accent1_32_2_32_4" style:display-name="20% - Accent1 2 4" style:family="table-cell" style:data-style-name="N0">
      <style:table-cell-properties fo:background-color="#DCE6F1"/>
    </style:style>
    <style:style style:name="_50_0_37__32_-_32_Accent1_32_2_32_4_32_2" style:display-name="20% - Accent1 2 4 2" style:family="table-cell" style:data-style-name="N0">
      <style:table-cell-properties fo:background-color="#DCE6F1"/>
    </style:style>
    <style:style style:name="_50_0_37__32_-_32_Accent1_32_2_32_4_32_3" style:display-name="20% - Accent1 2 4 3" style:family="table-cell" style:data-style-name="N0">
      <style:table-cell-properties fo:background-color="#DCE6F1"/>
    </style:style>
    <style:style style:name="_50_0_37__32_-_32_Accent1_32_2_32_4_32_4" style:display-name="20% - Accent1 2 4 4" style:family="table-cell" style:data-style-name="N0">
      <style:table-cell-properties fo:background-color="#DCE6F1"/>
    </style:style>
    <style:style style:name="_50_0_37__32_-_32_Accent1_32_2_32_5" style:display-name="20% - Accent1 2 5" style:family="table-cell" style:data-style-name="N0">
      <style:table-cell-properties fo:background-color="#DCE6F1"/>
    </style:style>
    <style:style style:name="_50_0_37__32_-_32_Accent1_32_2_32_6" style:display-name="20% - Accent1 2 6" style:family="table-cell" style:data-style-name="N0">
      <style:table-cell-properties fo:background-color="#DCE6F1"/>
    </style:style>
    <style:style style:name="_50_0_37__32_-_32_Accent1_32_2_32_7" style:display-name="20% - Accent1 2 7" style:family="table-cell" style:data-style-name="N0">
      <style:table-cell-properties fo:background-color="#DCE6F1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3_32_2" style:display-name="20% - Accent1 3 2" style:family="table-cell" style:data-style-name="N0">
      <style:table-cell-properties fo:background-color="#C0C0C0"/>
    </style:style>
    <style:style style:name="_50_0_37__32_-_32_Accent1_32_3_32_2_32_2" style:display-name="20% - Accent1 3 2 2" style:family="table-cell" style:data-style-name="N0">
      <style:table-cell-properties fo:background-color="#C0C0C0"/>
    </style:style>
    <style:style style:name="_50_0_37__32_-_32_Accent1_32_3_32_2_32_2_32_2" style:display-name="20% - Accent1 3 2 2 2" style:family="table-cell" style:data-style-name="N0">
      <style:table-cell-properties fo:background-color="#C0C0C0"/>
    </style:style>
    <style:style style:name="_50_0_37__32_-_32_Accent1_32_3_32_2_32_2_32_2_32_2" style:display-name="20% - Accent1 3 2 2 2 2" style:family="table-cell" style:data-style-name="N0">
      <style:table-cell-properties fo:background-color="#C0C0C0"/>
    </style:style>
    <style:style style:name="_50_0_37__32_-_32_Accent1_32_3_32_2_32_2_32_2_32_3" style:display-name="20% - Accent1 3 2 2 2 3" style:family="table-cell" style:data-style-name="N0">
      <style:table-cell-properties fo:background-color="#C0C0C0"/>
    </style:style>
    <style:style style:name="_50_0_37__32_-_32_Accent1_32_3_32_2_32_2_32_2_32_4" style:display-name="20% - Accent1 3 2 2 2 4" style:family="table-cell" style:data-style-name="N0">
      <style:table-cell-properties fo:background-color="#C0C0C0"/>
    </style:style>
    <style:style style:name="_50_0_37__32_-_32_Accent1_32_3_32_2_32_2_32_3" style:display-name="20% - Accent1 3 2 2 3" style:family="table-cell" style:data-style-name="N0">
      <style:table-cell-properties fo:background-color="#C0C0C0"/>
    </style:style>
    <style:style style:name="_50_0_37__32_-_32_Accent1_32_3_32_2_32_2_32_4" style:display-name="20% - Accent1 3 2 2 4" style:family="table-cell" style:data-style-name="N0">
      <style:table-cell-properties fo:background-color="#C0C0C0"/>
    </style:style>
    <style:style style:name="_50_0_37__32_-_32_Accent1_32_3_32_2_32_2_32_5" style:display-name="20% - Accent1 3 2 2 5" style:family="table-cell" style:data-style-name="N0">
      <style:table-cell-properties fo:background-color="#C0C0C0"/>
    </style:style>
    <style:style style:name="_50_0_37__32_-_32_Accent1_32_3_32_2_32_3" style:display-name="20% - Accent1 3 2 3" style:family="table-cell" style:data-style-name="N0">
      <style:table-cell-properties fo:background-color="#C0C0C0"/>
    </style:style>
    <style:style style:name="_50_0_37__32_-_32_Accent1_32_3_32_2_32_3_32_2" style:display-name="20% - Accent1 3 2 3 2" style:family="table-cell" style:data-style-name="N0">
      <style:table-cell-properties fo:background-color="#C0C0C0"/>
    </style:style>
    <style:style style:name="_50_0_37__32_-_32_Accent1_32_3_32_2_32_3_32_3" style:display-name="20% - Accent1 3 2 3 3" style:family="table-cell" style:data-style-name="N0">
      <style:table-cell-properties fo:background-color="#C0C0C0"/>
    </style:style>
    <style:style style:name="_50_0_37__32_-_32_Accent1_32_3_32_2_32_3_32_4" style:display-name="20% - Accent1 3 2 3 4" style:family="table-cell" style:data-style-name="N0">
      <style:table-cell-properties fo:background-color="#C0C0C0"/>
    </style:style>
    <style:style style:name="_50_0_37__32_-_32_Accent1_32_3_32_2_32_4" style:display-name="20% - Accent1 3 2 4" style:family="table-cell" style:data-style-name="N0">
      <style:table-cell-properties fo:background-color="#C0C0C0"/>
    </style:style>
    <style:style style:name="_50_0_37__32_-_32_Accent1_32_3_32_2_32_5" style:display-name="20% - Accent1 3 2 5" style:family="table-cell" style:data-style-name="N0">
      <style:table-cell-properties fo:background-color="#C0C0C0"/>
    </style:style>
    <style:style style:name="_50_0_37__32_-_32_Accent1_32_3_32_2_32_6" style:display-name="20% - Accent1 3 2 6" style:family="table-cell" style:data-style-name="N0">
      <style:table-cell-properties fo:background-color="#C0C0C0"/>
    </style:style>
    <style:style style:name="_50_0_37__32_-_32_Accent1_32_3_32_3" style:display-name="20% - Accent1 3 3" style:family="table-cell" style:data-style-name="N0">
      <style:table-cell-properties fo:background-color="#DCE6F1"/>
    </style:style>
    <style:style style:name="_50_0_37__32_-_32_Accent1_32_3_32_3_32_2" style:display-name="20% - Accent1 3 3 2" style:family="table-cell" style:data-style-name="N0">
      <style:table-cell-properties fo:background-color="#DCE6F1"/>
    </style:style>
    <style:style style:name="_50_0_37__32_-_32_Accent1_32_3_32_3_32_2_32_2" style:display-name="20% - Accent1 3 3 2 2" style:family="table-cell" style:data-style-name="N0">
      <style:table-cell-properties fo:background-color="#DCE6F1"/>
    </style:style>
    <style:style style:name="_50_0_37__32_-_32_Accent1_32_3_32_3_32_2_32_3" style:display-name="20% - Accent1 3 3 2 3" style:family="table-cell" style:data-style-name="N0">
      <style:table-cell-properties fo:background-color="#DCE6F1"/>
    </style:style>
    <style:style style:name="_50_0_37__32_-_32_Accent1_32_3_32_3_32_2_32_4" style:display-name="20% - Accent1 3 3 2 4" style:family="table-cell" style:data-style-name="N0">
      <style:table-cell-properties fo:background-color="#DCE6F1"/>
    </style:style>
    <style:style style:name="_50_0_37__32_-_32_Accent1_32_3_32_3_32_3" style:display-name="20% - Accent1 3 3 3" style:family="table-cell" style:data-style-name="N0">
      <style:table-cell-properties fo:background-color="#DCE6F1"/>
    </style:style>
    <style:style style:name="_50_0_37__32_-_32_Accent1_32_3_32_3_32_4" style:display-name="20% - Accent1 3 3 4" style:family="table-cell" style:data-style-name="N0">
      <style:table-cell-properties fo:background-color="#DCE6F1"/>
    </style:style>
    <style:style style:name="_50_0_37__32_-_32_Accent1_32_3_32_3_32_5" style:display-name="20% - Accent1 3 3 5" style:family="table-cell" style:data-style-name="N0">
      <style:table-cell-properties fo:background-color="#DCE6F1"/>
    </style:style>
    <style:style style:name="_50_0_37__32_-_32_Accent1_32_3_32_4" style:display-name="20% - Accent1 3 4" style:family="table-cell" style:data-style-name="N0">
      <style:table-cell-properties fo:background-color="#DCE6F1"/>
    </style:style>
    <style:style style:name="_50_0_37__32_-_32_Accent1_32_3_32_4_32_2" style:display-name="20% - Accent1 3 4 2" style:family="table-cell" style:data-style-name="N0">
      <style:table-cell-properties fo:background-color="#DCE6F1"/>
    </style:style>
    <style:style style:name="_50_0_37__32_-_32_Accent1_32_3_32_4_32_3" style:display-name="20% - Accent1 3 4 3" style:family="table-cell" style:data-style-name="N0">
      <style:table-cell-properties fo:background-color="#DCE6F1"/>
    </style:style>
    <style:style style:name="_50_0_37__32_-_32_Accent1_32_3_32_4_32_4" style:display-name="20% - Accent1 3 4 4" style:family="table-cell" style:data-style-name="N0">
      <style:table-cell-properties fo:background-color="#DCE6F1"/>
    </style:style>
    <style:style style:name="_50_0_37__32_-_32_Accent1_32_3_32_5" style:display-name="20% - Accent1 3 5" style:family="table-cell" style:data-style-name="N0">
      <style:table-cell-properties fo:background-color="#DCE6F1"/>
    </style:style>
    <style:style style:name="_50_0_37__32_-_32_Accent1_32_3_32_6" style:display-name="20% - Accent1 3 6" style:family="table-cell" style:data-style-name="N0">
      <style:table-cell-properties fo:background-color="#DCE6F1"/>
    </style:style>
    <style:style style:name="_50_0_37__32_-_32_Accent1_32_3_32_7" style:display-name="20% - Accent1 3 7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1_32_4_32_2" style:display-name="20% - Accent1 4 2" style:family="table-cell" style:data-style-name="N0">
      <style:table-cell-properties fo:background-color="#C0C0C0"/>
    </style:style>
    <style:style style:name="_50_0_37__32_-_32_Accent1_32_4_32_2_32_2" style:display-name="20% - Accent1 4 2 2" style:family="table-cell" style:data-style-name="N0">
      <style:table-cell-properties fo:background-color="#C0C0C0"/>
    </style:style>
    <style:style style:name="_50_0_37__32_-_32_Accent1_32_4_32_2_32_2_32_2" style:display-name="20% - Accent1 4 2 2 2" style:family="table-cell" style:data-style-name="N0">
      <style:table-cell-properties fo:background-color="#C0C0C0"/>
    </style:style>
    <style:style style:name="_50_0_37__32_-_32_Accent1_32_4_32_2_32_2_32_2_32_2" style:display-name="20% - Accent1 4 2 2 2 2" style:family="table-cell" style:data-style-name="N0">
      <style:table-cell-properties fo:background-color="#C0C0C0"/>
    </style:style>
    <style:style style:name="_50_0_37__32_-_32_Accent1_32_4_32_2_32_2_32_2_32_3" style:display-name="20% - Accent1 4 2 2 2 3" style:family="table-cell" style:data-style-name="N0">
      <style:table-cell-properties fo:background-color="#C0C0C0"/>
    </style:style>
    <style:style style:name="_50_0_37__32_-_32_Accent1_32_4_32_2_32_2_32_2_32_4" style:display-name="20% - Accent1 4 2 2 2 4" style:family="table-cell" style:data-style-name="N0">
      <style:table-cell-properties fo:background-color="#C0C0C0"/>
    </style:style>
    <style:style style:name="_50_0_37__32_-_32_Accent1_32_4_32_2_32_2_32_3" style:display-name="20% - Accent1 4 2 2 3" style:family="table-cell" style:data-style-name="N0">
      <style:table-cell-properties fo:background-color="#C0C0C0"/>
    </style:style>
    <style:style style:name="_50_0_37__32_-_32_Accent1_32_4_32_2_32_2_32_4" style:display-name="20% - Accent1 4 2 2 4" style:family="table-cell" style:data-style-name="N0">
      <style:table-cell-properties fo:background-color="#C0C0C0"/>
    </style:style>
    <style:style style:name="_50_0_37__32_-_32_Accent1_32_4_32_2_32_2_32_5" style:display-name="20% - Accent1 4 2 2 5" style:family="table-cell" style:data-style-name="N0">
      <style:table-cell-properties fo:background-color="#C0C0C0"/>
    </style:style>
    <style:style style:name="_50_0_37__32_-_32_Accent1_32_4_32_2_32_3" style:display-name="20% - Accent1 4 2 3" style:family="table-cell" style:data-style-name="N0">
      <style:table-cell-properties fo:background-color="#C0C0C0"/>
    </style:style>
    <style:style style:name="_50_0_37__32_-_32_Accent1_32_4_32_2_32_3_32_2" style:display-name="20% - Accent1 4 2 3 2" style:family="table-cell" style:data-style-name="N0">
      <style:table-cell-properties fo:background-color="#C0C0C0"/>
    </style:style>
    <style:style style:name="_50_0_37__32_-_32_Accent1_32_4_32_2_32_3_32_3" style:display-name="20% - Accent1 4 2 3 3" style:family="table-cell" style:data-style-name="N0">
      <style:table-cell-properties fo:background-color="#C0C0C0"/>
    </style:style>
    <style:style style:name="_50_0_37__32_-_32_Accent1_32_4_32_2_32_3_32_4" style:display-name="20% - Accent1 4 2 3 4" style:family="table-cell" style:data-style-name="N0">
      <style:table-cell-properties fo:background-color="#C0C0C0"/>
    </style:style>
    <style:style style:name="_50_0_37__32_-_32_Accent1_32_4_32_2_32_4" style:display-name="20% - Accent1 4 2 4" style:family="table-cell" style:data-style-name="N0">
      <style:table-cell-properties fo:background-color="#C0C0C0"/>
    </style:style>
    <style:style style:name="_50_0_37__32_-_32_Accent1_32_4_32_2_32_5" style:display-name="20% - Accent1 4 2 5" style:family="table-cell" style:data-style-name="N0">
      <style:table-cell-properties fo:background-color="#C0C0C0"/>
    </style:style>
    <style:style style:name="_50_0_37__32_-_32_Accent1_32_4_32_2_32_6" style:display-name="20% - Accent1 4 2 6" style:family="table-cell" style:data-style-name="N0">
      <style:table-cell-properties fo:background-color="#C0C0C0"/>
    </style:style>
    <style:style style:name="_50_0_37__32_-_32_Accent1_32_4_32_3" style:display-name="20% - Accent1 4 3" style:family="table-cell" style:data-style-name="N0">
      <style:table-cell-properties fo:background-color="#DCE6F1"/>
    </style:style>
    <style:style style:name="_50_0_37__32_-_32_Accent1_32_4_32_3_32_2" style:display-name="20% - Accent1 4 3 2" style:family="table-cell" style:data-style-name="N0">
      <style:table-cell-properties fo:background-color="#DCE6F1"/>
    </style:style>
    <style:style style:name="_50_0_37__32_-_32_Accent1_32_4_32_3_32_2_32_2" style:display-name="20% - Accent1 4 3 2 2" style:family="table-cell" style:data-style-name="N0">
      <style:table-cell-properties fo:background-color="#DCE6F1"/>
    </style:style>
    <style:style style:name="_50_0_37__32_-_32_Accent1_32_4_32_3_32_2_32_3" style:display-name="20% - Accent1 4 3 2 3" style:family="table-cell" style:data-style-name="N0">
      <style:table-cell-properties fo:background-color="#DCE6F1"/>
    </style:style>
    <style:style style:name="_50_0_37__32_-_32_Accent1_32_4_32_3_32_2_32_4" style:display-name="20% - Accent1 4 3 2 4" style:family="table-cell" style:data-style-name="N0">
      <style:table-cell-properties fo:background-color="#DCE6F1"/>
    </style:style>
    <style:style style:name="_50_0_37__32_-_32_Accent1_32_4_32_3_32_3" style:display-name="20% - Accent1 4 3 3" style:family="table-cell" style:data-style-name="N0">
      <style:table-cell-properties fo:background-color="#DCE6F1"/>
    </style:style>
    <style:style style:name="_50_0_37__32_-_32_Accent1_32_4_32_3_32_4" style:display-name="20% - Accent1 4 3 4" style:family="table-cell" style:data-style-name="N0">
      <style:table-cell-properties fo:background-color="#DCE6F1"/>
    </style:style>
    <style:style style:name="_50_0_37__32_-_32_Accent1_32_4_32_3_32_5" style:display-name="20% - Accent1 4 3 5" style:family="table-cell" style:data-style-name="N0">
      <style:table-cell-properties fo:background-color="#DCE6F1"/>
    </style:style>
    <style:style style:name="_50_0_37__32_-_32_Accent1_32_4_32_4" style:display-name="20% - Accent1 4 4" style:family="table-cell" style:data-style-name="N0">
      <style:table-cell-properties fo:background-color="#DCE6F1"/>
    </style:style>
    <style:style style:name="_50_0_37__32_-_32_Accent1_32_4_32_4_32_2" style:display-name="20% - Accent1 4 4 2" style:family="table-cell" style:data-style-name="N0">
      <style:table-cell-properties fo:background-color="#DCE6F1"/>
    </style:style>
    <style:style style:name="_50_0_37__32_-_32_Accent1_32_4_32_4_32_3" style:display-name="20% - Accent1 4 4 3" style:family="table-cell" style:data-style-name="N0">
      <style:table-cell-properties fo:background-color="#DCE6F1"/>
    </style:style>
    <style:style style:name="_50_0_37__32_-_32_Accent1_32_4_32_4_32_4" style:display-name="20% - Accent1 4 4 4" style:family="table-cell" style:data-style-name="N0">
      <style:table-cell-properties fo:background-color="#DCE6F1"/>
    </style:style>
    <style:style style:name="_50_0_37__32_-_32_Accent1_32_4_32_5" style:display-name="20% - Accent1 4 5" style:family="table-cell" style:data-style-name="N0">
      <style:table-cell-properties fo:background-color="#DCE6F1"/>
    </style:style>
    <style:style style:name="_50_0_37__32_-_32_Accent1_32_4_32_6" style:display-name="20% - Accent1 4 6" style:family="table-cell" style:data-style-name="N0">
      <style:table-cell-properties fo:background-color="#DCE6F1"/>
    </style:style>
    <style:style style:name="_50_0_37__32_-_32_Accent1_32_4_32_7" style:display-name="20% - Accent1 4 7" style:family="table-cell" style:data-style-name="N0">
      <style:table-cell-properties fo:background-color="#DCE6F1"/>
    </style:style>
    <style:style style:name="_50_0_37__32_-_32_Accent1_32_5" style:display-name="20% - Accent1 5" style:family="table-cell" style:data-style-name="N0">
      <style:table-cell-properties fo:background-color="#DCE6F1"/>
    </style:style>
    <style:style style:name="_50_0_37__32_-_32_Accent1_32_5_32_2" style:display-name="20% - Accent1 5 2" style:family="table-cell" style:data-style-name="N0">
      <style:table-cell-properties fo:background-color="#C0C0C0"/>
    </style:style>
    <style:style style:name="_50_0_37__32_-_32_Accent1_32_5_32_2_32_2" style:display-name="20% - Accent1 5 2 2" style:family="table-cell" style:data-style-name="N0">
      <style:table-cell-properties fo:background-color="#C0C0C0"/>
    </style:style>
    <style:style style:name="_50_0_37__32_-_32_Accent1_32_5_32_2_32_2_32_2" style:display-name="20% - Accent1 5 2 2 2" style:family="table-cell" style:data-style-name="N0">
      <style:table-cell-properties fo:background-color="#C0C0C0"/>
    </style:style>
    <style:style style:name="_50_0_37__32_-_32_Accent1_32_5_32_2_32_2_32_2_32_2" style:display-name="20% - Accent1 5 2 2 2 2" style:family="table-cell" style:data-style-name="N0">
      <style:table-cell-properties fo:background-color="#C0C0C0"/>
    </style:style>
    <style:style style:name="_50_0_37__32_-_32_Accent1_32_5_32_2_32_2_32_2_32_3" style:display-name="20% - Accent1 5 2 2 2 3" style:family="table-cell" style:data-style-name="N0">
      <style:table-cell-properties fo:background-color="#C0C0C0"/>
    </style:style>
    <style:style style:name="_50_0_37__32_-_32_Accent1_32_5_32_2_32_2_32_2_32_4" style:display-name="20% - Accent1 5 2 2 2 4" style:family="table-cell" style:data-style-name="N0">
      <style:table-cell-properties fo:background-color="#C0C0C0"/>
    </style:style>
    <style:style style:name="_50_0_37__32_-_32_Accent1_32_5_32_2_32_2_32_3" style:display-name="20% - Accent1 5 2 2 3" style:family="table-cell" style:data-style-name="N0">
      <style:table-cell-properties fo:background-color="#C0C0C0"/>
    </style:style>
    <style:style style:name="_50_0_37__32_-_32_Accent1_32_5_32_2_32_2_32_4" style:display-name="20% - Accent1 5 2 2 4" style:family="table-cell" style:data-style-name="N0">
      <style:table-cell-properties fo:background-color="#C0C0C0"/>
    </style:style>
    <style:style style:name="_50_0_37__32_-_32_Accent1_32_5_32_2_32_2_32_5" style:display-name="20% - Accent1 5 2 2 5" style:family="table-cell" style:data-style-name="N0">
      <style:table-cell-properties fo:background-color="#C0C0C0"/>
    </style:style>
    <style:style style:name="_50_0_37__32_-_32_Accent1_32_5_32_2_32_3" style:display-name="20% - Accent1 5 2 3" style:family="table-cell" style:data-style-name="N0">
      <style:table-cell-properties fo:background-color="#C0C0C0"/>
    </style:style>
    <style:style style:name="_50_0_37__32_-_32_Accent1_32_5_32_2_32_3_32_2" style:display-name="20% - Accent1 5 2 3 2" style:family="table-cell" style:data-style-name="N0">
      <style:table-cell-properties fo:background-color="#C0C0C0"/>
    </style:style>
    <style:style style:name="_50_0_37__32_-_32_Accent1_32_5_32_2_32_3_32_3" style:display-name="20% - Accent1 5 2 3 3" style:family="table-cell" style:data-style-name="N0">
      <style:table-cell-properties fo:background-color="#C0C0C0"/>
    </style:style>
    <style:style style:name="_50_0_37__32_-_32_Accent1_32_5_32_2_32_3_32_4" style:display-name="20% - Accent1 5 2 3 4" style:family="table-cell" style:data-style-name="N0">
      <style:table-cell-properties fo:background-color="#C0C0C0"/>
    </style:style>
    <style:style style:name="_50_0_37__32_-_32_Accent1_32_5_32_2_32_4" style:display-name="20% - Accent1 5 2 4" style:family="table-cell" style:data-style-name="N0">
      <style:table-cell-properties fo:background-color="#C0C0C0"/>
    </style:style>
    <style:style style:name="_50_0_37__32_-_32_Accent1_32_5_32_2_32_5" style:display-name="20% - Accent1 5 2 5" style:family="table-cell" style:data-style-name="N0">
      <style:table-cell-properties fo:background-color="#C0C0C0"/>
    </style:style>
    <style:style style:name="_50_0_37__32_-_32_Accent1_32_5_32_2_32_6" style:display-name="20% - Accent1 5 2 6" style:family="table-cell" style:data-style-name="N0">
      <style:table-cell-properties fo:background-color="#C0C0C0"/>
    </style:style>
    <style:style style:name="_50_0_37__32_-_32_Accent1_32_5_32_3" style:display-name="20% - Accent1 5 3" style:family="table-cell" style:data-style-name="N0">
      <style:table-cell-properties fo:background-color="#DCE6F1"/>
    </style:style>
    <style:style style:name="_50_0_37__32_-_32_Accent1_32_5_32_3_32_2" style:display-name="20% - Accent1 5 3 2" style:family="table-cell" style:data-style-name="N0">
      <style:table-cell-properties fo:background-color="#DCE6F1"/>
    </style:style>
    <style:style style:name="_50_0_37__32_-_32_Accent1_32_5_32_3_32_2_32_2" style:display-name="20% - Accent1 5 3 2 2" style:family="table-cell" style:data-style-name="N0">
      <style:table-cell-properties fo:background-color="#DCE6F1"/>
    </style:style>
    <style:style style:name="_50_0_37__32_-_32_Accent1_32_5_32_3_32_2_32_3" style:display-name="20% - Accent1 5 3 2 3" style:family="table-cell" style:data-style-name="N0">
      <style:table-cell-properties fo:background-color="#DCE6F1"/>
    </style:style>
    <style:style style:name="_50_0_37__32_-_32_Accent1_32_5_32_3_32_2_32_4" style:display-name="20% - Accent1 5 3 2 4" style:family="table-cell" style:data-style-name="N0">
      <style:table-cell-properties fo:background-color="#DCE6F1"/>
    </style:style>
    <style:style style:name="_50_0_37__32_-_32_Accent1_32_5_32_3_32_3" style:display-name="20% - Accent1 5 3 3" style:family="table-cell" style:data-style-name="N0">
      <style:table-cell-properties fo:background-color="#DCE6F1"/>
    </style:style>
    <style:style style:name="_50_0_37__32_-_32_Accent1_32_5_32_3_32_4" style:display-name="20% - Accent1 5 3 4" style:family="table-cell" style:data-style-name="N0">
      <style:table-cell-properties fo:background-color="#DCE6F1"/>
    </style:style>
    <style:style style:name="_50_0_37__32_-_32_Accent1_32_5_32_3_32_5" style:display-name="20% - Accent1 5 3 5" style:family="table-cell" style:data-style-name="N0">
      <style:table-cell-properties fo:background-color="#DCE6F1"/>
    </style:style>
    <style:style style:name="_50_0_37__32_-_32_Accent1_32_5_32_4" style:display-name="20% - Accent1 5 4" style:family="table-cell" style:data-style-name="N0">
      <style:table-cell-properties fo:background-color="#DCE6F1"/>
    </style:style>
    <style:style style:name="_50_0_37__32_-_32_Accent1_32_5_32_4_32_2" style:display-name="20% - Accent1 5 4 2" style:family="table-cell" style:data-style-name="N0">
      <style:table-cell-properties fo:background-color="#DCE6F1"/>
    </style:style>
    <style:style style:name="_50_0_37__32_-_32_Accent1_32_5_32_4_32_3" style:display-name="20% - Accent1 5 4 3" style:family="table-cell" style:data-style-name="N0">
      <style:table-cell-properties fo:background-color="#DCE6F1"/>
    </style:style>
    <style:style style:name="_50_0_37__32_-_32_Accent1_32_5_32_4_32_4" style:display-name="20% - Accent1 5 4 4" style:family="table-cell" style:data-style-name="N0">
      <style:table-cell-properties fo:background-color="#DCE6F1"/>
    </style:style>
    <style:style style:name="_50_0_37__32_-_32_Accent1_32_5_32_5" style:display-name="20% - Accent1 5 5" style:family="table-cell" style:data-style-name="N0">
      <style:table-cell-properties fo:background-color="#DCE6F1"/>
    </style:style>
    <style:style style:name="_50_0_37__32_-_32_Accent1_32_5_32_6" style:display-name="20% - Accent1 5 6" style:family="table-cell" style:data-style-name="N0">
      <style:table-cell-properties fo:background-color="#DCE6F1"/>
    </style:style>
    <style:style style:name="_50_0_37__32_-_32_Accent1_32_5_32_7" style:display-name="20% - Accent1 5 7" style:family="table-cell" style:data-style-name="N0">
      <style:table-cell-properties fo:background-color="#DCE6F1"/>
    </style:style>
    <style:style style:name="_50_0_37__32_-_32_Accent1_32_6" style:display-name="20% - Accent1 6" style:family="table-cell" style:data-style-name="N0">
      <style:table-cell-properties fo:background-color="#DCE6F1"/>
    </style:style>
    <style:style style:name="_50_0_37__32_-_32_Accent1_32_6_32_2" style:display-name="20% - Accent1 6 2" style:family="table-cell" style:data-style-name="N0">
      <style:table-cell-properties fo:background-color="#DCE6F1"/>
    </style:style>
    <style:style style:name="_50_0_37__32_-_32_Accent1_32_6_32_2_32_2" style:display-name="20% - Accent1 6 2 2" style:family="table-cell" style:data-style-name="N0">
      <style:table-cell-properties fo:background-color="#DCE6F1"/>
    </style:style>
    <style:style style:name="_50_0_37__32_-_32_Accent1_32_6_32_2_32_2_32_2" style:display-name="20% - Accent1 6 2 2 2" style:family="table-cell" style:data-style-name="N0">
      <style:table-cell-properties fo:background-color="#DCE6F1"/>
    </style:style>
    <style:style style:name="_50_0_37__32_-_32_Accent1_32_6_32_2_32_2_32_3" style:display-name="20% - Accent1 6 2 2 3" style:family="table-cell" style:data-style-name="N0">
      <style:table-cell-properties fo:background-color="#DCE6F1"/>
    </style:style>
    <style:style style:name="_50_0_37__32_-_32_Accent1_32_6_32_2_32_2_32_4" style:display-name="20% - Accent1 6 2 2 4" style:family="table-cell" style:data-style-name="N0">
      <style:table-cell-properties fo:background-color="#DCE6F1"/>
    </style:style>
    <style:style style:name="_50_0_37__32_-_32_Accent1_32_6_32_2_32_3" style:display-name="20% - Accent1 6 2 3" style:family="table-cell" style:data-style-name="N0">
      <style:table-cell-properties fo:background-color="#DCE6F1"/>
    </style:style>
    <style:style style:name="_50_0_37__32_-_32_Accent1_32_6_32_2_32_4" style:display-name="20% - Accent1 6 2 4" style:family="table-cell" style:data-style-name="N0">
      <style:table-cell-properties fo:background-color="#DCE6F1"/>
    </style:style>
    <style:style style:name="_50_0_37__32_-_32_Accent1_32_6_32_2_32_5" style:display-name="20% - Accent1 6 2 5" style:family="table-cell" style:data-style-name="N0">
      <style:table-cell-properties fo:background-color="#DCE6F1"/>
    </style:style>
    <style:style style:name="_50_0_37__32_-_32_Accent1_32_6_32_3" style:display-name="20% - Accent1 6 3" style:family="table-cell" style:data-style-name="N0">
      <style:table-cell-properties fo:background-color="#DCE6F1"/>
    </style:style>
    <style:style style:name="_50_0_37__32_-_32_Accent1_32_6_32_3_32_2" style:display-name="20% - Accent1 6 3 2" style:family="table-cell" style:data-style-name="N0">
      <style:table-cell-properties fo:background-color="#DCE6F1"/>
    </style:style>
    <style:style style:name="_50_0_37__32_-_32_Accent1_32_6_32_3_32_3" style:display-name="20% - Accent1 6 3 3" style:family="table-cell" style:data-style-name="N0">
      <style:table-cell-properties fo:background-color="#DCE6F1"/>
    </style:style>
    <style:style style:name="_50_0_37__32_-_32_Accent1_32_6_32_3_32_4" style:display-name="20% - Accent1 6 3 4" style:family="table-cell" style:data-style-name="N0">
      <style:table-cell-properties fo:background-color="#DCE6F1"/>
    </style:style>
    <style:style style:name="_50_0_37__32_-_32_Accent1_32_6_32_4" style:display-name="20% - Accent1 6 4" style:family="table-cell" style:data-style-name="N0">
      <style:table-cell-properties fo:background-color="#DCE6F1"/>
    </style:style>
    <style:style style:name="_50_0_37__32_-_32_Accent1_32_6_32_5" style:display-name="20% - Accent1 6 5" style:family="table-cell" style:data-style-name="N0">
      <style:table-cell-properties fo:background-color="#DCE6F1"/>
    </style:style>
    <style:style style:name="_50_0_37__32_-_32_Accent1_32_6_32_6" style:display-name="20% - Accent1 6 6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2DCDB"/>
    </style:style>
    <style:style style:name="_50_0_37__32_-_32_Accent2_32_2_32_2" style:display-name="20% - Accent2 2 2" style:family="table-cell" style:data-style-name="N0">
      <style:table-cell-properties fo:background-color="#F2DCDB"/>
    </style:style>
    <style:style style:name="_50_0_37__32_-_32_Accent2_32_2_32_2_32_2" style:display-name="20% - Accent2 2 2 2" style:family="table-cell" style:data-style-name="N0">
      <style:table-cell-properties fo:background-color="#F2DCDB"/>
    </style:style>
    <style:style style:name="_50_0_37__32_-_32_Accent2_32_2_32_2_32_2_32_2" style:display-name="20% - Accent2 2 2 2 2" style:family="table-cell" style:data-style-name="N0">
      <style:table-cell-properties fo:background-color="#F2DCDB"/>
    </style:style>
    <style:style style:name="_50_0_37__32_-_32_Accent2_32_2_32_2_32_2_32_2_32_2" style:display-name="20% - Accent2 2 2 2 2 2" style:family="table-cell" style:data-style-name="N0">
      <style:table-cell-properties fo:background-color="#F2DCDB"/>
    </style:style>
    <style:style style:name="_50_0_37__32_-_32_Accent2_32_2_32_2_32_2_32_2_32_3" style:display-name="20% - Accent2 2 2 2 2 3" style:family="table-cell" style:data-style-name="N0">
      <style:table-cell-properties fo:background-color="#F2DCDB"/>
    </style:style>
    <style:style style:name="_50_0_37__32_-_32_Accent2_32_2_32_2_32_2_32_2_32_4" style:display-name="20% - Accent2 2 2 2 2 4" style:family="table-cell" style:data-style-name="N0">
      <style:table-cell-properties fo:background-color="#F2DCDB"/>
    </style:style>
    <style:style style:name="_50_0_37__32_-_32_Accent2_32_2_32_2_32_2_32_3" style:display-name="20% - Accent2 2 2 2 3" style:family="table-cell" style:data-style-name="N0">
      <style:table-cell-properties fo:background-color="#F2DCDB"/>
    </style:style>
    <style:style style:name="_50_0_37__32_-_32_Accent2_32_2_32_2_32_2_32_4" style:display-name="20% - Accent2 2 2 2 4" style:family="table-cell" style:data-style-name="N0">
      <style:table-cell-properties fo:background-color="#F2DCDB"/>
    </style:style>
    <style:style style:name="_50_0_37__32_-_32_Accent2_32_2_32_2_32_2_32_5" style:display-name="20% - Accent2 2 2 2 5" style:family="table-cell" style:data-style-name="N0">
      <style:table-cell-properties fo:background-color="#F2DCDB"/>
    </style:style>
    <style:style style:name="_50_0_37__32_-_32_Accent2_32_2_32_2_32_3" style:display-name="20% - Accent2 2 2 3" style:family="table-cell" style:data-style-name="N0">
      <style:table-cell-properties fo:background-color="#F2DCDB"/>
    </style:style>
    <style:style style:name="_50_0_37__32_-_32_Accent2_32_2_32_2_32_3_32_2" style:display-name="20% - Accent2 2 2 3 2" style:family="table-cell" style:data-style-name="N0">
      <style:table-cell-properties fo:background-color="#F2DCDB"/>
    </style:style>
    <style:style style:name="_50_0_37__32_-_32_Accent2_32_2_32_2_32_3_32_3" style:display-name="20% - Accent2 2 2 3 3" style:family="table-cell" style:data-style-name="N0">
      <style:table-cell-properties fo:background-color="#F2DCDB"/>
    </style:style>
    <style:style style:name="_50_0_37__32_-_32_Accent2_32_2_32_2_32_3_32_4" style:display-name="20% - Accent2 2 2 3 4" style:family="table-cell" style:data-style-name="N0">
      <style:table-cell-properties fo:background-color="#F2DCDB"/>
    </style:style>
    <style:style style:name="_50_0_37__32_-_32_Accent2_32_2_32_2_32_4" style:display-name="20% - Accent2 2 2 4" style:family="table-cell" style:data-style-name="N0">
      <style:table-cell-properties fo:background-color="#F2DCDB"/>
    </style:style>
    <style:style style:name="_50_0_37__32_-_32_Accent2_32_2_32_2_32_5" style:display-name="20% - Accent2 2 2 5" style:family="table-cell" style:data-style-name="N0">
      <style:table-cell-properties fo:background-color="#F2DCDB"/>
    </style:style>
    <style:style style:name="_50_0_37__32_-_32_Accent2_32_2_32_2_32_6" style:display-name="20% - Accent2 2 2 6" style:family="table-cell" style:data-style-name="N0">
      <style:table-cell-properties fo:background-color="#F2DCDB"/>
    </style:style>
    <style:style style:name="_50_0_37__32_-_32_Accent2_32_2_32_3" style:display-name="20% - Accent2 2 3" style:family="table-cell" style:data-style-name="N0">
      <style:table-cell-properties fo:background-color="#F2DCDB"/>
    </style:style>
    <style:style style:name="_50_0_37__32_-_32_Accent2_32_2_32_3_32_2" style:display-name="20% - Accent2 2 3 2" style:family="table-cell" style:data-style-name="N0">
      <style:table-cell-properties fo:background-color="#F2DCDB"/>
    </style:style>
    <style:style style:name="_50_0_37__32_-_32_Accent2_32_2_32_3_32_2_32_2" style:display-name="20% - Accent2 2 3 2 2" style:family="table-cell" style:data-style-name="N0">
      <style:table-cell-properties fo:background-color="#F2DCDB"/>
    </style:style>
    <style:style style:name="_50_0_37__32_-_32_Accent2_32_2_32_3_32_2_32_3" style:display-name="20% - Accent2 2 3 2 3" style:family="table-cell" style:data-style-name="N0">
      <style:table-cell-properties fo:background-color="#F2DCDB"/>
    </style:style>
    <style:style style:name="_50_0_37__32_-_32_Accent2_32_2_32_3_32_2_32_4" style:display-name="20% - Accent2 2 3 2 4" style:family="table-cell" style:data-style-name="N0">
      <style:table-cell-properties fo:background-color="#F2DCDB"/>
    </style:style>
    <style:style style:name="_50_0_37__32_-_32_Accent2_32_2_32_3_32_3" style:display-name="20% - Accent2 2 3 3" style:family="table-cell" style:data-style-name="N0">
      <style:table-cell-properties fo:background-color="#F2DCDB"/>
    </style:style>
    <style:style style:name="_50_0_37__32_-_32_Accent2_32_2_32_3_32_4" style:display-name="20% - Accent2 2 3 4" style:family="table-cell" style:data-style-name="N0">
      <style:table-cell-properties fo:background-color="#F2DCDB"/>
    </style:style>
    <style:style style:name="_50_0_37__32_-_32_Accent2_32_2_32_3_32_5" style:display-name="20% - Accent2 2 3 5" style:family="table-cell" style:data-style-name="N0">
      <style:table-cell-properties fo:background-color="#F2DCDB"/>
    </style:style>
    <style:style style:name="_50_0_37__32_-_32_Accent2_32_2_32_4" style:display-name="20% - Accent2 2 4" style:family="table-cell" style:data-style-name="N0">
      <style:table-cell-properties fo:background-color="#F2DCDB"/>
    </style:style>
    <style:style style:name="_50_0_37__32_-_32_Accent2_32_2_32_4_32_2" style:display-name="20% - Accent2 2 4 2" style:family="table-cell" style:data-style-name="N0">
      <style:table-cell-properties fo:background-color="#F2DCDB"/>
    </style:style>
    <style:style style:name="_50_0_37__32_-_32_Accent2_32_2_32_4_32_3" style:display-name="20% - Accent2 2 4 3" style:family="table-cell" style:data-style-name="N0">
      <style:table-cell-properties fo:background-color="#F2DCDB"/>
    </style:style>
    <style:style style:name="_50_0_37__32_-_32_Accent2_32_2_32_4_32_4" style:display-name="20% - Accent2 2 4 4" style:family="table-cell" style:data-style-name="N0">
      <style:table-cell-properties fo:background-color="#F2DCDB"/>
    </style:style>
    <style:style style:name="_50_0_37__32_-_32_Accent2_32_2_32_5" style:display-name="20% - Accent2 2 5" style:family="table-cell" style:data-style-name="N0">
      <style:table-cell-properties fo:background-color="#F2DCDB"/>
    </style:style>
    <style:style style:name="_50_0_37__32_-_32_Accent2_32_2_32_6" style:display-name="20% - Accent2 2 6" style:family="table-cell" style:data-style-name="N0">
      <style:table-cell-properties fo:background-color="#F2DCDB"/>
    </style:style>
    <style:style style:name="_50_0_37__32_-_32_Accent2_32_2_32_7" style:display-name="20% - Accent2 2 7" style:family="table-cell" style:data-style-name="N0">
      <style:table-cell-properties fo:background-color="#F2DCDB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3_32_2" style:display-name="20% - Accent2 3 2" style:family="table-cell" style:data-style-name="N0">
      <style:table-cell-properties fo:background-color="#F2DCDB"/>
    </style:style>
    <style:style style:name="_50_0_37__32_-_32_Accent2_32_3_32_2_32_2" style:display-name="20% - Accent2 3 2 2" style:family="table-cell" style:data-style-name="N0">
      <style:table-cell-properties fo:background-color="#F2DCDB"/>
    </style:style>
    <style:style style:name="_50_0_37__32_-_32_Accent2_32_3_32_2_32_2_32_2" style:display-name="20% - Accent2 3 2 2 2" style:family="table-cell" style:data-style-name="N0">
      <style:table-cell-properties fo:background-color="#F2DCDB"/>
    </style:style>
    <style:style style:name="_50_0_37__32_-_32_Accent2_32_3_32_2_32_2_32_2_32_2" style:display-name="20% - Accent2 3 2 2 2 2" style:family="table-cell" style:data-style-name="N0">
      <style:table-cell-properties fo:background-color="#F2DCDB"/>
    </style:style>
    <style:style style:name="_50_0_37__32_-_32_Accent2_32_3_32_2_32_2_32_2_32_3" style:display-name="20% - Accent2 3 2 2 2 3" style:family="table-cell" style:data-style-name="N0">
      <style:table-cell-properties fo:background-color="#F2DCDB"/>
    </style:style>
    <style:style style:name="_50_0_37__32_-_32_Accent2_32_3_32_2_32_2_32_2_32_4" style:display-name="20% - Accent2 3 2 2 2 4" style:family="table-cell" style:data-style-name="N0">
      <style:table-cell-properties fo:background-color="#F2DCDB"/>
    </style:style>
    <style:style style:name="_50_0_37__32_-_32_Accent2_32_3_32_2_32_2_32_3" style:display-name="20% - Accent2 3 2 2 3" style:family="table-cell" style:data-style-name="N0">
      <style:table-cell-properties fo:background-color="#F2DCDB"/>
    </style:style>
    <style:style style:name="_50_0_37__32_-_32_Accent2_32_3_32_2_32_2_32_4" style:display-name="20% - Accent2 3 2 2 4" style:family="table-cell" style:data-style-name="N0">
      <style:table-cell-properties fo:background-color="#F2DCDB"/>
    </style:style>
    <style:style style:name="_50_0_37__32_-_32_Accent2_32_3_32_2_32_2_32_5" style:display-name="20% - Accent2 3 2 2 5" style:family="table-cell" style:data-style-name="N0">
      <style:table-cell-properties fo:background-color="#F2DCDB"/>
    </style:style>
    <style:style style:name="_50_0_37__32_-_32_Accent2_32_3_32_2_32_3" style:display-name="20% - Accent2 3 2 3" style:family="table-cell" style:data-style-name="N0">
      <style:table-cell-properties fo:background-color="#F2DCDB"/>
    </style:style>
    <style:style style:name="_50_0_37__32_-_32_Accent2_32_3_32_2_32_3_32_2" style:display-name="20% - Accent2 3 2 3 2" style:family="table-cell" style:data-style-name="N0">
      <style:table-cell-properties fo:background-color="#F2DCDB"/>
    </style:style>
    <style:style style:name="_50_0_37__32_-_32_Accent2_32_3_32_2_32_3_32_3" style:display-name="20% - Accent2 3 2 3 3" style:family="table-cell" style:data-style-name="N0">
      <style:table-cell-properties fo:background-color="#F2DCDB"/>
    </style:style>
    <style:style style:name="_50_0_37__32_-_32_Accent2_32_3_32_2_32_3_32_4" style:display-name="20% - Accent2 3 2 3 4" style:family="table-cell" style:data-style-name="N0">
      <style:table-cell-properties fo:background-color="#F2DCDB"/>
    </style:style>
    <style:style style:name="_50_0_37__32_-_32_Accent2_32_3_32_2_32_4" style:display-name="20% - Accent2 3 2 4" style:family="table-cell" style:data-style-name="N0">
      <style:table-cell-properties fo:background-color="#F2DCDB"/>
    </style:style>
    <style:style style:name="_50_0_37__32_-_32_Accent2_32_3_32_2_32_5" style:display-name="20% - Accent2 3 2 5" style:family="table-cell" style:data-style-name="N0">
      <style:table-cell-properties fo:background-color="#F2DCDB"/>
    </style:style>
    <style:style style:name="_50_0_37__32_-_32_Accent2_32_3_32_2_32_6" style:display-name="20% - Accent2 3 2 6" style:family="table-cell" style:data-style-name="N0">
      <style:table-cell-properties fo:background-color="#F2DCDB"/>
    </style:style>
    <style:style style:name="_50_0_37__32_-_32_Accent2_32_3_32_3" style:display-name="20% - Accent2 3 3" style:family="table-cell" style:data-style-name="N0">
      <style:table-cell-properties fo:background-color="#F2DCDB"/>
    </style:style>
    <style:style style:name="_50_0_37__32_-_32_Accent2_32_3_32_3_32_2" style:display-name="20% - Accent2 3 3 2" style:family="table-cell" style:data-style-name="N0">
      <style:table-cell-properties fo:background-color="#F2DCDB"/>
    </style:style>
    <style:style style:name="_50_0_37__32_-_32_Accent2_32_3_32_3_32_2_32_2" style:display-name="20% - Accent2 3 3 2 2" style:family="table-cell" style:data-style-name="N0">
      <style:table-cell-properties fo:background-color="#F2DCDB"/>
    </style:style>
    <style:style style:name="_50_0_37__32_-_32_Accent2_32_3_32_3_32_2_32_3" style:display-name="20% - Accent2 3 3 2 3" style:family="table-cell" style:data-style-name="N0">
      <style:table-cell-properties fo:background-color="#F2DCDB"/>
    </style:style>
    <style:style style:name="_50_0_37__32_-_32_Accent2_32_3_32_3_32_2_32_4" style:display-name="20% - Accent2 3 3 2 4" style:family="table-cell" style:data-style-name="N0">
      <style:table-cell-properties fo:background-color="#F2DCDB"/>
    </style:style>
    <style:style style:name="_50_0_37__32_-_32_Accent2_32_3_32_3_32_3" style:display-name="20% - Accent2 3 3 3" style:family="table-cell" style:data-style-name="N0">
      <style:table-cell-properties fo:background-color="#F2DCDB"/>
    </style:style>
    <style:style style:name="_50_0_37__32_-_32_Accent2_32_3_32_3_32_4" style:display-name="20% - Accent2 3 3 4" style:family="table-cell" style:data-style-name="N0">
      <style:table-cell-properties fo:background-color="#F2DCDB"/>
    </style:style>
    <style:style style:name="_50_0_37__32_-_32_Accent2_32_3_32_3_32_5" style:display-name="20% - Accent2 3 3 5" style:family="table-cell" style:data-style-name="N0">
      <style:table-cell-properties fo:background-color="#F2DCDB"/>
    </style:style>
    <style:style style:name="_50_0_37__32_-_32_Accent2_32_3_32_4" style:display-name="20% - Accent2 3 4" style:family="table-cell" style:data-style-name="N0">
      <style:table-cell-properties fo:background-color="#F2DCDB"/>
    </style:style>
    <style:style style:name="_50_0_37__32_-_32_Accent2_32_3_32_4_32_2" style:display-name="20% - Accent2 3 4 2" style:family="table-cell" style:data-style-name="N0">
      <style:table-cell-properties fo:background-color="#F2DCDB"/>
    </style:style>
    <style:style style:name="_50_0_37__32_-_32_Accent2_32_3_32_4_32_3" style:display-name="20% - Accent2 3 4 3" style:family="table-cell" style:data-style-name="N0">
      <style:table-cell-properties fo:background-color="#F2DCDB"/>
    </style:style>
    <style:style style:name="_50_0_37__32_-_32_Accent2_32_3_32_4_32_4" style:display-name="20% - Accent2 3 4 4" style:family="table-cell" style:data-style-name="N0">
      <style:table-cell-properties fo:background-color="#F2DCDB"/>
    </style:style>
    <style:style style:name="_50_0_37__32_-_32_Accent2_32_3_32_5" style:display-name="20% - Accent2 3 5" style:family="table-cell" style:data-style-name="N0">
      <style:table-cell-properties fo:background-color="#F2DCDB"/>
    </style:style>
    <style:style style:name="_50_0_37__32_-_32_Accent2_32_3_32_6" style:display-name="20% - Accent2 3 6" style:family="table-cell" style:data-style-name="N0">
      <style:table-cell-properties fo:background-color="#F2DCDB"/>
    </style:style>
    <style:style style:name="_50_0_37__32_-_32_Accent2_32_3_32_7" style:display-name="20% - Accent2 3 7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2_32_4_32_2" style:display-name="20% - Accent2 4 2" style:family="table-cell" style:data-style-name="N0">
      <style:table-cell-properties fo:background-color="#F2DCDB"/>
    </style:style>
    <style:style style:name="_50_0_37__32_-_32_Accent2_32_4_32_2_32_2" style:display-name="20% - Accent2 4 2 2" style:family="table-cell" style:data-style-name="N0">
      <style:table-cell-properties fo:background-color="#F2DCDB"/>
    </style:style>
    <style:style style:name="_50_0_37__32_-_32_Accent2_32_4_32_2_32_2_32_2" style:display-name="20% - Accent2 4 2 2 2" style:family="table-cell" style:data-style-name="N0">
      <style:table-cell-properties fo:background-color="#F2DCDB"/>
    </style:style>
    <style:style style:name="_50_0_37__32_-_32_Accent2_32_4_32_2_32_2_32_2_32_2" style:display-name="20% - Accent2 4 2 2 2 2" style:family="table-cell" style:data-style-name="N0">
      <style:table-cell-properties fo:background-color="#F2DCDB"/>
    </style:style>
    <style:style style:name="_50_0_37__32_-_32_Accent2_32_4_32_2_32_2_32_2_32_3" style:display-name="20% - Accent2 4 2 2 2 3" style:family="table-cell" style:data-style-name="N0">
      <style:table-cell-properties fo:background-color="#F2DCDB"/>
    </style:style>
    <style:style style:name="_50_0_37__32_-_32_Accent2_32_4_32_2_32_2_32_2_32_4" style:display-name="20% - Accent2 4 2 2 2 4" style:family="table-cell" style:data-style-name="N0">
      <style:table-cell-properties fo:background-color="#F2DCDB"/>
    </style:style>
    <style:style style:name="_50_0_37__32_-_32_Accent2_32_4_32_2_32_2_32_3" style:display-name="20% - Accent2 4 2 2 3" style:family="table-cell" style:data-style-name="N0">
      <style:table-cell-properties fo:background-color="#F2DCDB"/>
    </style:style>
    <style:style style:name="_50_0_37__32_-_32_Accent2_32_4_32_2_32_2_32_4" style:display-name="20% - Accent2 4 2 2 4" style:family="table-cell" style:data-style-name="N0">
      <style:table-cell-properties fo:background-color="#F2DCDB"/>
    </style:style>
    <style:style style:name="_50_0_37__32_-_32_Accent2_32_4_32_2_32_2_32_5" style:display-name="20% - Accent2 4 2 2 5" style:family="table-cell" style:data-style-name="N0">
      <style:table-cell-properties fo:background-color="#F2DCDB"/>
    </style:style>
    <style:style style:name="_50_0_37__32_-_32_Accent2_32_4_32_2_32_3" style:display-name="20% - Accent2 4 2 3" style:family="table-cell" style:data-style-name="N0">
      <style:table-cell-properties fo:background-color="#F2DCDB"/>
    </style:style>
    <style:style style:name="_50_0_37__32_-_32_Accent2_32_4_32_2_32_3_32_2" style:display-name="20% - Accent2 4 2 3 2" style:family="table-cell" style:data-style-name="N0">
      <style:table-cell-properties fo:background-color="#F2DCDB"/>
    </style:style>
    <style:style style:name="_50_0_37__32_-_32_Accent2_32_4_32_2_32_3_32_3" style:display-name="20% - Accent2 4 2 3 3" style:family="table-cell" style:data-style-name="N0">
      <style:table-cell-properties fo:background-color="#F2DCDB"/>
    </style:style>
    <style:style style:name="_50_0_37__32_-_32_Accent2_32_4_32_2_32_3_32_4" style:display-name="20% - Accent2 4 2 3 4" style:family="table-cell" style:data-style-name="N0">
      <style:table-cell-properties fo:background-color="#F2DCDB"/>
    </style:style>
    <style:style style:name="_50_0_37__32_-_32_Accent2_32_4_32_2_32_4" style:display-name="20% - Accent2 4 2 4" style:family="table-cell" style:data-style-name="N0">
      <style:table-cell-properties fo:background-color="#F2DCDB"/>
    </style:style>
    <style:style style:name="_50_0_37__32_-_32_Accent2_32_4_32_2_32_5" style:display-name="20% - Accent2 4 2 5" style:family="table-cell" style:data-style-name="N0">
      <style:table-cell-properties fo:background-color="#F2DCDB"/>
    </style:style>
    <style:style style:name="_50_0_37__32_-_32_Accent2_32_4_32_2_32_6" style:display-name="20% - Accent2 4 2 6" style:family="table-cell" style:data-style-name="N0">
      <style:table-cell-properties fo:background-color="#F2DCDB"/>
    </style:style>
    <style:style style:name="_50_0_37__32_-_32_Accent2_32_4_32_3" style:display-name="20% - Accent2 4 3" style:family="table-cell" style:data-style-name="N0">
      <style:table-cell-properties fo:background-color="#F2DCDB"/>
    </style:style>
    <style:style style:name="_50_0_37__32_-_32_Accent2_32_4_32_3_32_2" style:display-name="20% - Accent2 4 3 2" style:family="table-cell" style:data-style-name="N0">
      <style:table-cell-properties fo:background-color="#F2DCDB"/>
    </style:style>
    <style:style style:name="_50_0_37__32_-_32_Accent2_32_4_32_3_32_2_32_2" style:display-name="20% - Accent2 4 3 2 2" style:family="table-cell" style:data-style-name="N0">
      <style:table-cell-properties fo:background-color="#F2DCDB"/>
    </style:style>
    <style:style style:name="_50_0_37__32_-_32_Accent2_32_4_32_3_32_2_32_3" style:display-name="20% - Accent2 4 3 2 3" style:family="table-cell" style:data-style-name="N0">
      <style:table-cell-properties fo:background-color="#F2DCDB"/>
    </style:style>
    <style:style style:name="_50_0_37__32_-_32_Accent2_32_4_32_3_32_2_32_4" style:display-name="20% - Accent2 4 3 2 4" style:family="table-cell" style:data-style-name="N0">
      <style:table-cell-properties fo:background-color="#F2DCDB"/>
    </style:style>
    <style:style style:name="_50_0_37__32_-_32_Accent2_32_4_32_3_32_3" style:display-name="20% - Accent2 4 3 3" style:family="table-cell" style:data-style-name="N0">
      <style:table-cell-properties fo:background-color="#F2DCDB"/>
    </style:style>
    <style:style style:name="_50_0_37__32_-_32_Accent2_32_4_32_3_32_4" style:display-name="20% - Accent2 4 3 4" style:family="table-cell" style:data-style-name="N0">
      <style:table-cell-properties fo:background-color="#F2DCDB"/>
    </style:style>
    <style:style style:name="_50_0_37__32_-_32_Accent2_32_4_32_3_32_5" style:display-name="20% - Accent2 4 3 5" style:family="table-cell" style:data-style-name="N0">
      <style:table-cell-properties fo:background-color="#F2DCDB"/>
    </style:style>
    <style:style style:name="_50_0_37__32_-_32_Accent2_32_4_32_4" style:display-name="20% - Accent2 4 4" style:family="table-cell" style:data-style-name="N0">
      <style:table-cell-properties fo:background-color="#F2DCDB"/>
    </style:style>
    <style:style style:name="_50_0_37__32_-_32_Accent2_32_4_32_4_32_2" style:display-name="20% - Accent2 4 4 2" style:family="table-cell" style:data-style-name="N0">
      <style:table-cell-properties fo:background-color="#F2DCDB"/>
    </style:style>
    <style:style style:name="_50_0_37__32_-_32_Accent2_32_4_32_4_32_3" style:display-name="20% - Accent2 4 4 3" style:family="table-cell" style:data-style-name="N0">
      <style:table-cell-properties fo:background-color="#F2DCDB"/>
    </style:style>
    <style:style style:name="_50_0_37__32_-_32_Accent2_32_4_32_4_32_4" style:display-name="20% - Accent2 4 4 4" style:family="table-cell" style:data-style-name="N0">
      <style:table-cell-properties fo:background-color="#F2DCDB"/>
    </style:style>
    <style:style style:name="_50_0_37__32_-_32_Accent2_32_4_32_5" style:display-name="20% - Accent2 4 5" style:family="table-cell" style:data-style-name="N0">
      <style:table-cell-properties fo:background-color="#F2DCDB"/>
    </style:style>
    <style:style style:name="_50_0_37__32_-_32_Accent2_32_4_32_6" style:display-name="20% - Accent2 4 6" style:family="table-cell" style:data-style-name="N0">
      <style:table-cell-properties fo:background-color="#F2DCDB"/>
    </style:style>
    <style:style style:name="_50_0_37__32_-_32_Accent2_32_4_32_7" style:display-name="20% - Accent2 4 7" style:family="table-cell" style:data-style-name="N0">
      <style:table-cell-properties fo:background-color="#F2DCDB"/>
    </style:style>
    <style:style style:name="_50_0_37__32_-_32_Accent2_32_5" style:display-name="20% - Accent2 5" style:family="table-cell" style:data-style-name="N0">
      <style:table-cell-properties fo:background-color="#F2DCDB"/>
    </style:style>
    <style:style style:name="_50_0_37__32_-_32_Accent2_32_5_32_2" style:display-name="20% - Accent2 5 2" style:family="table-cell" style:data-style-name="N0">
      <style:table-cell-properties fo:background-color="#F2DCDB"/>
    </style:style>
    <style:style style:name="_50_0_37__32_-_32_Accent2_32_5_32_2_32_2" style:display-name="20% - Accent2 5 2 2" style:family="table-cell" style:data-style-name="N0">
      <style:table-cell-properties fo:background-color="#F2DCDB"/>
    </style:style>
    <style:style style:name="_50_0_37__32_-_32_Accent2_32_5_32_2_32_2_32_2" style:display-name="20% - Accent2 5 2 2 2" style:family="table-cell" style:data-style-name="N0">
      <style:table-cell-properties fo:background-color="#F2DCDB"/>
    </style:style>
    <style:style style:name="_50_0_37__32_-_32_Accent2_32_5_32_2_32_2_32_2_32_2" style:display-name="20% - Accent2 5 2 2 2 2" style:family="table-cell" style:data-style-name="N0">
      <style:table-cell-properties fo:background-color="#F2DCDB"/>
    </style:style>
    <style:style style:name="_50_0_37__32_-_32_Accent2_32_5_32_2_32_2_32_2_32_3" style:display-name="20% - Accent2 5 2 2 2 3" style:family="table-cell" style:data-style-name="N0">
      <style:table-cell-properties fo:background-color="#F2DCDB"/>
    </style:style>
    <style:style style:name="_50_0_37__32_-_32_Accent2_32_5_32_2_32_2_32_2_32_4" style:display-name="20% - Accent2 5 2 2 2 4" style:family="table-cell" style:data-style-name="N0">
      <style:table-cell-properties fo:background-color="#F2DCDB"/>
    </style:style>
    <style:style style:name="_50_0_37__32_-_32_Accent2_32_5_32_2_32_2_32_3" style:display-name="20% - Accent2 5 2 2 3" style:family="table-cell" style:data-style-name="N0">
      <style:table-cell-properties fo:background-color="#F2DCDB"/>
    </style:style>
    <style:style style:name="_50_0_37__32_-_32_Accent2_32_5_32_2_32_2_32_4" style:display-name="20% - Accent2 5 2 2 4" style:family="table-cell" style:data-style-name="N0">
      <style:table-cell-properties fo:background-color="#F2DCDB"/>
    </style:style>
    <style:style style:name="_50_0_37__32_-_32_Accent2_32_5_32_2_32_2_32_5" style:display-name="20% - Accent2 5 2 2 5" style:family="table-cell" style:data-style-name="N0">
      <style:table-cell-properties fo:background-color="#F2DCDB"/>
    </style:style>
    <style:style style:name="_50_0_37__32_-_32_Accent2_32_5_32_2_32_3" style:display-name="20% - Accent2 5 2 3" style:family="table-cell" style:data-style-name="N0">
      <style:table-cell-properties fo:background-color="#F2DCDB"/>
    </style:style>
    <style:style style:name="_50_0_37__32_-_32_Accent2_32_5_32_2_32_3_32_2" style:display-name="20% - Accent2 5 2 3 2" style:family="table-cell" style:data-style-name="N0">
      <style:table-cell-properties fo:background-color="#F2DCDB"/>
    </style:style>
    <style:style style:name="_50_0_37__32_-_32_Accent2_32_5_32_2_32_3_32_3" style:display-name="20% - Accent2 5 2 3 3" style:family="table-cell" style:data-style-name="N0">
      <style:table-cell-properties fo:background-color="#F2DCDB"/>
    </style:style>
    <style:style style:name="_50_0_37__32_-_32_Accent2_32_5_32_2_32_3_32_4" style:display-name="20% - Accent2 5 2 3 4" style:family="table-cell" style:data-style-name="N0">
      <style:table-cell-properties fo:background-color="#F2DCDB"/>
    </style:style>
    <style:style style:name="_50_0_37__32_-_32_Accent2_32_5_32_2_32_4" style:display-name="20% - Accent2 5 2 4" style:family="table-cell" style:data-style-name="N0">
      <style:table-cell-properties fo:background-color="#F2DCDB"/>
    </style:style>
    <style:style style:name="_50_0_37__32_-_32_Accent2_32_5_32_2_32_5" style:display-name="20% - Accent2 5 2 5" style:family="table-cell" style:data-style-name="N0">
      <style:table-cell-properties fo:background-color="#F2DCDB"/>
    </style:style>
    <style:style style:name="_50_0_37__32_-_32_Accent2_32_5_32_2_32_6" style:display-name="20% - Accent2 5 2 6" style:family="table-cell" style:data-style-name="N0">
      <style:table-cell-properties fo:background-color="#F2DCDB"/>
    </style:style>
    <style:style style:name="_50_0_37__32_-_32_Accent2_32_5_32_3" style:display-name="20% - Accent2 5 3" style:family="table-cell" style:data-style-name="N0">
      <style:table-cell-properties fo:background-color="#F2DCDB"/>
    </style:style>
    <style:style style:name="_50_0_37__32_-_32_Accent2_32_5_32_3_32_2" style:display-name="20% - Accent2 5 3 2" style:family="table-cell" style:data-style-name="N0">
      <style:table-cell-properties fo:background-color="#F2DCDB"/>
    </style:style>
    <style:style style:name="_50_0_37__32_-_32_Accent2_32_5_32_3_32_2_32_2" style:display-name="20% - Accent2 5 3 2 2" style:family="table-cell" style:data-style-name="N0">
      <style:table-cell-properties fo:background-color="#F2DCDB"/>
    </style:style>
    <style:style style:name="_50_0_37__32_-_32_Accent2_32_5_32_3_32_2_32_3" style:display-name="20% - Accent2 5 3 2 3" style:family="table-cell" style:data-style-name="N0">
      <style:table-cell-properties fo:background-color="#F2DCDB"/>
    </style:style>
    <style:style style:name="_50_0_37__32_-_32_Accent2_32_5_32_3_32_2_32_4" style:display-name="20% - Accent2 5 3 2 4" style:family="table-cell" style:data-style-name="N0">
      <style:table-cell-properties fo:background-color="#F2DCDB"/>
    </style:style>
    <style:style style:name="_50_0_37__32_-_32_Accent2_32_5_32_3_32_3" style:display-name="20% - Accent2 5 3 3" style:family="table-cell" style:data-style-name="N0">
      <style:table-cell-properties fo:background-color="#F2DCDB"/>
    </style:style>
    <style:style style:name="_50_0_37__32_-_32_Accent2_32_5_32_3_32_4" style:display-name="20% - Accent2 5 3 4" style:family="table-cell" style:data-style-name="N0">
      <style:table-cell-properties fo:background-color="#F2DCDB"/>
    </style:style>
    <style:style style:name="_50_0_37__32_-_32_Accent2_32_5_32_3_32_5" style:display-name="20% - Accent2 5 3 5" style:family="table-cell" style:data-style-name="N0">
      <style:table-cell-properties fo:background-color="#F2DCDB"/>
    </style:style>
    <style:style style:name="_50_0_37__32_-_32_Accent2_32_5_32_4" style:display-name="20% - Accent2 5 4" style:family="table-cell" style:data-style-name="N0">
      <style:table-cell-properties fo:background-color="#F2DCDB"/>
    </style:style>
    <style:style style:name="_50_0_37__32_-_32_Accent2_32_5_32_4_32_2" style:display-name="20% - Accent2 5 4 2" style:family="table-cell" style:data-style-name="N0">
      <style:table-cell-properties fo:background-color="#F2DCDB"/>
    </style:style>
    <style:style style:name="_50_0_37__32_-_32_Accent2_32_5_32_4_32_3" style:display-name="20% - Accent2 5 4 3" style:family="table-cell" style:data-style-name="N0">
      <style:table-cell-properties fo:background-color="#F2DCDB"/>
    </style:style>
    <style:style style:name="_50_0_37__32_-_32_Accent2_32_5_32_4_32_4" style:display-name="20% - Accent2 5 4 4" style:family="table-cell" style:data-style-name="N0">
      <style:table-cell-properties fo:background-color="#F2DCDB"/>
    </style:style>
    <style:style style:name="_50_0_37__32_-_32_Accent2_32_5_32_5" style:display-name="20% - Accent2 5 5" style:family="table-cell" style:data-style-name="N0">
      <style:table-cell-properties fo:background-color="#F2DCDB"/>
    </style:style>
    <style:style style:name="_50_0_37__32_-_32_Accent2_32_5_32_6" style:display-name="20% - Accent2 5 6" style:family="table-cell" style:data-style-name="N0">
      <style:table-cell-properties fo:background-color="#F2DCDB"/>
    </style:style>
    <style:style style:name="_50_0_37__32_-_32_Accent2_32_5_32_7" style:display-name="20% - Accent2 5 7" style:family="table-cell" style:data-style-name="N0">
      <style:table-cell-properties fo:background-color="#F2DCDB"/>
    </style:style>
    <style:style style:name="_50_0_37__32_-_32_Accent2_32_6" style:display-name="20% - Accent2 6" style:family="table-cell" style:data-style-name="N0">
      <style:table-cell-properties fo:background-color="#F2DCDB"/>
    </style:style>
    <style:style style:name="_50_0_37__32_-_32_Accent2_32_6_32_2" style:display-name="20% - Accent2 6 2" style:family="table-cell" style:data-style-name="N0">
      <style:table-cell-properties fo:background-color="#F2DCDB"/>
    </style:style>
    <style:style style:name="_50_0_37__32_-_32_Accent2_32_6_32_2_32_2" style:display-name="20% - Accent2 6 2 2" style:family="table-cell" style:data-style-name="N0">
      <style:table-cell-properties fo:background-color="#F2DCDB"/>
    </style:style>
    <style:style style:name="_50_0_37__32_-_32_Accent2_32_6_32_2_32_2_32_2" style:display-name="20% - Accent2 6 2 2 2" style:family="table-cell" style:data-style-name="N0">
      <style:table-cell-properties fo:background-color="#F2DCDB"/>
    </style:style>
    <style:style style:name="_50_0_37__32_-_32_Accent2_32_6_32_2_32_2_32_3" style:display-name="20% - Accent2 6 2 2 3" style:family="table-cell" style:data-style-name="N0">
      <style:table-cell-properties fo:background-color="#F2DCDB"/>
    </style:style>
    <style:style style:name="_50_0_37__32_-_32_Accent2_32_6_32_2_32_2_32_4" style:display-name="20% - Accent2 6 2 2 4" style:family="table-cell" style:data-style-name="N0">
      <style:table-cell-properties fo:background-color="#F2DCDB"/>
    </style:style>
    <style:style style:name="_50_0_37__32_-_32_Accent2_32_6_32_2_32_3" style:display-name="20% - Accent2 6 2 3" style:family="table-cell" style:data-style-name="N0">
      <style:table-cell-properties fo:background-color="#F2DCDB"/>
    </style:style>
    <style:style style:name="_50_0_37__32_-_32_Accent2_32_6_32_2_32_4" style:display-name="20% - Accent2 6 2 4" style:family="table-cell" style:data-style-name="N0">
      <style:table-cell-properties fo:background-color="#F2DCDB"/>
    </style:style>
    <style:style style:name="_50_0_37__32_-_32_Accent2_32_6_32_2_32_5" style:display-name="20% - Accent2 6 2 5" style:family="table-cell" style:data-style-name="N0">
      <style:table-cell-properties fo:background-color="#F2DCDB"/>
    </style:style>
    <style:style style:name="_50_0_37__32_-_32_Accent2_32_6_32_3" style:display-name="20% - Accent2 6 3" style:family="table-cell" style:data-style-name="N0">
      <style:table-cell-properties fo:background-color="#F2DCDB"/>
    </style:style>
    <style:style style:name="_50_0_37__32_-_32_Accent2_32_6_32_3_32_2" style:display-name="20% - Accent2 6 3 2" style:family="table-cell" style:data-style-name="N0">
      <style:table-cell-properties fo:background-color="#F2DCDB"/>
    </style:style>
    <style:style style:name="_50_0_37__32_-_32_Accent2_32_6_32_3_32_3" style:display-name="20% - Accent2 6 3 3" style:family="table-cell" style:data-style-name="N0">
      <style:table-cell-properties fo:background-color="#F2DCDB"/>
    </style:style>
    <style:style style:name="_50_0_37__32_-_32_Accent2_32_6_32_3_32_4" style:display-name="20% - Accent2 6 3 4" style:family="table-cell" style:data-style-name="N0">
      <style:table-cell-properties fo:background-color="#F2DCDB"/>
    </style:style>
    <style:style style:name="_50_0_37__32_-_32_Accent2_32_6_32_4" style:display-name="20% - Accent2 6 4" style:family="table-cell" style:data-style-name="N0">
      <style:table-cell-properties fo:background-color="#F2DCDB"/>
    </style:style>
    <style:style style:name="_50_0_37__32_-_32_Accent2_32_6_32_5" style:display-name="20% - Accent2 6 5" style:family="table-cell" style:data-style-name="N0">
      <style:table-cell-properties fo:background-color="#F2DCDB"/>
    </style:style>
    <style:style style:name="_50_0_37__32_-_32_Accent2_32_6_32_6" style:display-name="20% - Accent2 6 6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EBF1DE"/>
    </style:style>
    <style:style style:name="_50_0_37__32_-_32_Accent3_32_2_32_2" style:display-name="20% - Accent3 2 2" style:family="table-cell" style:data-style-name="N0">
      <style:table-cell-properties fo:background-color="#EBF1DE"/>
    </style:style>
    <style:style style:name="_50_0_37__32_-_32_Accent3_32_2_32_2_32_2" style:display-name="20% - Accent3 2 2 2" style:family="table-cell" style:data-style-name="N0">
      <style:table-cell-properties fo:background-color="#EBF1DE"/>
    </style:style>
    <style:style style:name="_50_0_37__32_-_32_Accent3_32_2_32_2_32_2_32_2" style:display-name="20% - Accent3 2 2 2 2" style:family="table-cell" style:data-style-name="N0">
      <style:table-cell-properties fo:background-color="#EBF1DE"/>
    </style:style>
    <style:style style:name="_50_0_37__32_-_32_Accent3_32_2_32_2_32_2_32_2_32_2" style:display-name="20% - Accent3 2 2 2 2 2" style:family="table-cell" style:data-style-name="N0">
      <style:table-cell-properties fo:background-color="#EBF1DE"/>
    </style:style>
    <style:style style:name="_50_0_37__32_-_32_Accent3_32_2_32_2_32_2_32_2_32_3" style:display-name="20% - Accent3 2 2 2 2 3" style:family="table-cell" style:data-style-name="N0">
      <style:table-cell-properties fo:background-color="#EBF1DE"/>
    </style:style>
    <style:style style:name="_50_0_37__32_-_32_Accent3_32_2_32_2_32_2_32_2_32_4" style:display-name="20% - Accent3 2 2 2 2 4" style:family="table-cell" style:data-style-name="N0">
      <style:table-cell-properties fo:background-color="#EBF1DE"/>
    </style:style>
    <style:style style:name="_50_0_37__32_-_32_Accent3_32_2_32_2_32_2_32_3" style:display-name="20% - Accent3 2 2 2 3" style:family="table-cell" style:data-style-name="N0">
      <style:table-cell-properties fo:background-color="#EBF1DE"/>
    </style:style>
    <style:style style:name="_50_0_37__32_-_32_Accent3_32_2_32_2_32_2_32_4" style:display-name="20% - Accent3 2 2 2 4" style:family="table-cell" style:data-style-name="N0">
      <style:table-cell-properties fo:background-color="#EBF1DE"/>
    </style:style>
    <style:style style:name="_50_0_37__32_-_32_Accent3_32_2_32_2_32_2_32_5" style:display-name="20% - Accent3 2 2 2 5" style:family="table-cell" style:data-style-name="N0">
      <style:table-cell-properties fo:background-color="#EBF1DE"/>
    </style:style>
    <style:style style:name="_50_0_37__32_-_32_Accent3_32_2_32_2_32_3" style:display-name="20% - Accent3 2 2 3" style:family="table-cell" style:data-style-name="N0">
      <style:table-cell-properties fo:background-color="#EBF1DE"/>
    </style:style>
    <style:style style:name="_50_0_37__32_-_32_Accent3_32_2_32_2_32_3_32_2" style:display-name="20% - Accent3 2 2 3 2" style:family="table-cell" style:data-style-name="N0">
      <style:table-cell-properties fo:background-color="#EBF1DE"/>
    </style:style>
    <style:style style:name="_50_0_37__32_-_32_Accent3_32_2_32_2_32_3_32_3" style:display-name="20% - Accent3 2 2 3 3" style:family="table-cell" style:data-style-name="N0">
      <style:table-cell-properties fo:background-color="#EBF1DE"/>
    </style:style>
    <style:style style:name="_50_0_37__32_-_32_Accent3_32_2_32_2_32_3_32_4" style:display-name="20% - Accent3 2 2 3 4" style:family="table-cell" style:data-style-name="N0">
      <style:table-cell-properties fo:background-color="#EBF1DE"/>
    </style:style>
    <style:style style:name="_50_0_37__32_-_32_Accent3_32_2_32_2_32_4" style:display-name="20% - Accent3 2 2 4" style:family="table-cell" style:data-style-name="N0">
      <style:table-cell-properties fo:background-color="#EBF1DE"/>
    </style:style>
    <style:style style:name="_50_0_37__32_-_32_Accent3_32_2_32_2_32_5" style:display-name="20% - Accent3 2 2 5" style:family="table-cell" style:data-style-name="N0">
      <style:table-cell-properties fo:background-color="#EBF1DE"/>
    </style:style>
    <style:style style:name="_50_0_37__32_-_32_Accent3_32_2_32_2_32_6" style:display-name="20% - Accent3 2 2 6" style:family="table-cell" style:data-style-name="N0">
      <style:table-cell-properties fo:background-color="#EBF1DE"/>
    </style:style>
    <style:style style:name="_50_0_37__32_-_32_Accent3_32_2_32_3" style:display-name="20% - Accent3 2 3" style:family="table-cell" style:data-style-name="N0">
      <style:table-cell-properties fo:background-color="#EBF1DE"/>
    </style:style>
    <style:style style:name="_50_0_37__32_-_32_Accent3_32_2_32_3_32_2" style:display-name="20% - Accent3 2 3 2" style:family="table-cell" style:data-style-name="N0">
      <style:table-cell-properties fo:background-color="#EBF1DE"/>
    </style:style>
    <style:style style:name="_50_0_37__32_-_32_Accent3_32_2_32_3_32_2_32_2" style:display-name="20% - Accent3 2 3 2 2" style:family="table-cell" style:data-style-name="N0">
      <style:table-cell-properties fo:background-color="#EBF1DE"/>
    </style:style>
    <style:style style:name="_50_0_37__32_-_32_Accent3_32_2_32_3_32_2_32_3" style:display-name="20% - Accent3 2 3 2 3" style:family="table-cell" style:data-style-name="N0">
      <style:table-cell-properties fo:background-color="#EBF1DE"/>
    </style:style>
    <style:style style:name="_50_0_37__32_-_32_Accent3_32_2_32_3_32_2_32_4" style:display-name="20% - Accent3 2 3 2 4" style:family="table-cell" style:data-style-name="N0">
      <style:table-cell-properties fo:background-color="#EBF1DE"/>
    </style:style>
    <style:style style:name="_50_0_37__32_-_32_Accent3_32_2_32_3_32_3" style:display-name="20% - Accent3 2 3 3" style:family="table-cell" style:data-style-name="N0">
      <style:table-cell-properties fo:background-color="#EBF1DE"/>
    </style:style>
    <style:style style:name="_50_0_37__32_-_32_Accent3_32_2_32_3_32_4" style:display-name="20% - Accent3 2 3 4" style:family="table-cell" style:data-style-name="N0">
      <style:table-cell-properties fo:background-color="#EBF1DE"/>
    </style:style>
    <style:style style:name="_50_0_37__32_-_32_Accent3_32_2_32_3_32_5" style:display-name="20% - Accent3 2 3 5" style:family="table-cell" style:data-style-name="N0">
      <style:table-cell-properties fo:background-color="#EBF1DE"/>
    </style:style>
    <style:style style:name="_50_0_37__32_-_32_Accent3_32_2_32_4" style:display-name="20% - Accent3 2 4" style:family="table-cell" style:data-style-name="N0">
      <style:table-cell-properties fo:background-color="#EBF1DE"/>
    </style:style>
    <style:style style:name="_50_0_37__32_-_32_Accent3_32_2_32_4_32_2" style:display-name="20% - Accent3 2 4 2" style:family="table-cell" style:data-style-name="N0">
      <style:table-cell-properties fo:background-color="#EBF1DE"/>
    </style:style>
    <style:style style:name="_50_0_37__32_-_32_Accent3_32_2_32_4_32_3" style:display-name="20% - Accent3 2 4 3" style:family="table-cell" style:data-style-name="N0">
      <style:table-cell-properties fo:background-color="#EBF1DE"/>
    </style:style>
    <style:style style:name="_50_0_37__32_-_32_Accent3_32_2_32_4_32_4" style:display-name="20% - Accent3 2 4 4" style:family="table-cell" style:data-style-name="N0">
      <style:table-cell-properties fo:background-color="#EBF1DE"/>
    </style:style>
    <style:style style:name="_50_0_37__32_-_32_Accent3_32_2_32_5" style:display-name="20% - Accent3 2 5" style:family="table-cell" style:data-style-name="N0">
      <style:table-cell-properties fo:background-color="#EBF1DE"/>
    </style:style>
    <style:style style:name="_50_0_37__32_-_32_Accent3_32_2_32_6" style:display-name="20% - Accent3 2 6" style:family="table-cell" style:data-style-name="N0">
      <style:table-cell-properties fo:background-color="#EBF1DE"/>
    </style:style>
    <style:style style:name="_50_0_37__32_-_32_Accent3_32_2_32_7" style:display-name="20% - Accent3 2 7" style:family="table-cell" style:data-style-name="N0">
      <style:table-cell-properties fo:background-color="#EBF1DE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3_32_2" style:display-name="20% - Accent3 3 2" style:family="table-cell" style:data-style-name="N0">
      <style:table-cell-properties fo:background-color="#EBF1DE"/>
    </style:style>
    <style:style style:name="_50_0_37__32_-_32_Accent3_32_3_32_2_32_2" style:display-name="20% - Accent3 3 2 2" style:family="table-cell" style:data-style-name="N0">
      <style:table-cell-properties fo:background-color="#EBF1DE"/>
    </style:style>
    <style:style style:name="_50_0_37__32_-_32_Accent3_32_3_32_2_32_2_32_2" style:display-name="20% - Accent3 3 2 2 2" style:family="table-cell" style:data-style-name="N0">
      <style:table-cell-properties fo:background-color="#EBF1DE"/>
    </style:style>
    <style:style style:name="_50_0_37__32_-_32_Accent3_32_3_32_2_32_2_32_2_32_2" style:display-name="20% - Accent3 3 2 2 2 2" style:family="table-cell" style:data-style-name="N0">
      <style:table-cell-properties fo:background-color="#EBF1DE"/>
    </style:style>
    <style:style style:name="_50_0_37__32_-_32_Accent3_32_3_32_2_32_2_32_2_32_3" style:display-name="20% - Accent3 3 2 2 2 3" style:family="table-cell" style:data-style-name="N0">
      <style:table-cell-properties fo:background-color="#EBF1DE"/>
    </style:style>
    <style:style style:name="_50_0_37__32_-_32_Accent3_32_3_32_2_32_2_32_2_32_4" style:display-name="20% - Accent3 3 2 2 2 4" style:family="table-cell" style:data-style-name="N0">
      <style:table-cell-properties fo:background-color="#EBF1DE"/>
    </style:style>
    <style:style style:name="_50_0_37__32_-_32_Accent3_32_3_32_2_32_2_32_3" style:display-name="20% - Accent3 3 2 2 3" style:family="table-cell" style:data-style-name="N0">
      <style:table-cell-properties fo:background-color="#EBF1DE"/>
    </style:style>
    <style:style style:name="_50_0_37__32_-_32_Accent3_32_3_32_2_32_2_32_4" style:display-name="20% - Accent3 3 2 2 4" style:family="table-cell" style:data-style-name="N0">
      <style:table-cell-properties fo:background-color="#EBF1DE"/>
    </style:style>
    <style:style style:name="_50_0_37__32_-_32_Accent3_32_3_32_2_32_2_32_5" style:display-name="20% - Accent3 3 2 2 5" style:family="table-cell" style:data-style-name="N0">
      <style:table-cell-properties fo:background-color="#EBF1DE"/>
    </style:style>
    <style:style style:name="_50_0_37__32_-_32_Accent3_32_3_32_2_32_3" style:display-name="20% - Accent3 3 2 3" style:family="table-cell" style:data-style-name="N0">
      <style:table-cell-properties fo:background-color="#EBF1DE"/>
    </style:style>
    <style:style style:name="_50_0_37__32_-_32_Accent3_32_3_32_2_32_3_32_2" style:display-name="20% - Accent3 3 2 3 2" style:family="table-cell" style:data-style-name="N0">
      <style:table-cell-properties fo:background-color="#EBF1DE"/>
    </style:style>
    <style:style style:name="_50_0_37__32_-_32_Accent3_32_3_32_2_32_3_32_3" style:display-name="20% - Accent3 3 2 3 3" style:family="table-cell" style:data-style-name="N0">
      <style:table-cell-properties fo:background-color="#EBF1DE"/>
    </style:style>
    <style:style style:name="_50_0_37__32_-_32_Accent3_32_3_32_2_32_3_32_4" style:display-name="20% - Accent3 3 2 3 4" style:family="table-cell" style:data-style-name="N0">
      <style:table-cell-properties fo:background-color="#EBF1DE"/>
    </style:style>
    <style:style style:name="_50_0_37__32_-_32_Accent3_32_3_32_2_32_4" style:display-name="20% - Accent3 3 2 4" style:family="table-cell" style:data-style-name="N0">
      <style:table-cell-properties fo:background-color="#EBF1DE"/>
    </style:style>
    <style:style style:name="_50_0_37__32_-_32_Accent3_32_3_32_2_32_5" style:display-name="20% - Accent3 3 2 5" style:family="table-cell" style:data-style-name="N0">
      <style:table-cell-properties fo:background-color="#EBF1DE"/>
    </style:style>
    <style:style style:name="_50_0_37__32_-_32_Accent3_32_3_32_2_32_6" style:display-name="20% - Accent3 3 2 6" style:family="table-cell" style:data-style-name="N0">
      <style:table-cell-properties fo:background-color="#EBF1DE"/>
    </style:style>
    <style:style style:name="_50_0_37__32_-_32_Accent3_32_3_32_3" style:display-name="20% - Accent3 3 3" style:family="table-cell" style:data-style-name="N0">
      <style:table-cell-properties fo:background-color="#EBF1DE"/>
    </style:style>
    <style:style style:name="_50_0_37__32_-_32_Accent3_32_3_32_3_32_2" style:display-name="20% - Accent3 3 3 2" style:family="table-cell" style:data-style-name="N0">
      <style:table-cell-properties fo:background-color="#EBF1DE"/>
    </style:style>
    <style:style style:name="_50_0_37__32_-_32_Accent3_32_3_32_3_32_2_32_2" style:display-name="20% - Accent3 3 3 2 2" style:family="table-cell" style:data-style-name="N0">
      <style:table-cell-properties fo:background-color="#EBF1DE"/>
    </style:style>
    <style:style style:name="_50_0_37__32_-_32_Accent3_32_3_32_3_32_2_32_3" style:display-name="20% - Accent3 3 3 2 3" style:family="table-cell" style:data-style-name="N0">
      <style:table-cell-properties fo:background-color="#EBF1DE"/>
    </style:style>
    <style:style style:name="_50_0_37__32_-_32_Accent3_32_3_32_3_32_2_32_4" style:display-name="20% - Accent3 3 3 2 4" style:family="table-cell" style:data-style-name="N0">
      <style:table-cell-properties fo:background-color="#EBF1DE"/>
    </style:style>
    <style:style style:name="_50_0_37__32_-_32_Accent3_32_3_32_3_32_3" style:display-name="20% - Accent3 3 3 3" style:family="table-cell" style:data-style-name="N0">
      <style:table-cell-properties fo:background-color="#EBF1DE"/>
    </style:style>
    <style:style style:name="_50_0_37__32_-_32_Accent3_32_3_32_3_32_4" style:display-name="20% - Accent3 3 3 4" style:family="table-cell" style:data-style-name="N0">
      <style:table-cell-properties fo:background-color="#EBF1DE"/>
    </style:style>
    <style:style style:name="_50_0_37__32_-_32_Accent3_32_3_32_3_32_5" style:display-name="20% - Accent3 3 3 5" style:family="table-cell" style:data-style-name="N0">
      <style:table-cell-properties fo:background-color="#EBF1DE"/>
    </style:style>
    <style:style style:name="_50_0_37__32_-_32_Accent3_32_3_32_4" style:display-name="20% - Accent3 3 4" style:family="table-cell" style:data-style-name="N0">
      <style:table-cell-properties fo:background-color="#EBF1DE"/>
    </style:style>
    <style:style style:name="_50_0_37__32_-_32_Accent3_32_3_32_4_32_2" style:display-name="20% - Accent3 3 4 2" style:family="table-cell" style:data-style-name="N0">
      <style:table-cell-properties fo:background-color="#EBF1DE"/>
    </style:style>
    <style:style style:name="_50_0_37__32_-_32_Accent3_32_3_32_4_32_3" style:display-name="20% - Accent3 3 4 3" style:family="table-cell" style:data-style-name="N0">
      <style:table-cell-properties fo:background-color="#EBF1DE"/>
    </style:style>
    <style:style style:name="_50_0_37__32_-_32_Accent3_32_3_32_4_32_4" style:display-name="20% - Accent3 3 4 4" style:family="table-cell" style:data-style-name="N0">
      <style:table-cell-properties fo:background-color="#EBF1DE"/>
    </style:style>
    <style:style style:name="_50_0_37__32_-_32_Accent3_32_3_32_5" style:display-name="20% - Accent3 3 5" style:family="table-cell" style:data-style-name="N0">
      <style:table-cell-properties fo:background-color="#EBF1DE"/>
    </style:style>
    <style:style style:name="_50_0_37__32_-_32_Accent3_32_3_32_6" style:display-name="20% - Accent3 3 6" style:family="table-cell" style:data-style-name="N0">
      <style:table-cell-properties fo:background-color="#EBF1DE"/>
    </style:style>
    <style:style style:name="_50_0_37__32_-_32_Accent3_32_3_32_7" style:display-name="20% - Accent3 3 7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3_32_4_32_2" style:display-name="20% - Accent3 4 2" style:family="table-cell" style:data-style-name="N0">
      <style:table-cell-properties fo:background-color="#EBF1DE"/>
    </style:style>
    <style:style style:name="_50_0_37__32_-_32_Accent3_32_4_32_2_32_2" style:display-name="20% - Accent3 4 2 2" style:family="table-cell" style:data-style-name="N0">
      <style:table-cell-properties fo:background-color="#EBF1DE"/>
    </style:style>
    <style:style style:name="_50_0_37__32_-_32_Accent3_32_4_32_2_32_2_32_2" style:display-name="20% - Accent3 4 2 2 2" style:family="table-cell" style:data-style-name="N0">
      <style:table-cell-properties fo:background-color="#EBF1DE"/>
    </style:style>
    <style:style style:name="_50_0_37__32_-_32_Accent3_32_4_32_2_32_2_32_2_32_2" style:display-name="20% - Accent3 4 2 2 2 2" style:family="table-cell" style:data-style-name="N0">
      <style:table-cell-properties fo:background-color="#EBF1DE"/>
    </style:style>
    <style:style style:name="_50_0_37__32_-_32_Accent3_32_4_32_2_32_2_32_2_32_3" style:display-name="20% - Accent3 4 2 2 2 3" style:family="table-cell" style:data-style-name="N0">
      <style:table-cell-properties fo:background-color="#EBF1DE"/>
    </style:style>
    <style:style style:name="_50_0_37__32_-_32_Accent3_32_4_32_2_32_2_32_2_32_4" style:display-name="20% - Accent3 4 2 2 2 4" style:family="table-cell" style:data-style-name="N0">
      <style:table-cell-properties fo:background-color="#EBF1DE"/>
    </style:style>
    <style:style style:name="_50_0_37__32_-_32_Accent3_32_4_32_2_32_2_32_3" style:display-name="20% - Accent3 4 2 2 3" style:family="table-cell" style:data-style-name="N0">
      <style:table-cell-properties fo:background-color="#EBF1DE"/>
    </style:style>
    <style:style style:name="_50_0_37__32_-_32_Accent3_32_4_32_2_32_2_32_4" style:display-name="20% - Accent3 4 2 2 4" style:family="table-cell" style:data-style-name="N0">
      <style:table-cell-properties fo:background-color="#EBF1DE"/>
    </style:style>
    <style:style style:name="_50_0_37__32_-_32_Accent3_32_4_32_2_32_2_32_5" style:display-name="20% - Accent3 4 2 2 5" style:family="table-cell" style:data-style-name="N0">
      <style:table-cell-properties fo:background-color="#EBF1DE"/>
    </style:style>
    <style:style style:name="_50_0_37__32_-_32_Accent3_32_4_32_2_32_3" style:display-name="20% - Accent3 4 2 3" style:family="table-cell" style:data-style-name="N0">
      <style:table-cell-properties fo:background-color="#EBF1DE"/>
    </style:style>
    <style:style style:name="_50_0_37__32_-_32_Accent3_32_4_32_2_32_3_32_2" style:display-name="20% - Accent3 4 2 3 2" style:family="table-cell" style:data-style-name="N0">
      <style:table-cell-properties fo:background-color="#EBF1DE"/>
    </style:style>
    <style:style style:name="_50_0_37__32_-_32_Accent3_32_4_32_2_32_3_32_3" style:display-name="20% - Accent3 4 2 3 3" style:family="table-cell" style:data-style-name="N0">
      <style:table-cell-properties fo:background-color="#EBF1DE"/>
    </style:style>
    <style:style style:name="_50_0_37__32_-_32_Accent3_32_4_32_2_32_3_32_4" style:display-name="20% - Accent3 4 2 3 4" style:family="table-cell" style:data-style-name="N0">
      <style:table-cell-properties fo:background-color="#EBF1DE"/>
    </style:style>
    <style:style style:name="_50_0_37__32_-_32_Accent3_32_4_32_2_32_4" style:display-name="20% - Accent3 4 2 4" style:family="table-cell" style:data-style-name="N0">
      <style:table-cell-properties fo:background-color="#EBF1DE"/>
    </style:style>
    <style:style style:name="_50_0_37__32_-_32_Accent3_32_4_32_2_32_5" style:display-name="20% - Accent3 4 2 5" style:family="table-cell" style:data-style-name="N0">
      <style:table-cell-properties fo:background-color="#EBF1DE"/>
    </style:style>
    <style:style style:name="_50_0_37__32_-_32_Accent3_32_4_32_2_32_6" style:display-name="20% - Accent3 4 2 6" style:family="table-cell" style:data-style-name="N0">
      <style:table-cell-properties fo:background-color="#EBF1DE"/>
    </style:style>
    <style:style style:name="_50_0_37__32_-_32_Accent3_32_4_32_3" style:display-name="20% - Accent3 4 3" style:family="table-cell" style:data-style-name="N0">
      <style:table-cell-properties fo:background-color="#EBF1DE"/>
    </style:style>
    <style:style style:name="_50_0_37__32_-_32_Accent3_32_4_32_3_32_2" style:display-name="20% - Accent3 4 3 2" style:family="table-cell" style:data-style-name="N0">
      <style:table-cell-properties fo:background-color="#EBF1DE"/>
    </style:style>
    <style:style style:name="_50_0_37__32_-_32_Accent3_32_4_32_3_32_2_32_2" style:display-name="20% - Accent3 4 3 2 2" style:family="table-cell" style:data-style-name="N0">
      <style:table-cell-properties fo:background-color="#EBF1DE"/>
    </style:style>
    <style:style style:name="_50_0_37__32_-_32_Accent3_32_4_32_3_32_2_32_3" style:display-name="20% - Accent3 4 3 2 3" style:family="table-cell" style:data-style-name="N0">
      <style:table-cell-properties fo:background-color="#EBF1DE"/>
    </style:style>
    <style:style style:name="_50_0_37__32_-_32_Accent3_32_4_32_3_32_2_32_4" style:display-name="20% - Accent3 4 3 2 4" style:family="table-cell" style:data-style-name="N0">
      <style:table-cell-properties fo:background-color="#EBF1DE"/>
    </style:style>
    <style:style style:name="_50_0_37__32_-_32_Accent3_32_4_32_3_32_3" style:display-name="20% - Accent3 4 3 3" style:family="table-cell" style:data-style-name="N0">
      <style:table-cell-properties fo:background-color="#EBF1DE"/>
    </style:style>
    <style:style style:name="_50_0_37__32_-_32_Accent3_32_4_32_3_32_4" style:display-name="20% - Accent3 4 3 4" style:family="table-cell" style:data-style-name="N0">
      <style:table-cell-properties fo:background-color="#EBF1DE"/>
    </style:style>
    <style:style style:name="_50_0_37__32_-_32_Accent3_32_4_32_3_32_5" style:display-name="20% - Accent3 4 3 5" style:family="table-cell" style:data-style-name="N0">
      <style:table-cell-properties fo:background-color="#EBF1DE"/>
    </style:style>
    <style:style style:name="_50_0_37__32_-_32_Accent3_32_4_32_4" style:display-name="20% - Accent3 4 4" style:family="table-cell" style:data-style-name="N0">
      <style:table-cell-properties fo:background-color="#EBF1DE"/>
    </style:style>
    <style:style style:name="_50_0_37__32_-_32_Accent3_32_4_32_4_32_2" style:display-name="20% - Accent3 4 4 2" style:family="table-cell" style:data-style-name="N0">
      <style:table-cell-properties fo:background-color="#EBF1DE"/>
    </style:style>
    <style:style style:name="_50_0_37__32_-_32_Accent3_32_4_32_4_32_3" style:display-name="20% - Accent3 4 4 3" style:family="table-cell" style:data-style-name="N0">
      <style:table-cell-properties fo:background-color="#EBF1DE"/>
    </style:style>
    <style:style style:name="_50_0_37__32_-_32_Accent3_32_4_32_4_32_4" style:display-name="20% - Accent3 4 4 4" style:family="table-cell" style:data-style-name="N0">
      <style:table-cell-properties fo:background-color="#EBF1DE"/>
    </style:style>
    <style:style style:name="_50_0_37__32_-_32_Accent3_32_4_32_5" style:display-name="20% - Accent3 4 5" style:family="table-cell" style:data-style-name="N0">
      <style:table-cell-properties fo:background-color="#EBF1DE"/>
    </style:style>
    <style:style style:name="_50_0_37__32_-_32_Accent3_32_4_32_6" style:display-name="20% - Accent3 4 6" style:family="table-cell" style:data-style-name="N0">
      <style:table-cell-properties fo:background-color="#EBF1DE"/>
    </style:style>
    <style:style style:name="_50_0_37__32_-_32_Accent3_32_4_32_7" style:display-name="20% - Accent3 4 7" style:family="table-cell" style:data-style-name="N0">
      <style:table-cell-properties fo:background-color="#EBF1DE"/>
    </style:style>
    <style:style style:name="_50_0_37__32_-_32_Accent3_32_5" style:display-name="20% - Accent3 5" style:family="table-cell" style:data-style-name="N0">
      <style:table-cell-properties fo:background-color="#EBF1DE"/>
    </style:style>
    <style:style style:name="_50_0_37__32_-_32_Accent3_32_5_32_2" style:display-name="20% - Accent3 5 2" style:family="table-cell" style:data-style-name="N0">
      <style:table-cell-properties fo:background-color="#EBF1DE"/>
    </style:style>
    <style:style style:name="_50_0_37__32_-_32_Accent3_32_5_32_2_32_2" style:display-name="20% - Accent3 5 2 2" style:family="table-cell" style:data-style-name="N0">
      <style:table-cell-properties fo:background-color="#EBF1DE"/>
    </style:style>
    <style:style style:name="_50_0_37__32_-_32_Accent3_32_5_32_2_32_2_32_2" style:display-name="20% - Accent3 5 2 2 2" style:family="table-cell" style:data-style-name="N0">
      <style:table-cell-properties fo:background-color="#EBF1DE"/>
    </style:style>
    <style:style style:name="_50_0_37__32_-_32_Accent3_32_5_32_2_32_2_32_2_32_2" style:display-name="20% - Accent3 5 2 2 2 2" style:family="table-cell" style:data-style-name="N0">
      <style:table-cell-properties fo:background-color="#EBF1DE"/>
    </style:style>
    <style:style style:name="_50_0_37__32_-_32_Accent3_32_5_32_2_32_2_32_2_32_3" style:display-name="20% - Accent3 5 2 2 2 3" style:family="table-cell" style:data-style-name="N0">
      <style:table-cell-properties fo:background-color="#EBF1DE"/>
    </style:style>
    <style:style style:name="_50_0_37__32_-_32_Accent3_32_5_32_2_32_2_32_2_32_4" style:display-name="20% - Accent3 5 2 2 2 4" style:family="table-cell" style:data-style-name="N0">
      <style:table-cell-properties fo:background-color="#EBF1DE"/>
    </style:style>
    <style:style style:name="_50_0_37__32_-_32_Accent3_32_5_32_2_32_2_32_3" style:display-name="20% - Accent3 5 2 2 3" style:family="table-cell" style:data-style-name="N0">
      <style:table-cell-properties fo:background-color="#EBF1DE"/>
    </style:style>
    <style:style style:name="_50_0_37__32_-_32_Accent3_32_5_32_2_32_2_32_4" style:display-name="20% - Accent3 5 2 2 4" style:family="table-cell" style:data-style-name="N0">
      <style:table-cell-properties fo:background-color="#EBF1DE"/>
    </style:style>
    <style:style style:name="_50_0_37__32_-_32_Accent3_32_5_32_2_32_2_32_5" style:display-name="20% - Accent3 5 2 2 5" style:family="table-cell" style:data-style-name="N0">
      <style:table-cell-properties fo:background-color="#EBF1DE"/>
    </style:style>
    <style:style style:name="_50_0_37__32_-_32_Accent3_32_5_32_2_32_3" style:display-name="20% - Accent3 5 2 3" style:family="table-cell" style:data-style-name="N0">
      <style:table-cell-properties fo:background-color="#EBF1DE"/>
    </style:style>
    <style:style style:name="_50_0_37__32_-_32_Accent3_32_5_32_2_32_3_32_2" style:display-name="20% - Accent3 5 2 3 2" style:family="table-cell" style:data-style-name="N0">
      <style:table-cell-properties fo:background-color="#EBF1DE"/>
    </style:style>
    <style:style style:name="_50_0_37__32_-_32_Accent3_32_5_32_2_32_3_32_3" style:display-name="20% - Accent3 5 2 3 3" style:family="table-cell" style:data-style-name="N0">
      <style:table-cell-properties fo:background-color="#EBF1DE"/>
    </style:style>
    <style:style style:name="_50_0_37__32_-_32_Accent3_32_5_32_2_32_3_32_4" style:display-name="20% - Accent3 5 2 3 4" style:family="table-cell" style:data-style-name="N0">
      <style:table-cell-properties fo:background-color="#EBF1DE"/>
    </style:style>
    <style:style style:name="_50_0_37__32_-_32_Accent3_32_5_32_2_32_4" style:display-name="20% - Accent3 5 2 4" style:family="table-cell" style:data-style-name="N0">
      <style:table-cell-properties fo:background-color="#EBF1DE"/>
    </style:style>
    <style:style style:name="_50_0_37__32_-_32_Accent3_32_5_32_2_32_5" style:display-name="20% - Accent3 5 2 5" style:family="table-cell" style:data-style-name="N0">
      <style:table-cell-properties fo:background-color="#EBF1DE"/>
    </style:style>
    <style:style style:name="_50_0_37__32_-_32_Accent3_32_5_32_2_32_6" style:display-name="20% - Accent3 5 2 6" style:family="table-cell" style:data-style-name="N0">
      <style:table-cell-properties fo:background-color="#EBF1DE"/>
    </style:style>
    <style:style style:name="_50_0_37__32_-_32_Accent3_32_5_32_3" style:display-name="20% - Accent3 5 3" style:family="table-cell" style:data-style-name="N0">
      <style:table-cell-properties fo:background-color="#EBF1DE"/>
    </style:style>
    <style:style style:name="_50_0_37__32_-_32_Accent3_32_5_32_3_32_2" style:display-name="20% - Accent3 5 3 2" style:family="table-cell" style:data-style-name="N0">
      <style:table-cell-properties fo:background-color="#EBF1DE"/>
    </style:style>
    <style:style style:name="_50_0_37__32_-_32_Accent3_32_5_32_3_32_2_32_2" style:display-name="20% - Accent3 5 3 2 2" style:family="table-cell" style:data-style-name="N0">
      <style:table-cell-properties fo:background-color="#EBF1DE"/>
    </style:style>
    <style:style style:name="_50_0_37__32_-_32_Accent3_32_5_32_3_32_2_32_3" style:display-name="20% - Accent3 5 3 2 3" style:family="table-cell" style:data-style-name="N0">
      <style:table-cell-properties fo:background-color="#EBF1DE"/>
    </style:style>
    <style:style style:name="_50_0_37__32_-_32_Accent3_32_5_32_3_32_2_32_4" style:display-name="20% - Accent3 5 3 2 4" style:family="table-cell" style:data-style-name="N0">
      <style:table-cell-properties fo:background-color="#EBF1DE"/>
    </style:style>
    <style:style style:name="_50_0_37__32_-_32_Accent3_32_5_32_3_32_3" style:display-name="20% - Accent3 5 3 3" style:family="table-cell" style:data-style-name="N0">
      <style:table-cell-properties fo:background-color="#EBF1DE"/>
    </style:style>
    <style:style style:name="_50_0_37__32_-_32_Accent3_32_5_32_3_32_4" style:display-name="20% - Accent3 5 3 4" style:family="table-cell" style:data-style-name="N0">
      <style:table-cell-properties fo:background-color="#EBF1DE"/>
    </style:style>
    <style:style style:name="_50_0_37__32_-_32_Accent3_32_5_32_3_32_5" style:display-name="20% - Accent3 5 3 5" style:family="table-cell" style:data-style-name="N0">
      <style:table-cell-properties fo:background-color="#EBF1DE"/>
    </style:style>
    <style:style style:name="_50_0_37__32_-_32_Accent3_32_5_32_4" style:display-name="20% - Accent3 5 4" style:family="table-cell" style:data-style-name="N0">
      <style:table-cell-properties fo:background-color="#EBF1DE"/>
    </style:style>
    <style:style style:name="_50_0_37__32_-_32_Accent3_32_5_32_4_32_2" style:display-name="20% - Accent3 5 4 2" style:family="table-cell" style:data-style-name="N0">
      <style:table-cell-properties fo:background-color="#EBF1DE"/>
    </style:style>
    <style:style style:name="_50_0_37__32_-_32_Accent3_32_5_32_4_32_3" style:display-name="20% - Accent3 5 4 3" style:family="table-cell" style:data-style-name="N0">
      <style:table-cell-properties fo:background-color="#EBF1DE"/>
    </style:style>
    <style:style style:name="_50_0_37__32_-_32_Accent3_32_5_32_4_32_4" style:display-name="20% - Accent3 5 4 4" style:family="table-cell" style:data-style-name="N0">
      <style:table-cell-properties fo:background-color="#EBF1DE"/>
    </style:style>
    <style:style style:name="_50_0_37__32_-_32_Accent3_32_5_32_5" style:display-name="20% - Accent3 5 5" style:family="table-cell" style:data-style-name="N0">
      <style:table-cell-properties fo:background-color="#EBF1DE"/>
    </style:style>
    <style:style style:name="_50_0_37__32_-_32_Accent3_32_5_32_6" style:display-name="20% - Accent3 5 6" style:family="table-cell" style:data-style-name="N0">
      <style:table-cell-properties fo:background-color="#EBF1DE"/>
    </style:style>
    <style:style style:name="_50_0_37__32_-_32_Accent3_32_5_32_7" style:display-name="20% - Accent3 5 7" style:family="table-cell" style:data-style-name="N0">
      <style:table-cell-properties fo:background-color="#EBF1DE"/>
    </style:style>
    <style:style style:name="_50_0_37__32_-_32_Accent3_32_6" style:display-name="20% - Accent3 6" style:family="table-cell" style:data-style-name="N0">
      <style:table-cell-properties fo:background-color="#EBF1DE"/>
    </style:style>
    <style:style style:name="_50_0_37__32_-_32_Accent3_32_6_32_2" style:display-name="20% - Accent3 6 2" style:family="table-cell" style:data-style-name="N0">
      <style:table-cell-properties fo:background-color="#EBF1DE"/>
    </style:style>
    <style:style style:name="_50_0_37__32_-_32_Accent3_32_6_32_2_32_2" style:display-name="20% - Accent3 6 2 2" style:family="table-cell" style:data-style-name="N0">
      <style:table-cell-properties fo:background-color="#EBF1DE"/>
    </style:style>
    <style:style style:name="_50_0_37__32_-_32_Accent3_32_6_32_2_32_2_32_2" style:display-name="20% - Accent3 6 2 2 2" style:family="table-cell" style:data-style-name="N0">
      <style:table-cell-properties fo:background-color="#EBF1DE"/>
    </style:style>
    <style:style style:name="_50_0_37__32_-_32_Accent3_32_6_32_2_32_2_32_3" style:display-name="20% - Accent3 6 2 2 3" style:family="table-cell" style:data-style-name="N0">
      <style:table-cell-properties fo:background-color="#EBF1DE"/>
    </style:style>
    <style:style style:name="_50_0_37__32_-_32_Accent3_32_6_32_2_32_2_32_4" style:display-name="20% - Accent3 6 2 2 4" style:family="table-cell" style:data-style-name="N0">
      <style:table-cell-properties fo:background-color="#EBF1DE"/>
    </style:style>
    <style:style style:name="_50_0_37__32_-_32_Accent3_32_6_32_2_32_3" style:display-name="20% - Accent3 6 2 3" style:family="table-cell" style:data-style-name="N0">
      <style:table-cell-properties fo:background-color="#EBF1DE"/>
    </style:style>
    <style:style style:name="_50_0_37__32_-_32_Accent3_32_6_32_2_32_4" style:display-name="20% - Accent3 6 2 4" style:family="table-cell" style:data-style-name="N0">
      <style:table-cell-properties fo:background-color="#EBF1DE"/>
    </style:style>
    <style:style style:name="_50_0_37__32_-_32_Accent3_32_6_32_2_32_5" style:display-name="20% - Accent3 6 2 5" style:family="table-cell" style:data-style-name="N0">
      <style:table-cell-properties fo:background-color="#EBF1DE"/>
    </style:style>
    <style:style style:name="_50_0_37__32_-_32_Accent3_32_6_32_3" style:display-name="20% - Accent3 6 3" style:family="table-cell" style:data-style-name="N0">
      <style:table-cell-properties fo:background-color="#EBF1DE"/>
    </style:style>
    <style:style style:name="_50_0_37__32_-_32_Accent3_32_6_32_3_32_2" style:display-name="20% - Accent3 6 3 2" style:family="table-cell" style:data-style-name="N0">
      <style:table-cell-properties fo:background-color="#EBF1DE"/>
    </style:style>
    <style:style style:name="_50_0_37__32_-_32_Accent3_32_6_32_3_32_3" style:display-name="20% - Accent3 6 3 3" style:family="table-cell" style:data-style-name="N0">
      <style:table-cell-properties fo:background-color="#EBF1DE"/>
    </style:style>
    <style:style style:name="_50_0_37__32_-_32_Accent3_32_6_32_3_32_4" style:display-name="20% - Accent3 6 3 4" style:family="table-cell" style:data-style-name="N0">
      <style:table-cell-properties fo:background-color="#EBF1DE"/>
    </style:style>
    <style:style style:name="_50_0_37__32_-_32_Accent3_32_6_32_4" style:display-name="20% - Accent3 6 4" style:family="table-cell" style:data-style-name="N0">
      <style:table-cell-properties fo:background-color="#EBF1DE"/>
    </style:style>
    <style:style style:name="_50_0_37__32_-_32_Accent3_32_6_32_5" style:display-name="20% - Accent3 6 5" style:family="table-cell" style:data-style-name="N0">
      <style:table-cell-properties fo:background-color="#EBF1DE"/>
    </style:style>
    <style:style style:name="_50_0_37__32_-_32_Accent3_32_6_32_6" style:display-name="20% - Accent3 6 6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E4DFEC"/>
    </style:style>
    <style:style style:name="_50_0_37__32_-_32_Accent4_32_2_32_2" style:display-name="20% - Accent4 2 2" style:family="table-cell" style:data-style-name="N0">
      <style:table-cell-properties fo:background-color="#C0C0C0"/>
    </style:style>
    <style:style style:name="_50_0_37__32_-_32_Accent4_32_2_32_2_32_2" style:display-name="20% - Accent4 2 2 2" style:family="table-cell" style:data-style-name="N0">
      <style:table-cell-properties fo:background-color="#C0C0C0"/>
    </style:style>
    <style:style style:name="_50_0_37__32_-_32_Accent4_32_2_32_2_32_2_32_2" style:display-name="20% - Accent4 2 2 2 2" style:family="table-cell" style:data-style-name="N0">
      <style:table-cell-properties fo:background-color="#C0C0C0"/>
    </style:style>
    <style:style style:name="_50_0_37__32_-_32_Accent4_32_2_32_2_32_2_32_2_32_2" style:display-name="20% - Accent4 2 2 2 2 2" style:family="table-cell" style:data-style-name="N0">
      <style:table-cell-properties fo:background-color="#C0C0C0"/>
    </style:style>
    <style:style style:name="_50_0_37__32_-_32_Accent4_32_2_32_2_32_2_32_2_32_3" style:display-name="20% - Accent4 2 2 2 2 3" style:family="table-cell" style:data-style-name="N0">
      <style:table-cell-properties fo:background-color="#C0C0C0"/>
    </style:style>
    <style:style style:name="_50_0_37__32_-_32_Accent4_32_2_32_2_32_2_32_2_32_4" style:display-name="20% - Accent4 2 2 2 2 4" style:family="table-cell" style:data-style-name="N0">
      <style:table-cell-properties fo:background-color="#C0C0C0"/>
    </style:style>
    <style:style style:name="_50_0_37__32_-_32_Accent4_32_2_32_2_32_2_32_3" style:display-name="20% - Accent4 2 2 2 3" style:family="table-cell" style:data-style-name="N0">
      <style:table-cell-properties fo:background-color="#C0C0C0"/>
    </style:style>
    <style:style style:name="_50_0_37__32_-_32_Accent4_32_2_32_2_32_2_32_4" style:display-name="20% - Accent4 2 2 2 4" style:family="table-cell" style:data-style-name="N0">
      <style:table-cell-properties fo:background-color="#C0C0C0"/>
    </style:style>
    <style:style style:name="_50_0_37__32_-_32_Accent4_32_2_32_2_32_2_32_5" style:display-name="20% - Accent4 2 2 2 5" style:family="table-cell" style:data-style-name="N0">
      <style:table-cell-properties fo:background-color="#C0C0C0"/>
    </style:style>
    <style:style style:name="_50_0_37__32_-_32_Accent4_32_2_32_2_32_3" style:display-name="20% - Accent4 2 2 3" style:family="table-cell" style:data-style-name="N0">
      <style:table-cell-properties fo:background-color="#C0C0C0"/>
    </style:style>
    <style:style style:name="_50_0_37__32_-_32_Accent4_32_2_32_2_32_3_32_2" style:display-name="20% - Accent4 2 2 3 2" style:family="table-cell" style:data-style-name="N0">
      <style:table-cell-properties fo:background-color="#C0C0C0"/>
    </style:style>
    <style:style style:name="_50_0_37__32_-_32_Accent4_32_2_32_2_32_3_32_3" style:display-name="20% - Accent4 2 2 3 3" style:family="table-cell" style:data-style-name="N0">
      <style:table-cell-properties fo:background-color="#C0C0C0"/>
    </style:style>
    <style:style style:name="_50_0_37__32_-_32_Accent4_32_2_32_2_32_3_32_4" style:display-name="20% - Accent4 2 2 3 4" style:family="table-cell" style:data-style-name="N0">
      <style:table-cell-properties fo:background-color="#C0C0C0"/>
    </style:style>
    <style:style style:name="_50_0_37__32_-_32_Accent4_32_2_32_2_32_4" style:display-name="20% - Accent4 2 2 4" style:family="table-cell" style:data-style-name="N0">
      <style:table-cell-properties fo:background-color="#C0C0C0"/>
    </style:style>
    <style:style style:name="_50_0_37__32_-_32_Accent4_32_2_32_2_32_5" style:display-name="20% - Accent4 2 2 5" style:family="table-cell" style:data-style-name="N0">
      <style:table-cell-properties fo:background-color="#C0C0C0"/>
    </style:style>
    <style:style style:name="_50_0_37__32_-_32_Accent4_32_2_32_2_32_6" style:display-name="20% - Accent4 2 2 6" style:family="table-cell" style:data-style-name="N0">
      <style:table-cell-properties fo:background-color="#C0C0C0"/>
    </style:style>
    <style:style style:name="_50_0_37__32_-_32_Accent4_32_2_32_3" style:display-name="20% - Accent4 2 3" style:family="table-cell" style:data-style-name="N0">
      <style:table-cell-properties fo:background-color="#E4DFEC"/>
    </style:style>
    <style:style style:name="_50_0_37__32_-_32_Accent4_32_2_32_3_32_2" style:display-name="20% - Accent4 2 3 2" style:family="table-cell" style:data-style-name="N0">
      <style:table-cell-properties fo:background-color="#E4DFEC"/>
    </style:style>
    <style:style style:name="_50_0_37__32_-_32_Accent4_32_2_32_3_32_2_32_2" style:display-name="20% - Accent4 2 3 2 2" style:family="table-cell" style:data-style-name="N0">
      <style:table-cell-properties fo:background-color="#E4DFEC"/>
    </style:style>
    <style:style style:name="_50_0_37__32_-_32_Accent4_32_2_32_3_32_2_32_3" style:display-name="20% - Accent4 2 3 2 3" style:family="table-cell" style:data-style-name="N0">
      <style:table-cell-properties fo:background-color="#E4DFEC"/>
    </style:style>
    <style:style style:name="_50_0_37__32_-_32_Accent4_32_2_32_3_32_2_32_4" style:display-name="20% - Accent4 2 3 2 4" style:family="table-cell" style:data-style-name="N0">
      <style:table-cell-properties fo:background-color="#E4DFEC"/>
    </style:style>
    <style:style style:name="_50_0_37__32_-_32_Accent4_32_2_32_3_32_3" style:display-name="20% - Accent4 2 3 3" style:family="table-cell" style:data-style-name="N0">
      <style:table-cell-properties fo:background-color="#E4DFEC"/>
    </style:style>
    <style:style style:name="_50_0_37__32_-_32_Accent4_32_2_32_3_32_4" style:display-name="20% - Accent4 2 3 4" style:family="table-cell" style:data-style-name="N0">
      <style:table-cell-properties fo:background-color="#E4DFEC"/>
    </style:style>
    <style:style style:name="_50_0_37__32_-_32_Accent4_32_2_32_3_32_5" style:display-name="20% - Accent4 2 3 5" style:family="table-cell" style:data-style-name="N0">
      <style:table-cell-properties fo:background-color="#E4DFEC"/>
    </style:style>
    <style:style style:name="_50_0_37__32_-_32_Accent4_32_2_32_4" style:display-name="20% - Accent4 2 4" style:family="table-cell" style:data-style-name="N0">
      <style:table-cell-properties fo:background-color="#E4DFEC"/>
    </style:style>
    <style:style style:name="_50_0_37__32_-_32_Accent4_32_2_32_4_32_2" style:display-name="20% - Accent4 2 4 2" style:family="table-cell" style:data-style-name="N0">
      <style:table-cell-properties fo:background-color="#E4DFEC"/>
    </style:style>
    <style:style style:name="_50_0_37__32_-_32_Accent4_32_2_32_4_32_3" style:display-name="20% - Accent4 2 4 3" style:family="table-cell" style:data-style-name="N0">
      <style:table-cell-properties fo:background-color="#E4DFEC"/>
    </style:style>
    <style:style style:name="_50_0_37__32_-_32_Accent4_32_2_32_4_32_4" style:display-name="20% - Accent4 2 4 4" style:family="table-cell" style:data-style-name="N0">
      <style:table-cell-properties fo:background-color="#E4DFEC"/>
    </style:style>
    <style:style style:name="_50_0_37__32_-_32_Accent4_32_2_32_5" style:display-name="20% - Accent4 2 5" style:family="table-cell" style:data-style-name="N0">
      <style:table-cell-properties fo:background-color="#E4DFEC"/>
    </style:style>
    <style:style style:name="_50_0_37__32_-_32_Accent4_32_2_32_6" style:display-name="20% - Accent4 2 6" style:family="table-cell" style:data-style-name="N0">
      <style:table-cell-properties fo:background-color="#E4DFEC"/>
    </style:style>
    <style:style style:name="_50_0_37__32_-_32_Accent4_32_2_32_7" style:display-name="20% - Accent4 2 7" style:family="table-cell" style:data-style-name="N0">
      <style:table-cell-properties fo:background-color="#E4DFEC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3_32_2" style:display-name="20% - Accent4 3 2" style:family="table-cell" style:data-style-name="N0">
      <style:table-cell-properties fo:background-color="#C0C0C0"/>
    </style:style>
    <style:style style:name="_50_0_37__32_-_32_Accent4_32_3_32_2_32_2" style:display-name="20% - Accent4 3 2 2" style:family="table-cell" style:data-style-name="N0">
      <style:table-cell-properties fo:background-color="#C0C0C0"/>
    </style:style>
    <style:style style:name="_50_0_37__32_-_32_Accent4_32_3_32_2_32_2_32_2" style:display-name="20% - Accent4 3 2 2 2" style:family="table-cell" style:data-style-name="N0">
      <style:table-cell-properties fo:background-color="#C0C0C0"/>
    </style:style>
    <style:style style:name="_50_0_37__32_-_32_Accent4_32_3_32_2_32_2_32_2_32_2" style:display-name="20% - Accent4 3 2 2 2 2" style:family="table-cell" style:data-style-name="N0">
      <style:table-cell-properties fo:background-color="#C0C0C0"/>
    </style:style>
    <style:style style:name="_50_0_37__32_-_32_Accent4_32_3_32_2_32_2_32_2_32_3" style:display-name="20% - Accent4 3 2 2 2 3" style:family="table-cell" style:data-style-name="N0">
      <style:table-cell-properties fo:background-color="#C0C0C0"/>
    </style:style>
    <style:style style:name="_50_0_37__32_-_32_Accent4_32_3_32_2_32_2_32_2_32_4" style:display-name="20% - Accent4 3 2 2 2 4" style:family="table-cell" style:data-style-name="N0">
      <style:table-cell-properties fo:background-color="#C0C0C0"/>
    </style:style>
    <style:style style:name="_50_0_37__32_-_32_Accent4_32_3_32_2_32_2_32_3" style:display-name="20% - Accent4 3 2 2 3" style:family="table-cell" style:data-style-name="N0">
      <style:table-cell-properties fo:background-color="#C0C0C0"/>
    </style:style>
    <style:style style:name="_50_0_37__32_-_32_Accent4_32_3_32_2_32_2_32_4" style:display-name="20% - Accent4 3 2 2 4" style:family="table-cell" style:data-style-name="N0">
      <style:table-cell-properties fo:background-color="#C0C0C0"/>
    </style:style>
    <style:style style:name="_50_0_37__32_-_32_Accent4_32_3_32_2_32_2_32_5" style:display-name="20% - Accent4 3 2 2 5" style:family="table-cell" style:data-style-name="N0">
      <style:table-cell-properties fo:background-color="#C0C0C0"/>
    </style:style>
    <style:style style:name="_50_0_37__32_-_32_Accent4_32_3_32_2_32_3" style:display-name="20% - Accent4 3 2 3" style:family="table-cell" style:data-style-name="N0">
      <style:table-cell-properties fo:background-color="#C0C0C0"/>
    </style:style>
    <style:style style:name="_50_0_37__32_-_32_Accent4_32_3_32_2_32_3_32_2" style:display-name="20% - Accent4 3 2 3 2" style:family="table-cell" style:data-style-name="N0">
      <style:table-cell-properties fo:background-color="#C0C0C0"/>
    </style:style>
    <style:style style:name="_50_0_37__32_-_32_Accent4_32_3_32_2_32_3_32_3" style:display-name="20% - Accent4 3 2 3 3" style:family="table-cell" style:data-style-name="N0">
      <style:table-cell-properties fo:background-color="#C0C0C0"/>
    </style:style>
    <style:style style:name="_50_0_37__32_-_32_Accent4_32_3_32_2_32_3_32_4" style:display-name="20% - Accent4 3 2 3 4" style:family="table-cell" style:data-style-name="N0">
      <style:table-cell-properties fo:background-color="#C0C0C0"/>
    </style:style>
    <style:style style:name="_50_0_37__32_-_32_Accent4_32_3_32_2_32_4" style:display-name="20% - Accent4 3 2 4" style:family="table-cell" style:data-style-name="N0">
      <style:table-cell-properties fo:background-color="#C0C0C0"/>
    </style:style>
    <style:style style:name="_50_0_37__32_-_32_Accent4_32_3_32_2_32_5" style:display-name="20% - Accent4 3 2 5" style:family="table-cell" style:data-style-name="N0">
      <style:table-cell-properties fo:background-color="#C0C0C0"/>
    </style:style>
    <style:style style:name="_50_0_37__32_-_32_Accent4_32_3_32_2_32_6" style:display-name="20% - Accent4 3 2 6" style:family="table-cell" style:data-style-name="N0">
      <style:table-cell-properties fo:background-color="#C0C0C0"/>
    </style:style>
    <style:style style:name="_50_0_37__32_-_32_Accent4_32_3_32_3" style:display-name="20% - Accent4 3 3" style:family="table-cell" style:data-style-name="N0">
      <style:table-cell-properties fo:background-color="#E4DFEC"/>
    </style:style>
    <style:style style:name="_50_0_37__32_-_32_Accent4_32_3_32_3_32_2" style:display-name="20% - Accent4 3 3 2" style:family="table-cell" style:data-style-name="N0">
      <style:table-cell-properties fo:background-color="#E4DFEC"/>
    </style:style>
    <style:style style:name="_50_0_37__32_-_32_Accent4_32_3_32_3_32_2_32_2" style:display-name="20% - Accent4 3 3 2 2" style:family="table-cell" style:data-style-name="N0">
      <style:table-cell-properties fo:background-color="#E4DFEC"/>
    </style:style>
    <style:style style:name="_50_0_37__32_-_32_Accent4_32_3_32_3_32_2_32_3" style:display-name="20% - Accent4 3 3 2 3" style:family="table-cell" style:data-style-name="N0">
      <style:table-cell-properties fo:background-color="#E4DFEC"/>
    </style:style>
    <style:style style:name="_50_0_37__32_-_32_Accent4_32_3_32_3_32_2_32_4" style:display-name="20% - Accent4 3 3 2 4" style:family="table-cell" style:data-style-name="N0">
      <style:table-cell-properties fo:background-color="#E4DFEC"/>
    </style:style>
    <style:style style:name="_50_0_37__32_-_32_Accent4_32_3_32_3_32_3" style:display-name="20% - Accent4 3 3 3" style:family="table-cell" style:data-style-name="N0">
      <style:table-cell-properties fo:background-color="#E4DFEC"/>
    </style:style>
    <style:style style:name="_50_0_37__32_-_32_Accent4_32_3_32_3_32_4" style:display-name="20% - Accent4 3 3 4" style:family="table-cell" style:data-style-name="N0">
      <style:table-cell-properties fo:background-color="#E4DFEC"/>
    </style:style>
    <style:style style:name="_50_0_37__32_-_32_Accent4_32_3_32_3_32_5" style:display-name="20% - Accent4 3 3 5" style:family="table-cell" style:data-style-name="N0">
      <style:table-cell-properties fo:background-color="#E4DFEC"/>
    </style:style>
    <style:style style:name="_50_0_37__32_-_32_Accent4_32_3_32_4" style:display-name="20% - Accent4 3 4" style:family="table-cell" style:data-style-name="N0">
      <style:table-cell-properties fo:background-color="#E4DFEC"/>
    </style:style>
    <style:style style:name="_50_0_37__32_-_32_Accent4_32_3_32_4_32_2" style:display-name="20% - Accent4 3 4 2" style:family="table-cell" style:data-style-name="N0">
      <style:table-cell-properties fo:background-color="#E4DFEC"/>
    </style:style>
    <style:style style:name="_50_0_37__32_-_32_Accent4_32_3_32_4_32_3" style:display-name="20% - Accent4 3 4 3" style:family="table-cell" style:data-style-name="N0">
      <style:table-cell-properties fo:background-color="#E4DFEC"/>
    </style:style>
    <style:style style:name="_50_0_37__32_-_32_Accent4_32_3_32_4_32_4" style:display-name="20% - Accent4 3 4 4" style:family="table-cell" style:data-style-name="N0">
      <style:table-cell-properties fo:background-color="#E4DFEC"/>
    </style:style>
    <style:style style:name="_50_0_37__32_-_32_Accent4_32_3_32_5" style:display-name="20% - Accent4 3 5" style:family="table-cell" style:data-style-name="N0">
      <style:table-cell-properties fo:background-color="#E4DFEC"/>
    </style:style>
    <style:style style:name="_50_0_37__32_-_32_Accent4_32_3_32_6" style:display-name="20% - Accent4 3 6" style:family="table-cell" style:data-style-name="N0">
      <style:table-cell-properties fo:background-color="#E4DFEC"/>
    </style:style>
    <style:style style:name="_50_0_37__32_-_32_Accent4_32_3_32_7" style:display-name="20% - Accent4 3 7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4_32_4_32_2" style:display-name="20% - Accent4 4 2" style:family="table-cell" style:data-style-name="N0">
      <style:table-cell-properties fo:background-color="#C0C0C0"/>
    </style:style>
    <style:style style:name="_50_0_37__32_-_32_Accent4_32_4_32_2_32_2" style:display-name="20% - Accent4 4 2 2" style:family="table-cell" style:data-style-name="N0">
      <style:table-cell-properties fo:background-color="#C0C0C0"/>
    </style:style>
    <style:style style:name="_50_0_37__32_-_32_Accent4_32_4_32_2_32_2_32_2" style:display-name="20% - Accent4 4 2 2 2" style:family="table-cell" style:data-style-name="N0">
      <style:table-cell-properties fo:background-color="#C0C0C0"/>
    </style:style>
    <style:style style:name="_50_0_37__32_-_32_Accent4_32_4_32_2_32_2_32_2_32_2" style:display-name="20% - Accent4 4 2 2 2 2" style:family="table-cell" style:data-style-name="N0">
      <style:table-cell-properties fo:background-color="#C0C0C0"/>
    </style:style>
    <style:style style:name="_50_0_37__32_-_32_Accent4_32_4_32_2_32_2_32_2_32_3" style:display-name="20% - Accent4 4 2 2 2 3" style:family="table-cell" style:data-style-name="N0">
      <style:table-cell-properties fo:background-color="#C0C0C0"/>
    </style:style>
    <style:style style:name="_50_0_37__32_-_32_Accent4_32_4_32_2_32_2_32_2_32_4" style:display-name="20% - Accent4 4 2 2 2 4" style:family="table-cell" style:data-style-name="N0">
      <style:table-cell-properties fo:background-color="#C0C0C0"/>
    </style:style>
    <style:style style:name="_50_0_37__32_-_32_Accent4_32_4_32_2_32_2_32_3" style:display-name="20% - Accent4 4 2 2 3" style:family="table-cell" style:data-style-name="N0">
      <style:table-cell-properties fo:background-color="#C0C0C0"/>
    </style:style>
    <style:style style:name="_50_0_37__32_-_32_Accent4_32_4_32_2_32_2_32_4" style:display-name="20% - Accent4 4 2 2 4" style:family="table-cell" style:data-style-name="N0">
      <style:table-cell-properties fo:background-color="#C0C0C0"/>
    </style:style>
    <style:style style:name="_50_0_37__32_-_32_Accent4_32_4_32_2_32_2_32_5" style:display-name="20% - Accent4 4 2 2 5" style:family="table-cell" style:data-style-name="N0">
      <style:table-cell-properties fo:background-color="#C0C0C0"/>
    </style:style>
    <style:style style:name="_50_0_37__32_-_32_Accent4_32_4_32_2_32_3" style:display-name="20% - Accent4 4 2 3" style:family="table-cell" style:data-style-name="N0">
      <style:table-cell-properties fo:background-color="#C0C0C0"/>
    </style:style>
    <style:style style:name="_50_0_37__32_-_32_Accent4_32_4_32_2_32_3_32_2" style:display-name="20% - Accent4 4 2 3 2" style:family="table-cell" style:data-style-name="N0">
      <style:table-cell-properties fo:background-color="#C0C0C0"/>
    </style:style>
    <style:style style:name="_50_0_37__32_-_32_Accent4_32_4_32_2_32_3_32_3" style:display-name="20% - Accent4 4 2 3 3" style:family="table-cell" style:data-style-name="N0">
      <style:table-cell-properties fo:background-color="#C0C0C0"/>
    </style:style>
    <style:style style:name="_50_0_37__32_-_32_Accent4_32_4_32_2_32_3_32_4" style:display-name="20% - Accent4 4 2 3 4" style:family="table-cell" style:data-style-name="N0">
      <style:table-cell-properties fo:background-color="#C0C0C0"/>
    </style:style>
    <style:style style:name="_50_0_37__32_-_32_Accent4_32_4_32_2_32_4" style:display-name="20% - Accent4 4 2 4" style:family="table-cell" style:data-style-name="N0">
      <style:table-cell-properties fo:background-color="#C0C0C0"/>
    </style:style>
    <style:style style:name="_50_0_37__32_-_32_Accent4_32_4_32_2_32_5" style:display-name="20% - Accent4 4 2 5" style:family="table-cell" style:data-style-name="N0">
      <style:table-cell-properties fo:background-color="#C0C0C0"/>
    </style:style>
    <style:style style:name="_50_0_37__32_-_32_Accent4_32_4_32_2_32_6" style:display-name="20% - Accent4 4 2 6" style:family="table-cell" style:data-style-name="N0">
      <style:table-cell-properties fo:background-color="#C0C0C0"/>
    </style:style>
    <style:style style:name="_50_0_37__32_-_32_Accent4_32_4_32_3" style:display-name="20% - Accent4 4 3" style:family="table-cell" style:data-style-name="N0">
      <style:table-cell-properties fo:background-color="#E4DFEC"/>
    </style:style>
    <style:style style:name="_50_0_37__32_-_32_Accent4_32_4_32_3_32_2" style:display-name="20% - Accent4 4 3 2" style:family="table-cell" style:data-style-name="N0">
      <style:table-cell-properties fo:background-color="#E4DFEC"/>
    </style:style>
    <style:style style:name="_50_0_37__32_-_32_Accent4_32_4_32_3_32_2_32_2" style:display-name="20% - Accent4 4 3 2 2" style:family="table-cell" style:data-style-name="N0">
      <style:table-cell-properties fo:background-color="#E4DFEC"/>
    </style:style>
    <style:style style:name="_50_0_37__32_-_32_Accent4_32_4_32_3_32_2_32_3" style:display-name="20% - Accent4 4 3 2 3" style:family="table-cell" style:data-style-name="N0">
      <style:table-cell-properties fo:background-color="#E4DFEC"/>
    </style:style>
    <style:style style:name="_50_0_37__32_-_32_Accent4_32_4_32_3_32_2_32_4" style:display-name="20% - Accent4 4 3 2 4" style:family="table-cell" style:data-style-name="N0">
      <style:table-cell-properties fo:background-color="#E4DFEC"/>
    </style:style>
    <style:style style:name="_50_0_37__32_-_32_Accent4_32_4_32_3_32_3" style:display-name="20% - Accent4 4 3 3" style:family="table-cell" style:data-style-name="N0">
      <style:table-cell-properties fo:background-color="#E4DFEC"/>
    </style:style>
    <style:style style:name="_50_0_37__32_-_32_Accent4_32_4_32_3_32_4" style:display-name="20% - Accent4 4 3 4" style:family="table-cell" style:data-style-name="N0">
      <style:table-cell-properties fo:background-color="#E4DFEC"/>
    </style:style>
    <style:style style:name="_50_0_37__32_-_32_Accent4_32_4_32_3_32_5" style:display-name="20% - Accent4 4 3 5" style:family="table-cell" style:data-style-name="N0">
      <style:table-cell-properties fo:background-color="#E4DFEC"/>
    </style:style>
    <style:style style:name="_50_0_37__32_-_32_Accent4_32_4_32_4" style:display-name="20% - Accent4 4 4" style:family="table-cell" style:data-style-name="N0">
      <style:table-cell-properties fo:background-color="#E4DFEC"/>
    </style:style>
    <style:style style:name="_50_0_37__32_-_32_Accent4_32_4_32_4_32_2" style:display-name="20% - Accent4 4 4 2" style:family="table-cell" style:data-style-name="N0">
      <style:table-cell-properties fo:background-color="#E4DFEC"/>
    </style:style>
    <style:style style:name="_50_0_37__32_-_32_Accent4_32_4_32_4_32_3" style:display-name="20% - Accent4 4 4 3" style:family="table-cell" style:data-style-name="N0">
      <style:table-cell-properties fo:background-color="#E4DFEC"/>
    </style:style>
    <style:style style:name="_50_0_37__32_-_32_Accent4_32_4_32_4_32_4" style:display-name="20% - Accent4 4 4 4" style:family="table-cell" style:data-style-name="N0">
      <style:table-cell-properties fo:background-color="#E4DFEC"/>
    </style:style>
    <style:style style:name="_50_0_37__32_-_32_Accent4_32_4_32_5" style:display-name="20% - Accent4 4 5" style:family="table-cell" style:data-style-name="N0">
      <style:table-cell-properties fo:background-color="#E4DFEC"/>
    </style:style>
    <style:style style:name="_50_0_37__32_-_32_Accent4_32_4_32_6" style:display-name="20% - Accent4 4 6" style:family="table-cell" style:data-style-name="N0">
      <style:table-cell-properties fo:background-color="#E4DFEC"/>
    </style:style>
    <style:style style:name="_50_0_37__32_-_32_Accent4_32_4_32_7" style:display-name="20% - Accent4 4 7" style:family="table-cell" style:data-style-name="N0">
      <style:table-cell-properties fo:background-color="#E4DFEC"/>
    </style:style>
    <style:style style:name="_50_0_37__32_-_32_Accent4_32_5" style:display-name="20% - Accent4 5" style:family="table-cell" style:data-style-name="N0">
      <style:table-cell-properties fo:background-color="#E4DFEC"/>
    </style:style>
    <style:style style:name="_50_0_37__32_-_32_Accent4_32_5_32_2" style:display-name="20% - Accent4 5 2" style:family="table-cell" style:data-style-name="N0">
      <style:table-cell-properties fo:background-color="#C0C0C0"/>
    </style:style>
    <style:style style:name="_50_0_37__32_-_32_Accent4_32_5_32_2_32_2" style:display-name="20% - Accent4 5 2 2" style:family="table-cell" style:data-style-name="N0">
      <style:table-cell-properties fo:background-color="#C0C0C0"/>
    </style:style>
    <style:style style:name="_50_0_37__32_-_32_Accent4_32_5_32_2_32_2_32_2" style:display-name="20% - Accent4 5 2 2 2" style:family="table-cell" style:data-style-name="N0">
      <style:table-cell-properties fo:background-color="#C0C0C0"/>
    </style:style>
    <style:style style:name="_50_0_37__32_-_32_Accent4_32_5_32_2_32_2_32_2_32_2" style:display-name="20% - Accent4 5 2 2 2 2" style:family="table-cell" style:data-style-name="N0">
      <style:table-cell-properties fo:background-color="#C0C0C0"/>
    </style:style>
    <style:style style:name="_50_0_37__32_-_32_Accent4_32_5_32_2_32_2_32_2_32_3" style:display-name="20% - Accent4 5 2 2 2 3" style:family="table-cell" style:data-style-name="N0">
      <style:table-cell-properties fo:background-color="#C0C0C0"/>
    </style:style>
    <style:style style:name="_50_0_37__32_-_32_Accent4_32_5_32_2_32_2_32_2_32_4" style:display-name="20% - Accent4 5 2 2 2 4" style:family="table-cell" style:data-style-name="N0">
      <style:table-cell-properties fo:background-color="#C0C0C0"/>
    </style:style>
    <style:style style:name="_50_0_37__32_-_32_Accent4_32_5_32_2_32_2_32_3" style:display-name="20% - Accent4 5 2 2 3" style:family="table-cell" style:data-style-name="N0">
      <style:table-cell-properties fo:background-color="#C0C0C0"/>
    </style:style>
    <style:style style:name="_50_0_37__32_-_32_Accent4_32_5_32_2_32_2_32_4" style:display-name="20% - Accent4 5 2 2 4" style:family="table-cell" style:data-style-name="N0">
      <style:table-cell-properties fo:background-color="#C0C0C0"/>
    </style:style>
    <style:style style:name="_50_0_37__32_-_32_Accent4_32_5_32_2_32_2_32_5" style:display-name="20% - Accent4 5 2 2 5" style:family="table-cell" style:data-style-name="N0">
      <style:table-cell-properties fo:background-color="#C0C0C0"/>
    </style:style>
    <style:style style:name="_50_0_37__32_-_32_Accent4_32_5_32_2_32_3" style:display-name="20% - Accent4 5 2 3" style:family="table-cell" style:data-style-name="N0">
      <style:table-cell-properties fo:background-color="#C0C0C0"/>
    </style:style>
    <style:style style:name="_50_0_37__32_-_32_Accent4_32_5_32_2_32_3_32_2" style:display-name="20% - Accent4 5 2 3 2" style:family="table-cell" style:data-style-name="N0">
      <style:table-cell-properties fo:background-color="#C0C0C0"/>
    </style:style>
    <style:style style:name="_50_0_37__32_-_32_Accent4_32_5_32_2_32_3_32_3" style:display-name="20% - Accent4 5 2 3 3" style:family="table-cell" style:data-style-name="N0">
      <style:table-cell-properties fo:background-color="#C0C0C0"/>
    </style:style>
    <style:style style:name="_50_0_37__32_-_32_Accent4_32_5_32_2_32_3_32_4" style:display-name="20% - Accent4 5 2 3 4" style:family="table-cell" style:data-style-name="N0">
      <style:table-cell-properties fo:background-color="#C0C0C0"/>
    </style:style>
    <style:style style:name="_50_0_37__32_-_32_Accent4_32_5_32_2_32_4" style:display-name="20% - Accent4 5 2 4" style:family="table-cell" style:data-style-name="N0">
      <style:table-cell-properties fo:background-color="#C0C0C0"/>
    </style:style>
    <style:style style:name="_50_0_37__32_-_32_Accent4_32_5_32_2_32_5" style:display-name="20% - Accent4 5 2 5" style:family="table-cell" style:data-style-name="N0">
      <style:table-cell-properties fo:background-color="#C0C0C0"/>
    </style:style>
    <style:style style:name="_50_0_37__32_-_32_Accent4_32_5_32_2_32_6" style:display-name="20% - Accent4 5 2 6" style:family="table-cell" style:data-style-name="N0">
      <style:table-cell-properties fo:background-color="#C0C0C0"/>
    </style:style>
    <style:style style:name="_50_0_37__32_-_32_Accent4_32_5_32_3" style:display-name="20% - Accent4 5 3" style:family="table-cell" style:data-style-name="N0">
      <style:table-cell-properties fo:background-color="#E4DFEC"/>
    </style:style>
    <style:style style:name="_50_0_37__32_-_32_Accent4_32_5_32_3_32_2" style:display-name="20% - Accent4 5 3 2" style:family="table-cell" style:data-style-name="N0">
      <style:table-cell-properties fo:background-color="#E4DFEC"/>
    </style:style>
    <style:style style:name="_50_0_37__32_-_32_Accent4_32_5_32_3_32_2_32_2" style:display-name="20% - Accent4 5 3 2 2" style:family="table-cell" style:data-style-name="N0">
      <style:table-cell-properties fo:background-color="#E4DFEC"/>
    </style:style>
    <style:style style:name="_50_0_37__32_-_32_Accent4_32_5_32_3_32_2_32_3" style:display-name="20% - Accent4 5 3 2 3" style:family="table-cell" style:data-style-name="N0">
      <style:table-cell-properties fo:background-color="#E4DFEC"/>
    </style:style>
    <style:style style:name="_50_0_37__32_-_32_Accent4_32_5_32_3_32_2_32_4" style:display-name="20% - Accent4 5 3 2 4" style:family="table-cell" style:data-style-name="N0">
      <style:table-cell-properties fo:background-color="#E4DFEC"/>
    </style:style>
    <style:style style:name="_50_0_37__32_-_32_Accent4_32_5_32_3_32_3" style:display-name="20% - Accent4 5 3 3" style:family="table-cell" style:data-style-name="N0">
      <style:table-cell-properties fo:background-color="#E4DFEC"/>
    </style:style>
    <style:style style:name="_50_0_37__32_-_32_Accent4_32_5_32_3_32_4" style:display-name="20% - Accent4 5 3 4" style:family="table-cell" style:data-style-name="N0">
      <style:table-cell-properties fo:background-color="#E4DFEC"/>
    </style:style>
    <style:style style:name="_50_0_37__32_-_32_Accent4_32_5_32_3_32_5" style:display-name="20% - Accent4 5 3 5" style:family="table-cell" style:data-style-name="N0">
      <style:table-cell-properties fo:background-color="#E4DFEC"/>
    </style:style>
    <style:style style:name="_50_0_37__32_-_32_Accent4_32_5_32_4" style:display-name="20% - Accent4 5 4" style:family="table-cell" style:data-style-name="N0">
      <style:table-cell-properties fo:background-color="#E4DFEC"/>
    </style:style>
    <style:style style:name="_50_0_37__32_-_32_Accent4_32_5_32_4_32_2" style:display-name="20% - Accent4 5 4 2" style:family="table-cell" style:data-style-name="N0">
      <style:table-cell-properties fo:background-color="#E4DFEC"/>
    </style:style>
    <style:style style:name="_50_0_37__32_-_32_Accent4_32_5_32_4_32_3" style:display-name="20% - Accent4 5 4 3" style:family="table-cell" style:data-style-name="N0">
      <style:table-cell-properties fo:background-color="#E4DFEC"/>
    </style:style>
    <style:style style:name="_50_0_37__32_-_32_Accent4_32_5_32_4_32_4" style:display-name="20% - Accent4 5 4 4" style:family="table-cell" style:data-style-name="N0">
      <style:table-cell-properties fo:background-color="#E4DFEC"/>
    </style:style>
    <style:style style:name="_50_0_37__32_-_32_Accent4_32_5_32_5" style:display-name="20% - Accent4 5 5" style:family="table-cell" style:data-style-name="N0">
      <style:table-cell-properties fo:background-color="#E4DFEC"/>
    </style:style>
    <style:style style:name="_50_0_37__32_-_32_Accent4_32_5_32_6" style:display-name="20% - Accent4 5 6" style:family="table-cell" style:data-style-name="N0">
      <style:table-cell-properties fo:background-color="#E4DFEC"/>
    </style:style>
    <style:style style:name="_50_0_37__32_-_32_Accent4_32_5_32_7" style:display-name="20% - Accent4 5 7" style:family="table-cell" style:data-style-name="N0">
      <style:table-cell-properties fo:background-color="#E4DFEC"/>
    </style:style>
    <style:style style:name="_50_0_37__32_-_32_Accent4_32_6" style:display-name="20% - Accent4 6" style:family="table-cell" style:data-style-name="N0">
      <style:table-cell-properties fo:background-color="#E4DFEC"/>
    </style:style>
    <style:style style:name="_50_0_37__32_-_32_Accent4_32_6_32_2" style:display-name="20% - Accent4 6 2" style:family="table-cell" style:data-style-name="N0">
      <style:table-cell-properties fo:background-color="#E4DFEC"/>
    </style:style>
    <style:style style:name="_50_0_37__32_-_32_Accent4_32_6_32_2_32_2" style:display-name="20% - Accent4 6 2 2" style:family="table-cell" style:data-style-name="N0">
      <style:table-cell-properties fo:background-color="#E4DFEC"/>
    </style:style>
    <style:style style:name="_50_0_37__32_-_32_Accent4_32_6_32_2_32_2_32_2" style:display-name="20% - Accent4 6 2 2 2" style:family="table-cell" style:data-style-name="N0">
      <style:table-cell-properties fo:background-color="#E4DFEC"/>
    </style:style>
    <style:style style:name="_50_0_37__32_-_32_Accent4_32_6_32_2_32_2_32_3" style:display-name="20% - Accent4 6 2 2 3" style:family="table-cell" style:data-style-name="N0">
      <style:table-cell-properties fo:background-color="#E4DFEC"/>
    </style:style>
    <style:style style:name="_50_0_37__32_-_32_Accent4_32_6_32_2_32_2_32_4" style:display-name="20% - Accent4 6 2 2 4" style:family="table-cell" style:data-style-name="N0">
      <style:table-cell-properties fo:background-color="#E4DFEC"/>
    </style:style>
    <style:style style:name="_50_0_37__32_-_32_Accent4_32_6_32_2_32_3" style:display-name="20% - Accent4 6 2 3" style:family="table-cell" style:data-style-name="N0">
      <style:table-cell-properties fo:background-color="#E4DFEC"/>
    </style:style>
    <style:style style:name="_50_0_37__32_-_32_Accent4_32_6_32_2_32_4" style:display-name="20% - Accent4 6 2 4" style:family="table-cell" style:data-style-name="N0">
      <style:table-cell-properties fo:background-color="#E4DFEC"/>
    </style:style>
    <style:style style:name="_50_0_37__32_-_32_Accent4_32_6_32_2_32_5" style:display-name="20% - Accent4 6 2 5" style:family="table-cell" style:data-style-name="N0">
      <style:table-cell-properties fo:background-color="#E4DFEC"/>
    </style:style>
    <style:style style:name="_50_0_37__32_-_32_Accent4_32_6_32_3" style:display-name="20% - Accent4 6 3" style:family="table-cell" style:data-style-name="N0">
      <style:table-cell-properties fo:background-color="#E4DFEC"/>
    </style:style>
    <style:style style:name="_50_0_37__32_-_32_Accent4_32_6_32_3_32_2" style:display-name="20% - Accent4 6 3 2" style:family="table-cell" style:data-style-name="N0">
      <style:table-cell-properties fo:background-color="#E4DFEC"/>
    </style:style>
    <style:style style:name="_50_0_37__32_-_32_Accent4_32_6_32_3_32_3" style:display-name="20% - Accent4 6 3 3" style:family="table-cell" style:data-style-name="N0">
      <style:table-cell-properties fo:background-color="#E4DFEC"/>
    </style:style>
    <style:style style:name="_50_0_37__32_-_32_Accent4_32_6_32_3_32_4" style:display-name="20% - Accent4 6 3 4" style:family="table-cell" style:data-style-name="N0">
      <style:table-cell-properties fo:background-color="#E4DFEC"/>
    </style:style>
    <style:style style:name="_50_0_37__32_-_32_Accent4_32_6_32_4" style:display-name="20% - Accent4 6 4" style:family="table-cell" style:data-style-name="N0">
      <style:table-cell-properties fo:background-color="#E4DFEC"/>
    </style:style>
    <style:style style:name="_50_0_37__32_-_32_Accent4_32_6_32_5" style:display-name="20% - Accent4 6 5" style:family="table-cell" style:data-style-name="N0">
      <style:table-cell-properties fo:background-color="#E4DFEC"/>
    </style:style>
    <style:style style:name="_50_0_37__32_-_32_Accent4_32_6_32_6" style:display-name="20% - Accent4 6 6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DAEEF3"/>
    </style:style>
    <style:style style:name="_50_0_37__32_-_32_Accent5_32_2_32_2" style:display-name="20% - Accent5 2 2" style:family="table-cell" style:data-style-name="N0">
      <style:table-cell-properties fo:background-color="#DAEEF3"/>
    </style:style>
    <style:style style:name="_50_0_37__32_-_32_Accent5_32_2_32_2_32_2" style:display-name="20% - Accent5 2 2 2" style:family="table-cell" style:data-style-name="N0">
      <style:table-cell-properties fo:background-color="#DAEEF3"/>
    </style:style>
    <style:style style:name="_50_0_37__32_-_32_Accent5_32_2_32_2_32_2_32_2" style:display-name="20% - Accent5 2 2 2 2" style:family="table-cell" style:data-style-name="N0">
      <style:table-cell-properties fo:background-color="#DAEEF3"/>
    </style:style>
    <style:style style:name="_50_0_37__32_-_32_Accent5_32_2_32_2_32_2_32_2_32_2" style:display-name="20% - Accent5 2 2 2 2 2" style:family="table-cell" style:data-style-name="N0">
      <style:table-cell-properties fo:background-color="#DAEEF3"/>
    </style:style>
    <style:style style:name="_50_0_37__32_-_32_Accent5_32_2_32_2_32_2_32_2_32_3" style:display-name="20% - Accent5 2 2 2 2 3" style:family="table-cell" style:data-style-name="N0">
      <style:table-cell-properties fo:background-color="#DAEEF3"/>
    </style:style>
    <style:style style:name="_50_0_37__32_-_32_Accent5_32_2_32_2_32_2_32_2_32_4" style:display-name="20% - Accent5 2 2 2 2 4" style:family="table-cell" style:data-style-name="N0">
      <style:table-cell-properties fo:background-color="#DAEEF3"/>
    </style:style>
    <style:style style:name="_50_0_37__32_-_32_Accent5_32_2_32_2_32_2_32_3" style:display-name="20% - Accent5 2 2 2 3" style:family="table-cell" style:data-style-name="N0">
      <style:table-cell-properties fo:background-color="#DAEEF3"/>
    </style:style>
    <style:style style:name="_50_0_37__32_-_32_Accent5_32_2_32_2_32_2_32_4" style:display-name="20% - Accent5 2 2 2 4" style:family="table-cell" style:data-style-name="N0">
      <style:table-cell-properties fo:background-color="#DAEEF3"/>
    </style:style>
    <style:style style:name="_50_0_37__32_-_32_Accent5_32_2_32_2_32_2_32_5" style:display-name="20% - Accent5 2 2 2 5" style:family="table-cell" style:data-style-name="N0">
      <style:table-cell-properties fo:background-color="#DAEEF3"/>
    </style:style>
    <style:style style:name="_50_0_37__32_-_32_Accent5_32_2_32_2_32_3" style:display-name="20% - Accent5 2 2 3" style:family="table-cell" style:data-style-name="N0">
      <style:table-cell-properties fo:background-color="#DAEEF3"/>
    </style:style>
    <style:style style:name="_50_0_37__32_-_32_Accent5_32_2_32_2_32_3_32_2" style:display-name="20% - Accent5 2 2 3 2" style:family="table-cell" style:data-style-name="N0">
      <style:table-cell-properties fo:background-color="#DAEEF3"/>
    </style:style>
    <style:style style:name="_50_0_37__32_-_32_Accent5_32_2_32_2_32_3_32_3" style:display-name="20% - Accent5 2 2 3 3" style:family="table-cell" style:data-style-name="N0">
      <style:table-cell-properties fo:background-color="#DAEEF3"/>
    </style:style>
    <style:style style:name="_50_0_37__32_-_32_Accent5_32_2_32_2_32_3_32_4" style:display-name="20% - Accent5 2 2 3 4" style:family="table-cell" style:data-style-name="N0">
      <style:table-cell-properties fo:background-color="#DAEEF3"/>
    </style:style>
    <style:style style:name="_50_0_37__32_-_32_Accent5_32_2_32_2_32_4" style:display-name="20% - Accent5 2 2 4" style:family="table-cell" style:data-style-name="N0">
      <style:table-cell-properties fo:background-color="#DAEEF3"/>
    </style:style>
    <style:style style:name="_50_0_37__32_-_32_Accent5_32_2_32_2_32_5" style:display-name="20% - Accent5 2 2 5" style:family="table-cell" style:data-style-name="N0">
      <style:table-cell-properties fo:background-color="#DAEEF3"/>
    </style:style>
    <style:style style:name="_50_0_37__32_-_32_Accent5_32_2_32_2_32_6" style:display-name="20% - Accent5 2 2 6" style:family="table-cell" style:data-style-name="N0">
      <style:table-cell-properties fo:background-color="#DAEEF3"/>
    </style:style>
    <style:style style:name="_50_0_37__32_-_32_Accent5_32_2_32_3" style:display-name="20% - Accent5 2 3" style:family="table-cell" style:data-style-name="N0">
      <style:table-cell-properties fo:background-color="#DAEEF3"/>
    </style:style>
    <style:style style:name="_50_0_37__32_-_32_Accent5_32_2_32_3_32_2" style:display-name="20% - Accent5 2 3 2" style:family="table-cell" style:data-style-name="N0">
      <style:table-cell-properties fo:background-color="#DAEEF3"/>
    </style:style>
    <style:style style:name="_50_0_37__32_-_32_Accent5_32_2_32_3_32_2_32_2" style:display-name="20% - Accent5 2 3 2 2" style:family="table-cell" style:data-style-name="N0">
      <style:table-cell-properties fo:background-color="#DAEEF3"/>
    </style:style>
    <style:style style:name="_50_0_37__32_-_32_Accent5_32_2_32_3_32_2_32_3" style:display-name="20% - Accent5 2 3 2 3" style:family="table-cell" style:data-style-name="N0">
      <style:table-cell-properties fo:background-color="#DAEEF3"/>
    </style:style>
    <style:style style:name="_50_0_37__32_-_32_Accent5_32_2_32_3_32_2_32_4" style:display-name="20% - Accent5 2 3 2 4" style:family="table-cell" style:data-style-name="N0">
      <style:table-cell-properties fo:background-color="#DAEEF3"/>
    </style:style>
    <style:style style:name="_50_0_37__32_-_32_Accent5_32_2_32_3_32_3" style:display-name="20% - Accent5 2 3 3" style:family="table-cell" style:data-style-name="N0">
      <style:table-cell-properties fo:background-color="#DAEEF3"/>
    </style:style>
    <style:style style:name="_50_0_37__32_-_32_Accent5_32_2_32_3_32_4" style:display-name="20% - Accent5 2 3 4" style:family="table-cell" style:data-style-name="N0">
      <style:table-cell-properties fo:background-color="#DAEEF3"/>
    </style:style>
    <style:style style:name="_50_0_37__32_-_32_Accent5_32_2_32_3_32_5" style:display-name="20% - Accent5 2 3 5" style:family="table-cell" style:data-style-name="N0">
      <style:table-cell-properties fo:background-color="#DAEEF3"/>
    </style:style>
    <style:style style:name="_50_0_37__32_-_32_Accent5_32_2_32_4" style:display-name="20% - Accent5 2 4" style:family="table-cell" style:data-style-name="N0">
      <style:table-cell-properties fo:background-color="#DAEEF3"/>
    </style:style>
    <style:style style:name="_50_0_37__32_-_32_Accent5_32_2_32_4_32_2" style:display-name="20% - Accent5 2 4 2" style:family="table-cell" style:data-style-name="N0">
      <style:table-cell-properties fo:background-color="#DAEEF3"/>
    </style:style>
    <style:style style:name="_50_0_37__32_-_32_Accent5_32_2_32_4_32_3" style:display-name="20% - Accent5 2 4 3" style:family="table-cell" style:data-style-name="N0">
      <style:table-cell-properties fo:background-color="#DAEEF3"/>
    </style:style>
    <style:style style:name="_50_0_37__32_-_32_Accent5_32_2_32_4_32_4" style:display-name="20% - Accent5 2 4 4" style:family="table-cell" style:data-style-name="N0">
      <style:table-cell-properties fo:background-color="#DAEEF3"/>
    </style:style>
    <style:style style:name="_50_0_37__32_-_32_Accent5_32_2_32_5" style:display-name="20% - Accent5 2 5" style:family="table-cell" style:data-style-name="N0">
      <style:table-cell-properties fo:background-color="#DAEEF3"/>
    </style:style>
    <style:style style:name="_50_0_37__32_-_32_Accent5_32_2_32_6" style:display-name="20% - Accent5 2 6" style:family="table-cell" style:data-style-name="N0">
      <style:table-cell-properties fo:background-color="#DAEEF3"/>
    </style:style>
    <style:style style:name="_50_0_37__32_-_32_Accent5_32_2_32_7" style:display-name="20% - Accent5 2 7" style:family="table-cell" style:data-style-name="N0">
      <style:table-cell-properties fo:background-color="#DAEEF3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3_32_2" style:display-name="20% - Accent5 3 2" style:family="table-cell" style:data-style-name="N0">
      <style:table-cell-properties fo:background-color="#DAEEF3"/>
    </style:style>
    <style:style style:name="_50_0_37__32_-_32_Accent5_32_3_32_2_32_2" style:display-name="20% - Accent5 3 2 2" style:family="table-cell" style:data-style-name="N0">
      <style:table-cell-properties fo:background-color="#DAEEF3"/>
    </style:style>
    <style:style style:name="_50_0_37__32_-_32_Accent5_32_3_32_2_32_2_32_2" style:display-name="20% - Accent5 3 2 2 2" style:family="table-cell" style:data-style-name="N0">
      <style:table-cell-properties fo:background-color="#DAEEF3"/>
    </style:style>
    <style:style style:name="_50_0_37__32_-_32_Accent5_32_3_32_2_32_2_32_2_32_2" style:display-name="20% - Accent5 3 2 2 2 2" style:family="table-cell" style:data-style-name="N0">
      <style:table-cell-properties fo:background-color="#DAEEF3"/>
    </style:style>
    <style:style style:name="_50_0_37__32_-_32_Accent5_32_3_32_2_32_2_32_2_32_3" style:display-name="20% - Accent5 3 2 2 2 3" style:family="table-cell" style:data-style-name="N0">
      <style:table-cell-properties fo:background-color="#DAEEF3"/>
    </style:style>
    <style:style style:name="_50_0_37__32_-_32_Accent5_32_3_32_2_32_2_32_2_32_4" style:display-name="20% - Accent5 3 2 2 2 4" style:family="table-cell" style:data-style-name="N0">
      <style:table-cell-properties fo:background-color="#DAEEF3"/>
    </style:style>
    <style:style style:name="_50_0_37__32_-_32_Accent5_32_3_32_2_32_2_32_3" style:display-name="20% - Accent5 3 2 2 3" style:family="table-cell" style:data-style-name="N0">
      <style:table-cell-properties fo:background-color="#DAEEF3"/>
    </style:style>
    <style:style style:name="_50_0_37__32_-_32_Accent5_32_3_32_2_32_2_32_4" style:display-name="20% - Accent5 3 2 2 4" style:family="table-cell" style:data-style-name="N0">
      <style:table-cell-properties fo:background-color="#DAEEF3"/>
    </style:style>
    <style:style style:name="_50_0_37__32_-_32_Accent5_32_3_32_2_32_2_32_5" style:display-name="20% - Accent5 3 2 2 5" style:family="table-cell" style:data-style-name="N0">
      <style:table-cell-properties fo:background-color="#DAEEF3"/>
    </style:style>
    <style:style style:name="_50_0_37__32_-_32_Accent5_32_3_32_2_32_3" style:display-name="20% - Accent5 3 2 3" style:family="table-cell" style:data-style-name="N0">
      <style:table-cell-properties fo:background-color="#DAEEF3"/>
    </style:style>
    <style:style style:name="_50_0_37__32_-_32_Accent5_32_3_32_2_32_3_32_2" style:display-name="20% - Accent5 3 2 3 2" style:family="table-cell" style:data-style-name="N0">
      <style:table-cell-properties fo:background-color="#DAEEF3"/>
    </style:style>
    <style:style style:name="_50_0_37__32_-_32_Accent5_32_3_32_2_32_3_32_3" style:display-name="20% - Accent5 3 2 3 3" style:family="table-cell" style:data-style-name="N0">
      <style:table-cell-properties fo:background-color="#DAEEF3"/>
    </style:style>
    <style:style style:name="_50_0_37__32_-_32_Accent5_32_3_32_2_32_3_32_4" style:display-name="20% - Accent5 3 2 3 4" style:family="table-cell" style:data-style-name="N0">
      <style:table-cell-properties fo:background-color="#DAEEF3"/>
    </style:style>
    <style:style style:name="_50_0_37__32_-_32_Accent5_32_3_32_2_32_4" style:display-name="20% - Accent5 3 2 4" style:family="table-cell" style:data-style-name="N0">
      <style:table-cell-properties fo:background-color="#DAEEF3"/>
    </style:style>
    <style:style style:name="_50_0_37__32_-_32_Accent5_32_3_32_2_32_5" style:display-name="20% - Accent5 3 2 5" style:family="table-cell" style:data-style-name="N0">
      <style:table-cell-properties fo:background-color="#DAEEF3"/>
    </style:style>
    <style:style style:name="_50_0_37__32_-_32_Accent5_32_3_32_2_32_6" style:display-name="20% - Accent5 3 2 6" style:family="table-cell" style:data-style-name="N0">
      <style:table-cell-properties fo:background-color="#DAEEF3"/>
    </style:style>
    <style:style style:name="_50_0_37__32_-_32_Accent5_32_3_32_3" style:display-name="20% - Accent5 3 3" style:family="table-cell" style:data-style-name="N0">
      <style:table-cell-properties fo:background-color="#DAEEF3"/>
    </style:style>
    <style:style style:name="_50_0_37__32_-_32_Accent5_32_3_32_3_32_2" style:display-name="20% - Accent5 3 3 2" style:family="table-cell" style:data-style-name="N0">
      <style:table-cell-properties fo:background-color="#DAEEF3"/>
    </style:style>
    <style:style style:name="_50_0_37__32_-_32_Accent5_32_3_32_3_32_2_32_2" style:display-name="20% - Accent5 3 3 2 2" style:family="table-cell" style:data-style-name="N0">
      <style:table-cell-properties fo:background-color="#DAEEF3"/>
    </style:style>
    <style:style style:name="_50_0_37__32_-_32_Accent5_32_3_32_3_32_2_32_3" style:display-name="20% - Accent5 3 3 2 3" style:family="table-cell" style:data-style-name="N0">
      <style:table-cell-properties fo:background-color="#DAEEF3"/>
    </style:style>
    <style:style style:name="_50_0_37__32_-_32_Accent5_32_3_32_3_32_2_32_4" style:display-name="20% - Accent5 3 3 2 4" style:family="table-cell" style:data-style-name="N0">
      <style:table-cell-properties fo:background-color="#DAEEF3"/>
    </style:style>
    <style:style style:name="_50_0_37__32_-_32_Accent5_32_3_32_3_32_3" style:display-name="20% - Accent5 3 3 3" style:family="table-cell" style:data-style-name="N0">
      <style:table-cell-properties fo:background-color="#DAEEF3"/>
    </style:style>
    <style:style style:name="_50_0_37__32_-_32_Accent5_32_3_32_3_32_4" style:display-name="20% - Accent5 3 3 4" style:family="table-cell" style:data-style-name="N0">
      <style:table-cell-properties fo:background-color="#DAEEF3"/>
    </style:style>
    <style:style style:name="_50_0_37__32_-_32_Accent5_32_3_32_3_32_5" style:display-name="20% - Accent5 3 3 5" style:family="table-cell" style:data-style-name="N0">
      <style:table-cell-properties fo:background-color="#DAEEF3"/>
    </style:style>
    <style:style style:name="_50_0_37__32_-_32_Accent5_32_3_32_4" style:display-name="20% - Accent5 3 4" style:family="table-cell" style:data-style-name="N0">
      <style:table-cell-properties fo:background-color="#DAEEF3"/>
    </style:style>
    <style:style style:name="_50_0_37__32_-_32_Accent5_32_3_32_4_32_2" style:display-name="20% - Accent5 3 4 2" style:family="table-cell" style:data-style-name="N0">
      <style:table-cell-properties fo:background-color="#DAEEF3"/>
    </style:style>
    <style:style style:name="_50_0_37__32_-_32_Accent5_32_3_32_4_32_3" style:display-name="20% - Accent5 3 4 3" style:family="table-cell" style:data-style-name="N0">
      <style:table-cell-properties fo:background-color="#DAEEF3"/>
    </style:style>
    <style:style style:name="_50_0_37__32_-_32_Accent5_32_3_32_4_32_4" style:display-name="20% - Accent5 3 4 4" style:family="table-cell" style:data-style-name="N0">
      <style:table-cell-properties fo:background-color="#DAEEF3"/>
    </style:style>
    <style:style style:name="_50_0_37__32_-_32_Accent5_32_3_32_5" style:display-name="20% - Accent5 3 5" style:family="table-cell" style:data-style-name="N0">
      <style:table-cell-properties fo:background-color="#DAEEF3"/>
    </style:style>
    <style:style style:name="_50_0_37__32_-_32_Accent5_32_3_32_6" style:display-name="20% - Accent5 3 6" style:family="table-cell" style:data-style-name="N0">
      <style:table-cell-properties fo:background-color="#DAEEF3"/>
    </style:style>
    <style:style style:name="_50_0_37__32_-_32_Accent5_32_3_32_7" style:display-name="20% - Accent5 3 7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5_32_4_32_2" style:display-name="20% - Accent5 4 2" style:family="table-cell" style:data-style-name="N0">
      <style:table-cell-properties fo:background-color="#DAEEF3"/>
    </style:style>
    <style:style style:name="_50_0_37__32_-_32_Accent5_32_4_32_2_32_2" style:display-name="20% - Accent5 4 2 2" style:family="table-cell" style:data-style-name="N0">
      <style:table-cell-properties fo:background-color="#DAEEF3"/>
    </style:style>
    <style:style style:name="_50_0_37__32_-_32_Accent5_32_4_32_2_32_2_32_2" style:display-name="20% - Accent5 4 2 2 2" style:family="table-cell" style:data-style-name="N0">
      <style:table-cell-properties fo:background-color="#DAEEF3"/>
    </style:style>
    <style:style style:name="_50_0_37__32_-_32_Accent5_32_4_32_2_32_2_32_2_32_2" style:display-name="20% - Accent5 4 2 2 2 2" style:family="table-cell" style:data-style-name="N0">
      <style:table-cell-properties fo:background-color="#DAEEF3"/>
    </style:style>
    <style:style style:name="_50_0_37__32_-_32_Accent5_32_4_32_2_32_2_32_2_32_3" style:display-name="20% - Accent5 4 2 2 2 3" style:family="table-cell" style:data-style-name="N0">
      <style:table-cell-properties fo:background-color="#DAEEF3"/>
    </style:style>
    <style:style style:name="_50_0_37__32_-_32_Accent5_32_4_32_2_32_2_32_2_32_4" style:display-name="20% - Accent5 4 2 2 2 4" style:family="table-cell" style:data-style-name="N0">
      <style:table-cell-properties fo:background-color="#DAEEF3"/>
    </style:style>
    <style:style style:name="_50_0_37__32_-_32_Accent5_32_4_32_2_32_2_32_3" style:display-name="20% - Accent5 4 2 2 3" style:family="table-cell" style:data-style-name="N0">
      <style:table-cell-properties fo:background-color="#DAEEF3"/>
    </style:style>
    <style:style style:name="_50_0_37__32_-_32_Accent5_32_4_32_2_32_2_32_4" style:display-name="20% - Accent5 4 2 2 4" style:family="table-cell" style:data-style-name="N0">
      <style:table-cell-properties fo:background-color="#DAEEF3"/>
    </style:style>
    <style:style style:name="_50_0_37__32_-_32_Accent5_32_4_32_2_32_2_32_5" style:display-name="20% - Accent5 4 2 2 5" style:family="table-cell" style:data-style-name="N0">
      <style:table-cell-properties fo:background-color="#DAEEF3"/>
    </style:style>
    <style:style style:name="_50_0_37__32_-_32_Accent5_32_4_32_2_32_3" style:display-name="20% - Accent5 4 2 3" style:family="table-cell" style:data-style-name="N0">
      <style:table-cell-properties fo:background-color="#DAEEF3"/>
    </style:style>
    <style:style style:name="_50_0_37__32_-_32_Accent5_32_4_32_2_32_3_32_2" style:display-name="20% - Accent5 4 2 3 2" style:family="table-cell" style:data-style-name="N0">
      <style:table-cell-properties fo:background-color="#DAEEF3"/>
    </style:style>
    <style:style style:name="_50_0_37__32_-_32_Accent5_32_4_32_2_32_3_32_3" style:display-name="20% - Accent5 4 2 3 3" style:family="table-cell" style:data-style-name="N0">
      <style:table-cell-properties fo:background-color="#DAEEF3"/>
    </style:style>
    <style:style style:name="_50_0_37__32_-_32_Accent5_32_4_32_2_32_3_32_4" style:display-name="20% - Accent5 4 2 3 4" style:family="table-cell" style:data-style-name="N0">
      <style:table-cell-properties fo:background-color="#DAEEF3"/>
    </style:style>
    <style:style style:name="_50_0_37__32_-_32_Accent5_32_4_32_2_32_4" style:display-name="20% - Accent5 4 2 4" style:family="table-cell" style:data-style-name="N0">
      <style:table-cell-properties fo:background-color="#DAEEF3"/>
    </style:style>
    <style:style style:name="_50_0_37__32_-_32_Accent5_32_4_32_2_32_5" style:display-name="20% - Accent5 4 2 5" style:family="table-cell" style:data-style-name="N0">
      <style:table-cell-properties fo:background-color="#DAEEF3"/>
    </style:style>
    <style:style style:name="_50_0_37__32_-_32_Accent5_32_4_32_2_32_6" style:display-name="20% - Accent5 4 2 6" style:family="table-cell" style:data-style-name="N0">
      <style:table-cell-properties fo:background-color="#DAEEF3"/>
    </style:style>
    <style:style style:name="_50_0_37__32_-_32_Accent5_32_4_32_3" style:display-name="20% - Accent5 4 3" style:family="table-cell" style:data-style-name="N0">
      <style:table-cell-properties fo:background-color="#DAEEF3"/>
    </style:style>
    <style:style style:name="_50_0_37__32_-_32_Accent5_32_4_32_3_32_2" style:display-name="20% - Accent5 4 3 2" style:family="table-cell" style:data-style-name="N0">
      <style:table-cell-properties fo:background-color="#DAEEF3"/>
    </style:style>
    <style:style style:name="_50_0_37__32_-_32_Accent5_32_4_32_3_32_2_32_2" style:display-name="20% - Accent5 4 3 2 2" style:family="table-cell" style:data-style-name="N0">
      <style:table-cell-properties fo:background-color="#DAEEF3"/>
    </style:style>
    <style:style style:name="_50_0_37__32_-_32_Accent5_32_4_32_3_32_2_32_3" style:display-name="20% - Accent5 4 3 2 3" style:family="table-cell" style:data-style-name="N0">
      <style:table-cell-properties fo:background-color="#DAEEF3"/>
    </style:style>
    <style:style style:name="_50_0_37__32_-_32_Accent5_32_4_32_3_32_2_32_4" style:display-name="20% - Accent5 4 3 2 4" style:family="table-cell" style:data-style-name="N0">
      <style:table-cell-properties fo:background-color="#DAEEF3"/>
    </style:style>
    <style:style style:name="_50_0_37__32_-_32_Accent5_32_4_32_3_32_3" style:display-name="20% - Accent5 4 3 3" style:family="table-cell" style:data-style-name="N0">
      <style:table-cell-properties fo:background-color="#DAEEF3"/>
    </style:style>
    <style:style style:name="_50_0_37__32_-_32_Accent5_32_4_32_3_32_4" style:display-name="20% - Accent5 4 3 4" style:family="table-cell" style:data-style-name="N0">
      <style:table-cell-properties fo:background-color="#DAEEF3"/>
    </style:style>
    <style:style style:name="_50_0_37__32_-_32_Accent5_32_4_32_3_32_5" style:display-name="20% - Accent5 4 3 5" style:family="table-cell" style:data-style-name="N0">
      <style:table-cell-properties fo:background-color="#DAEEF3"/>
    </style:style>
    <style:style style:name="_50_0_37__32_-_32_Accent5_32_4_32_4" style:display-name="20% - Accent5 4 4" style:family="table-cell" style:data-style-name="N0">
      <style:table-cell-properties fo:background-color="#DAEEF3"/>
    </style:style>
    <style:style style:name="_50_0_37__32_-_32_Accent5_32_4_32_4_32_2" style:display-name="20% - Accent5 4 4 2" style:family="table-cell" style:data-style-name="N0">
      <style:table-cell-properties fo:background-color="#DAEEF3"/>
    </style:style>
    <style:style style:name="_50_0_37__32_-_32_Accent5_32_4_32_4_32_3" style:display-name="20% - Accent5 4 4 3" style:family="table-cell" style:data-style-name="N0">
      <style:table-cell-properties fo:background-color="#DAEEF3"/>
    </style:style>
    <style:style style:name="_50_0_37__32_-_32_Accent5_32_4_32_4_32_4" style:display-name="20% - Accent5 4 4 4" style:family="table-cell" style:data-style-name="N0">
      <style:table-cell-properties fo:background-color="#DAEEF3"/>
    </style:style>
    <style:style style:name="_50_0_37__32_-_32_Accent5_32_4_32_5" style:display-name="20% - Accent5 4 5" style:family="table-cell" style:data-style-name="N0">
      <style:table-cell-properties fo:background-color="#DAEEF3"/>
    </style:style>
    <style:style style:name="_50_0_37__32_-_32_Accent5_32_4_32_6" style:display-name="20% - Accent5 4 6" style:family="table-cell" style:data-style-name="N0">
      <style:table-cell-properties fo:background-color="#DAEEF3"/>
    </style:style>
    <style:style style:name="_50_0_37__32_-_32_Accent5_32_4_32_7" style:display-name="20% - Accent5 4 7" style:family="table-cell" style:data-style-name="N0">
      <style:table-cell-properties fo:background-color="#DAEEF3"/>
    </style:style>
    <style:style style:name="_50_0_37__32_-_32_Accent5_32_5" style:display-name="20% - Accent5 5" style:family="table-cell" style:data-style-name="N0">
      <style:table-cell-properties fo:background-color="#DAEEF3"/>
    </style:style>
    <style:style style:name="_50_0_37__32_-_32_Accent5_32_5_32_2" style:display-name="20% - Accent5 5 2" style:family="table-cell" style:data-style-name="N0">
      <style:table-cell-properties fo:background-color="#DAEEF3"/>
    </style:style>
    <style:style style:name="_50_0_37__32_-_32_Accent5_32_5_32_2_32_2" style:display-name="20% - Accent5 5 2 2" style:family="table-cell" style:data-style-name="N0">
      <style:table-cell-properties fo:background-color="#DAEEF3"/>
    </style:style>
    <style:style style:name="_50_0_37__32_-_32_Accent5_32_5_32_2_32_2_32_2" style:display-name="20% - Accent5 5 2 2 2" style:family="table-cell" style:data-style-name="N0">
      <style:table-cell-properties fo:background-color="#DAEEF3"/>
    </style:style>
    <style:style style:name="_50_0_37__32_-_32_Accent5_32_5_32_2_32_2_32_2_32_2" style:display-name="20% - Accent5 5 2 2 2 2" style:family="table-cell" style:data-style-name="N0">
      <style:table-cell-properties fo:background-color="#DAEEF3"/>
    </style:style>
    <style:style style:name="_50_0_37__32_-_32_Accent5_32_5_32_2_32_2_32_2_32_3" style:display-name="20% - Accent5 5 2 2 2 3" style:family="table-cell" style:data-style-name="N0">
      <style:table-cell-properties fo:background-color="#DAEEF3"/>
    </style:style>
    <style:style style:name="_50_0_37__32_-_32_Accent5_32_5_32_2_32_2_32_2_32_4" style:display-name="20% - Accent5 5 2 2 2 4" style:family="table-cell" style:data-style-name="N0">
      <style:table-cell-properties fo:background-color="#DAEEF3"/>
    </style:style>
    <style:style style:name="_50_0_37__32_-_32_Accent5_32_5_32_2_32_2_32_3" style:display-name="20% - Accent5 5 2 2 3" style:family="table-cell" style:data-style-name="N0">
      <style:table-cell-properties fo:background-color="#DAEEF3"/>
    </style:style>
    <style:style style:name="_50_0_37__32_-_32_Accent5_32_5_32_2_32_2_32_4" style:display-name="20% - Accent5 5 2 2 4" style:family="table-cell" style:data-style-name="N0">
      <style:table-cell-properties fo:background-color="#DAEEF3"/>
    </style:style>
    <style:style style:name="_50_0_37__32_-_32_Accent5_32_5_32_2_32_2_32_5" style:display-name="20% - Accent5 5 2 2 5" style:family="table-cell" style:data-style-name="N0">
      <style:table-cell-properties fo:background-color="#DAEEF3"/>
    </style:style>
    <style:style style:name="_50_0_37__32_-_32_Accent5_32_5_32_2_32_3" style:display-name="20% - Accent5 5 2 3" style:family="table-cell" style:data-style-name="N0">
      <style:table-cell-properties fo:background-color="#DAEEF3"/>
    </style:style>
    <style:style style:name="_50_0_37__32_-_32_Accent5_32_5_32_2_32_3_32_2" style:display-name="20% - Accent5 5 2 3 2" style:family="table-cell" style:data-style-name="N0">
      <style:table-cell-properties fo:background-color="#DAEEF3"/>
    </style:style>
    <style:style style:name="_50_0_37__32_-_32_Accent5_32_5_32_2_32_3_32_3" style:display-name="20% - Accent5 5 2 3 3" style:family="table-cell" style:data-style-name="N0">
      <style:table-cell-properties fo:background-color="#DAEEF3"/>
    </style:style>
    <style:style style:name="_50_0_37__32_-_32_Accent5_32_5_32_2_32_3_32_4" style:display-name="20% - Accent5 5 2 3 4" style:family="table-cell" style:data-style-name="N0">
      <style:table-cell-properties fo:background-color="#DAEEF3"/>
    </style:style>
    <style:style style:name="_50_0_37__32_-_32_Accent5_32_5_32_2_32_4" style:display-name="20% - Accent5 5 2 4" style:family="table-cell" style:data-style-name="N0">
      <style:table-cell-properties fo:background-color="#DAEEF3"/>
    </style:style>
    <style:style style:name="_50_0_37__32_-_32_Accent5_32_5_32_2_32_5" style:display-name="20% - Accent5 5 2 5" style:family="table-cell" style:data-style-name="N0">
      <style:table-cell-properties fo:background-color="#DAEEF3"/>
    </style:style>
    <style:style style:name="_50_0_37__32_-_32_Accent5_32_5_32_2_32_6" style:display-name="20% - Accent5 5 2 6" style:family="table-cell" style:data-style-name="N0">
      <style:table-cell-properties fo:background-color="#DAEEF3"/>
    </style:style>
    <style:style style:name="_50_0_37__32_-_32_Accent5_32_5_32_3" style:display-name="20% - Accent5 5 3" style:family="table-cell" style:data-style-name="N0">
      <style:table-cell-properties fo:background-color="#DAEEF3"/>
    </style:style>
    <style:style style:name="_50_0_37__32_-_32_Accent5_32_5_32_3_32_2" style:display-name="20% - Accent5 5 3 2" style:family="table-cell" style:data-style-name="N0">
      <style:table-cell-properties fo:background-color="#DAEEF3"/>
    </style:style>
    <style:style style:name="_50_0_37__32_-_32_Accent5_32_5_32_3_32_2_32_2" style:display-name="20% - Accent5 5 3 2 2" style:family="table-cell" style:data-style-name="N0">
      <style:table-cell-properties fo:background-color="#DAEEF3"/>
    </style:style>
    <style:style style:name="_50_0_37__32_-_32_Accent5_32_5_32_3_32_2_32_3" style:display-name="20% - Accent5 5 3 2 3" style:family="table-cell" style:data-style-name="N0">
      <style:table-cell-properties fo:background-color="#DAEEF3"/>
    </style:style>
    <style:style style:name="_50_0_37__32_-_32_Accent5_32_5_32_3_32_2_32_4" style:display-name="20% - Accent5 5 3 2 4" style:family="table-cell" style:data-style-name="N0">
      <style:table-cell-properties fo:background-color="#DAEEF3"/>
    </style:style>
    <style:style style:name="_50_0_37__32_-_32_Accent5_32_5_32_3_32_3" style:display-name="20% - Accent5 5 3 3" style:family="table-cell" style:data-style-name="N0">
      <style:table-cell-properties fo:background-color="#DAEEF3"/>
    </style:style>
    <style:style style:name="_50_0_37__32_-_32_Accent5_32_5_32_3_32_4" style:display-name="20% - Accent5 5 3 4" style:family="table-cell" style:data-style-name="N0">
      <style:table-cell-properties fo:background-color="#DAEEF3"/>
    </style:style>
    <style:style style:name="_50_0_37__32_-_32_Accent5_32_5_32_3_32_5" style:display-name="20% - Accent5 5 3 5" style:family="table-cell" style:data-style-name="N0">
      <style:table-cell-properties fo:background-color="#DAEEF3"/>
    </style:style>
    <style:style style:name="_50_0_37__32_-_32_Accent5_32_5_32_4" style:display-name="20% - Accent5 5 4" style:family="table-cell" style:data-style-name="N0">
      <style:table-cell-properties fo:background-color="#DAEEF3"/>
    </style:style>
    <style:style style:name="_50_0_37__32_-_32_Accent5_32_5_32_4_32_2" style:display-name="20% - Accent5 5 4 2" style:family="table-cell" style:data-style-name="N0">
      <style:table-cell-properties fo:background-color="#DAEEF3"/>
    </style:style>
    <style:style style:name="_50_0_37__32_-_32_Accent5_32_5_32_4_32_3" style:display-name="20% - Accent5 5 4 3" style:family="table-cell" style:data-style-name="N0">
      <style:table-cell-properties fo:background-color="#DAEEF3"/>
    </style:style>
    <style:style style:name="_50_0_37__32_-_32_Accent5_32_5_32_4_32_4" style:display-name="20% - Accent5 5 4 4" style:family="table-cell" style:data-style-name="N0">
      <style:table-cell-properties fo:background-color="#DAEEF3"/>
    </style:style>
    <style:style style:name="_50_0_37__32_-_32_Accent5_32_5_32_5" style:display-name="20% - Accent5 5 5" style:family="table-cell" style:data-style-name="N0">
      <style:table-cell-properties fo:background-color="#DAEEF3"/>
    </style:style>
    <style:style style:name="_50_0_37__32_-_32_Accent5_32_5_32_6" style:display-name="20% - Accent5 5 6" style:family="table-cell" style:data-style-name="N0">
      <style:table-cell-properties fo:background-color="#DAEEF3"/>
    </style:style>
    <style:style style:name="_50_0_37__32_-_32_Accent5_32_5_32_7" style:display-name="20% - Accent5 5 7" style:family="table-cell" style:data-style-name="N0">
      <style:table-cell-properties fo:background-color="#DAEEF3"/>
    </style:style>
    <style:style style:name="_50_0_37__32_-_32_Accent5_32_6" style:display-name="20% - Accent5 6" style:family="table-cell" style:data-style-name="N0">
      <style:table-cell-properties fo:background-color="#DAEEF3"/>
    </style:style>
    <style:style style:name="_50_0_37__32_-_32_Accent5_32_6_32_2" style:display-name="20% - Accent5 6 2" style:family="table-cell" style:data-style-name="N0">
      <style:table-cell-properties fo:background-color="#DAEEF3"/>
    </style:style>
    <style:style style:name="_50_0_37__32_-_32_Accent5_32_6_32_2_32_2" style:display-name="20% - Accent5 6 2 2" style:family="table-cell" style:data-style-name="N0">
      <style:table-cell-properties fo:background-color="#DAEEF3"/>
    </style:style>
    <style:style style:name="_50_0_37__32_-_32_Accent5_32_6_32_2_32_2_32_2" style:display-name="20% - Accent5 6 2 2 2" style:family="table-cell" style:data-style-name="N0">
      <style:table-cell-properties fo:background-color="#DAEEF3"/>
    </style:style>
    <style:style style:name="_50_0_37__32_-_32_Accent5_32_6_32_2_32_2_32_3" style:display-name="20% - Accent5 6 2 2 3" style:family="table-cell" style:data-style-name="N0">
      <style:table-cell-properties fo:background-color="#DAEEF3"/>
    </style:style>
    <style:style style:name="_50_0_37__32_-_32_Accent5_32_6_32_2_32_2_32_4" style:display-name="20% - Accent5 6 2 2 4" style:family="table-cell" style:data-style-name="N0">
      <style:table-cell-properties fo:background-color="#DAEEF3"/>
    </style:style>
    <style:style style:name="_50_0_37__32_-_32_Accent5_32_6_32_2_32_3" style:display-name="20% - Accent5 6 2 3" style:family="table-cell" style:data-style-name="N0">
      <style:table-cell-properties fo:background-color="#DAEEF3"/>
    </style:style>
    <style:style style:name="_50_0_37__32_-_32_Accent5_32_6_32_2_32_4" style:display-name="20% - Accent5 6 2 4" style:family="table-cell" style:data-style-name="N0">
      <style:table-cell-properties fo:background-color="#DAEEF3"/>
    </style:style>
    <style:style style:name="_50_0_37__32_-_32_Accent5_32_6_32_2_32_5" style:display-name="20% - Accent5 6 2 5" style:family="table-cell" style:data-style-name="N0">
      <style:table-cell-properties fo:background-color="#DAEEF3"/>
    </style:style>
    <style:style style:name="_50_0_37__32_-_32_Accent5_32_6_32_3" style:display-name="20% - Accent5 6 3" style:family="table-cell" style:data-style-name="N0">
      <style:table-cell-properties fo:background-color="#DAEEF3"/>
    </style:style>
    <style:style style:name="_50_0_37__32_-_32_Accent5_32_6_32_3_32_2" style:display-name="20% - Accent5 6 3 2" style:family="table-cell" style:data-style-name="N0">
      <style:table-cell-properties fo:background-color="#DAEEF3"/>
    </style:style>
    <style:style style:name="_50_0_37__32_-_32_Accent5_32_6_32_3_32_3" style:display-name="20% - Accent5 6 3 3" style:family="table-cell" style:data-style-name="N0">
      <style:table-cell-properties fo:background-color="#DAEEF3"/>
    </style:style>
    <style:style style:name="_50_0_37__32_-_32_Accent5_32_6_32_3_32_4" style:display-name="20% - Accent5 6 3 4" style:family="table-cell" style:data-style-name="N0">
      <style:table-cell-properties fo:background-color="#DAEEF3"/>
    </style:style>
    <style:style style:name="_50_0_37__32_-_32_Accent5_32_6_32_4" style:display-name="20% - Accent5 6 4" style:family="table-cell" style:data-style-name="N0">
      <style:table-cell-properties fo:background-color="#DAEEF3"/>
    </style:style>
    <style:style style:name="_50_0_37__32_-_32_Accent5_32_6_32_5" style:display-name="20% - Accent5 6 5" style:family="table-cell" style:data-style-name="N0">
      <style:table-cell-properties fo:background-color="#DAEEF3"/>
    </style:style>
    <style:style style:name="_50_0_37__32_-_32_Accent5_32_6_32_6" style:display-name="20% - Accent5 6 6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DE9D9"/>
    </style:style>
    <style:style style:name="_50_0_37__32_-_32_Accent6_32_2_32_2" style:display-name="20% - Accent6 2 2" style:family="table-cell" style:data-style-name="N0">
      <style:table-cell-properties fo:background-color="#FDE9D9"/>
    </style:style>
    <style:style style:name="_50_0_37__32_-_32_Accent6_32_2_32_2_32_2" style:display-name="20% - Accent6 2 2 2" style:family="table-cell" style:data-style-name="N0">
      <style:table-cell-properties fo:background-color="#FDE9D9"/>
    </style:style>
    <style:style style:name="_50_0_37__32_-_32_Accent6_32_2_32_2_32_2_32_2" style:display-name="20% - Accent6 2 2 2 2" style:family="table-cell" style:data-style-name="N0">
      <style:table-cell-properties fo:background-color="#FDE9D9"/>
    </style:style>
    <style:style style:name="_50_0_37__32_-_32_Accent6_32_2_32_2_32_2_32_2_32_2" style:display-name="20% - Accent6 2 2 2 2 2" style:family="table-cell" style:data-style-name="N0">
      <style:table-cell-properties fo:background-color="#FDE9D9"/>
    </style:style>
    <style:style style:name="_50_0_37__32_-_32_Accent6_32_2_32_2_32_2_32_2_32_3" style:display-name="20% - Accent6 2 2 2 2 3" style:family="table-cell" style:data-style-name="N0">
      <style:table-cell-properties fo:background-color="#FDE9D9"/>
    </style:style>
    <style:style style:name="_50_0_37__32_-_32_Accent6_32_2_32_2_32_2_32_2_32_4" style:display-name="20% - Accent6 2 2 2 2 4" style:family="table-cell" style:data-style-name="N0">
      <style:table-cell-properties fo:background-color="#FDE9D9"/>
    </style:style>
    <style:style style:name="_50_0_37__32_-_32_Accent6_32_2_32_2_32_2_32_3" style:display-name="20% - Accent6 2 2 2 3" style:family="table-cell" style:data-style-name="N0">
      <style:table-cell-properties fo:background-color="#FDE9D9"/>
    </style:style>
    <style:style style:name="_50_0_37__32_-_32_Accent6_32_2_32_2_32_2_32_4" style:display-name="20% - Accent6 2 2 2 4" style:family="table-cell" style:data-style-name="N0">
      <style:table-cell-properties fo:background-color="#FDE9D9"/>
    </style:style>
    <style:style style:name="_50_0_37__32_-_32_Accent6_32_2_32_2_32_2_32_5" style:display-name="20% - Accent6 2 2 2 5" style:family="table-cell" style:data-style-name="N0">
      <style:table-cell-properties fo:background-color="#FDE9D9"/>
    </style:style>
    <style:style style:name="_50_0_37__32_-_32_Accent6_32_2_32_2_32_3" style:display-name="20% - Accent6 2 2 3" style:family="table-cell" style:data-style-name="N0">
      <style:table-cell-properties fo:background-color="#FDE9D9"/>
    </style:style>
    <style:style style:name="_50_0_37__32_-_32_Accent6_32_2_32_2_32_3_32_2" style:display-name="20% - Accent6 2 2 3 2" style:family="table-cell" style:data-style-name="N0">
      <style:table-cell-properties fo:background-color="#FDE9D9"/>
    </style:style>
    <style:style style:name="_50_0_37__32_-_32_Accent6_32_2_32_2_32_3_32_3" style:display-name="20% - Accent6 2 2 3 3" style:family="table-cell" style:data-style-name="N0">
      <style:table-cell-properties fo:background-color="#FDE9D9"/>
    </style:style>
    <style:style style:name="_50_0_37__32_-_32_Accent6_32_2_32_2_32_3_32_4" style:display-name="20% - Accent6 2 2 3 4" style:family="table-cell" style:data-style-name="N0">
      <style:table-cell-properties fo:background-color="#FDE9D9"/>
    </style:style>
    <style:style style:name="_50_0_37__32_-_32_Accent6_32_2_32_2_32_4" style:display-name="20% - Accent6 2 2 4" style:family="table-cell" style:data-style-name="N0">
      <style:table-cell-properties fo:background-color="#FDE9D9"/>
    </style:style>
    <style:style style:name="_50_0_37__32_-_32_Accent6_32_2_32_2_32_5" style:display-name="20% - Accent6 2 2 5" style:family="table-cell" style:data-style-name="N0">
      <style:table-cell-properties fo:background-color="#FDE9D9"/>
    </style:style>
    <style:style style:name="_50_0_37__32_-_32_Accent6_32_2_32_2_32_6" style:display-name="20% - Accent6 2 2 6" style:family="table-cell" style:data-style-name="N0">
      <style:table-cell-properties fo:background-color="#FDE9D9"/>
    </style:style>
    <style:style style:name="_50_0_37__32_-_32_Accent6_32_2_32_3" style:display-name="20% - Accent6 2 3" style:family="table-cell" style:data-style-name="N0">
      <style:table-cell-properties fo:background-color="#FDE9D9"/>
    </style:style>
    <style:style style:name="_50_0_37__32_-_32_Accent6_32_2_32_3_32_2" style:display-name="20% - Accent6 2 3 2" style:family="table-cell" style:data-style-name="N0">
      <style:table-cell-properties fo:background-color="#FDE9D9"/>
    </style:style>
    <style:style style:name="_50_0_37__32_-_32_Accent6_32_2_32_3_32_2_32_2" style:display-name="20% - Accent6 2 3 2 2" style:family="table-cell" style:data-style-name="N0">
      <style:table-cell-properties fo:background-color="#FDE9D9"/>
    </style:style>
    <style:style style:name="_50_0_37__32_-_32_Accent6_32_2_32_3_32_2_32_3" style:display-name="20% - Accent6 2 3 2 3" style:family="table-cell" style:data-style-name="N0">
      <style:table-cell-properties fo:background-color="#FDE9D9"/>
    </style:style>
    <style:style style:name="_50_0_37__32_-_32_Accent6_32_2_32_3_32_2_32_4" style:display-name="20% - Accent6 2 3 2 4" style:family="table-cell" style:data-style-name="N0">
      <style:table-cell-properties fo:background-color="#FDE9D9"/>
    </style:style>
    <style:style style:name="_50_0_37__32_-_32_Accent6_32_2_32_3_32_3" style:display-name="20% - Accent6 2 3 3" style:family="table-cell" style:data-style-name="N0">
      <style:table-cell-properties fo:background-color="#FDE9D9"/>
    </style:style>
    <style:style style:name="_50_0_37__32_-_32_Accent6_32_2_32_3_32_4" style:display-name="20% - Accent6 2 3 4" style:family="table-cell" style:data-style-name="N0">
      <style:table-cell-properties fo:background-color="#FDE9D9"/>
    </style:style>
    <style:style style:name="_50_0_37__32_-_32_Accent6_32_2_32_3_32_5" style:display-name="20% - Accent6 2 3 5" style:family="table-cell" style:data-style-name="N0">
      <style:table-cell-properties fo:background-color="#FDE9D9"/>
    </style:style>
    <style:style style:name="_50_0_37__32_-_32_Accent6_32_2_32_4" style:display-name="20% - Accent6 2 4" style:family="table-cell" style:data-style-name="N0">
      <style:table-cell-properties fo:background-color="#FDE9D9"/>
    </style:style>
    <style:style style:name="_50_0_37__32_-_32_Accent6_32_2_32_4_32_2" style:display-name="20% - Accent6 2 4 2" style:family="table-cell" style:data-style-name="N0">
      <style:table-cell-properties fo:background-color="#FDE9D9"/>
    </style:style>
    <style:style style:name="_50_0_37__32_-_32_Accent6_32_2_32_4_32_3" style:display-name="20% - Accent6 2 4 3" style:family="table-cell" style:data-style-name="N0">
      <style:table-cell-properties fo:background-color="#FDE9D9"/>
    </style:style>
    <style:style style:name="_50_0_37__32_-_32_Accent6_32_2_32_4_32_4" style:display-name="20% - Accent6 2 4 4" style:family="table-cell" style:data-style-name="N0">
      <style:table-cell-properties fo:background-color="#FDE9D9"/>
    </style:style>
    <style:style style:name="_50_0_37__32_-_32_Accent6_32_2_32_5" style:display-name="20% - Accent6 2 5" style:family="table-cell" style:data-style-name="N0">
      <style:table-cell-properties fo:background-color="#FDE9D9"/>
    </style:style>
    <style:style style:name="_50_0_37__32_-_32_Accent6_32_2_32_6" style:display-name="20% - Accent6 2 6" style:family="table-cell" style:data-style-name="N0">
      <style:table-cell-properties fo:background-color="#FDE9D9"/>
    </style:style>
    <style:style style:name="_50_0_37__32_-_32_Accent6_32_2_32_7" style:display-name="20% - Accent6 2 7" style:family="table-cell" style:data-style-name="N0">
      <style:table-cell-properties fo:background-color="#FDE9D9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3_32_2" style:display-name="20% - Accent6 3 2" style:family="table-cell" style:data-style-name="N0">
      <style:table-cell-properties fo:background-color="#FDE9D9"/>
    </style:style>
    <style:style style:name="_50_0_37__32_-_32_Accent6_32_3_32_2_32_2" style:display-name="20% - Accent6 3 2 2" style:family="table-cell" style:data-style-name="N0">
      <style:table-cell-properties fo:background-color="#FDE9D9"/>
    </style:style>
    <style:style style:name="_50_0_37__32_-_32_Accent6_32_3_32_2_32_2_32_2" style:display-name="20% - Accent6 3 2 2 2" style:family="table-cell" style:data-style-name="N0">
      <style:table-cell-properties fo:background-color="#FDE9D9"/>
    </style:style>
    <style:style style:name="_50_0_37__32_-_32_Accent6_32_3_32_2_32_2_32_2_32_2" style:display-name="20% - Accent6 3 2 2 2 2" style:family="table-cell" style:data-style-name="N0">
      <style:table-cell-properties fo:background-color="#FDE9D9"/>
    </style:style>
    <style:style style:name="_50_0_37__32_-_32_Accent6_32_3_32_2_32_2_32_2_32_3" style:display-name="20% - Accent6 3 2 2 2 3" style:family="table-cell" style:data-style-name="N0">
      <style:table-cell-properties fo:background-color="#FDE9D9"/>
    </style:style>
    <style:style style:name="_50_0_37__32_-_32_Accent6_32_3_32_2_32_2_32_2_32_4" style:display-name="20% - Accent6 3 2 2 2 4" style:family="table-cell" style:data-style-name="N0">
      <style:table-cell-properties fo:background-color="#FDE9D9"/>
    </style:style>
    <style:style style:name="_50_0_37__32_-_32_Accent6_32_3_32_2_32_2_32_3" style:display-name="20% - Accent6 3 2 2 3" style:family="table-cell" style:data-style-name="N0">
      <style:table-cell-properties fo:background-color="#FDE9D9"/>
    </style:style>
    <style:style style:name="_50_0_37__32_-_32_Accent6_32_3_32_2_32_2_32_4" style:display-name="20% - Accent6 3 2 2 4" style:family="table-cell" style:data-style-name="N0">
      <style:table-cell-properties fo:background-color="#FDE9D9"/>
    </style:style>
    <style:style style:name="_50_0_37__32_-_32_Accent6_32_3_32_2_32_2_32_5" style:display-name="20% - Accent6 3 2 2 5" style:family="table-cell" style:data-style-name="N0">
      <style:table-cell-properties fo:background-color="#FDE9D9"/>
    </style:style>
    <style:style style:name="_50_0_37__32_-_32_Accent6_32_3_32_2_32_3" style:display-name="20% - Accent6 3 2 3" style:family="table-cell" style:data-style-name="N0">
      <style:table-cell-properties fo:background-color="#FDE9D9"/>
    </style:style>
    <style:style style:name="_50_0_37__32_-_32_Accent6_32_3_32_2_32_3_32_2" style:display-name="20% - Accent6 3 2 3 2" style:family="table-cell" style:data-style-name="N0">
      <style:table-cell-properties fo:background-color="#FDE9D9"/>
    </style:style>
    <style:style style:name="_50_0_37__32_-_32_Accent6_32_3_32_2_32_3_32_3" style:display-name="20% - Accent6 3 2 3 3" style:family="table-cell" style:data-style-name="N0">
      <style:table-cell-properties fo:background-color="#FDE9D9"/>
    </style:style>
    <style:style style:name="_50_0_37__32_-_32_Accent6_32_3_32_2_32_3_32_4" style:display-name="20% - Accent6 3 2 3 4" style:family="table-cell" style:data-style-name="N0">
      <style:table-cell-properties fo:background-color="#FDE9D9"/>
    </style:style>
    <style:style style:name="_50_0_37__32_-_32_Accent6_32_3_32_2_32_4" style:display-name="20% - Accent6 3 2 4" style:family="table-cell" style:data-style-name="N0">
      <style:table-cell-properties fo:background-color="#FDE9D9"/>
    </style:style>
    <style:style style:name="_50_0_37__32_-_32_Accent6_32_3_32_2_32_5" style:display-name="20% - Accent6 3 2 5" style:family="table-cell" style:data-style-name="N0">
      <style:table-cell-properties fo:background-color="#FDE9D9"/>
    </style:style>
    <style:style style:name="_50_0_37__32_-_32_Accent6_32_3_32_2_32_6" style:display-name="20% - Accent6 3 2 6" style:family="table-cell" style:data-style-name="N0">
      <style:table-cell-properties fo:background-color="#FDE9D9"/>
    </style:style>
    <style:style style:name="_50_0_37__32_-_32_Accent6_32_3_32_3" style:display-name="20% - Accent6 3 3" style:family="table-cell" style:data-style-name="N0">
      <style:table-cell-properties fo:background-color="#FDE9D9"/>
    </style:style>
    <style:style style:name="_50_0_37__32_-_32_Accent6_32_3_32_3_32_2" style:display-name="20% - Accent6 3 3 2" style:family="table-cell" style:data-style-name="N0">
      <style:table-cell-properties fo:background-color="#FDE9D9"/>
    </style:style>
    <style:style style:name="_50_0_37__32_-_32_Accent6_32_3_32_3_32_2_32_2" style:display-name="20% - Accent6 3 3 2 2" style:family="table-cell" style:data-style-name="N0">
      <style:table-cell-properties fo:background-color="#FDE9D9"/>
    </style:style>
    <style:style style:name="_50_0_37__32_-_32_Accent6_32_3_32_3_32_2_32_3" style:display-name="20% - Accent6 3 3 2 3" style:family="table-cell" style:data-style-name="N0">
      <style:table-cell-properties fo:background-color="#FDE9D9"/>
    </style:style>
    <style:style style:name="_50_0_37__32_-_32_Accent6_32_3_32_3_32_2_32_4" style:display-name="20% - Accent6 3 3 2 4" style:family="table-cell" style:data-style-name="N0">
      <style:table-cell-properties fo:background-color="#FDE9D9"/>
    </style:style>
    <style:style style:name="_50_0_37__32_-_32_Accent6_32_3_32_3_32_3" style:display-name="20% - Accent6 3 3 3" style:family="table-cell" style:data-style-name="N0">
      <style:table-cell-properties fo:background-color="#FDE9D9"/>
    </style:style>
    <style:style style:name="_50_0_37__32_-_32_Accent6_32_3_32_3_32_4" style:display-name="20% - Accent6 3 3 4" style:family="table-cell" style:data-style-name="N0">
      <style:table-cell-properties fo:background-color="#FDE9D9"/>
    </style:style>
    <style:style style:name="_50_0_37__32_-_32_Accent6_32_3_32_3_32_5" style:display-name="20% - Accent6 3 3 5" style:family="table-cell" style:data-style-name="N0">
      <style:table-cell-properties fo:background-color="#FDE9D9"/>
    </style:style>
    <style:style style:name="_50_0_37__32_-_32_Accent6_32_3_32_4" style:display-name="20% - Accent6 3 4" style:family="table-cell" style:data-style-name="N0">
      <style:table-cell-properties fo:background-color="#FDE9D9"/>
    </style:style>
    <style:style style:name="_50_0_37__32_-_32_Accent6_32_3_32_4_32_2" style:display-name="20% - Accent6 3 4 2" style:family="table-cell" style:data-style-name="N0">
      <style:table-cell-properties fo:background-color="#FDE9D9"/>
    </style:style>
    <style:style style:name="_50_0_37__32_-_32_Accent6_32_3_32_4_32_3" style:display-name="20% - Accent6 3 4 3" style:family="table-cell" style:data-style-name="N0">
      <style:table-cell-properties fo:background-color="#FDE9D9"/>
    </style:style>
    <style:style style:name="_50_0_37__32_-_32_Accent6_32_3_32_4_32_4" style:display-name="20% - Accent6 3 4 4" style:family="table-cell" style:data-style-name="N0">
      <style:table-cell-properties fo:background-color="#FDE9D9"/>
    </style:style>
    <style:style style:name="_50_0_37__32_-_32_Accent6_32_3_32_5" style:display-name="20% - Accent6 3 5" style:family="table-cell" style:data-style-name="N0">
      <style:table-cell-properties fo:background-color="#FDE9D9"/>
    </style:style>
    <style:style style:name="_50_0_37__32_-_32_Accent6_32_3_32_6" style:display-name="20% - Accent6 3 6" style:family="table-cell" style:data-style-name="N0">
      <style:table-cell-properties fo:background-color="#FDE9D9"/>
    </style:style>
    <style:style style:name="_50_0_37__32_-_32_Accent6_32_3_32_7" style:display-name="20% - Accent6 3 7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0_0_37__32_-_32_Accent6_32_4_32_2" style:display-name="20% - Accent6 4 2" style:family="table-cell" style:data-style-name="N0">
      <style:table-cell-properties fo:background-color="#FDE9D9"/>
    </style:style>
    <style:style style:name="_50_0_37__32_-_32_Accent6_32_4_32_2_32_2" style:display-name="20% - Accent6 4 2 2" style:family="table-cell" style:data-style-name="N0">
      <style:table-cell-properties fo:background-color="#FDE9D9"/>
    </style:style>
    <style:style style:name="_50_0_37__32_-_32_Accent6_32_4_32_2_32_2_32_2" style:display-name="20% - Accent6 4 2 2 2" style:family="table-cell" style:data-style-name="N0">
      <style:table-cell-properties fo:background-color="#FDE9D9"/>
    </style:style>
    <style:style style:name="_50_0_37__32_-_32_Accent6_32_4_32_2_32_2_32_2_32_2" style:display-name="20% - Accent6 4 2 2 2 2" style:family="table-cell" style:data-style-name="N0">
      <style:table-cell-properties fo:background-color="#FDE9D9"/>
    </style:style>
    <style:style style:name="_50_0_37__32_-_32_Accent6_32_4_32_2_32_2_32_2_32_3" style:display-name="20% - Accent6 4 2 2 2 3" style:family="table-cell" style:data-style-name="N0">
      <style:table-cell-properties fo:background-color="#FDE9D9"/>
    </style:style>
    <style:style style:name="_50_0_37__32_-_32_Accent6_32_4_32_2_32_2_32_2_32_4" style:display-name="20% - Accent6 4 2 2 2 4" style:family="table-cell" style:data-style-name="N0">
      <style:table-cell-properties fo:background-color="#FDE9D9"/>
    </style:style>
    <style:style style:name="_50_0_37__32_-_32_Accent6_32_4_32_2_32_2_32_3" style:display-name="20% - Accent6 4 2 2 3" style:family="table-cell" style:data-style-name="N0">
      <style:table-cell-properties fo:background-color="#FDE9D9"/>
    </style:style>
    <style:style style:name="_50_0_37__32_-_32_Accent6_32_4_32_2_32_2_32_4" style:display-name="20% - Accent6 4 2 2 4" style:family="table-cell" style:data-style-name="N0">
      <style:table-cell-properties fo:background-color="#FDE9D9"/>
    </style:style>
    <style:style style:name="_50_0_37__32_-_32_Accent6_32_4_32_2_32_2_32_5" style:display-name="20% - Accent6 4 2 2 5" style:family="table-cell" style:data-style-name="N0">
      <style:table-cell-properties fo:background-color="#FDE9D9"/>
    </style:style>
    <style:style style:name="_50_0_37__32_-_32_Accent6_32_4_32_2_32_3" style:display-name="20% - Accent6 4 2 3" style:family="table-cell" style:data-style-name="N0">
      <style:table-cell-properties fo:background-color="#FDE9D9"/>
    </style:style>
    <style:style style:name="_50_0_37__32_-_32_Accent6_32_4_32_2_32_3_32_2" style:display-name="20% - Accent6 4 2 3 2" style:family="table-cell" style:data-style-name="N0">
      <style:table-cell-properties fo:background-color="#FDE9D9"/>
    </style:style>
    <style:style style:name="_50_0_37__32_-_32_Accent6_32_4_32_2_32_3_32_3" style:display-name="20% - Accent6 4 2 3 3" style:family="table-cell" style:data-style-name="N0">
      <style:table-cell-properties fo:background-color="#FDE9D9"/>
    </style:style>
    <style:style style:name="_50_0_37__32_-_32_Accent6_32_4_32_2_32_3_32_4" style:display-name="20% - Accent6 4 2 3 4" style:family="table-cell" style:data-style-name="N0">
      <style:table-cell-properties fo:background-color="#FDE9D9"/>
    </style:style>
    <style:style style:name="_50_0_37__32_-_32_Accent6_32_4_32_2_32_4" style:display-name="20% - Accent6 4 2 4" style:family="table-cell" style:data-style-name="N0">
      <style:table-cell-properties fo:background-color="#FDE9D9"/>
    </style:style>
    <style:style style:name="_50_0_37__32_-_32_Accent6_32_4_32_2_32_5" style:display-name="20% - Accent6 4 2 5" style:family="table-cell" style:data-style-name="N0">
      <style:table-cell-properties fo:background-color="#FDE9D9"/>
    </style:style>
    <style:style style:name="_50_0_37__32_-_32_Accent6_32_4_32_2_32_6" style:display-name="20% - Accent6 4 2 6" style:family="table-cell" style:data-style-name="N0">
      <style:table-cell-properties fo:background-color="#FDE9D9"/>
    </style:style>
    <style:style style:name="_50_0_37__32_-_32_Accent6_32_4_32_3" style:display-name="20% - Accent6 4 3" style:family="table-cell" style:data-style-name="N0">
      <style:table-cell-properties fo:background-color="#FDE9D9"/>
    </style:style>
    <style:style style:name="_50_0_37__32_-_32_Accent6_32_4_32_3_32_2" style:display-name="20% - Accent6 4 3 2" style:family="table-cell" style:data-style-name="N0">
      <style:table-cell-properties fo:background-color="#FDE9D9"/>
    </style:style>
    <style:style style:name="_50_0_37__32_-_32_Accent6_32_4_32_3_32_2_32_2" style:display-name="20% - Accent6 4 3 2 2" style:family="table-cell" style:data-style-name="N0">
      <style:table-cell-properties fo:background-color="#FDE9D9"/>
    </style:style>
    <style:style style:name="_50_0_37__32_-_32_Accent6_32_4_32_3_32_2_32_3" style:display-name="20% - Accent6 4 3 2 3" style:family="table-cell" style:data-style-name="N0">
      <style:table-cell-properties fo:background-color="#FDE9D9"/>
    </style:style>
    <style:style style:name="_50_0_37__32_-_32_Accent6_32_4_32_3_32_2_32_4" style:display-name="20% - Accent6 4 3 2 4" style:family="table-cell" style:data-style-name="N0">
      <style:table-cell-properties fo:background-color="#FDE9D9"/>
    </style:style>
    <style:style style:name="_50_0_37__32_-_32_Accent6_32_4_32_3_32_3" style:display-name="20% - Accent6 4 3 3" style:family="table-cell" style:data-style-name="N0">
      <style:table-cell-properties fo:background-color="#FDE9D9"/>
    </style:style>
    <style:style style:name="_50_0_37__32_-_32_Accent6_32_4_32_3_32_4" style:display-name="20% - Accent6 4 3 4" style:family="table-cell" style:data-style-name="N0">
      <style:table-cell-properties fo:background-color="#FDE9D9"/>
    </style:style>
    <style:style style:name="_50_0_37__32_-_32_Accent6_32_4_32_3_32_5" style:display-name="20% - Accent6 4 3 5" style:family="table-cell" style:data-style-name="N0">
      <style:table-cell-properties fo:background-color="#FDE9D9"/>
    </style:style>
    <style:style style:name="_50_0_37__32_-_32_Accent6_32_4_32_4" style:display-name="20% - Accent6 4 4" style:family="table-cell" style:data-style-name="N0">
      <style:table-cell-properties fo:background-color="#FDE9D9"/>
    </style:style>
    <style:style style:name="_50_0_37__32_-_32_Accent6_32_4_32_4_32_2" style:display-name="20% - Accent6 4 4 2" style:family="table-cell" style:data-style-name="N0">
      <style:table-cell-properties fo:background-color="#FDE9D9"/>
    </style:style>
    <style:style style:name="_50_0_37__32_-_32_Accent6_32_4_32_4_32_3" style:display-name="20% - Accent6 4 4 3" style:family="table-cell" style:data-style-name="N0">
      <style:table-cell-properties fo:background-color="#FDE9D9"/>
    </style:style>
    <style:style style:name="_50_0_37__32_-_32_Accent6_32_4_32_4_32_4" style:display-name="20% - Accent6 4 4 4" style:family="table-cell" style:data-style-name="N0">
      <style:table-cell-properties fo:background-color="#FDE9D9"/>
    </style:style>
    <style:style style:name="_50_0_37__32_-_32_Accent6_32_4_32_5" style:display-name="20% - Accent6 4 5" style:family="table-cell" style:data-style-name="N0">
      <style:table-cell-properties fo:background-color="#FDE9D9"/>
    </style:style>
    <style:style style:name="_50_0_37__32_-_32_Accent6_32_4_32_6" style:display-name="20% - Accent6 4 6" style:family="table-cell" style:data-style-name="N0">
      <style:table-cell-properties fo:background-color="#FDE9D9"/>
    </style:style>
    <style:style style:name="_50_0_37__32_-_32_Accent6_32_4_32_7" style:display-name="20% - Accent6 4 7" style:family="table-cell" style:data-style-name="N0">
      <style:table-cell-properties fo:background-color="#FDE9D9"/>
    </style:style>
    <style:style style:name="_50_0_37__32_-_32_Accent6_32_5" style:display-name="20% - Accent6 5" style:family="table-cell" style:data-style-name="N0">
      <style:table-cell-properties fo:background-color="#FDE9D9"/>
    </style:style>
    <style:style style:name="_50_0_37__32_-_32_Accent6_32_5_32_2" style:display-name="20% - Accent6 5 2" style:family="table-cell" style:data-style-name="N0">
      <style:table-cell-properties fo:background-color="#FDE9D9"/>
    </style:style>
    <style:style style:name="_50_0_37__32_-_32_Accent6_32_5_32_2_32_2" style:display-name="20% - Accent6 5 2 2" style:family="table-cell" style:data-style-name="N0">
      <style:table-cell-properties fo:background-color="#FDE9D9"/>
    </style:style>
    <style:style style:name="_50_0_37__32_-_32_Accent6_32_5_32_2_32_2_32_2" style:display-name="20% - Accent6 5 2 2 2" style:family="table-cell" style:data-style-name="N0">
      <style:table-cell-properties fo:background-color="#FDE9D9"/>
    </style:style>
    <style:style style:name="_50_0_37__32_-_32_Accent6_32_5_32_2_32_2_32_2_32_2" style:display-name="20% - Accent6 5 2 2 2 2" style:family="table-cell" style:data-style-name="N0">
      <style:table-cell-properties fo:background-color="#FDE9D9"/>
    </style:style>
    <style:style style:name="_50_0_37__32_-_32_Accent6_32_5_32_2_32_2_32_2_32_3" style:display-name="20% - Accent6 5 2 2 2 3" style:family="table-cell" style:data-style-name="N0">
      <style:table-cell-properties fo:background-color="#FDE9D9"/>
    </style:style>
    <style:style style:name="_50_0_37__32_-_32_Accent6_32_5_32_2_32_2_32_2_32_4" style:display-name="20% - Accent6 5 2 2 2 4" style:family="table-cell" style:data-style-name="N0">
      <style:table-cell-properties fo:background-color="#FDE9D9"/>
    </style:style>
    <style:style style:name="_50_0_37__32_-_32_Accent6_32_5_32_2_32_2_32_3" style:display-name="20% - Accent6 5 2 2 3" style:family="table-cell" style:data-style-name="N0">
      <style:table-cell-properties fo:background-color="#FDE9D9"/>
    </style:style>
    <style:style style:name="_50_0_37__32_-_32_Accent6_32_5_32_2_32_2_32_4" style:display-name="20% - Accent6 5 2 2 4" style:family="table-cell" style:data-style-name="N0">
      <style:table-cell-properties fo:background-color="#FDE9D9"/>
    </style:style>
    <style:style style:name="_50_0_37__32_-_32_Accent6_32_5_32_2_32_2_32_5" style:display-name="20% - Accent6 5 2 2 5" style:family="table-cell" style:data-style-name="N0">
      <style:table-cell-properties fo:background-color="#FDE9D9"/>
    </style:style>
    <style:style style:name="_50_0_37__32_-_32_Accent6_32_5_32_2_32_3" style:display-name="20% - Accent6 5 2 3" style:family="table-cell" style:data-style-name="N0">
      <style:table-cell-properties fo:background-color="#FDE9D9"/>
    </style:style>
    <style:style style:name="_50_0_37__32_-_32_Accent6_32_5_32_2_32_3_32_2" style:display-name="20% - Accent6 5 2 3 2" style:family="table-cell" style:data-style-name="N0">
      <style:table-cell-properties fo:background-color="#FDE9D9"/>
    </style:style>
    <style:style style:name="_50_0_37__32_-_32_Accent6_32_5_32_2_32_3_32_3" style:display-name="20% - Accent6 5 2 3 3" style:family="table-cell" style:data-style-name="N0">
      <style:table-cell-properties fo:background-color="#FDE9D9"/>
    </style:style>
    <style:style style:name="_50_0_37__32_-_32_Accent6_32_5_32_2_32_3_32_4" style:display-name="20% - Accent6 5 2 3 4" style:family="table-cell" style:data-style-name="N0">
      <style:table-cell-properties fo:background-color="#FDE9D9"/>
    </style:style>
    <style:style style:name="_50_0_37__32_-_32_Accent6_32_5_32_2_32_4" style:display-name="20% - Accent6 5 2 4" style:family="table-cell" style:data-style-name="N0">
      <style:table-cell-properties fo:background-color="#FDE9D9"/>
    </style:style>
    <style:style style:name="_50_0_37__32_-_32_Accent6_32_5_32_2_32_5" style:display-name="20% - Accent6 5 2 5" style:family="table-cell" style:data-style-name="N0">
      <style:table-cell-properties fo:background-color="#FDE9D9"/>
    </style:style>
    <style:style style:name="_50_0_37__32_-_32_Accent6_32_5_32_2_32_6" style:display-name="20% - Accent6 5 2 6" style:family="table-cell" style:data-style-name="N0">
      <style:table-cell-properties fo:background-color="#FDE9D9"/>
    </style:style>
    <style:style style:name="_50_0_37__32_-_32_Accent6_32_5_32_3" style:display-name="20% - Accent6 5 3" style:family="table-cell" style:data-style-name="N0">
      <style:table-cell-properties fo:background-color="#FDE9D9"/>
    </style:style>
    <style:style style:name="_50_0_37__32_-_32_Accent6_32_5_32_3_32_2" style:display-name="20% - Accent6 5 3 2" style:family="table-cell" style:data-style-name="N0">
      <style:table-cell-properties fo:background-color="#FDE9D9"/>
    </style:style>
    <style:style style:name="_50_0_37__32_-_32_Accent6_32_5_32_3_32_2_32_2" style:display-name="20% - Accent6 5 3 2 2" style:family="table-cell" style:data-style-name="N0">
      <style:table-cell-properties fo:background-color="#FDE9D9"/>
    </style:style>
    <style:style style:name="_50_0_37__32_-_32_Accent6_32_5_32_3_32_2_32_3" style:display-name="20% - Accent6 5 3 2 3" style:family="table-cell" style:data-style-name="N0">
      <style:table-cell-properties fo:background-color="#FDE9D9"/>
    </style:style>
    <style:style style:name="_50_0_37__32_-_32_Accent6_32_5_32_3_32_2_32_4" style:display-name="20% - Accent6 5 3 2 4" style:family="table-cell" style:data-style-name="N0">
      <style:table-cell-properties fo:background-color="#FDE9D9"/>
    </style:style>
    <style:style style:name="_50_0_37__32_-_32_Accent6_32_5_32_3_32_3" style:display-name="20% - Accent6 5 3 3" style:family="table-cell" style:data-style-name="N0">
      <style:table-cell-properties fo:background-color="#FDE9D9"/>
    </style:style>
    <style:style style:name="_50_0_37__32_-_32_Accent6_32_5_32_3_32_4" style:display-name="20% - Accent6 5 3 4" style:family="table-cell" style:data-style-name="N0">
      <style:table-cell-properties fo:background-color="#FDE9D9"/>
    </style:style>
    <style:style style:name="_50_0_37__32_-_32_Accent6_32_5_32_3_32_5" style:display-name="20% - Accent6 5 3 5" style:family="table-cell" style:data-style-name="N0">
      <style:table-cell-properties fo:background-color="#FDE9D9"/>
    </style:style>
    <style:style style:name="_50_0_37__32_-_32_Accent6_32_5_32_4" style:display-name="20% - Accent6 5 4" style:family="table-cell" style:data-style-name="N0">
      <style:table-cell-properties fo:background-color="#FDE9D9"/>
    </style:style>
    <style:style style:name="_50_0_37__32_-_32_Accent6_32_5_32_4_32_2" style:display-name="20% - Accent6 5 4 2" style:family="table-cell" style:data-style-name="N0">
      <style:table-cell-properties fo:background-color="#FDE9D9"/>
    </style:style>
    <style:style style:name="_50_0_37__32_-_32_Accent6_32_5_32_4_32_3" style:display-name="20% - Accent6 5 4 3" style:family="table-cell" style:data-style-name="N0">
      <style:table-cell-properties fo:background-color="#FDE9D9"/>
    </style:style>
    <style:style style:name="_50_0_37__32_-_32_Accent6_32_5_32_4_32_4" style:display-name="20% - Accent6 5 4 4" style:family="table-cell" style:data-style-name="N0">
      <style:table-cell-properties fo:background-color="#FDE9D9"/>
    </style:style>
    <style:style style:name="_50_0_37__32_-_32_Accent6_32_5_32_5" style:display-name="20% - Accent6 5 5" style:family="table-cell" style:data-style-name="N0">
      <style:table-cell-properties fo:background-color="#FDE9D9"/>
    </style:style>
    <style:style style:name="_50_0_37__32_-_32_Accent6_32_5_32_6" style:display-name="20% - Accent6 5 6" style:family="table-cell" style:data-style-name="N0">
      <style:table-cell-properties fo:background-color="#FDE9D9"/>
    </style:style>
    <style:style style:name="_50_0_37__32_-_32_Accent6_32_5_32_7" style:display-name="20% - Accent6 5 7" style:family="table-cell" style:data-style-name="N0">
      <style:table-cell-properties fo:background-color="#FDE9D9"/>
    </style:style>
    <style:style style:name="_50_0_37__32_-_32_Accent6_32_6" style:display-name="20% - Accent6 6" style:family="table-cell" style:data-style-name="N0">
      <style:table-cell-properties fo:background-color="#FDE9D9"/>
    </style:style>
    <style:style style:name="_50_0_37__32_-_32_Accent6_32_6_32_2" style:display-name="20% - Accent6 6 2" style:family="table-cell" style:data-style-name="N0">
      <style:table-cell-properties fo:background-color="#FDE9D9"/>
    </style:style>
    <style:style style:name="_50_0_37__32_-_32_Accent6_32_6_32_2_32_2" style:display-name="20% - Accent6 6 2 2" style:family="table-cell" style:data-style-name="N0">
      <style:table-cell-properties fo:background-color="#FDE9D9"/>
    </style:style>
    <style:style style:name="_50_0_37__32_-_32_Accent6_32_6_32_2_32_2_32_2" style:display-name="20% - Accent6 6 2 2 2" style:family="table-cell" style:data-style-name="N0">
      <style:table-cell-properties fo:background-color="#FDE9D9"/>
    </style:style>
    <style:style style:name="_50_0_37__32_-_32_Accent6_32_6_32_2_32_2_32_3" style:display-name="20% - Accent6 6 2 2 3" style:family="table-cell" style:data-style-name="N0">
      <style:table-cell-properties fo:background-color="#FDE9D9"/>
    </style:style>
    <style:style style:name="_50_0_37__32_-_32_Accent6_32_6_32_2_32_2_32_4" style:display-name="20% - Accent6 6 2 2 4" style:family="table-cell" style:data-style-name="N0">
      <style:table-cell-properties fo:background-color="#FDE9D9"/>
    </style:style>
    <style:style style:name="_50_0_37__32_-_32_Accent6_32_6_32_2_32_3" style:display-name="20% - Accent6 6 2 3" style:family="table-cell" style:data-style-name="N0">
      <style:table-cell-properties fo:background-color="#FDE9D9"/>
    </style:style>
    <style:style style:name="_50_0_37__32_-_32_Accent6_32_6_32_2_32_4" style:display-name="20% - Accent6 6 2 4" style:family="table-cell" style:data-style-name="N0">
      <style:table-cell-properties fo:background-color="#FDE9D9"/>
    </style:style>
    <style:style style:name="_50_0_37__32_-_32_Accent6_32_6_32_2_32_5" style:display-name="20% - Accent6 6 2 5" style:family="table-cell" style:data-style-name="N0">
      <style:table-cell-properties fo:background-color="#FDE9D9"/>
    </style:style>
    <style:style style:name="_50_0_37__32_-_32_Accent6_32_6_32_3" style:display-name="20% - Accent6 6 3" style:family="table-cell" style:data-style-name="N0">
      <style:table-cell-properties fo:background-color="#FDE9D9"/>
    </style:style>
    <style:style style:name="_50_0_37__32_-_32_Accent6_32_6_32_3_32_2" style:display-name="20% - Accent6 6 3 2" style:family="table-cell" style:data-style-name="N0">
      <style:table-cell-properties fo:background-color="#FDE9D9"/>
    </style:style>
    <style:style style:name="_50_0_37__32_-_32_Accent6_32_6_32_3_32_3" style:display-name="20% - Accent6 6 3 3" style:family="table-cell" style:data-style-name="N0">
      <style:table-cell-properties fo:background-color="#FDE9D9"/>
    </style:style>
    <style:style style:name="_50_0_37__32_-_32_Accent6_32_6_32_3_32_4" style:display-name="20% - Accent6 6 3 4" style:family="table-cell" style:data-style-name="N0">
      <style:table-cell-properties fo:background-color="#FDE9D9"/>
    </style:style>
    <style:style style:name="_50_0_37__32_-_32_Accent6_32_6_32_4" style:display-name="20% - Accent6 6 4" style:family="table-cell" style:data-style-name="N0">
      <style:table-cell-properties fo:background-color="#FDE9D9"/>
    </style:style>
    <style:style style:name="_50_0_37__32_-_32_Accent6_32_6_32_5" style:display-name="20% - Accent6 6 5" style:family="table-cell" style:data-style-name="N0">
      <style:table-cell-properties fo:background-color="#FDE9D9"/>
    </style:style>
    <style:style style:name="_50_0_37__32_-_32_Accent6_32_6_32_6" style:display-name="20% - Accent6 6 6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B8CCE4"/>
    </style:style>
    <style:style style:name="_52_0_37__32_-_32_Accent1_32_2_32_2" style:display-name="40% - Accent1 2 2" style:family="table-cell" style:data-style-name="N0">
      <style:table-cell-properties fo:background-color="#C0C0C0"/>
    </style:style>
    <style:style style:name="_52_0_37__32_-_32_Accent1_32_2_32_2_32_2" style:display-name="40% - Accent1 2 2 2" style:family="table-cell" style:data-style-name="N0">
      <style:table-cell-properties fo:background-color="#C0C0C0"/>
    </style:style>
    <style:style style:name="_52_0_37__32_-_32_Accent1_32_2_32_2_32_2_32_2" style:display-name="40% - Accent1 2 2 2 2" style:family="table-cell" style:data-style-name="N0">
      <style:table-cell-properties fo:background-color="#C0C0C0"/>
    </style:style>
    <style:style style:name="_52_0_37__32_-_32_Accent1_32_2_32_2_32_2_32_2_32_2" style:display-name="40% - Accent1 2 2 2 2 2" style:family="table-cell" style:data-style-name="N0">
      <style:table-cell-properties fo:background-color="#C0C0C0"/>
    </style:style>
    <style:style style:name="_52_0_37__32_-_32_Accent1_32_2_32_2_32_2_32_2_32_3" style:display-name="40% - Accent1 2 2 2 2 3" style:family="table-cell" style:data-style-name="N0">
      <style:table-cell-properties fo:background-color="#C0C0C0"/>
    </style:style>
    <style:style style:name="_52_0_37__32_-_32_Accent1_32_2_32_2_32_2_32_2_32_4" style:display-name="40% - Accent1 2 2 2 2 4" style:family="table-cell" style:data-style-name="N0">
      <style:table-cell-properties fo:background-color="#C0C0C0"/>
    </style:style>
    <style:style style:name="_52_0_37__32_-_32_Accent1_32_2_32_2_32_2_32_3" style:display-name="40% - Accent1 2 2 2 3" style:family="table-cell" style:data-style-name="N0">
      <style:table-cell-properties fo:background-color="#C0C0C0"/>
    </style:style>
    <style:style style:name="_52_0_37__32_-_32_Accent1_32_2_32_2_32_2_32_4" style:display-name="40% - Accent1 2 2 2 4" style:family="table-cell" style:data-style-name="N0">
      <style:table-cell-properties fo:background-color="#C0C0C0"/>
    </style:style>
    <style:style style:name="_52_0_37__32_-_32_Accent1_32_2_32_2_32_2_32_5" style:display-name="40% - Accent1 2 2 2 5" style:family="table-cell" style:data-style-name="N0">
      <style:table-cell-properties fo:background-color="#C0C0C0"/>
    </style:style>
    <style:style style:name="_52_0_37__32_-_32_Accent1_32_2_32_2_32_3" style:display-name="40% - Accent1 2 2 3" style:family="table-cell" style:data-style-name="N0">
      <style:table-cell-properties fo:background-color="#C0C0C0"/>
    </style:style>
    <style:style style:name="_52_0_37__32_-_32_Accent1_32_2_32_2_32_3_32_2" style:display-name="40% - Accent1 2 2 3 2" style:family="table-cell" style:data-style-name="N0">
      <style:table-cell-properties fo:background-color="#C0C0C0"/>
    </style:style>
    <style:style style:name="_52_0_37__32_-_32_Accent1_32_2_32_2_32_3_32_3" style:display-name="40% - Accent1 2 2 3 3" style:family="table-cell" style:data-style-name="N0">
      <style:table-cell-properties fo:background-color="#C0C0C0"/>
    </style:style>
    <style:style style:name="_52_0_37__32_-_32_Accent1_32_2_32_2_32_3_32_4" style:display-name="40% - Accent1 2 2 3 4" style:family="table-cell" style:data-style-name="N0">
      <style:table-cell-properties fo:background-color="#C0C0C0"/>
    </style:style>
    <style:style style:name="_52_0_37__32_-_32_Accent1_32_2_32_2_32_4" style:display-name="40% - Accent1 2 2 4" style:family="table-cell" style:data-style-name="N0">
      <style:table-cell-properties fo:background-color="#C0C0C0"/>
    </style:style>
    <style:style style:name="_52_0_37__32_-_32_Accent1_32_2_32_2_32_5" style:display-name="40% - Accent1 2 2 5" style:family="table-cell" style:data-style-name="N0">
      <style:table-cell-properties fo:background-color="#C0C0C0"/>
    </style:style>
    <style:style style:name="_52_0_37__32_-_32_Accent1_32_2_32_2_32_6" style:display-name="40% - Accent1 2 2 6" style:family="table-cell" style:data-style-name="N0">
      <style:table-cell-properties fo:background-color="#C0C0C0"/>
    </style:style>
    <style:style style:name="_52_0_37__32_-_32_Accent1_32_2_32_3" style:display-name="40% - Accent1 2 3" style:family="table-cell" style:data-style-name="N0">
      <style:table-cell-properties fo:background-color="#B8CCE4"/>
    </style:style>
    <style:style style:name="_52_0_37__32_-_32_Accent1_32_2_32_3_32_2" style:display-name="40% - Accent1 2 3 2" style:family="table-cell" style:data-style-name="N0">
      <style:table-cell-properties fo:background-color="#B8CCE4"/>
    </style:style>
    <style:style style:name="_52_0_37__32_-_32_Accent1_32_2_32_3_32_2_32_2" style:display-name="40% - Accent1 2 3 2 2" style:family="table-cell" style:data-style-name="N0">
      <style:table-cell-properties fo:background-color="#B8CCE4"/>
    </style:style>
    <style:style style:name="_52_0_37__32_-_32_Accent1_32_2_32_3_32_2_32_3" style:display-name="40% - Accent1 2 3 2 3" style:family="table-cell" style:data-style-name="N0">
      <style:table-cell-properties fo:background-color="#B8CCE4"/>
    </style:style>
    <style:style style:name="_52_0_37__32_-_32_Accent1_32_2_32_3_32_2_32_4" style:display-name="40% - Accent1 2 3 2 4" style:family="table-cell" style:data-style-name="N0">
      <style:table-cell-properties fo:background-color="#B8CCE4"/>
    </style:style>
    <style:style style:name="_52_0_37__32_-_32_Accent1_32_2_32_3_32_3" style:display-name="40% - Accent1 2 3 3" style:family="table-cell" style:data-style-name="N0">
      <style:table-cell-properties fo:background-color="#B8CCE4"/>
    </style:style>
    <style:style style:name="_52_0_37__32_-_32_Accent1_32_2_32_3_32_4" style:display-name="40% - Accent1 2 3 4" style:family="table-cell" style:data-style-name="N0">
      <style:table-cell-properties fo:background-color="#B8CCE4"/>
    </style:style>
    <style:style style:name="_52_0_37__32_-_32_Accent1_32_2_32_3_32_5" style:display-name="40% - Accent1 2 3 5" style:family="table-cell" style:data-style-name="N0">
      <style:table-cell-properties fo:background-color="#B8CCE4"/>
    </style:style>
    <style:style style:name="_52_0_37__32_-_32_Accent1_32_2_32_4" style:display-name="40% - Accent1 2 4" style:family="table-cell" style:data-style-name="N0">
      <style:table-cell-properties fo:background-color="#B8CCE4"/>
    </style:style>
    <style:style style:name="_52_0_37__32_-_32_Accent1_32_2_32_4_32_2" style:display-name="40% - Accent1 2 4 2" style:family="table-cell" style:data-style-name="N0">
      <style:table-cell-properties fo:background-color="#B8CCE4"/>
    </style:style>
    <style:style style:name="_52_0_37__32_-_32_Accent1_32_2_32_4_32_3" style:display-name="40% - Accent1 2 4 3" style:family="table-cell" style:data-style-name="N0">
      <style:table-cell-properties fo:background-color="#B8CCE4"/>
    </style:style>
    <style:style style:name="_52_0_37__32_-_32_Accent1_32_2_32_4_32_4" style:display-name="40% - Accent1 2 4 4" style:family="table-cell" style:data-style-name="N0">
      <style:table-cell-properties fo:background-color="#B8CCE4"/>
    </style:style>
    <style:style style:name="_52_0_37__32_-_32_Accent1_32_2_32_5" style:display-name="40% - Accent1 2 5" style:family="table-cell" style:data-style-name="N0">
      <style:table-cell-properties fo:background-color="#B8CCE4"/>
    </style:style>
    <style:style style:name="_52_0_37__32_-_32_Accent1_32_2_32_6" style:display-name="40% - Accent1 2 6" style:family="table-cell" style:data-style-name="N0">
      <style:table-cell-properties fo:background-color="#B8CCE4"/>
    </style:style>
    <style:style style:name="_52_0_37__32_-_32_Accent1_32_2_32_7" style:display-name="40% - Accent1 2 7" style:family="table-cell" style:data-style-name="N0">
      <style:table-cell-properties fo:background-color="#B8CCE4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3_32_2" style:display-name="40% - Accent1 3 2" style:family="table-cell" style:data-style-name="N0">
      <style:table-cell-properties fo:background-color="#C0C0C0"/>
    </style:style>
    <style:style style:name="_52_0_37__32_-_32_Accent1_32_3_32_2_32_2" style:display-name="40% - Accent1 3 2 2" style:family="table-cell" style:data-style-name="N0">
      <style:table-cell-properties fo:background-color="#C0C0C0"/>
    </style:style>
    <style:style style:name="_52_0_37__32_-_32_Accent1_32_3_32_2_32_2_32_2" style:display-name="40% - Accent1 3 2 2 2" style:family="table-cell" style:data-style-name="N0">
      <style:table-cell-properties fo:background-color="#C0C0C0"/>
    </style:style>
    <style:style style:name="_52_0_37__32_-_32_Accent1_32_3_32_2_32_2_32_2_32_2" style:display-name="40% - Accent1 3 2 2 2 2" style:family="table-cell" style:data-style-name="N0">
      <style:table-cell-properties fo:background-color="#C0C0C0"/>
    </style:style>
    <style:style style:name="_52_0_37__32_-_32_Accent1_32_3_32_2_32_2_32_2_32_3" style:display-name="40% - Accent1 3 2 2 2 3" style:family="table-cell" style:data-style-name="N0">
      <style:table-cell-properties fo:background-color="#C0C0C0"/>
    </style:style>
    <style:style style:name="_52_0_37__32_-_32_Accent1_32_3_32_2_32_2_32_2_32_4" style:display-name="40% - Accent1 3 2 2 2 4" style:family="table-cell" style:data-style-name="N0">
      <style:table-cell-properties fo:background-color="#C0C0C0"/>
    </style:style>
    <style:style style:name="_52_0_37__32_-_32_Accent1_32_3_32_2_32_2_32_3" style:display-name="40% - Accent1 3 2 2 3" style:family="table-cell" style:data-style-name="N0">
      <style:table-cell-properties fo:background-color="#C0C0C0"/>
    </style:style>
    <style:style style:name="_52_0_37__32_-_32_Accent1_32_3_32_2_32_2_32_4" style:display-name="40% - Accent1 3 2 2 4" style:family="table-cell" style:data-style-name="N0">
      <style:table-cell-properties fo:background-color="#C0C0C0"/>
    </style:style>
    <style:style style:name="_52_0_37__32_-_32_Accent1_32_3_32_2_32_2_32_5" style:display-name="40% - Accent1 3 2 2 5" style:family="table-cell" style:data-style-name="N0">
      <style:table-cell-properties fo:background-color="#C0C0C0"/>
    </style:style>
    <style:style style:name="_52_0_37__32_-_32_Accent1_32_3_32_2_32_3" style:display-name="40% - Accent1 3 2 3" style:family="table-cell" style:data-style-name="N0">
      <style:table-cell-properties fo:background-color="#C0C0C0"/>
    </style:style>
    <style:style style:name="_52_0_37__32_-_32_Accent1_32_3_32_2_32_3_32_2" style:display-name="40% - Accent1 3 2 3 2" style:family="table-cell" style:data-style-name="N0">
      <style:table-cell-properties fo:background-color="#C0C0C0"/>
    </style:style>
    <style:style style:name="_52_0_37__32_-_32_Accent1_32_3_32_2_32_3_32_3" style:display-name="40% - Accent1 3 2 3 3" style:family="table-cell" style:data-style-name="N0">
      <style:table-cell-properties fo:background-color="#C0C0C0"/>
    </style:style>
    <style:style style:name="_52_0_37__32_-_32_Accent1_32_3_32_2_32_3_32_4" style:display-name="40% - Accent1 3 2 3 4" style:family="table-cell" style:data-style-name="N0">
      <style:table-cell-properties fo:background-color="#C0C0C0"/>
    </style:style>
    <style:style style:name="_52_0_37__32_-_32_Accent1_32_3_32_2_32_4" style:display-name="40% - Accent1 3 2 4" style:family="table-cell" style:data-style-name="N0">
      <style:table-cell-properties fo:background-color="#C0C0C0"/>
    </style:style>
    <style:style style:name="_52_0_37__32_-_32_Accent1_32_3_32_2_32_5" style:display-name="40% - Accent1 3 2 5" style:family="table-cell" style:data-style-name="N0">
      <style:table-cell-properties fo:background-color="#C0C0C0"/>
    </style:style>
    <style:style style:name="_52_0_37__32_-_32_Accent1_32_3_32_2_32_6" style:display-name="40% - Accent1 3 2 6" style:family="table-cell" style:data-style-name="N0">
      <style:table-cell-properties fo:background-color="#C0C0C0"/>
    </style:style>
    <style:style style:name="_52_0_37__32_-_32_Accent1_32_3_32_3" style:display-name="40% - Accent1 3 3" style:family="table-cell" style:data-style-name="N0">
      <style:table-cell-properties fo:background-color="#B8CCE4"/>
    </style:style>
    <style:style style:name="_52_0_37__32_-_32_Accent1_32_3_32_3_32_2" style:display-name="40% - Accent1 3 3 2" style:family="table-cell" style:data-style-name="N0">
      <style:table-cell-properties fo:background-color="#B8CCE4"/>
    </style:style>
    <style:style style:name="_52_0_37__32_-_32_Accent1_32_3_32_3_32_2_32_2" style:display-name="40% - Accent1 3 3 2 2" style:family="table-cell" style:data-style-name="N0">
      <style:table-cell-properties fo:background-color="#B8CCE4"/>
    </style:style>
    <style:style style:name="_52_0_37__32_-_32_Accent1_32_3_32_3_32_2_32_3" style:display-name="40% - Accent1 3 3 2 3" style:family="table-cell" style:data-style-name="N0">
      <style:table-cell-properties fo:background-color="#B8CCE4"/>
    </style:style>
    <style:style style:name="_52_0_37__32_-_32_Accent1_32_3_32_3_32_2_32_4" style:display-name="40% - Accent1 3 3 2 4" style:family="table-cell" style:data-style-name="N0">
      <style:table-cell-properties fo:background-color="#B8CCE4"/>
    </style:style>
    <style:style style:name="_52_0_37__32_-_32_Accent1_32_3_32_3_32_3" style:display-name="40% - Accent1 3 3 3" style:family="table-cell" style:data-style-name="N0">
      <style:table-cell-properties fo:background-color="#B8CCE4"/>
    </style:style>
    <style:style style:name="_52_0_37__32_-_32_Accent1_32_3_32_3_32_4" style:display-name="40% - Accent1 3 3 4" style:family="table-cell" style:data-style-name="N0">
      <style:table-cell-properties fo:background-color="#B8CCE4"/>
    </style:style>
    <style:style style:name="_52_0_37__32_-_32_Accent1_32_3_32_3_32_5" style:display-name="40% - Accent1 3 3 5" style:family="table-cell" style:data-style-name="N0">
      <style:table-cell-properties fo:background-color="#B8CCE4"/>
    </style:style>
    <style:style style:name="_52_0_37__32_-_32_Accent1_32_3_32_4" style:display-name="40% - Accent1 3 4" style:family="table-cell" style:data-style-name="N0">
      <style:table-cell-properties fo:background-color="#B8CCE4"/>
    </style:style>
    <style:style style:name="_52_0_37__32_-_32_Accent1_32_3_32_4_32_2" style:display-name="40% - Accent1 3 4 2" style:family="table-cell" style:data-style-name="N0">
      <style:table-cell-properties fo:background-color="#B8CCE4"/>
    </style:style>
    <style:style style:name="_52_0_37__32_-_32_Accent1_32_3_32_4_32_3" style:display-name="40% - Accent1 3 4 3" style:family="table-cell" style:data-style-name="N0">
      <style:table-cell-properties fo:background-color="#B8CCE4"/>
    </style:style>
    <style:style style:name="_52_0_37__32_-_32_Accent1_32_3_32_4_32_4" style:display-name="40% - Accent1 3 4 4" style:family="table-cell" style:data-style-name="N0">
      <style:table-cell-properties fo:background-color="#B8CCE4"/>
    </style:style>
    <style:style style:name="_52_0_37__32_-_32_Accent1_32_3_32_5" style:display-name="40% - Accent1 3 5" style:family="table-cell" style:data-style-name="N0">
      <style:table-cell-properties fo:background-color="#B8CCE4"/>
    </style:style>
    <style:style style:name="_52_0_37__32_-_32_Accent1_32_3_32_6" style:display-name="40% - Accent1 3 6" style:family="table-cell" style:data-style-name="N0">
      <style:table-cell-properties fo:background-color="#B8CCE4"/>
    </style:style>
    <style:style style:name="_52_0_37__32_-_32_Accent1_32_3_32_7" style:display-name="40% - Accent1 3 7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1_32_4_32_2" style:display-name="40% - Accent1 4 2" style:family="table-cell" style:data-style-name="N0">
      <style:table-cell-properties fo:background-color="#C0C0C0"/>
    </style:style>
    <style:style style:name="_52_0_37__32_-_32_Accent1_32_4_32_2_32_2" style:display-name="40% - Accent1 4 2 2" style:family="table-cell" style:data-style-name="N0">
      <style:table-cell-properties fo:background-color="#C0C0C0"/>
    </style:style>
    <style:style style:name="_52_0_37__32_-_32_Accent1_32_4_32_2_32_2_32_2" style:display-name="40% - Accent1 4 2 2 2" style:family="table-cell" style:data-style-name="N0">
      <style:table-cell-properties fo:background-color="#C0C0C0"/>
    </style:style>
    <style:style style:name="_52_0_37__32_-_32_Accent1_32_4_32_2_32_2_32_2_32_2" style:display-name="40% - Accent1 4 2 2 2 2" style:family="table-cell" style:data-style-name="N0">
      <style:table-cell-properties fo:background-color="#C0C0C0"/>
    </style:style>
    <style:style style:name="_52_0_37__32_-_32_Accent1_32_4_32_2_32_2_32_2_32_3" style:display-name="40% - Accent1 4 2 2 2 3" style:family="table-cell" style:data-style-name="N0">
      <style:table-cell-properties fo:background-color="#C0C0C0"/>
    </style:style>
    <style:style style:name="_52_0_37__32_-_32_Accent1_32_4_32_2_32_2_32_2_32_4" style:display-name="40% - Accent1 4 2 2 2 4" style:family="table-cell" style:data-style-name="N0">
      <style:table-cell-properties fo:background-color="#C0C0C0"/>
    </style:style>
    <style:style style:name="_52_0_37__32_-_32_Accent1_32_4_32_2_32_2_32_3" style:display-name="40% - Accent1 4 2 2 3" style:family="table-cell" style:data-style-name="N0">
      <style:table-cell-properties fo:background-color="#C0C0C0"/>
    </style:style>
    <style:style style:name="_52_0_37__32_-_32_Accent1_32_4_32_2_32_2_32_4" style:display-name="40% - Accent1 4 2 2 4" style:family="table-cell" style:data-style-name="N0">
      <style:table-cell-properties fo:background-color="#C0C0C0"/>
    </style:style>
    <style:style style:name="_52_0_37__32_-_32_Accent1_32_4_32_2_32_2_32_5" style:display-name="40% - Accent1 4 2 2 5" style:family="table-cell" style:data-style-name="N0">
      <style:table-cell-properties fo:background-color="#C0C0C0"/>
    </style:style>
    <style:style style:name="_52_0_37__32_-_32_Accent1_32_4_32_2_32_3" style:display-name="40% - Accent1 4 2 3" style:family="table-cell" style:data-style-name="N0">
      <style:table-cell-properties fo:background-color="#C0C0C0"/>
    </style:style>
    <style:style style:name="_52_0_37__32_-_32_Accent1_32_4_32_2_32_3_32_2" style:display-name="40% - Accent1 4 2 3 2" style:family="table-cell" style:data-style-name="N0">
      <style:table-cell-properties fo:background-color="#C0C0C0"/>
    </style:style>
    <style:style style:name="_52_0_37__32_-_32_Accent1_32_4_32_2_32_3_32_3" style:display-name="40% - Accent1 4 2 3 3" style:family="table-cell" style:data-style-name="N0">
      <style:table-cell-properties fo:background-color="#C0C0C0"/>
    </style:style>
    <style:style style:name="_52_0_37__32_-_32_Accent1_32_4_32_2_32_3_32_4" style:display-name="40% - Accent1 4 2 3 4" style:family="table-cell" style:data-style-name="N0">
      <style:table-cell-properties fo:background-color="#C0C0C0"/>
    </style:style>
    <style:style style:name="_52_0_37__32_-_32_Accent1_32_4_32_2_32_4" style:display-name="40% - Accent1 4 2 4" style:family="table-cell" style:data-style-name="N0">
      <style:table-cell-properties fo:background-color="#C0C0C0"/>
    </style:style>
    <style:style style:name="_52_0_37__32_-_32_Accent1_32_4_32_2_32_5" style:display-name="40% - Accent1 4 2 5" style:family="table-cell" style:data-style-name="N0">
      <style:table-cell-properties fo:background-color="#C0C0C0"/>
    </style:style>
    <style:style style:name="_52_0_37__32_-_32_Accent1_32_4_32_2_32_6" style:display-name="40% - Accent1 4 2 6" style:family="table-cell" style:data-style-name="N0">
      <style:table-cell-properties fo:background-color="#C0C0C0"/>
    </style:style>
    <style:style style:name="_52_0_37__32_-_32_Accent1_32_4_32_3" style:display-name="40% - Accent1 4 3" style:family="table-cell" style:data-style-name="N0">
      <style:table-cell-properties fo:background-color="#B8CCE4"/>
    </style:style>
    <style:style style:name="_52_0_37__32_-_32_Accent1_32_4_32_3_32_2" style:display-name="40% - Accent1 4 3 2" style:family="table-cell" style:data-style-name="N0">
      <style:table-cell-properties fo:background-color="#B8CCE4"/>
    </style:style>
    <style:style style:name="_52_0_37__32_-_32_Accent1_32_4_32_3_32_2_32_2" style:display-name="40% - Accent1 4 3 2 2" style:family="table-cell" style:data-style-name="N0">
      <style:table-cell-properties fo:background-color="#B8CCE4"/>
    </style:style>
    <style:style style:name="_52_0_37__32_-_32_Accent1_32_4_32_3_32_2_32_3" style:display-name="40% - Accent1 4 3 2 3" style:family="table-cell" style:data-style-name="N0">
      <style:table-cell-properties fo:background-color="#B8CCE4"/>
    </style:style>
    <style:style style:name="_52_0_37__32_-_32_Accent1_32_4_32_3_32_2_32_4" style:display-name="40% - Accent1 4 3 2 4" style:family="table-cell" style:data-style-name="N0">
      <style:table-cell-properties fo:background-color="#B8CCE4"/>
    </style:style>
    <style:style style:name="_52_0_37__32_-_32_Accent1_32_4_32_3_32_3" style:display-name="40% - Accent1 4 3 3" style:family="table-cell" style:data-style-name="N0">
      <style:table-cell-properties fo:background-color="#B8CCE4"/>
    </style:style>
    <style:style style:name="_52_0_37__32_-_32_Accent1_32_4_32_3_32_4" style:display-name="40% - Accent1 4 3 4" style:family="table-cell" style:data-style-name="N0">
      <style:table-cell-properties fo:background-color="#B8CCE4"/>
    </style:style>
    <style:style style:name="_52_0_37__32_-_32_Accent1_32_4_32_3_32_5" style:display-name="40% - Accent1 4 3 5" style:family="table-cell" style:data-style-name="N0">
      <style:table-cell-properties fo:background-color="#B8CCE4"/>
    </style:style>
    <style:style style:name="_52_0_37__32_-_32_Accent1_32_4_32_4" style:display-name="40% - Accent1 4 4" style:family="table-cell" style:data-style-name="N0">
      <style:table-cell-properties fo:background-color="#B8CCE4"/>
    </style:style>
    <style:style style:name="_52_0_37__32_-_32_Accent1_32_4_32_4_32_2" style:display-name="40% - Accent1 4 4 2" style:family="table-cell" style:data-style-name="N0">
      <style:table-cell-properties fo:background-color="#B8CCE4"/>
    </style:style>
    <style:style style:name="_52_0_37__32_-_32_Accent1_32_4_32_4_32_3" style:display-name="40% - Accent1 4 4 3" style:family="table-cell" style:data-style-name="N0">
      <style:table-cell-properties fo:background-color="#B8CCE4"/>
    </style:style>
    <style:style style:name="_52_0_37__32_-_32_Accent1_32_4_32_4_32_4" style:display-name="40% - Accent1 4 4 4" style:family="table-cell" style:data-style-name="N0">
      <style:table-cell-properties fo:background-color="#B8CCE4"/>
    </style:style>
    <style:style style:name="_52_0_37__32_-_32_Accent1_32_4_32_5" style:display-name="40% - Accent1 4 5" style:family="table-cell" style:data-style-name="N0">
      <style:table-cell-properties fo:background-color="#B8CCE4"/>
    </style:style>
    <style:style style:name="_52_0_37__32_-_32_Accent1_32_4_32_6" style:display-name="40% - Accent1 4 6" style:family="table-cell" style:data-style-name="N0">
      <style:table-cell-properties fo:background-color="#B8CCE4"/>
    </style:style>
    <style:style style:name="_52_0_37__32_-_32_Accent1_32_4_32_7" style:display-name="40% - Accent1 4 7" style:family="table-cell" style:data-style-name="N0">
      <style:table-cell-properties fo:background-color="#B8CCE4"/>
    </style:style>
    <style:style style:name="_52_0_37__32_-_32_Accent1_32_5" style:display-name="40% - Accent1 5" style:family="table-cell" style:data-style-name="N0">
      <style:table-cell-properties fo:background-color="#B8CCE4"/>
    </style:style>
    <style:style style:name="_52_0_37__32_-_32_Accent1_32_5_32_2" style:display-name="40% - Accent1 5 2" style:family="table-cell" style:data-style-name="N0">
      <style:table-cell-properties fo:background-color="#C0C0C0"/>
    </style:style>
    <style:style style:name="_52_0_37__32_-_32_Accent1_32_5_32_2_32_2" style:display-name="40% - Accent1 5 2 2" style:family="table-cell" style:data-style-name="N0">
      <style:table-cell-properties fo:background-color="#C0C0C0"/>
    </style:style>
    <style:style style:name="_52_0_37__32_-_32_Accent1_32_5_32_2_32_2_32_2" style:display-name="40% - Accent1 5 2 2 2" style:family="table-cell" style:data-style-name="N0">
      <style:table-cell-properties fo:background-color="#C0C0C0"/>
    </style:style>
    <style:style style:name="_52_0_37__32_-_32_Accent1_32_5_32_2_32_2_32_2_32_2" style:display-name="40% - Accent1 5 2 2 2 2" style:family="table-cell" style:data-style-name="N0">
      <style:table-cell-properties fo:background-color="#C0C0C0"/>
    </style:style>
    <style:style style:name="_52_0_37__32_-_32_Accent1_32_5_32_2_32_2_32_2_32_3" style:display-name="40% - Accent1 5 2 2 2 3" style:family="table-cell" style:data-style-name="N0">
      <style:table-cell-properties fo:background-color="#C0C0C0"/>
    </style:style>
    <style:style style:name="_52_0_37__32_-_32_Accent1_32_5_32_2_32_2_32_2_32_4" style:display-name="40% - Accent1 5 2 2 2 4" style:family="table-cell" style:data-style-name="N0">
      <style:table-cell-properties fo:background-color="#C0C0C0"/>
    </style:style>
    <style:style style:name="_52_0_37__32_-_32_Accent1_32_5_32_2_32_2_32_3" style:display-name="40% - Accent1 5 2 2 3" style:family="table-cell" style:data-style-name="N0">
      <style:table-cell-properties fo:background-color="#C0C0C0"/>
    </style:style>
    <style:style style:name="_52_0_37__32_-_32_Accent1_32_5_32_2_32_2_32_4" style:display-name="40% - Accent1 5 2 2 4" style:family="table-cell" style:data-style-name="N0">
      <style:table-cell-properties fo:background-color="#C0C0C0"/>
    </style:style>
    <style:style style:name="_52_0_37__32_-_32_Accent1_32_5_32_2_32_2_32_5" style:display-name="40% - Accent1 5 2 2 5" style:family="table-cell" style:data-style-name="N0">
      <style:table-cell-properties fo:background-color="#C0C0C0"/>
    </style:style>
    <style:style style:name="_52_0_37__32_-_32_Accent1_32_5_32_2_32_3" style:display-name="40% - Accent1 5 2 3" style:family="table-cell" style:data-style-name="N0">
      <style:table-cell-properties fo:background-color="#C0C0C0"/>
    </style:style>
    <style:style style:name="_52_0_37__32_-_32_Accent1_32_5_32_2_32_3_32_2" style:display-name="40% - Accent1 5 2 3 2" style:family="table-cell" style:data-style-name="N0">
      <style:table-cell-properties fo:background-color="#C0C0C0"/>
    </style:style>
    <style:style style:name="_52_0_37__32_-_32_Accent1_32_5_32_2_32_3_32_3" style:display-name="40% - Accent1 5 2 3 3" style:family="table-cell" style:data-style-name="N0">
      <style:table-cell-properties fo:background-color="#C0C0C0"/>
    </style:style>
    <style:style style:name="_52_0_37__32_-_32_Accent1_32_5_32_2_32_3_32_4" style:display-name="40% - Accent1 5 2 3 4" style:family="table-cell" style:data-style-name="N0">
      <style:table-cell-properties fo:background-color="#C0C0C0"/>
    </style:style>
    <style:style style:name="_52_0_37__32_-_32_Accent1_32_5_32_2_32_4" style:display-name="40% - Accent1 5 2 4" style:family="table-cell" style:data-style-name="N0">
      <style:table-cell-properties fo:background-color="#C0C0C0"/>
    </style:style>
    <style:style style:name="_52_0_37__32_-_32_Accent1_32_5_32_2_32_5" style:display-name="40% - Accent1 5 2 5" style:family="table-cell" style:data-style-name="N0">
      <style:table-cell-properties fo:background-color="#C0C0C0"/>
    </style:style>
    <style:style style:name="_52_0_37__32_-_32_Accent1_32_5_32_2_32_6" style:display-name="40% - Accent1 5 2 6" style:family="table-cell" style:data-style-name="N0">
      <style:table-cell-properties fo:background-color="#C0C0C0"/>
    </style:style>
    <style:style style:name="_52_0_37__32_-_32_Accent1_32_5_32_3" style:display-name="40% - Accent1 5 3" style:family="table-cell" style:data-style-name="N0">
      <style:table-cell-properties fo:background-color="#B8CCE4"/>
    </style:style>
    <style:style style:name="_52_0_37__32_-_32_Accent1_32_5_32_3_32_2" style:display-name="40% - Accent1 5 3 2" style:family="table-cell" style:data-style-name="N0">
      <style:table-cell-properties fo:background-color="#B8CCE4"/>
    </style:style>
    <style:style style:name="_52_0_37__32_-_32_Accent1_32_5_32_3_32_2_32_2" style:display-name="40% - Accent1 5 3 2 2" style:family="table-cell" style:data-style-name="N0">
      <style:table-cell-properties fo:background-color="#B8CCE4"/>
    </style:style>
    <style:style style:name="_52_0_37__32_-_32_Accent1_32_5_32_3_32_2_32_3" style:display-name="40% - Accent1 5 3 2 3" style:family="table-cell" style:data-style-name="N0">
      <style:table-cell-properties fo:background-color="#B8CCE4"/>
    </style:style>
    <style:style style:name="_52_0_37__32_-_32_Accent1_32_5_32_3_32_2_32_4" style:display-name="40% - Accent1 5 3 2 4" style:family="table-cell" style:data-style-name="N0">
      <style:table-cell-properties fo:background-color="#B8CCE4"/>
    </style:style>
    <style:style style:name="_52_0_37__32_-_32_Accent1_32_5_32_3_32_3" style:display-name="40% - Accent1 5 3 3" style:family="table-cell" style:data-style-name="N0">
      <style:table-cell-properties fo:background-color="#B8CCE4"/>
    </style:style>
    <style:style style:name="_52_0_37__32_-_32_Accent1_32_5_32_3_32_4" style:display-name="40% - Accent1 5 3 4" style:family="table-cell" style:data-style-name="N0">
      <style:table-cell-properties fo:background-color="#B8CCE4"/>
    </style:style>
    <style:style style:name="_52_0_37__32_-_32_Accent1_32_5_32_3_32_5" style:display-name="40% - Accent1 5 3 5" style:family="table-cell" style:data-style-name="N0">
      <style:table-cell-properties fo:background-color="#B8CCE4"/>
    </style:style>
    <style:style style:name="_52_0_37__32_-_32_Accent1_32_5_32_4" style:display-name="40% - Accent1 5 4" style:family="table-cell" style:data-style-name="N0">
      <style:table-cell-properties fo:background-color="#B8CCE4"/>
    </style:style>
    <style:style style:name="_52_0_37__32_-_32_Accent1_32_5_32_4_32_2" style:display-name="40% - Accent1 5 4 2" style:family="table-cell" style:data-style-name="N0">
      <style:table-cell-properties fo:background-color="#B8CCE4"/>
    </style:style>
    <style:style style:name="_52_0_37__32_-_32_Accent1_32_5_32_4_32_3" style:display-name="40% - Accent1 5 4 3" style:family="table-cell" style:data-style-name="N0">
      <style:table-cell-properties fo:background-color="#B8CCE4"/>
    </style:style>
    <style:style style:name="_52_0_37__32_-_32_Accent1_32_5_32_4_32_4" style:display-name="40% - Accent1 5 4 4" style:family="table-cell" style:data-style-name="N0">
      <style:table-cell-properties fo:background-color="#B8CCE4"/>
    </style:style>
    <style:style style:name="_52_0_37__32_-_32_Accent1_32_5_32_5" style:display-name="40% - Accent1 5 5" style:family="table-cell" style:data-style-name="N0">
      <style:table-cell-properties fo:background-color="#B8CCE4"/>
    </style:style>
    <style:style style:name="_52_0_37__32_-_32_Accent1_32_5_32_6" style:display-name="40% - Accent1 5 6" style:family="table-cell" style:data-style-name="N0">
      <style:table-cell-properties fo:background-color="#B8CCE4"/>
    </style:style>
    <style:style style:name="_52_0_37__32_-_32_Accent1_32_5_32_7" style:display-name="40% - Accent1 5 7" style:family="table-cell" style:data-style-name="N0">
      <style:table-cell-properties fo:background-color="#B8CCE4"/>
    </style:style>
    <style:style style:name="_52_0_37__32_-_32_Accent1_32_6" style:display-name="40% - Accent1 6" style:family="table-cell" style:data-style-name="N0">
      <style:table-cell-properties fo:background-color="#B8CCE4"/>
    </style:style>
    <style:style style:name="_52_0_37__32_-_32_Accent1_32_6_32_2" style:display-name="40% - Accent1 6 2" style:family="table-cell" style:data-style-name="N0">
      <style:table-cell-properties fo:background-color="#B8CCE4"/>
    </style:style>
    <style:style style:name="_52_0_37__32_-_32_Accent1_32_6_32_2_32_2" style:display-name="40% - Accent1 6 2 2" style:family="table-cell" style:data-style-name="N0">
      <style:table-cell-properties fo:background-color="#B8CCE4"/>
    </style:style>
    <style:style style:name="_52_0_37__32_-_32_Accent1_32_6_32_2_32_2_32_2" style:display-name="40% - Accent1 6 2 2 2" style:family="table-cell" style:data-style-name="N0">
      <style:table-cell-properties fo:background-color="#B8CCE4"/>
    </style:style>
    <style:style style:name="_52_0_37__32_-_32_Accent1_32_6_32_2_32_2_32_3" style:display-name="40% - Accent1 6 2 2 3" style:family="table-cell" style:data-style-name="N0">
      <style:table-cell-properties fo:background-color="#B8CCE4"/>
    </style:style>
    <style:style style:name="_52_0_37__32_-_32_Accent1_32_6_32_2_32_2_32_4" style:display-name="40% - Accent1 6 2 2 4" style:family="table-cell" style:data-style-name="N0">
      <style:table-cell-properties fo:background-color="#B8CCE4"/>
    </style:style>
    <style:style style:name="_52_0_37__32_-_32_Accent1_32_6_32_2_32_3" style:display-name="40% - Accent1 6 2 3" style:family="table-cell" style:data-style-name="N0">
      <style:table-cell-properties fo:background-color="#B8CCE4"/>
    </style:style>
    <style:style style:name="_52_0_37__32_-_32_Accent1_32_6_32_2_32_4" style:display-name="40% - Accent1 6 2 4" style:family="table-cell" style:data-style-name="N0">
      <style:table-cell-properties fo:background-color="#B8CCE4"/>
    </style:style>
    <style:style style:name="_52_0_37__32_-_32_Accent1_32_6_32_2_32_5" style:display-name="40% - Accent1 6 2 5" style:family="table-cell" style:data-style-name="N0">
      <style:table-cell-properties fo:background-color="#B8CCE4"/>
    </style:style>
    <style:style style:name="_52_0_37__32_-_32_Accent1_32_6_32_3" style:display-name="40% - Accent1 6 3" style:family="table-cell" style:data-style-name="N0">
      <style:table-cell-properties fo:background-color="#B8CCE4"/>
    </style:style>
    <style:style style:name="_52_0_37__32_-_32_Accent1_32_6_32_3_32_2" style:display-name="40% - Accent1 6 3 2" style:family="table-cell" style:data-style-name="N0">
      <style:table-cell-properties fo:background-color="#B8CCE4"/>
    </style:style>
    <style:style style:name="_52_0_37__32_-_32_Accent1_32_6_32_3_32_3" style:display-name="40% - Accent1 6 3 3" style:family="table-cell" style:data-style-name="N0">
      <style:table-cell-properties fo:background-color="#B8CCE4"/>
    </style:style>
    <style:style style:name="_52_0_37__32_-_32_Accent1_32_6_32_3_32_4" style:display-name="40% - Accent1 6 3 4" style:family="table-cell" style:data-style-name="N0">
      <style:table-cell-properties fo:background-color="#B8CCE4"/>
    </style:style>
    <style:style style:name="_52_0_37__32_-_32_Accent1_32_6_32_4" style:display-name="40% - Accent1 6 4" style:family="table-cell" style:data-style-name="N0">
      <style:table-cell-properties fo:background-color="#B8CCE4"/>
    </style:style>
    <style:style style:name="_52_0_37__32_-_32_Accent1_32_6_32_5" style:display-name="40% - Accent1 6 5" style:family="table-cell" style:data-style-name="N0">
      <style:table-cell-properties fo:background-color="#B8CCE4"/>
    </style:style>
    <style:style style:name="_52_0_37__32_-_32_Accent1_32_6_32_6" style:display-name="40% - Accent1 6 6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E6B8B7"/>
    </style:style>
    <style:style style:name="_52_0_37__32_-_32_Accent2_32_2_32_2" style:display-name="40% - Accent2 2 2" style:family="table-cell" style:data-style-name="N0">
      <style:table-cell-properties fo:background-color="#E6B8B7"/>
    </style:style>
    <style:style style:name="_52_0_37__32_-_32_Accent2_32_2_32_2_32_2" style:display-name="40% - Accent2 2 2 2" style:family="table-cell" style:data-style-name="N0">
      <style:table-cell-properties fo:background-color="#E6B8B7"/>
    </style:style>
    <style:style style:name="_52_0_37__32_-_32_Accent2_32_2_32_2_32_2_32_2" style:display-name="40% - Accent2 2 2 2 2" style:family="table-cell" style:data-style-name="N0">
      <style:table-cell-properties fo:background-color="#E6B8B7"/>
    </style:style>
    <style:style style:name="_52_0_37__32_-_32_Accent2_32_2_32_2_32_2_32_2_32_2" style:display-name="40% - Accent2 2 2 2 2 2" style:family="table-cell" style:data-style-name="N0">
      <style:table-cell-properties fo:background-color="#E6B8B7"/>
    </style:style>
    <style:style style:name="_52_0_37__32_-_32_Accent2_32_2_32_2_32_2_32_2_32_3" style:display-name="40% - Accent2 2 2 2 2 3" style:family="table-cell" style:data-style-name="N0">
      <style:table-cell-properties fo:background-color="#E6B8B7"/>
    </style:style>
    <style:style style:name="_52_0_37__32_-_32_Accent2_32_2_32_2_32_2_32_2_32_4" style:display-name="40% - Accent2 2 2 2 2 4" style:family="table-cell" style:data-style-name="N0">
      <style:table-cell-properties fo:background-color="#E6B8B7"/>
    </style:style>
    <style:style style:name="_52_0_37__32_-_32_Accent2_32_2_32_2_32_2_32_3" style:display-name="40% - Accent2 2 2 2 3" style:family="table-cell" style:data-style-name="N0">
      <style:table-cell-properties fo:background-color="#E6B8B7"/>
    </style:style>
    <style:style style:name="_52_0_37__32_-_32_Accent2_32_2_32_2_32_2_32_4" style:display-name="40% - Accent2 2 2 2 4" style:family="table-cell" style:data-style-name="N0">
      <style:table-cell-properties fo:background-color="#E6B8B7"/>
    </style:style>
    <style:style style:name="_52_0_37__32_-_32_Accent2_32_2_32_2_32_2_32_5" style:display-name="40% - Accent2 2 2 2 5" style:family="table-cell" style:data-style-name="N0">
      <style:table-cell-properties fo:background-color="#E6B8B7"/>
    </style:style>
    <style:style style:name="_52_0_37__32_-_32_Accent2_32_2_32_2_32_3" style:display-name="40% - Accent2 2 2 3" style:family="table-cell" style:data-style-name="N0">
      <style:table-cell-properties fo:background-color="#E6B8B7"/>
    </style:style>
    <style:style style:name="_52_0_37__32_-_32_Accent2_32_2_32_2_32_3_32_2" style:display-name="40% - Accent2 2 2 3 2" style:family="table-cell" style:data-style-name="N0">
      <style:table-cell-properties fo:background-color="#E6B8B7"/>
    </style:style>
    <style:style style:name="_52_0_37__32_-_32_Accent2_32_2_32_2_32_3_32_3" style:display-name="40% - Accent2 2 2 3 3" style:family="table-cell" style:data-style-name="N0">
      <style:table-cell-properties fo:background-color="#E6B8B7"/>
    </style:style>
    <style:style style:name="_52_0_37__32_-_32_Accent2_32_2_32_2_32_3_32_4" style:display-name="40% - Accent2 2 2 3 4" style:family="table-cell" style:data-style-name="N0">
      <style:table-cell-properties fo:background-color="#E6B8B7"/>
    </style:style>
    <style:style style:name="_52_0_37__32_-_32_Accent2_32_2_32_2_32_4" style:display-name="40% - Accent2 2 2 4" style:family="table-cell" style:data-style-name="N0">
      <style:table-cell-properties fo:background-color="#E6B8B7"/>
    </style:style>
    <style:style style:name="_52_0_37__32_-_32_Accent2_32_2_32_2_32_5" style:display-name="40% - Accent2 2 2 5" style:family="table-cell" style:data-style-name="N0">
      <style:table-cell-properties fo:background-color="#E6B8B7"/>
    </style:style>
    <style:style style:name="_52_0_37__32_-_32_Accent2_32_2_32_2_32_6" style:display-name="40% - Accent2 2 2 6" style:family="table-cell" style:data-style-name="N0">
      <style:table-cell-properties fo:background-color="#E6B8B7"/>
    </style:style>
    <style:style style:name="_52_0_37__32_-_32_Accent2_32_2_32_3" style:display-name="40% - Accent2 2 3" style:family="table-cell" style:data-style-name="N0">
      <style:table-cell-properties fo:background-color="#E6B8B7"/>
    </style:style>
    <style:style style:name="_52_0_37__32_-_32_Accent2_32_2_32_3_32_2" style:display-name="40% - Accent2 2 3 2" style:family="table-cell" style:data-style-name="N0">
      <style:table-cell-properties fo:background-color="#E6B8B7"/>
    </style:style>
    <style:style style:name="_52_0_37__32_-_32_Accent2_32_2_32_3_32_2_32_2" style:display-name="40% - Accent2 2 3 2 2" style:family="table-cell" style:data-style-name="N0">
      <style:table-cell-properties fo:background-color="#E6B8B7"/>
    </style:style>
    <style:style style:name="_52_0_37__32_-_32_Accent2_32_2_32_3_32_2_32_3" style:display-name="40% - Accent2 2 3 2 3" style:family="table-cell" style:data-style-name="N0">
      <style:table-cell-properties fo:background-color="#E6B8B7"/>
    </style:style>
    <style:style style:name="_52_0_37__32_-_32_Accent2_32_2_32_3_32_2_32_4" style:display-name="40% - Accent2 2 3 2 4" style:family="table-cell" style:data-style-name="N0">
      <style:table-cell-properties fo:background-color="#E6B8B7"/>
    </style:style>
    <style:style style:name="_52_0_37__32_-_32_Accent2_32_2_32_3_32_3" style:display-name="40% - Accent2 2 3 3" style:family="table-cell" style:data-style-name="N0">
      <style:table-cell-properties fo:background-color="#E6B8B7"/>
    </style:style>
    <style:style style:name="_52_0_37__32_-_32_Accent2_32_2_32_3_32_4" style:display-name="40% - Accent2 2 3 4" style:family="table-cell" style:data-style-name="N0">
      <style:table-cell-properties fo:background-color="#E6B8B7"/>
    </style:style>
    <style:style style:name="_52_0_37__32_-_32_Accent2_32_2_32_3_32_5" style:display-name="40% - Accent2 2 3 5" style:family="table-cell" style:data-style-name="N0">
      <style:table-cell-properties fo:background-color="#E6B8B7"/>
    </style:style>
    <style:style style:name="_52_0_37__32_-_32_Accent2_32_2_32_4" style:display-name="40% - Accent2 2 4" style:family="table-cell" style:data-style-name="N0">
      <style:table-cell-properties fo:background-color="#E6B8B7"/>
    </style:style>
    <style:style style:name="_52_0_37__32_-_32_Accent2_32_2_32_4_32_2" style:display-name="40% - Accent2 2 4 2" style:family="table-cell" style:data-style-name="N0">
      <style:table-cell-properties fo:background-color="#E6B8B7"/>
    </style:style>
    <style:style style:name="_52_0_37__32_-_32_Accent2_32_2_32_4_32_3" style:display-name="40% - Accent2 2 4 3" style:family="table-cell" style:data-style-name="N0">
      <style:table-cell-properties fo:background-color="#E6B8B7"/>
    </style:style>
    <style:style style:name="_52_0_37__32_-_32_Accent2_32_2_32_4_32_4" style:display-name="40% - Accent2 2 4 4" style:family="table-cell" style:data-style-name="N0">
      <style:table-cell-properties fo:background-color="#E6B8B7"/>
    </style:style>
    <style:style style:name="_52_0_37__32_-_32_Accent2_32_2_32_5" style:display-name="40% - Accent2 2 5" style:family="table-cell" style:data-style-name="N0">
      <style:table-cell-properties fo:background-color="#E6B8B7"/>
    </style:style>
    <style:style style:name="_52_0_37__32_-_32_Accent2_32_2_32_6" style:display-name="40% - Accent2 2 6" style:family="table-cell" style:data-style-name="N0">
      <style:table-cell-properties fo:background-color="#E6B8B7"/>
    </style:style>
    <style:style style:name="_52_0_37__32_-_32_Accent2_32_2_32_7" style:display-name="40% - Accent2 2 7" style:family="table-cell" style:data-style-name="N0">
      <style:table-cell-properties fo:background-color="#E6B8B7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3_32_2" style:display-name="40% - Accent2 3 2" style:family="table-cell" style:data-style-name="N0">
      <style:table-cell-properties fo:background-color="#E6B8B7"/>
    </style:style>
    <style:style style:name="_52_0_37__32_-_32_Accent2_32_3_32_2_32_2" style:display-name="40% - Accent2 3 2 2" style:family="table-cell" style:data-style-name="N0">
      <style:table-cell-properties fo:background-color="#E6B8B7"/>
    </style:style>
    <style:style style:name="_52_0_37__32_-_32_Accent2_32_3_32_2_32_2_32_2" style:display-name="40% - Accent2 3 2 2 2" style:family="table-cell" style:data-style-name="N0">
      <style:table-cell-properties fo:background-color="#E6B8B7"/>
    </style:style>
    <style:style style:name="_52_0_37__32_-_32_Accent2_32_3_32_2_32_2_32_2_32_2" style:display-name="40% - Accent2 3 2 2 2 2" style:family="table-cell" style:data-style-name="N0">
      <style:table-cell-properties fo:background-color="#E6B8B7"/>
    </style:style>
    <style:style style:name="_52_0_37__32_-_32_Accent2_32_3_32_2_32_2_32_2_32_3" style:display-name="40% - Accent2 3 2 2 2 3" style:family="table-cell" style:data-style-name="N0">
      <style:table-cell-properties fo:background-color="#E6B8B7"/>
    </style:style>
    <style:style style:name="_52_0_37__32_-_32_Accent2_32_3_32_2_32_2_32_2_32_4" style:display-name="40% - Accent2 3 2 2 2 4" style:family="table-cell" style:data-style-name="N0">
      <style:table-cell-properties fo:background-color="#E6B8B7"/>
    </style:style>
    <style:style style:name="_52_0_37__32_-_32_Accent2_32_3_32_2_32_2_32_3" style:display-name="40% - Accent2 3 2 2 3" style:family="table-cell" style:data-style-name="N0">
      <style:table-cell-properties fo:background-color="#E6B8B7"/>
    </style:style>
    <style:style style:name="_52_0_37__32_-_32_Accent2_32_3_32_2_32_2_32_4" style:display-name="40% - Accent2 3 2 2 4" style:family="table-cell" style:data-style-name="N0">
      <style:table-cell-properties fo:background-color="#E6B8B7"/>
    </style:style>
    <style:style style:name="_52_0_37__32_-_32_Accent2_32_3_32_2_32_2_32_5" style:display-name="40% - Accent2 3 2 2 5" style:family="table-cell" style:data-style-name="N0">
      <style:table-cell-properties fo:background-color="#E6B8B7"/>
    </style:style>
    <style:style style:name="_52_0_37__32_-_32_Accent2_32_3_32_2_32_3" style:display-name="40% - Accent2 3 2 3" style:family="table-cell" style:data-style-name="N0">
      <style:table-cell-properties fo:background-color="#E6B8B7"/>
    </style:style>
    <style:style style:name="_52_0_37__32_-_32_Accent2_32_3_32_2_32_3_32_2" style:display-name="40% - Accent2 3 2 3 2" style:family="table-cell" style:data-style-name="N0">
      <style:table-cell-properties fo:background-color="#E6B8B7"/>
    </style:style>
    <style:style style:name="_52_0_37__32_-_32_Accent2_32_3_32_2_32_3_32_3" style:display-name="40% - Accent2 3 2 3 3" style:family="table-cell" style:data-style-name="N0">
      <style:table-cell-properties fo:background-color="#E6B8B7"/>
    </style:style>
    <style:style style:name="_52_0_37__32_-_32_Accent2_32_3_32_2_32_3_32_4" style:display-name="40% - Accent2 3 2 3 4" style:family="table-cell" style:data-style-name="N0">
      <style:table-cell-properties fo:background-color="#E6B8B7"/>
    </style:style>
    <style:style style:name="_52_0_37__32_-_32_Accent2_32_3_32_2_32_4" style:display-name="40% - Accent2 3 2 4" style:family="table-cell" style:data-style-name="N0">
      <style:table-cell-properties fo:background-color="#E6B8B7"/>
    </style:style>
    <style:style style:name="_52_0_37__32_-_32_Accent2_32_3_32_2_32_5" style:display-name="40% - Accent2 3 2 5" style:family="table-cell" style:data-style-name="N0">
      <style:table-cell-properties fo:background-color="#E6B8B7"/>
    </style:style>
    <style:style style:name="_52_0_37__32_-_32_Accent2_32_3_32_2_32_6" style:display-name="40% - Accent2 3 2 6" style:family="table-cell" style:data-style-name="N0">
      <style:table-cell-properties fo:background-color="#E6B8B7"/>
    </style:style>
    <style:style style:name="_52_0_37__32_-_32_Accent2_32_3_32_3" style:display-name="40% - Accent2 3 3" style:family="table-cell" style:data-style-name="N0">
      <style:table-cell-properties fo:background-color="#E6B8B7"/>
    </style:style>
    <style:style style:name="_52_0_37__32_-_32_Accent2_32_3_32_3_32_2" style:display-name="40% - Accent2 3 3 2" style:family="table-cell" style:data-style-name="N0">
      <style:table-cell-properties fo:background-color="#E6B8B7"/>
    </style:style>
    <style:style style:name="_52_0_37__32_-_32_Accent2_32_3_32_3_32_2_32_2" style:display-name="40% - Accent2 3 3 2 2" style:family="table-cell" style:data-style-name="N0">
      <style:table-cell-properties fo:background-color="#E6B8B7"/>
    </style:style>
    <style:style style:name="_52_0_37__32_-_32_Accent2_32_3_32_3_32_2_32_3" style:display-name="40% - Accent2 3 3 2 3" style:family="table-cell" style:data-style-name="N0">
      <style:table-cell-properties fo:background-color="#E6B8B7"/>
    </style:style>
    <style:style style:name="_52_0_37__32_-_32_Accent2_32_3_32_3_32_2_32_4" style:display-name="40% - Accent2 3 3 2 4" style:family="table-cell" style:data-style-name="N0">
      <style:table-cell-properties fo:background-color="#E6B8B7"/>
    </style:style>
    <style:style style:name="_52_0_37__32_-_32_Accent2_32_3_32_3_32_3" style:display-name="40% - Accent2 3 3 3" style:family="table-cell" style:data-style-name="N0">
      <style:table-cell-properties fo:background-color="#E6B8B7"/>
    </style:style>
    <style:style style:name="_52_0_37__32_-_32_Accent2_32_3_32_3_32_4" style:display-name="40% - Accent2 3 3 4" style:family="table-cell" style:data-style-name="N0">
      <style:table-cell-properties fo:background-color="#E6B8B7"/>
    </style:style>
    <style:style style:name="_52_0_37__32_-_32_Accent2_32_3_32_3_32_5" style:display-name="40% - Accent2 3 3 5" style:family="table-cell" style:data-style-name="N0">
      <style:table-cell-properties fo:background-color="#E6B8B7"/>
    </style:style>
    <style:style style:name="_52_0_37__32_-_32_Accent2_32_3_32_4" style:display-name="40% - Accent2 3 4" style:family="table-cell" style:data-style-name="N0">
      <style:table-cell-properties fo:background-color="#E6B8B7"/>
    </style:style>
    <style:style style:name="_52_0_37__32_-_32_Accent2_32_3_32_4_32_2" style:display-name="40% - Accent2 3 4 2" style:family="table-cell" style:data-style-name="N0">
      <style:table-cell-properties fo:background-color="#E6B8B7"/>
    </style:style>
    <style:style style:name="_52_0_37__32_-_32_Accent2_32_3_32_4_32_3" style:display-name="40% - Accent2 3 4 3" style:family="table-cell" style:data-style-name="N0">
      <style:table-cell-properties fo:background-color="#E6B8B7"/>
    </style:style>
    <style:style style:name="_52_0_37__32_-_32_Accent2_32_3_32_4_32_4" style:display-name="40% - Accent2 3 4 4" style:family="table-cell" style:data-style-name="N0">
      <style:table-cell-properties fo:background-color="#E6B8B7"/>
    </style:style>
    <style:style style:name="_52_0_37__32_-_32_Accent2_32_3_32_5" style:display-name="40% - Accent2 3 5" style:family="table-cell" style:data-style-name="N0">
      <style:table-cell-properties fo:background-color="#E6B8B7"/>
    </style:style>
    <style:style style:name="_52_0_37__32_-_32_Accent2_32_3_32_6" style:display-name="40% - Accent2 3 6" style:family="table-cell" style:data-style-name="N0">
      <style:table-cell-properties fo:background-color="#E6B8B7"/>
    </style:style>
    <style:style style:name="_52_0_37__32_-_32_Accent2_32_3_32_7" style:display-name="40% - Accent2 3 7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2_32_4_32_2" style:display-name="40% - Accent2 4 2" style:family="table-cell" style:data-style-name="N0">
      <style:table-cell-properties fo:background-color="#E6B8B7"/>
    </style:style>
    <style:style style:name="_52_0_37__32_-_32_Accent2_32_4_32_2_32_2" style:display-name="40% - Accent2 4 2 2" style:family="table-cell" style:data-style-name="N0">
      <style:table-cell-properties fo:background-color="#E6B8B7"/>
    </style:style>
    <style:style style:name="_52_0_37__32_-_32_Accent2_32_4_32_2_32_2_32_2" style:display-name="40% - Accent2 4 2 2 2" style:family="table-cell" style:data-style-name="N0">
      <style:table-cell-properties fo:background-color="#E6B8B7"/>
    </style:style>
    <style:style style:name="_52_0_37__32_-_32_Accent2_32_4_32_2_32_2_32_2_32_2" style:display-name="40% - Accent2 4 2 2 2 2" style:family="table-cell" style:data-style-name="N0">
      <style:table-cell-properties fo:background-color="#E6B8B7"/>
    </style:style>
    <style:style style:name="_52_0_37__32_-_32_Accent2_32_4_32_2_32_2_32_2_32_3" style:display-name="40% - Accent2 4 2 2 2 3" style:family="table-cell" style:data-style-name="N0">
      <style:table-cell-properties fo:background-color="#E6B8B7"/>
    </style:style>
    <style:style style:name="_52_0_37__32_-_32_Accent2_32_4_32_2_32_2_32_2_32_4" style:display-name="40% - Accent2 4 2 2 2 4" style:family="table-cell" style:data-style-name="N0">
      <style:table-cell-properties fo:background-color="#E6B8B7"/>
    </style:style>
    <style:style style:name="_52_0_37__32_-_32_Accent2_32_4_32_2_32_2_32_3" style:display-name="40% - Accent2 4 2 2 3" style:family="table-cell" style:data-style-name="N0">
      <style:table-cell-properties fo:background-color="#E6B8B7"/>
    </style:style>
    <style:style style:name="_52_0_37__32_-_32_Accent2_32_4_32_2_32_2_32_4" style:display-name="40% - Accent2 4 2 2 4" style:family="table-cell" style:data-style-name="N0">
      <style:table-cell-properties fo:background-color="#E6B8B7"/>
    </style:style>
    <style:style style:name="_52_0_37__32_-_32_Accent2_32_4_32_2_32_2_32_5" style:display-name="40% - Accent2 4 2 2 5" style:family="table-cell" style:data-style-name="N0">
      <style:table-cell-properties fo:background-color="#E6B8B7"/>
    </style:style>
    <style:style style:name="_52_0_37__32_-_32_Accent2_32_4_32_2_32_3" style:display-name="40% - Accent2 4 2 3" style:family="table-cell" style:data-style-name="N0">
      <style:table-cell-properties fo:background-color="#E6B8B7"/>
    </style:style>
    <style:style style:name="_52_0_37__32_-_32_Accent2_32_4_32_2_32_3_32_2" style:display-name="40% - Accent2 4 2 3 2" style:family="table-cell" style:data-style-name="N0">
      <style:table-cell-properties fo:background-color="#E6B8B7"/>
    </style:style>
    <style:style style:name="_52_0_37__32_-_32_Accent2_32_4_32_2_32_3_32_3" style:display-name="40% - Accent2 4 2 3 3" style:family="table-cell" style:data-style-name="N0">
      <style:table-cell-properties fo:background-color="#E6B8B7"/>
    </style:style>
    <style:style style:name="_52_0_37__32_-_32_Accent2_32_4_32_2_32_3_32_4" style:display-name="40% - Accent2 4 2 3 4" style:family="table-cell" style:data-style-name="N0">
      <style:table-cell-properties fo:background-color="#E6B8B7"/>
    </style:style>
    <style:style style:name="_52_0_37__32_-_32_Accent2_32_4_32_2_32_4" style:display-name="40% - Accent2 4 2 4" style:family="table-cell" style:data-style-name="N0">
      <style:table-cell-properties fo:background-color="#E6B8B7"/>
    </style:style>
    <style:style style:name="_52_0_37__32_-_32_Accent2_32_4_32_2_32_5" style:display-name="40% - Accent2 4 2 5" style:family="table-cell" style:data-style-name="N0">
      <style:table-cell-properties fo:background-color="#E6B8B7"/>
    </style:style>
    <style:style style:name="_52_0_37__32_-_32_Accent2_32_4_32_2_32_6" style:display-name="40% - Accent2 4 2 6" style:family="table-cell" style:data-style-name="N0">
      <style:table-cell-properties fo:background-color="#E6B8B7"/>
    </style:style>
    <style:style style:name="_52_0_37__32_-_32_Accent2_32_4_32_3" style:display-name="40% - Accent2 4 3" style:family="table-cell" style:data-style-name="N0">
      <style:table-cell-properties fo:background-color="#E6B8B7"/>
    </style:style>
    <style:style style:name="_52_0_37__32_-_32_Accent2_32_4_32_3_32_2" style:display-name="40% - Accent2 4 3 2" style:family="table-cell" style:data-style-name="N0">
      <style:table-cell-properties fo:background-color="#E6B8B7"/>
    </style:style>
    <style:style style:name="_52_0_37__32_-_32_Accent2_32_4_32_3_32_2_32_2" style:display-name="40% - Accent2 4 3 2 2" style:family="table-cell" style:data-style-name="N0">
      <style:table-cell-properties fo:background-color="#E6B8B7"/>
    </style:style>
    <style:style style:name="_52_0_37__32_-_32_Accent2_32_4_32_3_32_2_32_3" style:display-name="40% - Accent2 4 3 2 3" style:family="table-cell" style:data-style-name="N0">
      <style:table-cell-properties fo:background-color="#E6B8B7"/>
    </style:style>
    <style:style style:name="_52_0_37__32_-_32_Accent2_32_4_32_3_32_2_32_4" style:display-name="40% - Accent2 4 3 2 4" style:family="table-cell" style:data-style-name="N0">
      <style:table-cell-properties fo:background-color="#E6B8B7"/>
    </style:style>
    <style:style style:name="_52_0_37__32_-_32_Accent2_32_4_32_3_32_3" style:display-name="40% - Accent2 4 3 3" style:family="table-cell" style:data-style-name="N0">
      <style:table-cell-properties fo:background-color="#E6B8B7"/>
    </style:style>
    <style:style style:name="_52_0_37__32_-_32_Accent2_32_4_32_3_32_4" style:display-name="40% - Accent2 4 3 4" style:family="table-cell" style:data-style-name="N0">
      <style:table-cell-properties fo:background-color="#E6B8B7"/>
    </style:style>
    <style:style style:name="_52_0_37__32_-_32_Accent2_32_4_32_3_32_5" style:display-name="40% - Accent2 4 3 5" style:family="table-cell" style:data-style-name="N0">
      <style:table-cell-properties fo:background-color="#E6B8B7"/>
    </style:style>
    <style:style style:name="_52_0_37__32_-_32_Accent2_32_4_32_4" style:display-name="40% - Accent2 4 4" style:family="table-cell" style:data-style-name="N0">
      <style:table-cell-properties fo:background-color="#E6B8B7"/>
    </style:style>
    <style:style style:name="_52_0_37__32_-_32_Accent2_32_4_32_4_32_2" style:display-name="40% - Accent2 4 4 2" style:family="table-cell" style:data-style-name="N0">
      <style:table-cell-properties fo:background-color="#E6B8B7"/>
    </style:style>
    <style:style style:name="_52_0_37__32_-_32_Accent2_32_4_32_4_32_3" style:display-name="40% - Accent2 4 4 3" style:family="table-cell" style:data-style-name="N0">
      <style:table-cell-properties fo:background-color="#E6B8B7"/>
    </style:style>
    <style:style style:name="_52_0_37__32_-_32_Accent2_32_4_32_4_32_4" style:display-name="40% - Accent2 4 4 4" style:family="table-cell" style:data-style-name="N0">
      <style:table-cell-properties fo:background-color="#E6B8B7"/>
    </style:style>
    <style:style style:name="_52_0_37__32_-_32_Accent2_32_4_32_5" style:display-name="40% - Accent2 4 5" style:family="table-cell" style:data-style-name="N0">
      <style:table-cell-properties fo:background-color="#E6B8B7"/>
    </style:style>
    <style:style style:name="_52_0_37__32_-_32_Accent2_32_4_32_6" style:display-name="40% - Accent2 4 6" style:family="table-cell" style:data-style-name="N0">
      <style:table-cell-properties fo:background-color="#E6B8B7"/>
    </style:style>
    <style:style style:name="_52_0_37__32_-_32_Accent2_32_4_32_7" style:display-name="40% - Accent2 4 7" style:family="table-cell" style:data-style-name="N0">
      <style:table-cell-properties fo:background-color="#E6B8B7"/>
    </style:style>
    <style:style style:name="_52_0_37__32_-_32_Accent2_32_5" style:display-name="40% - Accent2 5" style:family="table-cell" style:data-style-name="N0">
      <style:table-cell-properties fo:background-color="#E6B8B7"/>
    </style:style>
    <style:style style:name="_52_0_37__32_-_32_Accent2_32_5_32_2" style:display-name="40% - Accent2 5 2" style:family="table-cell" style:data-style-name="N0">
      <style:table-cell-properties fo:background-color="#E6B8B7"/>
    </style:style>
    <style:style style:name="_52_0_37__32_-_32_Accent2_32_5_32_2_32_2" style:display-name="40% - Accent2 5 2 2" style:family="table-cell" style:data-style-name="N0">
      <style:table-cell-properties fo:background-color="#E6B8B7"/>
    </style:style>
    <style:style style:name="_52_0_37__32_-_32_Accent2_32_5_32_2_32_2_32_2" style:display-name="40% - Accent2 5 2 2 2" style:family="table-cell" style:data-style-name="N0">
      <style:table-cell-properties fo:background-color="#E6B8B7"/>
    </style:style>
    <style:style style:name="_52_0_37__32_-_32_Accent2_32_5_32_2_32_2_32_2_32_2" style:display-name="40% - Accent2 5 2 2 2 2" style:family="table-cell" style:data-style-name="N0">
      <style:table-cell-properties fo:background-color="#E6B8B7"/>
    </style:style>
    <style:style style:name="_52_0_37__32_-_32_Accent2_32_5_32_2_32_2_32_2_32_3" style:display-name="40% - Accent2 5 2 2 2 3" style:family="table-cell" style:data-style-name="N0">
      <style:table-cell-properties fo:background-color="#E6B8B7"/>
    </style:style>
    <style:style style:name="_52_0_37__32_-_32_Accent2_32_5_32_2_32_2_32_2_32_4" style:display-name="40% - Accent2 5 2 2 2 4" style:family="table-cell" style:data-style-name="N0">
      <style:table-cell-properties fo:background-color="#E6B8B7"/>
    </style:style>
    <style:style style:name="_52_0_37__32_-_32_Accent2_32_5_32_2_32_2_32_3" style:display-name="40% - Accent2 5 2 2 3" style:family="table-cell" style:data-style-name="N0">
      <style:table-cell-properties fo:background-color="#E6B8B7"/>
    </style:style>
    <style:style style:name="_52_0_37__32_-_32_Accent2_32_5_32_2_32_2_32_4" style:display-name="40% - Accent2 5 2 2 4" style:family="table-cell" style:data-style-name="N0">
      <style:table-cell-properties fo:background-color="#E6B8B7"/>
    </style:style>
    <style:style style:name="_52_0_37__32_-_32_Accent2_32_5_32_2_32_2_32_5" style:display-name="40% - Accent2 5 2 2 5" style:family="table-cell" style:data-style-name="N0">
      <style:table-cell-properties fo:background-color="#E6B8B7"/>
    </style:style>
    <style:style style:name="_52_0_37__32_-_32_Accent2_32_5_32_2_32_3" style:display-name="40% - Accent2 5 2 3" style:family="table-cell" style:data-style-name="N0">
      <style:table-cell-properties fo:background-color="#E6B8B7"/>
    </style:style>
    <style:style style:name="_52_0_37__32_-_32_Accent2_32_5_32_2_32_3_32_2" style:display-name="40% - Accent2 5 2 3 2" style:family="table-cell" style:data-style-name="N0">
      <style:table-cell-properties fo:background-color="#E6B8B7"/>
    </style:style>
    <style:style style:name="_52_0_37__32_-_32_Accent2_32_5_32_2_32_3_32_3" style:display-name="40% - Accent2 5 2 3 3" style:family="table-cell" style:data-style-name="N0">
      <style:table-cell-properties fo:background-color="#E6B8B7"/>
    </style:style>
    <style:style style:name="_52_0_37__32_-_32_Accent2_32_5_32_2_32_3_32_4" style:display-name="40% - Accent2 5 2 3 4" style:family="table-cell" style:data-style-name="N0">
      <style:table-cell-properties fo:background-color="#E6B8B7"/>
    </style:style>
    <style:style style:name="_52_0_37__32_-_32_Accent2_32_5_32_2_32_4" style:display-name="40% - Accent2 5 2 4" style:family="table-cell" style:data-style-name="N0">
      <style:table-cell-properties fo:background-color="#E6B8B7"/>
    </style:style>
    <style:style style:name="_52_0_37__32_-_32_Accent2_32_5_32_2_32_5" style:display-name="40% - Accent2 5 2 5" style:family="table-cell" style:data-style-name="N0">
      <style:table-cell-properties fo:background-color="#E6B8B7"/>
    </style:style>
    <style:style style:name="_52_0_37__32_-_32_Accent2_32_5_32_2_32_6" style:display-name="40% - Accent2 5 2 6" style:family="table-cell" style:data-style-name="N0">
      <style:table-cell-properties fo:background-color="#E6B8B7"/>
    </style:style>
    <style:style style:name="_52_0_37__32_-_32_Accent2_32_5_32_3" style:display-name="40% - Accent2 5 3" style:family="table-cell" style:data-style-name="N0">
      <style:table-cell-properties fo:background-color="#E6B8B7"/>
    </style:style>
    <style:style style:name="_52_0_37__32_-_32_Accent2_32_5_32_3_32_2" style:display-name="40% - Accent2 5 3 2" style:family="table-cell" style:data-style-name="N0">
      <style:table-cell-properties fo:background-color="#E6B8B7"/>
    </style:style>
    <style:style style:name="_52_0_37__32_-_32_Accent2_32_5_32_3_32_2_32_2" style:display-name="40% - Accent2 5 3 2 2" style:family="table-cell" style:data-style-name="N0">
      <style:table-cell-properties fo:background-color="#E6B8B7"/>
    </style:style>
    <style:style style:name="_52_0_37__32_-_32_Accent2_32_5_32_3_32_2_32_3" style:display-name="40% - Accent2 5 3 2 3" style:family="table-cell" style:data-style-name="N0">
      <style:table-cell-properties fo:background-color="#E6B8B7"/>
    </style:style>
    <style:style style:name="_52_0_37__32_-_32_Accent2_32_5_32_3_32_2_32_4" style:display-name="40% - Accent2 5 3 2 4" style:family="table-cell" style:data-style-name="N0">
      <style:table-cell-properties fo:background-color="#E6B8B7"/>
    </style:style>
    <style:style style:name="_52_0_37__32_-_32_Accent2_32_5_32_3_32_3" style:display-name="40% - Accent2 5 3 3" style:family="table-cell" style:data-style-name="N0">
      <style:table-cell-properties fo:background-color="#E6B8B7"/>
    </style:style>
    <style:style style:name="_52_0_37__32_-_32_Accent2_32_5_32_3_32_4" style:display-name="40% - Accent2 5 3 4" style:family="table-cell" style:data-style-name="N0">
      <style:table-cell-properties fo:background-color="#E6B8B7"/>
    </style:style>
    <style:style style:name="_52_0_37__32_-_32_Accent2_32_5_32_3_32_5" style:display-name="40% - Accent2 5 3 5" style:family="table-cell" style:data-style-name="N0">
      <style:table-cell-properties fo:background-color="#E6B8B7"/>
    </style:style>
    <style:style style:name="_52_0_37__32_-_32_Accent2_32_5_32_4" style:display-name="40% - Accent2 5 4" style:family="table-cell" style:data-style-name="N0">
      <style:table-cell-properties fo:background-color="#E6B8B7"/>
    </style:style>
    <style:style style:name="_52_0_37__32_-_32_Accent2_32_5_32_4_32_2" style:display-name="40% - Accent2 5 4 2" style:family="table-cell" style:data-style-name="N0">
      <style:table-cell-properties fo:background-color="#E6B8B7"/>
    </style:style>
    <style:style style:name="_52_0_37__32_-_32_Accent2_32_5_32_4_32_3" style:display-name="40% - Accent2 5 4 3" style:family="table-cell" style:data-style-name="N0">
      <style:table-cell-properties fo:background-color="#E6B8B7"/>
    </style:style>
    <style:style style:name="_52_0_37__32_-_32_Accent2_32_5_32_4_32_4" style:display-name="40% - Accent2 5 4 4" style:family="table-cell" style:data-style-name="N0">
      <style:table-cell-properties fo:background-color="#E6B8B7"/>
    </style:style>
    <style:style style:name="_52_0_37__32_-_32_Accent2_32_5_32_5" style:display-name="40% - Accent2 5 5" style:family="table-cell" style:data-style-name="N0">
      <style:table-cell-properties fo:background-color="#E6B8B7"/>
    </style:style>
    <style:style style:name="_52_0_37__32_-_32_Accent2_32_5_32_6" style:display-name="40% - Accent2 5 6" style:family="table-cell" style:data-style-name="N0">
      <style:table-cell-properties fo:background-color="#E6B8B7"/>
    </style:style>
    <style:style style:name="_52_0_37__32_-_32_Accent2_32_5_32_7" style:display-name="40% - Accent2 5 7" style:family="table-cell" style:data-style-name="N0">
      <style:table-cell-properties fo:background-color="#E6B8B7"/>
    </style:style>
    <style:style style:name="_52_0_37__32_-_32_Accent2_32_6" style:display-name="40% - Accent2 6" style:family="table-cell" style:data-style-name="N0">
      <style:table-cell-properties fo:background-color="#E6B8B7"/>
    </style:style>
    <style:style style:name="_52_0_37__32_-_32_Accent2_32_6_32_2" style:display-name="40% - Accent2 6 2" style:family="table-cell" style:data-style-name="N0">
      <style:table-cell-properties fo:background-color="#E6B8B7"/>
    </style:style>
    <style:style style:name="_52_0_37__32_-_32_Accent2_32_6_32_2_32_2" style:display-name="40% - Accent2 6 2 2" style:family="table-cell" style:data-style-name="N0">
      <style:table-cell-properties fo:background-color="#E6B8B7"/>
    </style:style>
    <style:style style:name="_52_0_37__32_-_32_Accent2_32_6_32_2_32_2_32_2" style:display-name="40% - Accent2 6 2 2 2" style:family="table-cell" style:data-style-name="N0">
      <style:table-cell-properties fo:background-color="#E6B8B7"/>
    </style:style>
    <style:style style:name="_52_0_37__32_-_32_Accent2_32_6_32_2_32_2_32_3" style:display-name="40% - Accent2 6 2 2 3" style:family="table-cell" style:data-style-name="N0">
      <style:table-cell-properties fo:background-color="#E6B8B7"/>
    </style:style>
    <style:style style:name="_52_0_37__32_-_32_Accent2_32_6_32_2_32_2_32_4" style:display-name="40% - Accent2 6 2 2 4" style:family="table-cell" style:data-style-name="N0">
      <style:table-cell-properties fo:background-color="#E6B8B7"/>
    </style:style>
    <style:style style:name="_52_0_37__32_-_32_Accent2_32_6_32_2_32_3" style:display-name="40% - Accent2 6 2 3" style:family="table-cell" style:data-style-name="N0">
      <style:table-cell-properties fo:background-color="#E6B8B7"/>
    </style:style>
    <style:style style:name="_52_0_37__32_-_32_Accent2_32_6_32_2_32_4" style:display-name="40% - Accent2 6 2 4" style:family="table-cell" style:data-style-name="N0">
      <style:table-cell-properties fo:background-color="#E6B8B7"/>
    </style:style>
    <style:style style:name="_52_0_37__32_-_32_Accent2_32_6_32_2_32_5" style:display-name="40% - Accent2 6 2 5" style:family="table-cell" style:data-style-name="N0">
      <style:table-cell-properties fo:background-color="#E6B8B7"/>
    </style:style>
    <style:style style:name="_52_0_37__32_-_32_Accent2_32_6_32_3" style:display-name="40% - Accent2 6 3" style:family="table-cell" style:data-style-name="N0">
      <style:table-cell-properties fo:background-color="#E6B8B7"/>
    </style:style>
    <style:style style:name="_52_0_37__32_-_32_Accent2_32_6_32_3_32_2" style:display-name="40% - Accent2 6 3 2" style:family="table-cell" style:data-style-name="N0">
      <style:table-cell-properties fo:background-color="#E6B8B7"/>
    </style:style>
    <style:style style:name="_52_0_37__32_-_32_Accent2_32_6_32_3_32_3" style:display-name="40% - Accent2 6 3 3" style:family="table-cell" style:data-style-name="N0">
      <style:table-cell-properties fo:background-color="#E6B8B7"/>
    </style:style>
    <style:style style:name="_52_0_37__32_-_32_Accent2_32_6_32_3_32_4" style:display-name="40% - Accent2 6 3 4" style:family="table-cell" style:data-style-name="N0">
      <style:table-cell-properties fo:background-color="#E6B8B7"/>
    </style:style>
    <style:style style:name="_52_0_37__32_-_32_Accent2_32_6_32_4" style:display-name="40% - Accent2 6 4" style:family="table-cell" style:data-style-name="N0">
      <style:table-cell-properties fo:background-color="#E6B8B7"/>
    </style:style>
    <style:style style:name="_52_0_37__32_-_32_Accent2_32_6_32_5" style:display-name="40% - Accent2 6 5" style:family="table-cell" style:data-style-name="N0">
      <style:table-cell-properties fo:background-color="#E6B8B7"/>
    </style:style>
    <style:style style:name="_52_0_37__32_-_32_Accent2_32_6_32_6" style:display-name="40% - Accent2 6 6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D8E4BC"/>
    </style:style>
    <style:style style:name="_52_0_37__32_-_32_Accent3_32_2_32_2" style:display-name="40% - Accent3 2 2" style:family="table-cell" style:data-style-name="N0">
      <style:table-cell-properties fo:background-color="#D8E4BC"/>
    </style:style>
    <style:style style:name="_52_0_37__32_-_32_Accent3_32_2_32_2_32_2" style:display-name="40% - Accent3 2 2 2" style:family="table-cell" style:data-style-name="N0">
      <style:table-cell-properties fo:background-color="#D8E4BC"/>
    </style:style>
    <style:style style:name="_52_0_37__32_-_32_Accent3_32_2_32_2_32_2_32_2" style:display-name="40% - Accent3 2 2 2 2" style:family="table-cell" style:data-style-name="N0">
      <style:table-cell-properties fo:background-color="#D8E4BC"/>
    </style:style>
    <style:style style:name="_52_0_37__32_-_32_Accent3_32_2_32_2_32_2_32_2_32_2" style:display-name="40% - Accent3 2 2 2 2 2" style:family="table-cell" style:data-style-name="N0">
      <style:table-cell-properties fo:background-color="#D8E4BC"/>
    </style:style>
    <style:style style:name="_52_0_37__32_-_32_Accent3_32_2_32_2_32_2_32_2_32_3" style:display-name="40% - Accent3 2 2 2 2 3" style:family="table-cell" style:data-style-name="N0">
      <style:table-cell-properties fo:background-color="#D8E4BC"/>
    </style:style>
    <style:style style:name="_52_0_37__32_-_32_Accent3_32_2_32_2_32_2_32_2_32_4" style:display-name="40% - Accent3 2 2 2 2 4" style:family="table-cell" style:data-style-name="N0">
      <style:table-cell-properties fo:background-color="#D8E4BC"/>
    </style:style>
    <style:style style:name="_52_0_37__32_-_32_Accent3_32_2_32_2_32_2_32_3" style:display-name="40% - Accent3 2 2 2 3" style:family="table-cell" style:data-style-name="N0">
      <style:table-cell-properties fo:background-color="#D8E4BC"/>
    </style:style>
    <style:style style:name="_52_0_37__32_-_32_Accent3_32_2_32_2_32_2_32_4" style:display-name="40% - Accent3 2 2 2 4" style:family="table-cell" style:data-style-name="N0">
      <style:table-cell-properties fo:background-color="#D8E4BC"/>
    </style:style>
    <style:style style:name="_52_0_37__32_-_32_Accent3_32_2_32_2_32_2_32_5" style:display-name="40% - Accent3 2 2 2 5" style:family="table-cell" style:data-style-name="N0">
      <style:table-cell-properties fo:background-color="#D8E4BC"/>
    </style:style>
    <style:style style:name="_52_0_37__32_-_32_Accent3_32_2_32_2_32_3" style:display-name="40% - Accent3 2 2 3" style:family="table-cell" style:data-style-name="N0">
      <style:table-cell-properties fo:background-color="#D8E4BC"/>
    </style:style>
    <style:style style:name="_52_0_37__32_-_32_Accent3_32_2_32_2_32_3_32_2" style:display-name="40% - Accent3 2 2 3 2" style:family="table-cell" style:data-style-name="N0">
      <style:table-cell-properties fo:background-color="#D8E4BC"/>
    </style:style>
    <style:style style:name="_52_0_37__32_-_32_Accent3_32_2_32_2_32_3_32_3" style:display-name="40% - Accent3 2 2 3 3" style:family="table-cell" style:data-style-name="N0">
      <style:table-cell-properties fo:background-color="#D8E4BC"/>
    </style:style>
    <style:style style:name="_52_0_37__32_-_32_Accent3_32_2_32_2_32_3_32_4" style:display-name="40% - Accent3 2 2 3 4" style:family="table-cell" style:data-style-name="N0">
      <style:table-cell-properties fo:background-color="#D8E4BC"/>
    </style:style>
    <style:style style:name="_52_0_37__32_-_32_Accent3_32_2_32_2_32_4" style:display-name="40% - Accent3 2 2 4" style:family="table-cell" style:data-style-name="N0">
      <style:table-cell-properties fo:background-color="#D8E4BC"/>
    </style:style>
    <style:style style:name="_52_0_37__32_-_32_Accent3_32_2_32_2_32_5" style:display-name="40% - Accent3 2 2 5" style:family="table-cell" style:data-style-name="N0">
      <style:table-cell-properties fo:background-color="#D8E4BC"/>
    </style:style>
    <style:style style:name="_52_0_37__32_-_32_Accent3_32_2_32_2_32_6" style:display-name="40% - Accent3 2 2 6" style:family="table-cell" style:data-style-name="N0">
      <style:table-cell-properties fo:background-color="#D8E4BC"/>
    </style:style>
    <style:style style:name="_52_0_37__32_-_32_Accent3_32_2_32_3" style:display-name="40% - Accent3 2 3" style:family="table-cell" style:data-style-name="N0">
      <style:table-cell-properties fo:background-color="#D8E4BC"/>
    </style:style>
    <style:style style:name="_52_0_37__32_-_32_Accent3_32_2_32_3_32_2" style:display-name="40% - Accent3 2 3 2" style:family="table-cell" style:data-style-name="N0">
      <style:table-cell-properties fo:background-color="#D8E4BC"/>
    </style:style>
    <style:style style:name="_52_0_37__32_-_32_Accent3_32_2_32_3_32_2_32_2" style:display-name="40% - Accent3 2 3 2 2" style:family="table-cell" style:data-style-name="N0">
      <style:table-cell-properties fo:background-color="#D8E4BC"/>
    </style:style>
    <style:style style:name="_52_0_37__32_-_32_Accent3_32_2_32_3_32_2_32_3" style:display-name="40% - Accent3 2 3 2 3" style:family="table-cell" style:data-style-name="N0">
      <style:table-cell-properties fo:background-color="#D8E4BC"/>
    </style:style>
    <style:style style:name="_52_0_37__32_-_32_Accent3_32_2_32_3_32_2_32_4" style:display-name="40% - Accent3 2 3 2 4" style:family="table-cell" style:data-style-name="N0">
      <style:table-cell-properties fo:background-color="#D8E4BC"/>
    </style:style>
    <style:style style:name="_52_0_37__32_-_32_Accent3_32_2_32_3_32_3" style:display-name="40% - Accent3 2 3 3" style:family="table-cell" style:data-style-name="N0">
      <style:table-cell-properties fo:background-color="#D8E4BC"/>
    </style:style>
    <style:style style:name="_52_0_37__32_-_32_Accent3_32_2_32_3_32_4" style:display-name="40% - Accent3 2 3 4" style:family="table-cell" style:data-style-name="N0">
      <style:table-cell-properties fo:background-color="#D8E4BC"/>
    </style:style>
    <style:style style:name="_52_0_37__32_-_32_Accent3_32_2_32_3_32_5" style:display-name="40% - Accent3 2 3 5" style:family="table-cell" style:data-style-name="N0">
      <style:table-cell-properties fo:background-color="#D8E4BC"/>
    </style:style>
    <style:style style:name="_52_0_37__32_-_32_Accent3_32_2_32_4" style:display-name="40% - Accent3 2 4" style:family="table-cell" style:data-style-name="N0">
      <style:table-cell-properties fo:background-color="#D8E4BC"/>
    </style:style>
    <style:style style:name="_52_0_37__32_-_32_Accent3_32_2_32_4_32_2" style:display-name="40% - Accent3 2 4 2" style:family="table-cell" style:data-style-name="N0">
      <style:table-cell-properties fo:background-color="#D8E4BC"/>
    </style:style>
    <style:style style:name="_52_0_37__32_-_32_Accent3_32_2_32_4_32_3" style:display-name="40% - Accent3 2 4 3" style:family="table-cell" style:data-style-name="N0">
      <style:table-cell-properties fo:background-color="#D8E4BC"/>
    </style:style>
    <style:style style:name="_52_0_37__32_-_32_Accent3_32_2_32_4_32_4" style:display-name="40% - Accent3 2 4 4" style:family="table-cell" style:data-style-name="N0">
      <style:table-cell-properties fo:background-color="#D8E4BC"/>
    </style:style>
    <style:style style:name="_52_0_37__32_-_32_Accent3_32_2_32_5" style:display-name="40% - Accent3 2 5" style:family="table-cell" style:data-style-name="N0">
      <style:table-cell-properties fo:background-color="#D8E4BC"/>
    </style:style>
    <style:style style:name="_52_0_37__32_-_32_Accent3_32_2_32_6" style:display-name="40% - Accent3 2 6" style:family="table-cell" style:data-style-name="N0">
      <style:table-cell-properties fo:background-color="#D8E4BC"/>
    </style:style>
    <style:style style:name="_52_0_37__32_-_32_Accent3_32_2_32_7" style:display-name="40% - Accent3 2 7" style:family="table-cell" style:data-style-name="N0">
      <style:table-cell-properties fo:background-color="#D8E4BC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3_32_2" style:display-name="40% - Accent3 3 2" style:family="table-cell" style:data-style-name="N0">
      <style:table-cell-properties fo:background-color="#D8E4BC"/>
    </style:style>
    <style:style style:name="_52_0_37__32_-_32_Accent3_32_3_32_2_32_2" style:display-name="40% - Accent3 3 2 2" style:family="table-cell" style:data-style-name="N0">
      <style:table-cell-properties fo:background-color="#D8E4BC"/>
    </style:style>
    <style:style style:name="_52_0_37__32_-_32_Accent3_32_3_32_2_32_2_32_2" style:display-name="40% - Accent3 3 2 2 2" style:family="table-cell" style:data-style-name="N0">
      <style:table-cell-properties fo:background-color="#D8E4BC"/>
    </style:style>
    <style:style style:name="_52_0_37__32_-_32_Accent3_32_3_32_2_32_2_32_2_32_2" style:display-name="40% - Accent3 3 2 2 2 2" style:family="table-cell" style:data-style-name="N0">
      <style:table-cell-properties fo:background-color="#D8E4BC"/>
    </style:style>
    <style:style style:name="_52_0_37__32_-_32_Accent3_32_3_32_2_32_2_32_2_32_3" style:display-name="40% - Accent3 3 2 2 2 3" style:family="table-cell" style:data-style-name="N0">
      <style:table-cell-properties fo:background-color="#D8E4BC"/>
    </style:style>
    <style:style style:name="_52_0_37__32_-_32_Accent3_32_3_32_2_32_2_32_2_32_4" style:display-name="40% - Accent3 3 2 2 2 4" style:family="table-cell" style:data-style-name="N0">
      <style:table-cell-properties fo:background-color="#D8E4BC"/>
    </style:style>
    <style:style style:name="_52_0_37__32_-_32_Accent3_32_3_32_2_32_2_32_3" style:display-name="40% - Accent3 3 2 2 3" style:family="table-cell" style:data-style-name="N0">
      <style:table-cell-properties fo:background-color="#D8E4BC"/>
    </style:style>
    <style:style style:name="_52_0_37__32_-_32_Accent3_32_3_32_2_32_2_32_4" style:display-name="40% - Accent3 3 2 2 4" style:family="table-cell" style:data-style-name="N0">
      <style:table-cell-properties fo:background-color="#D8E4BC"/>
    </style:style>
    <style:style style:name="_52_0_37__32_-_32_Accent3_32_3_32_2_32_2_32_5" style:display-name="40% - Accent3 3 2 2 5" style:family="table-cell" style:data-style-name="N0">
      <style:table-cell-properties fo:background-color="#D8E4BC"/>
    </style:style>
    <style:style style:name="_52_0_37__32_-_32_Accent3_32_3_32_2_32_3" style:display-name="40% - Accent3 3 2 3" style:family="table-cell" style:data-style-name="N0">
      <style:table-cell-properties fo:background-color="#D8E4BC"/>
    </style:style>
    <style:style style:name="_52_0_37__32_-_32_Accent3_32_3_32_2_32_3_32_2" style:display-name="40% - Accent3 3 2 3 2" style:family="table-cell" style:data-style-name="N0">
      <style:table-cell-properties fo:background-color="#D8E4BC"/>
    </style:style>
    <style:style style:name="_52_0_37__32_-_32_Accent3_32_3_32_2_32_3_32_3" style:display-name="40% - Accent3 3 2 3 3" style:family="table-cell" style:data-style-name="N0">
      <style:table-cell-properties fo:background-color="#D8E4BC"/>
    </style:style>
    <style:style style:name="_52_0_37__32_-_32_Accent3_32_3_32_2_32_3_32_4" style:display-name="40% - Accent3 3 2 3 4" style:family="table-cell" style:data-style-name="N0">
      <style:table-cell-properties fo:background-color="#D8E4BC"/>
    </style:style>
    <style:style style:name="_52_0_37__32_-_32_Accent3_32_3_32_2_32_4" style:display-name="40% - Accent3 3 2 4" style:family="table-cell" style:data-style-name="N0">
      <style:table-cell-properties fo:background-color="#D8E4BC"/>
    </style:style>
    <style:style style:name="_52_0_37__32_-_32_Accent3_32_3_32_2_32_5" style:display-name="40% - Accent3 3 2 5" style:family="table-cell" style:data-style-name="N0">
      <style:table-cell-properties fo:background-color="#D8E4BC"/>
    </style:style>
    <style:style style:name="_52_0_37__32_-_32_Accent3_32_3_32_2_32_6" style:display-name="40% - Accent3 3 2 6" style:family="table-cell" style:data-style-name="N0">
      <style:table-cell-properties fo:background-color="#D8E4BC"/>
    </style:style>
    <style:style style:name="_52_0_37__32_-_32_Accent3_32_3_32_3" style:display-name="40% - Accent3 3 3" style:family="table-cell" style:data-style-name="N0">
      <style:table-cell-properties fo:background-color="#D8E4BC"/>
    </style:style>
    <style:style style:name="_52_0_37__32_-_32_Accent3_32_3_32_3_32_2" style:display-name="40% - Accent3 3 3 2" style:family="table-cell" style:data-style-name="N0">
      <style:table-cell-properties fo:background-color="#D8E4BC"/>
    </style:style>
    <style:style style:name="_52_0_37__32_-_32_Accent3_32_3_32_3_32_2_32_2" style:display-name="40% - Accent3 3 3 2 2" style:family="table-cell" style:data-style-name="N0">
      <style:table-cell-properties fo:background-color="#D8E4BC"/>
    </style:style>
    <style:style style:name="_52_0_37__32_-_32_Accent3_32_3_32_3_32_2_32_3" style:display-name="40% - Accent3 3 3 2 3" style:family="table-cell" style:data-style-name="N0">
      <style:table-cell-properties fo:background-color="#D8E4BC"/>
    </style:style>
    <style:style style:name="_52_0_37__32_-_32_Accent3_32_3_32_3_32_2_32_4" style:display-name="40% - Accent3 3 3 2 4" style:family="table-cell" style:data-style-name="N0">
      <style:table-cell-properties fo:background-color="#D8E4BC"/>
    </style:style>
    <style:style style:name="_52_0_37__32_-_32_Accent3_32_3_32_3_32_3" style:display-name="40% - Accent3 3 3 3" style:family="table-cell" style:data-style-name="N0">
      <style:table-cell-properties fo:background-color="#D8E4BC"/>
    </style:style>
    <style:style style:name="_52_0_37__32_-_32_Accent3_32_3_32_3_32_4" style:display-name="40% - Accent3 3 3 4" style:family="table-cell" style:data-style-name="N0">
      <style:table-cell-properties fo:background-color="#D8E4BC"/>
    </style:style>
    <style:style style:name="_52_0_37__32_-_32_Accent3_32_3_32_3_32_5" style:display-name="40% - Accent3 3 3 5" style:family="table-cell" style:data-style-name="N0">
      <style:table-cell-properties fo:background-color="#D8E4BC"/>
    </style:style>
    <style:style style:name="_52_0_37__32_-_32_Accent3_32_3_32_4" style:display-name="40% - Accent3 3 4" style:family="table-cell" style:data-style-name="N0">
      <style:table-cell-properties fo:background-color="#D8E4BC"/>
    </style:style>
    <style:style style:name="_52_0_37__32_-_32_Accent3_32_3_32_4_32_2" style:display-name="40% - Accent3 3 4 2" style:family="table-cell" style:data-style-name="N0">
      <style:table-cell-properties fo:background-color="#D8E4BC"/>
    </style:style>
    <style:style style:name="_52_0_37__32_-_32_Accent3_32_3_32_4_32_3" style:display-name="40% - Accent3 3 4 3" style:family="table-cell" style:data-style-name="N0">
      <style:table-cell-properties fo:background-color="#D8E4BC"/>
    </style:style>
    <style:style style:name="_52_0_37__32_-_32_Accent3_32_3_32_4_32_4" style:display-name="40% - Accent3 3 4 4" style:family="table-cell" style:data-style-name="N0">
      <style:table-cell-properties fo:background-color="#D8E4BC"/>
    </style:style>
    <style:style style:name="_52_0_37__32_-_32_Accent3_32_3_32_5" style:display-name="40% - Accent3 3 5" style:family="table-cell" style:data-style-name="N0">
      <style:table-cell-properties fo:background-color="#D8E4BC"/>
    </style:style>
    <style:style style:name="_52_0_37__32_-_32_Accent3_32_3_32_6" style:display-name="40% - Accent3 3 6" style:family="table-cell" style:data-style-name="N0">
      <style:table-cell-properties fo:background-color="#D8E4BC"/>
    </style:style>
    <style:style style:name="_52_0_37__32_-_32_Accent3_32_3_32_7" style:display-name="40% - Accent3 3 7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3_32_4_32_2" style:display-name="40% - Accent3 4 2" style:family="table-cell" style:data-style-name="N0">
      <style:table-cell-properties fo:background-color="#D8E4BC"/>
    </style:style>
    <style:style style:name="_52_0_37__32_-_32_Accent3_32_4_32_2_32_2" style:display-name="40% - Accent3 4 2 2" style:family="table-cell" style:data-style-name="N0">
      <style:table-cell-properties fo:background-color="#D8E4BC"/>
    </style:style>
    <style:style style:name="_52_0_37__32_-_32_Accent3_32_4_32_2_32_2_32_2" style:display-name="40% - Accent3 4 2 2 2" style:family="table-cell" style:data-style-name="N0">
      <style:table-cell-properties fo:background-color="#D8E4BC"/>
    </style:style>
    <style:style style:name="_52_0_37__32_-_32_Accent3_32_4_32_2_32_2_32_2_32_2" style:display-name="40% - Accent3 4 2 2 2 2" style:family="table-cell" style:data-style-name="N0">
      <style:table-cell-properties fo:background-color="#D8E4BC"/>
    </style:style>
    <style:style style:name="_52_0_37__32_-_32_Accent3_32_4_32_2_32_2_32_2_32_3" style:display-name="40% - Accent3 4 2 2 2 3" style:family="table-cell" style:data-style-name="N0">
      <style:table-cell-properties fo:background-color="#D8E4BC"/>
    </style:style>
    <style:style style:name="_52_0_37__32_-_32_Accent3_32_4_32_2_32_2_32_2_32_4" style:display-name="40% - Accent3 4 2 2 2 4" style:family="table-cell" style:data-style-name="N0">
      <style:table-cell-properties fo:background-color="#D8E4BC"/>
    </style:style>
    <style:style style:name="_52_0_37__32_-_32_Accent3_32_4_32_2_32_2_32_3" style:display-name="40% - Accent3 4 2 2 3" style:family="table-cell" style:data-style-name="N0">
      <style:table-cell-properties fo:background-color="#D8E4BC"/>
    </style:style>
    <style:style style:name="_52_0_37__32_-_32_Accent3_32_4_32_2_32_2_32_4" style:display-name="40% - Accent3 4 2 2 4" style:family="table-cell" style:data-style-name="N0">
      <style:table-cell-properties fo:background-color="#D8E4BC"/>
    </style:style>
    <style:style style:name="_52_0_37__32_-_32_Accent3_32_4_32_2_32_2_32_5" style:display-name="40% - Accent3 4 2 2 5" style:family="table-cell" style:data-style-name="N0">
      <style:table-cell-properties fo:background-color="#D8E4BC"/>
    </style:style>
    <style:style style:name="_52_0_37__32_-_32_Accent3_32_4_32_2_32_3" style:display-name="40% - Accent3 4 2 3" style:family="table-cell" style:data-style-name="N0">
      <style:table-cell-properties fo:background-color="#D8E4BC"/>
    </style:style>
    <style:style style:name="_52_0_37__32_-_32_Accent3_32_4_32_2_32_3_32_2" style:display-name="40% - Accent3 4 2 3 2" style:family="table-cell" style:data-style-name="N0">
      <style:table-cell-properties fo:background-color="#D8E4BC"/>
    </style:style>
    <style:style style:name="_52_0_37__32_-_32_Accent3_32_4_32_2_32_3_32_3" style:display-name="40% - Accent3 4 2 3 3" style:family="table-cell" style:data-style-name="N0">
      <style:table-cell-properties fo:background-color="#D8E4BC"/>
    </style:style>
    <style:style style:name="_52_0_37__32_-_32_Accent3_32_4_32_2_32_3_32_4" style:display-name="40% - Accent3 4 2 3 4" style:family="table-cell" style:data-style-name="N0">
      <style:table-cell-properties fo:background-color="#D8E4BC"/>
    </style:style>
    <style:style style:name="_52_0_37__32_-_32_Accent3_32_4_32_2_32_4" style:display-name="40% - Accent3 4 2 4" style:family="table-cell" style:data-style-name="N0">
      <style:table-cell-properties fo:background-color="#D8E4BC"/>
    </style:style>
    <style:style style:name="_52_0_37__32_-_32_Accent3_32_4_32_2_32_5" style:display-name="40% - Accent3 4 2 5" style:family="table-cell" style:data-style-name="N0">
      <style:table-cell-properties fo:background-color="#D8E4BC"/>
    </style:style>
    <style:style style:name="_52_0_37__32_-_32_Accent3_32_4_32_2_32_6" style:display-name="40% - Accent3 4 2 6" style:family="table-cell" style:data-style-name="N0">
      <style:table-cell-properties fo:background-color="#D8E4BC"/>
    </style:style>
    <style:style style:name="_52_0_37__32_-_32_Accent3_32_4_32_3" style:display-name="40% - Accent3 4 3" style:family="table-cell" style:data-style-name="N0">
      <style:table-cell-properties fo:background-color="#D8E4BC"/>
    </style:style>
    <style:style style:name="_52_0_37__32_-_32_Accent3_32_4_32_3_32_2" style:display-name="40% - Accent3 4 3 2" style:family="table-cell" style:data-style-name="N0">
      <style:table-cell-properties fo:background-color="#D8E4BC"/>
    </style:style>
    <style:style style:name="_52_0_37__32_-_32_Accent3_32_4_32_3_32_2_32_2" style:display-name="40% - Accent3 4 3 2 2" style:family="table-cell" style:data-style-name="N0">
      <style:table-cell-properties fo:background-color="#D8E4BC"/>
    </style:style>
    <style:style style:name="_52_0_37__32_-_32_Accent3_32_4_32_3_32_2_32_3" style:display-name="40% - Accent3 4 3 2 3" style:family="table-cell" style:data-style-name="N0">
      <style:table-cell-properties fo:background-color="#D8E4BC"/>
    </style:style>
    <style:style style:name="_52_0_37__32_-_32_Accent3_32_4_32_3_32_2_32_4" style:display-name="40% - Accent3 4 3 2 4" style:family="table-cell" style:data-style-name="N0">
      <style:table-cell-properties fo:background-color="#D8E4BC"/>
    </style:style>
    <style:style style:name="_52_0_37__32_-_32_Accent3_32_4_32_3_32_3" style:display-name="40% - Accent3 4 3 3" style:family="table-cell" style:data-style-name="N0">
      <style:table-cell-properties fo:background-color="#D8E4BC"/>
    </style:style>
    <style:style style:name="_52_0_37__32_-_32_Accent3_32_4_32_3_32_4" style:display-name="40% - Accent3 4 3 4" style:family="table-cell" style:data-style-name="N0">
      <style:table-cell-properties fo:background-color="#D8E4BC"/>
    </style:style>
    <style:style style:name="_52_0_37__32_-_32_Accent3_32_4_32_3_32_5" style:display-name="40% - Accent3 4 3 5" style:family="table-cell" style:data-style-name="N0">
      <style:table-cell-properties fo:background-color="#D8E4BC"/>
    </style:style>
    <style:style style:name="_52_0_37__32_-_32_Accent3_32_4_32_4" style:display-name="40% - Accent3 4 4" style:family="table-cell" style:data-style-name="N0">
      <style:table-cell-properties fo:background-color="#D8E4BC"/>
    </style:style>
    <style:style style:name="_52_0_37__32_-_32_Accent3_32_4_32_4_32_2" style:display-name="40% - Accent3 4 4 2" style:family="table-cell" style:data-style-name="N0">
      <style:table-cell-properties fo:background-color="#D8E4BC"/>
    </style:style>
    <style:style style:name="_52_0_37__32_-_32_Accent3_32_4_32_4_32_3" style:display-name="40% - Accent3 4 4 3" style:family="table-cell" style:data-style-name="N0">
      <style:table-cell-properties fo:background-color="#D8E4BC"/>
    </style:style>
    <style:style style:name="_52_0_37__32_-_32_Accent3_32_4_32_4_32_4" style:display-name="40% - Accent3 4 4 4" style:family="table-cell" style:data-style-name="N0">
      <style:table-cell-properties fo:background-color="#D8E4BC"/>
    </style:style>
    <style:style style:name="_52_0_37__32_-_32_Accent3_32_4_32_5" style:display-name="40% - Accent3 4 5" style:family="table-cell" style:data-style-name="N0">
      <style:table-cell-properties fo:background-color="#D8E4BC"/>
    </style:style>
    <style:style style:name="_52_0_37__32_-_32_Accent3_32_4_32_6" style:display-name="40% - Accent3 4 6" style:family="table-cell" style:data-style-name="N0">
      <style:table-cell-properties fo:background-color="#D8E4BC"/>
    </style:style>
    <style:style style:name="_52_0_37__32_-_32_Accent3_32_4_32_7" style:display-name="40% - Accent3 4 7" style:family="table-cell" style:data-style-name="N0">
      <style:table-cell-properties fo:background-color="#D8E4BC"/>
    </style:style>
    <style:style style:name="_52_0_37__32_-_32_Accent3_32_5" style:display-name="40% - Accent3 5" style:family="table-cell" style:data-style-name="N0">
      <style:table-cell-properties fo:background-color="#D8E4BC"/>
    </style:style>
    <style:style style:name="_52_0_37__32_-_32_Accent3_32_5_32_2" style:display-name="40% - Accent3 5 2" style:family="table-cell" style:data-style-name="N0">
      <style:table-cell-properties fo:background-color="#D8E4BC"/>
    </style:style>
    <style:style style:name="_52_0_37__32_-_32_Accent3_32_5_32_2_32_2" style:display-name="40% - Accent3 5 2 2" style:family="table-cell" style:data-style-name="N0">
      <style:table-cell-properties fo:background-color="#D8E4BC"/>
    </style:style>
    <style:style style:name="_52_0_37__32_-_32_Accent3_32_5_32_2_32_2_32_2" style:display-name="40% - Accent3 5 2 2 2" style:family="table-cell" style:data-style-name="N0">
      <style:table-cell-properties fo:background-color="#D8E4BC"/>
    </style:style>
    <style:style style:name="_52_0_37__32_-_32_Accent3_32_5_32_2_32_2_32_2_32_2" style:display-name="40% - Accent3 5 2 2 2 2" style:family="table-cell" style:data-style-name="N0">
      <style:table-cell-properties fo:background-color="#D8E4BC"/>
    </style:style>
    <style:style style:name="_52_0_37__32_-_32_Accent3_32_5_32_2_32_2_32_2_32_3" style:display-name="40% - Accent3 5 2 2 2 3" style:family="table-cell" style:data-style-name="N0">
      <style:table-cell-properties fo:background-color="#D8E4BC"/>
    </style:style>
    <style:style style:name="_52_0_37__32_-_32_Accent3_32_5_32_2_32_2_32_2_32_4" style:display-name="40% - Accent3 5 2 2 2 4" style:family="table-cell" style:data-style-name="N0">
      <style:table-cell-properties fo:background-color="#D8E4BC"/>
    </style:style>
    <style:style style:name="_52_0_37__32_-_32_Accent3_32_5_32_2_32_2_32_3" style:display-name="40% - Accent3 5 2 2 3" style:family="table-cell" style:data-style-name="N0">
      <style:table-cell-properties fo:background-color="#D8E4BC"/>
    </style:style>
    <style:style style:name="_52_0_37__32_-_32_Accent3_32_5_32_2_32_2_32_4" style:display-name="40% - Accent3 5 2 2 4" style:family="table-cell" style:data-style-name="N0">
      <style:table-cell-properties fo:background-color="#D8E4BC"/>
    </style:style>
    <style:style style:name="_52_0_37__32_-_32_Accent3_32_5_32_2_32_2_32_5" style:display-name="40% - Accent3 5 2 2 5" style:family="table-cell" style:data-style-name="N0">
      <style:table-cell-properties fo:background-color="#D8E4BC"/>
    </style:style>
    <style:style style:name="_52_0_37__32_-_32_Accent3_32_5_32_2_32_3" style:display-name="40% - Accent3 5 2 3" style:family="table-cell" style:data-style-name="N0">
      <style:table-cell-properties fo:background-color="#D8E4BC"/>
    </style:style>
    <style:style style:name="_52_0_37__32_-_32_Accent3_32_5_32_2_32_3_32_2" style:display-name="40% - Accent3 5 2 3 2" style:family="table-cell" style:data-style-name="N0">
      <style:table-cell-properties fo:background-color="#D8E4BC"/>
    </style:style>
    <style:style style:name="_52_0_37__32_-_32_Accent3_32_5_32_2_32_3_32_3" style:display-name="40% - Accent3 5 2 3 3" style:family="table-cell" style:data-style-name="N0">
      <style:table-cell-properties fo:background-color="#D8E4BC"/>
    </style:style>
    <style:style style:name="_52_0_37__32_-_32_Accent3_32_5_32_2_32_3_32_4" style:display-name="40% - Accent3 5 2 3 4" style:family="table-cell" style:data-style-name="N0">
      <style:table-cell-properties fo:background-color="#D8E4BC"/>
    </style:style>
    <style:style style:name="_52_0_37__32_-_32_Accent3_32_5_32_2_32_4" style:display-name="40% - Accent3 5 2 4" style:family="table-cell" style:data-style-name="N0">
      <style:table-cell-properties fo:background-color="#D8E4BC"/>
    </style:style>
    <style:style style:name="_52_0_37__32_-_32_Accent3_32_5_32_2_32_5" style:display-name="40% - Accent3 5 2 5" style:family="table-cell" style:data-style-name="N0">
      <style:table-cell-properties fo:background-color="#D8E4BC"/>
    </style:style>
    <style:style style:name="_52_0_37__32_-_32_Accent3_32_5_32_2_32_6" style:display-name="40% - Accent3 5 2 6" style:family="table-cell" style:data-style-name="N0">
      <style:table-cell-properties fo:background-color="#D8E4BC"/>
    </style:style>
    <style:style style:name="_52_0_37__32_-_32_Accent3_32_5_32_3" style:display-name="40% - Accent3 5 3" style:family="table-cell" style:data-style-name="N0">
      <style:table-cell-properties fo:background-color="#D8E4BC"/>
    </style:style>
    <style:style style:name="_52_0_37__32_-_32_Accent3_32_5_32_3_32_2" style:display-name="40% - Accent3 5 3 2" style:family="table-cell" style:data-style-name="N0">
      <style:table-cell-properties fo:background-color="#D8E4BC"/>
    </style:style>
    <style:style style:name="_52_0_37__32_-_32_Accent3_32_5_32_3_32_2_32_2" style:display-name="40% - Accent3 5 3 2 2" style:family="table-cell" style:data-style-name="N0">
      <style:table-cell-properties fo:background-color="#D8E4BC"/>
    </style:style>
    <style:style style:name="_52_0_37__32_-_32_Accent3_32_5_32_3_32_2_32_3" style:display-name="40% - Accent3 5 3 2 3" style:family="table-cell" style:data-style-name="N0">
      <style:table-cell-properties fo:background-color="#D8E4BC"/>
    </style:style>
    <style:style style:name="_52_0_37__32_-_32_Accent3_32_5_32_3_32_2_32_4" style:display-name="40% - Accent3 5 3 2 4" style:family="table-cell" style:data-style-name="N0">
      <style:table-cell-properties fo:background-color="#D8E4BC"/>
    </style:style>
    <style:style style:name="_52_0_37__32_-_32_Accent3_32_5_32_3_32_3" style:display-name="40% - Accent3 5 3 3" style:family="table-cell" style:data-style-name="N0">
      <style:table-cell-properties fo:background-color="#D8E4BC"/>
    </style:style>
    <style:style style:name="_52_0_37__32_-_32_Accent3_32_5_32_3_32_4" style:display-name="40% - Accent3 5 3 4" style:family="table-cell" style:data-style-name="N0">
      <style:table-cell-properties fo:background-color="#D8E4BC"/>
    </style:style>
    <style:style style:name="_52_0_37__32_-_32_Accent3_32_5_32_3_32_5" style:display-name="40% - Accent3 5 3 5" style:family="table-cell" style:data-style-name="N0">
      <style:table-cell-properties fo:background-color="#D8E4BC"/>
    </style:style>
    <style:style style:name="_52_0_37__32_-_32_Accent3_32_5_32_4" style:display-name="40% - Accent3 5 4" style:family="table-cell" style:data-style-name="N0">
      <style:table-cell-properties fo:background-color="#D8E4BC"/>
    </style:style>
    <style:style style:name="_52_0_37__32_-_32_Accent3_32_5_32_4_32_2" style:display-name="40% - Accent3 5 4 2" style:family="table-cell" style:data-style-name="N0">
      <style:table-cell-properties fo:background-color="#D8E4BC"/>
    </style:style>
    <style:style style:name="_52_0_37__32_-_32_Accent3_32_5_32_4_32_3" style:display-name="40% - Accent3 5 4 3" style:family="table-cell" style:data-style-name="N0">
      <style:table-cell-properties fo:background-color="#D8E4BC"/>
    </style:style>
    <style:style style:name="_52_0_37__32_-_32_Accent3_32_5_32_4_32_4" style:display-name="40% - Accent3 5 4 4" style:family="table-cell" style:data-style-name="N0">
      <style:table-cell-properties fo:background-color="#D8E4BC"/>
    </style:style>
    <style:style style:name="_52_0_37__32_-_32_Accent3_32_5_32_5" style:display-name="40% - Accent3 5 5" style:family="table-cell" style:data-style-name="N0">
      <style:table-cell-properties fo:background-color="#D8E4BC"/>
    </style:style>
    <style:style style:name="_52_0_37__32_-_32_Accent3_32_5_32_6" style:display-name="40% - Accent3 5 6" style:family="table-cell" style:data-style-name="N0">
      <style:table-cell-properties fo:background-color="#D8E4BC"/>
    </style:style>
    <style:style style:name="_52_0_37__32_-_32_Accent3_32_5_32_7" style:display-name="40% - Accent3 5 7" style:family="table-cell" style:data-style-name="N0">
      <style:table-cell-properties fo:background-color="#D8E4BC"/>
    </style:style>
    <style:style style:name="_52_0_37__32_-_32_Accent3_32_6" style:display-name="40% - Accent3 6" style:family="table-cell" style:data-style-name="N0">
      <style:table-cell-properties fo:background-color="#D8E4BC"/>
    </style:style>
    <style:style style:name="_52_0_37__32_-_32_Accent3_32_6_32_2" style:display-name="40% - Accent3 6 2" style:family="table-cell" style:data-style-name="N0">
      <style:table-cell-properties fo:background-color="#D8E4BC"/>
    </style:style>
    <style:style style:name="_52_0_37__32_-_32_Accent3_32_6_32_2_32_2" style:display-name="40% - Accent3 6 2 2" style:family="table-cell" style:data-style-name="N0">
      <style:table-cell-properties fo:background-color="#D8E4BC"/>
    </style:style>
    <style:style style:name="_52_0_37__32_-_32_Accent3_32_6_32_2_32_2_32_2" style:display-name="40% - Accent3 6 2 2 2" style:family="table-cell" style:data-style-name="N0">
      <style:table-cell-properties fo:background-color="#D8E4BC"/>
    </style:style>
    <style:style style:name="_52_0_37__32_-_32_Accent3_32_6_32_2_32_2_32_3" style:display-name="40% - Accent3 6 2 2 3" style:family="table-cell" style:data-style-name="N0">
      <style:table-cell-properties fo:background-color="#D8E4BC"/>
    </style:style>
    <style:style style:name="_52_0_37__32_-_32_Accent3_32_6_32_2_32_2_32_4" style:display-name="40% - Accent3 6 2 2 4" style:family="table-cell" style:data-style-name="N0">
      <style:table-cell-properties fo:background-color="#D8E4BC"/>
    </style:style>
    <style:style style:name="_52_0_37__32_-_32_Accent3_32_6_32_2_32_3" style:display-name="40% - Accent3 6 2 3" style:family="table-cell" style:data-style-name="N0">
      <style:table-cell-properties fo:background-color="#D8E4BC"/>
    </style:style>
    <style:style style:name="_52_0_37__32_-_32_Accent3_32_6_32_2_32_4" style:display-name="40% - Accent3 6 2 4" style:family="table-cell" style:data-style-name="N0">
      <style:table-cell-properties fo:background-color="#D8E4BC"/>
    </style:style>
    <style:style style:name="_52_0_37__32_-_32_Accent3_32_6_32_2_32_5" style:display-name="40% - Accent3 6 2 5" style:family="table-cell" style:data-style-name="N0">
      <style:table-cell-properties fo:background-color="#D8E4BC"/>
    </style:style>
    <style:style style:name="_52_0_37__32_-_32_Accent3_32_6_32_3" style:display-name="40% - Accent3 6 3" style:family="table-cell" style:data-style-name="N0">
      <style:table-cell-properties fo:background-color="#D8E4BC"/>
    </style:style>
    <style:style style:name="_52_0_37__32_-_32_Accent3_32_6_32_3_32_2" style:display-name="40% - Accent3 6 3 2" style:family="table-cell" style:data-style-name="N0">
      <style:table-cell-properties fo:background-color="#D8E4BC"/>
    </style:style>
    <style:style style:name="_52_0_37__32_-_32_Accent3_32_6_32_3_32_3" style:display-name="40% - Accent3 6 3 3" style:family="table-cell" style:data-style-name="N0">
      <style:table-cell-properties fo:background-color="#D8E4BC"/>
    </style:style>
    <style:style style:name="_52_0_37__32_-_32_Accent3_32_6_32_3_32_4" style:display-name="40% - Accent3 6 3 4" style:family="table-cell" style:data-style-name="N0">
      <style:table-cell-properties fo:background-color="#D8E4BC"/>
    </style:style>
    <style:style style:name="_52_0_37__32_-_32_Accent3_32_6_32_4" style:display-name="40% - Accent3 6 4" style:family="table-cell" style:data-style-name="N0">
      <style:table-cell-properties fo:background-color="#D8E4BC"/>
    </style:style>
    <style:style style:name="_52_0_37__32_-_32_Accent3_32_6_32_5" style:display-name="40% - Accent3 6 5" style:family="table-cell" style:data-style-name="N0">
      <style:table-cell-properties fo:background-color="#D8E4BC"/>
    </style:style>
    <style:style style:name="_52_0_37__32_-_32_Accent3_32_6_32_6" style:display-name="40% - Accent3 6 6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C0DA"/>
    </style:style>
    <style:style style:name="_52_0_37__32_-_32_Accent4_32_2_32_2" style:display-name="40% - Accent4 2 2" style:family="table-cell" style:data-style-name="N0">
      <style:table-cell-properties fo:background-color="#C0C0C0"/>
    </style:style>
    <style:style style:name="_52_0_37__32_-_32_Accent4_32_2_32_2_32_2" style:display-name="40% - Accent4 2 2 2" style:family="table-cell" style:data-style-name="N0">
      <style:table-cell-properties fo:background-color="#C0C0C0"/>
    </style:style>
    <style:style style:name="_52_0_37__32_-_32_Accent4_32_2_32_2_32_2_32_2" style:display-name="40% - Accent4 2 2 2 2" style:family="table-cell" style:data-style-name="N0">
      <style:table-cell-properties fo:background-color="#C0C0C0"/>
    </style:style>
    <style:style style:name="_52_0_37__32_-_32_Accent4_32_2_32_2_32_2_32_2_32_2" style:display-name="40% - Accent4 2 2 2 2 2" style:family="table-cell" style:data-style-name="N0">
      <style:table-cell-properties fo:background-color="#C0C0C0"/>
    </style:style>
    <style:style style:name="_52_0_37__32_-_32_Accent4_32_2_32_2_32_2_32_2_32_3" style:display-name="40% - Accent4 2 2 2 2 3" style:family="table-cell" style:data-style-name="N0">
      <style:table-cell-properties fo:background-color="#C0C0C0"/>
    </style:style>
    <style:style style:name="_52_0_37__32_-_32_Accent4_32_2_32_2_32_2_32_2_32_4" style:display-name="40% - Accent4 2 2 2 2 4" style:family="table-cell" style:data-style-name="N0">
      <style:table-cell-properties fo:background-color="#C0C0C0"/>
    </style:style>
    <style:style style:name="_52_0_37__32_-_32_Accent4_32_2_32_2_32_2_32_3" style:display-name="40% - Accent4 2 2 2 3" style:family="table-cell" style:data-style-name="N0">
      <style:table-cell-properties fo:background-color="#C0C0C0"/>
    </style:style>
    <style:style style:name="_52_0_37__32_-_32_Accent4_32_2_32_2_32_2_32_4" style:display-name="40% - Accent4 2 2 2 4" style:family="table-cell" style:data-style-name="N0">
      <style:table-cell-properties fo:background-color="#C0C0C0"/>
    </style:style>
    <style:style style:name="_52_0_37__32_-_32_Accent4_32_2_32_2_32_2_32_5" style:display-name="40% - Accent4 2 2 2 5" style:family="table-cell" style:data-style-name="N0">
      <style:table-cell-properties fo:background-color="#C0C0C0"/>
    </style:style>
    <style:style style:name="_52_0_37__32_-_32_Accent4_32_2_32_2_32_3" style:display-name="40% - Accent4 2 2 3" style:family="table-cell" style:data-style-name="N0">
      <style:table-cell-properties fo:background-color="#C0C0C0"/>
    </style:style>
    <style:style style:name="_52_0_37__32_-_32_Accent4_32_2_32_2_32_3_32_2" style:display-name="40% - Accent4 2 2 3 2" style:family="table-cell" style:data-style-name="N0">
      <style:table-cell-properties fo:background-color="#C0C0C0"/>
    </style:style>
    <style:style style:name="_52_0_37__32_-_32_Accent4_32_2_32_2_32_3_32_3" style:display-name="40% - Accent4 2 2 3 3" style:family="table-cell" style:data-style-name="N0">
      <style:table-cell-properties fo:background-color="#C0C0C0"/>
    </style:style>
    <style:style style:name="_52_0_37__32_-_32_Accent4_32_2_32_2_32_3_32_4" style:display-name="40% - Accent4 2 2 3 4" style:family="table-cell" style:data-style-name="N0">
      <style:table-cell-properties fo:background-color="#C0C0C0"/>
    </style:style>
    <style:style style:name="_52_0_37__32_-_32_Accent4_32_2_32_2_32_4" style:display-name="40% - Accent4 2 2 4" style:family="table-cell" style:data-style-name="N0">
      <style:table-cell-properties fo:background-color="#C0C0C0"/>
    </style:style>
    <style:style style:name="_52_0_37__32_-_32_Accent4_32_2_32_2_32_5" style:display-name="40% - Accent4 2 2 5" style:family="table-cell" style:data-style-name="N0">
      <style:table-cell-properties fo:background-color="#C0C0C0"/>
    </style:style>
    <style:style style:name="_52_0_37__32_-_32_Accent4_32_2_32_2_32_6" style:display-name="40% - Accent4 2 2 6" style:family="table-cell" style:data-style-name="N0">
      <style:table-cell-properties fo:background-color="#C0C0C0"/>
    </style:style>
    <style:style style:name="_52_0_37__32_-_32_Accent4_32_2_32_3" style:display-name="40% - Accent4 2 3" style:family="table-cell" style:data-style-name="N0">
      <style:table-cell-properties fo:background-color="#CCC0DA"/>
    </style:style>
    <style:style style:name="_52_0_37__32_-_32_Accent4_32_2_32_3_32_2" style:display-name="40% - Accent4 2 3 2" style:family="table-cell" style:data-style-name="N0">
      <style:table-cell-properties fo:background-color="#CCC0DA"/>
    </style:style>
    <style:style style:name="_52_0_37__32_-_32_Accent4_32_2_32_3_32_2_32_2" style:display-name="40% - Accent4 2 3 2 2" style:family="table-cell" style:data-style-name="N0">
      <style:table-cell-properties fo:background-color="#CCC0DA"/>
    </style:style>
    <style:style style:name="_52_0_37__32_-_32_Accent4_32_2_32_3_32_2_32_3" style:display-name="40% - Accent4 2 3 2 3" style:family="table-cell" style:data-style-name="N0">
      <style:table-cell-properties fo:background-color="#CCC0DA"/>
    </style:style>
    <style:style style:name="_52_0_37__32_-_32_Accent4_32_2_32_3_32_2_32_4" style:display-name="40% - Accent4 2 3 2 4" style:family="table-cell" style:data-style-name="N0">
      <style:table-cell-properties fo:background-color="#CCC0DA"/>
    </style:style>
    <style:style style:name="_52_0_37__32_-_32_Accent4_32_2_32_3_32_3" style:display-name="40% - Accent4 2 3 3" style:family="table-cell" style:data-style-name="N0">
      <style:table-cell-properties fo:background-color="#CCC0DA"/>
    </style:style>
    <style:style style:name="_52_0_37__32_-_32_Accent4_32_2_32_3_32_4" style:display-name="40% - Accent4 2 3 4" style:family="table-cell" style:data-style-name="N0">
      <style:table-cell-properties fo:background-color="#CCC0DA"/>
    </style:style>
    <style:style style:name="_52_0_37__32_-_32_Accent4_32_2_32_3_32_5" style:display-name="40% - Accent4 2 3 5" style:family="table-cell" style:data-style-name="N0">
      <style:table-cell-properties fo:background-color="#CCC0DA"/>
    </style:style>
    <style:style style:name="_52_0_37__32_-_32_Accent4_32_2_32_4" style:display-name="40% - Accent4 2 4" style:family="table-cell" style:data-style-name="N0">
      <style:table-cell-properties fo:background-color="#CCC0DA"/>
    </style:style>
    <style:style style:name="_52_0_37__32_-_32_Accent4_32_2_32_4_32_2" style:display-name="40% - Accent4 2 4 2" style:family="table-cell" style:data-style-name="N0">
      <style:table-cell-properties fo:background-color="#CCC0DA"/>
    </style:style>
    <style:style style:name="_52_0_37__32_-_32_Accent4_32_2_32_4_32_3" style:display-name="40% - Accent4 2 4 3" style:family="table-cell" style:data-style-name="N0">
      <style:table-cell-properties fo:background-color="#CCC0DA"/>
    </style:style>
    <style:style style:name="_52_0_37__32_-_32_Accent4_32_2_32_4_32_4" style:display-name="40% - Accent4 2 4 4" style:family="table-cell" style:data-style-name="N0">
      <style:table-cell-properties fo:background-color="#CCC0DA"/>
    </style:style>
    <style:style style:name="_52_0_37__32_-_32_Accent4_32_2_32_5" style:display-name="40% - Accent4 2 5" style:family="table-cell" style:data-style-name="N0">
      <style:table-cell-properties fo:background-color="#CCC0DA"/>
    </style:style>
    <style:style style:name="_52_0_37__32_-_32_Accent4_32_2_32_6" style:display-name="40% - Accent4 2 6" style:family="table-cell" style:data-style-name="N0">
      <style:table-cell-properties fo:background-color="#CCC0DA"/>
    </style:style>
    <style:style style:name="_52_0_37__32_-_32_Accent4_32_2_32_7" style:display-name="40% - Accent4 2 7" style:family="table-cell" style:data-style-name="N0">
      <style:table-cell-properties fo:background-color="#CCC0DA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3_32_2" style:display-name="40% - Accent4 3 2" style:family="table-cell" style:data-style-name="N0">
      <style:table-cell-properties fo:background-color="#C0C0C0"/>
    </style:style>
    <style:style style:name="_52_0_37__32_-_32_Accent4_32_3_32_2_32_2" style:display-name="40% - Accent4 3 2 2" style:family="table-cell" style:data-style-name="N0">
      <style:table-cell-properties fo:background-color="#C0C0C0"/>
    </style:style>
    <style:style style:name="_52_0_37__32_-_32_Accent4_32_3_32_2_32_2_32_2" style:display-name="40% - Accent4 3 2 2 2" style:family="table-cell" style:data-style-name="N0">
      <style:table-cell-properties fo:background-color="#C0C0C0"/>
    </style:style>
    <style:style style:name="_52_0_37__32_-_32_Accent4_32_3_32_2_32_2_32_2_32_2" style:display-name="40% - Accent4 3 2 2 2 2" style:family="table-cell" style:data-style-name="N0">
      <style:table-cell-properties fo:background-color="#C0C0C0"/>
    </style:style>
    <style:style style:name="_52_0_37__32_-_32_Accent4_32_3_32_2_32_2_32_2_32_3" style:display-name="40% - Accent4 3 2 2 2 3" style:family="table-cell" style:data-style-name="N0">
      <style:table-cell-properties fo:background-color="#C0C0C0"/>
    </style:style>
    <style:style style:name="_52_0_37__32_-_32_Accent4_32_3_32_2_32_2_32_2_32_4" style:display-name="40% - Accent4 3 2 2 2 4" style:family="table-cell" style:data-style-name="N0">
      <style:table-cell-properties fo:background-color="#C0C0C0"/>
    </style:style>
    <style:style style:name="_52_0_37__32_-_32_Accent4_32_3_32_2_32_2_32_3" style:display-name="40% - Accent4 3 2 2 3" style:family="table-cell" style:data-style-name="N0">
      <style:table-cell-properties fo:background-color="#C0C0C0"/>
    </style:style>
    <style:style style:name="_52_0_37__32_-_32_Accent4_32_3_32_2_32_2_32_4" style:display-name="40% - Accent4 3 2 2 4" style:family="table-cell" style:data-style-name="N0">
      <style:table-cell-properties fo:background-color="#C0C0C0"/>
    </style:style>
    <style:style style:name="_52_0_37__32_-_32_Accent4_32_3_32_2_32_2_32_5" style:display-name="40% - Accent4 3 2 2 5" style:family="table-cell" style:data-style-name="N0">
      <style:table-cell-properties fo:background-color="#C0C0C0"/>
    </style:style>
    <style:style style:name="_52_0_37__32_-_32_Accent4_32_3_32_2_32_3" style:display-name="40% - Accent4 3 2 3" style:family="table-cell" style:data-style-name="N0">
      <style:table-cell-properties fo:background-color="#C0C0C0"/>
    </style:style>
    <style:style style:name="_52_0_37__32_-_32_Accent4_32_3_32_2_32_3_32_2" style:display-name="40% - Accent4 3 2 3 2" style:family="table-cell" style:data-style-name="N0">
      <style:table-cell-properties fo:background-color="#C0C0C0"/>
    </style:style>
    <style:style style:name="_52_0_37__32_-_32_Accent4_32_3_32_2_32_3_32_3" style:display-name="40% - Accent4 3 2 3 3" style:family="table-cell" style:data-style-name="N0">
      <style:table-cell-properties fo:background-color="#C0C0C0"/>
    </style:style>
    <style:style style:name="_52_0_37__32_-_32_Accent4_32_3_32_2_32_3_32_4" style:display-name="40% - Accent4 3 2 3 4" style:family="table-cell" style:data-style-name="N0">
      <style:table-cell-properties fo:background-color="#C0C0C0"/>
    </style:style>
    <style:style style:name="_52_0_37__32_-_32_Accent4_32_3_32_2_32_4" style:display-name="40% - Accent4 3 2 4" style:family="table-cell" style:data-style-name="N0">
      <style:table-cell-properties fo:background-color="#C0C0C0"/>
    </style:style>
    <style:style style:name="_52_0_37__32_-_32_Accent4_32_3_32_2_32_5" style:display-name="40% - Accent4 3 2 5" style:family="table-cell" style:data-style-name="N0">
      <style:table-cell-properties fo:background-color="#C0C0C0"/>
    </style:style>
    <style:style style:name="_52_0_37__32_-_32_Accent4_32_3_32_2_32_6" style:display-name="40% - Accent4 3 2 6" style:family="table-cell" style:data-style-name="N0">
      <style:table-cell-properties fo:background-color="#C0C0C0"/>
    </style:style>
    <style:style style:name="_52_0_37__32_-_32_Accent4_32_3_32_3" style:display-name="40% - Accent4 3 3" style:family="table-cell" style:data-style-name="N0">
      <style:table-cell-properties fo:background-color="#CCC0DA"/>
    </style:style>
    <style:style style:name="_52_0_37__32_-_32_Accent4_32_3_32_3_32_2" style:display-name="40% - Accent4 3 3 2" style:family="table-cell" style:data-style-name="N0">
      <style:table-cell-properties fo:background-color="#CCC0DA"/>
    </style:style>
    <style:style style:name="_52_0_37__32_-_32_Accent4_32_3_32_3_32_2_32_2" style:display-name="40% - Accent4 3 3 2 2" style:family="table-cell" style:data-style-name="N0">
      <style:table-cell-properties fo:background-color="#CCC0DA"/>
    </style:style>
    <style:style style:name="_52_0_37__32_-_32_Accent4_32_3_32_3_32_2_32_3" style:display-name="40% - Accent4 3 3 2 3" style:family="table-cell" style:data-style-name="N0">
      <style:table-cell-properties fo:background-color="#CCC0DA"/>
    </style:style>
    <style:style style:name="_52_0_37__32_-_32_Accent4_32_3_32_3_32_2_32_4" style:display-name="40% - Accent4 3 3 2 4" style:family="table-cell" style:data-style-name="N0">
      <style:table-cell-properties fo:background-color="#CCC0DA"/>
    </style:style>
    <style:style style:name="_52_0_37__32_-_32_Accent4_32_3_32_3_32_3" style:display-name="40% - Accent4 3 3 3" style:family="table-cell" style:data-style-name="N0">
      <style:table-cell-properties fo:background-color="#CCC0DA"/>
    </style:style>
    <style:style style:name="_52_0_37__32_-_32_Accent4_32_3_32_3_32_4" style:display-name="40% - Accent4 3 3 4" style:family="table-cell" style:data-style-name="N0">
      <style:table-cell-properties fo:background-color="#CCC0DA"/>
    </style:style>
    <style:style style:name="_52_0_37__32_-_32_Accent4_32_3_32_3_32_5" style:display-name="40% - Accent4 3 3 5" style:family="table-cell" style:data-style-name="N0">
      <style:table-cell-properties fo:background-color="#CCC0DA"/>
    </style:style>
    <style:style style:name="_52_0_37__32_-_32_Accent4_32_3_32_4" style:display-name="40% - Accent4 3 4" style:family="table-cell" style:data-style-name="N0">
      <style:table-cell-properties fo:background-color="#CCC0DA"/>
    </style:style>
    <style:style style:name="_52_0_37__32_-_32_Accent4_32_3_32_4_32_2" style:display-name="40% - Accent4 3 4 2" style:family="table-cell" style:data-style-name="N0">
      <style:table-cell-properties fo:background-color="#CCC0DA"/>
    </style:style>
    <style:style style:name="_52_0_37__32_-_32_Accent4_32_3_32_4_32_3" style:display-name="40% - Accent4 3 4 3" style:family="table-cell" style:data-style-name="N0">
      <style:table-cell-properties fo:background-color="#CCC0DA"/>
    </style:style>
    <style:style style:name="_52_0_37__32_-_32_Accent4_32_3_32_4_32_4" style:display-name="40% - Accent4 3 4 4" style:family="table-cell" style:data-style-name="N0">
      <style:table-cell-properties fo:background-color="#CCC0DA"/>
    </style:style>
    <style:style style:name="_52_0_37__32_-_32_Accent4_32_3_32_5" style:display-name="40% - Accent4 3 5" style:family="table-cell" style:data-style-name="N0">
      <style:table-cell-properties fo:background-color="#CCC0DA"/>
    </style:style>
    <style:style style:name="_52_0_37__32_-_32_Accent4_32_3_32_6" style:display-name="40% - Accent4 3 6" style:family="table-cell" style:data-style-name="N0">
      <style:table-cell-properties fo:background-color="#CCC0DA"/>
    </style:style>
    <style:style style:name="_52_0_37__32_-_32_Accent4_32_3_32_7" style:display-name="40% - Accent4 3 7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4_32_4_32_2" style:display-name="40% - Accent4 4 2" style:family="table-cell" style:data-style-name="N0">
      <style:table-cell-properties fo:background-color="#C0C0C0"/>
    </style:style>
    <style:style style:name="_52_0_37__32_-_32_Accent4_32_4_32_2_32_2" style:display-name="40% - Accent4 4 2 2" style:family="table-cell" style:data-style-name="N0">
      <style:table-cell-properties fo:background-color="#C0C0C0"/>
    </style:style>
    <style:style style:name="_52_0_37__32_-_32_Accent4_32_4_32_2_32_2_32_2" style:display-name="40% - Accent4 4 2 2 2" style:family="table-cell" style:data-style-name="N0">
      <style:table-cell-properties fo:background-color="#C0C0C0"/>
    </style:style>
    <style:style style:name="_52_0_37__32_-_32_Accent4_32_4_32_2_32_2_32_2_32_2" style:display-name="40% - Accent4 4 2 2 2 2" style:family="table-cell" style:data-style-name="N0">
      <style:table-cell-properties fo:background-color="#C0C0C0"/>
    </style:style>
    <style:style style:name="_52_0_37__32_-_32_Accent4_32_4_32_2_32_2_32_2_32_3" style:display-name="40% - Accent4 4 2 2 2 3" style:family="table-cell" style:data-style-name="N0">
      <style:table-cell-properties fo:background-color="#C0C0C0"/>
    </style:style>
    <style:style style:name="_52_0_37__32_-_32_Accent4_32_4_32_2_32_2_32_2_32_4" style:display-name="40% - Accent4 4 2 2 2 4" style:family="table-cell" style:data-style-name="N0">
      <style:table-cell-properties fo:background-color="#C0C0C0"/>
    </style:style>
    <style:style style:name="_52_0_37__32_-_32_Accent4_32_4_32_2_32_2_32_3" style:display-name="40% - Accent4 4 2 2 3" style:family="table-cell" style:data-style-name="N0">
      <style:table-cell-properties fo:background-color="#C0C0C0"/>
    </style:style>
    <style:style style:name="_52_0_37__32_-_32_Accent4_32_4_32_2_32_2_32_4" style:display-name="40% - Accent4 4 2 2 4" style:family="table-cell" style:data-style-name="N0">
      <style:table-cell-properties fo:background-color="#C0C0C0"/>
    </style:style>
    <style:style style:name="_52_0_37__32_-_32_Accent4_32_4_32_2_32_2_32_5" style:display-name="40% - Accent4 4 2 2 5" style:family="table-cell" style:data-style-name="N0">
      <style:table-cell-properties fo:background-color="#C0C0C0"/>
    </style:style>
    <style:style style:name="_52_0_37__32_-_32_Accent4_32_4_32_2_32_3" style:display-name="40% - Accent4 4 2 3" style:family="table-cell" style:data-style-name="N0">
      <style:table-cell-properties fo:background-color="#C0C0C0"/>
    </style:style>
    <style:style style:name="_52_0_37__32_-_32_Accent4_32_4_32_2_32_3_32_2" style:display-name="40% - Accent4 4 2 3 2" style:family="table-cell" style:data-style-name="N0">
      <style:table-cell-properties fo:background-color="#C0C0C0"/>
    </style:style>
    <style:style style:name="_52_0_37__32_-_32_Accent4_32_4_32_2_32_3_32_3" style:display-name="40% - Accent4 4 2 3 3" style:family="table-cell" style:data-style-name="N0">
      <style:table-cell-properties fo:background-color="#C0C0C0"/>
    </style:style>
    <style:style style:name="_52_0_37__32_-_32_Accent4_32_4_32_2_32_3_32_4" style:display-name="40% - Accent4 4 2 3 4" style:family="table-cell" style:data-style-name="N0">
      <style:table-cell-properties fo:background-color="#C0C0C0"/>
    </style:style>
    <style:style style:name="_52_0_37__32_-_32_Accent4_32_4_32_2_32_4" style:display-name="40% - Accent4 4 2 4" style:family="table-cell" style:data-style-name="N0">
      <style:table-cell-properties fo:background-color="#C0C0C0"/>
    </style:style>
    <style:style style:name="_52_0_37__32_-_32_Accent4_32_4_32_2_32_5" style:display-name="40% - Accent4 4 2 5" style:family="table-cell" style:data-style-name="N0">
      <style:table-cell-properties fo:background-color="#C0C0C0"/>
    </style:style>
    <style:style style:name="_52_0_37__32_-_32_Accent4_32_4_32_2_32_6" style:display-name="40% - Accent4 4 2 6" style:family="table-cell" style:data-style-name="N0">
      <style:table-cell-properties fo:background-color="#C0C0C0"/>
    </style:style>
    <style:style style:name="_52_0_37__32_-_32_Accent4_32_4_32_3" style:display-name="40% - Accent4 4 3" style:family="table-cell" style:data-style-name="N0">
      <style:table-cell-properties fo:background-color="#CCC0DA"/>
    </style:style>
    <style:style style:name="_52_0_37__32_-_32_Accent4_32_4_32_3_32_2" style:display-name="40% - Accent4 4 3 2" style:family="table-cell" style:data-style-name="N0">
      <style:table-cell-properties fo:background-color="#CCC0DA"/>
    </style:style>
    <style:style style:name="_52_0_37__32_-_32_Accent4_32_4_32_3_32_2_32_2" style:display-name="40% - Accent4 4 3 2 2" style:family="table-cell" style:data-style-name="N0">
      <style:table-cell-properties fo:background-color="#CCC0DA"/>
    </style:style>
    <style:style style:name="_52_0_37__32_-_32_Accent4_32_4_32_3_32_2_32_3" style:display-name="40% - Accent4 4 3 2 3" style:family="table-cell" style:data-style-name="N0">
      <style:table-cell-properties fo:background-color="#CCC0DA"/>
    </style:style>
    <style:style style:name="_52_0_37__32_-_32_Accent4_32_4_32_3_32_2_32_4" style:display-name="40% - Accent4 4 3 2 4" style:family="table-cell" style:data-style-name="N0">
      <style:table-cell-properties fo:background-color="#CCC0DA"/>
    </style:style>
    <style:style style:name="_52_0_37__32_-_32_Accent4_32_4_32_3_32_3" style:display-name="40% - Accent4 4 3 3" style:family="table-cell" style:data-style-name="N0">
      <style:table-cell-properties fo:background-color="#CCC0DA"/>
    </style:style>
    <style:style style:name="_52_0_37__32_-_32_Accent4_32_4_32_3_32_4" style:display-name="40% - Accent4 4 3 4" style:family="table-cell" style:data-style-name="N0">
      <style:table-cell-properties fo:background-color="#CCC0DA"/>
    </style:style>
    <style:style style:name="_52_0_37__32_-_32_Accent4_32_4_32_3_32_5" style:display-name="40% - Accent4 4 3 5" style:family="table-cell" style:data-style-name="N0">
      <style:table-cell-properties fo:background-color="#CCC0DA"/>
    </style:style>
    <style:style style:name="_52_0_37__32_-_32_Accent4_32_4_32_4" style:display-name="40% - Accent4 4 4" style:family="table-cell" style:data-style-name="N0">
      <style:table-cell-properties fo:background-color="#CCC0DA"/>
    </style:style>
    <style:style style:name="_52_0_37__32_-_32_Accent4_32_4_32_4_32_2" style:display-name="40% - Accent4 4 4 2" style:family="table-cell" style:data-style-name="N0">
      <style:table-cell-properties fo:background-color="#CCC0DA"/>
    </style:style>
    <style:style style:name="_52_0_37__32_-_32_Accent4_32_4_32_4_32_3" style:display-name="40% - Accent4 4 4 3" style:family="table-cell" style:data-style-name="N0">
      <style:table-cell-properties fo:background-color="#CCC0DA"/>
    </style:style>
    <style:style style:name="_52_0_37__32_-_32_Accent4_32_4_32_4_32_4" style:display-name="40% - Accent4 4 4 4" style:family="table-cell" style:data-style-name="N0">
      <style:table-cell-properties fo:background-color="#CCC0DA"/>
    </style:style>
    <style:style style:name="_52_0_37__32_-_32_Accent4_32_4_32_5" style:display-name="40% - Accent4 4 5" style:family="table-cell" style:data-style-name="N0">
      <style:table-cell-properties fo:background-color="#CCC0DA"/>
    </style:style>
    <style:style style:name="_52_0_37__32_-_32_Accent4_32_4_32_6" style:display-name="40% - Accent4 4 6" style:family="table-cell" style:data-style-name="N0">
      <style:table-cell-properties fo:background-color="#CCC0DA"/>
    </style:style>
    <style:style style:name="_52_0_37__32_-_32_Accent4_32_4_32_7" style:display-name="40% - Accent4 4 7" style:family="table-cell" style:data-style-name="N0">
      <style:table-cell-properties fo:background-color="#CCC0DA"/>
    </style:style>
    <style:style style:name="_52_0_37__32_-_32_Accent4_32_5" style:display-name="40% - Accent4 5" style:family="table-cell" style:data-style-name="N0">
      <style:table-cell-properties fo:background-color="#CCC0DA"/>
    </style:style>
    <style:style style:name="_52_0_37__32_-_32_Accent4_32_5_32_2" style:display-name="40% - Accent4 5 2" style:family="table-cell" style:data-style-name="N0">
      <style:table-cell-properties fo:background-color="#C0C0C0"/>
    </style:style>
    <style:style style:name="_52_0_37__32_-_32_Accent4_32_5_32_2_32_2" style:display-name="40% - Accent4 5 2 2" style:family="table-cell" style:data-style-name="N0">
      <style:table-cell-properties fo:background-color="#C0C0C0"/>
    </style:style>
    <style:style style:name="_52_0_37__32_-_32_Accent4_32_5_32_2_32_2_32_2" style:display-name="40% - Accent4 5 2 2 2" style:family="table-cell" style:data-style-name="N0">
      <style:table-cell-properties fo:background-color="#C0C0C0"/>
    </style:style>
    <style:style style:name="_52_0_37__32_-_32_Accent4_32_5_32_2_32_2_32_2_32_2" style:display-name="40% - Accent4 5 2 2 2 2" style:family="table-cell" style:data-style-name="N0">
      <style:table-cell-properties fo:background-color="#C0C0C0"/>
    </style:style>
    <style:style style:name="_52_0_37__32_-_32_Accent4_32_5_32_2_32_2_32_2_32_3" style:display-name="40% - Accent4 5 2 2 2 3" style:family="table-cell" style:data-style-name="N0">
      <style:table-cell-properties fo:background-color="#C0C0C0"/>
    </style:style>
    <style:style style:name="_52_0_37__32_-_32_Accent4_32_5_32_2_32_2_32_2_32_4" style:display-name="40% - Accent4 5 2 2 2 4" style:family="table-cell" style:data-style-name="N0">
      <style:table-cell-properties fo:background-color="#C0C0C0"/>
    </style:style>
    <style:style style:name="_52_0_37__32_-_32_Accent4_32_5_32_2_32_2_32_3" style:display-name="40% - Accent4 5 2 2 3" style:family="table-cell" style:data-style-name="N0">
      <style:table-cell-properties fo:background-color="#C0C0C0"/>
    </style:style>
    <style:style style:name="_52_0_37__32_-_32_Accent4_32_5_32_2_32_2_32_4" style:display-name="40% - Accent4 5 2 2 4" style:family="table-cell" style:data-style-name="N0">
      <style:table-cell-properties fo:background-color="#C0C0C0"/>
    </style:style>
    <style:style style:name="_52_0_37__32_-_32_Accent4_32_5_32_2_32_2_32_5" style:display-name="40% - Accent4 5 2 2 5" style:family="table-cell" style:data-style-name="N0">
      <style:table-cell-properties fo:background-color="#C0C0C0"/>
    </style:style>
    <style:style style:name="_52_0_37__32_-_32_Accent4_32_5_32_2_32_3" style:display-name="40% - Accent4 5 2 3" style:family="table-cell" style:data-style-name="N0">
      <style:table-cell-properties fo:background-color="#C0C0C0"/>
    </style:style>
    <style:style style:name="_52_0_37__32_-_32_Accent4_32_5_32_2_32_3_32_2" style:display-name="40% - Accent4 5 2 3 2" style:family="table-cell" style:data-style-name="N0">
      <style:table-cell-properties fo:background-color="#C0C0C0"/>
    </style:style>
    <style:style style:name="_52_0_37__32_-_32_Accent4_32_5_32_2_32_3_32_3" style:display-name="40% - Accent4 5 2 3 3" style:family="table-cell" style:data-style-name="N0">
      <style:table-cell-properties fo:background-color="#C0C0C0"/>
    </style:style>
    <style:style style:name="_52_0_37__32_-_32_Accent4_32_5_32_2_32_3_32_4" style:display-name="40% - Accent4 5 2 3 4" style:family="table-cell" style:data-style-name="N0">
      <style:table-cell-properties fo:background-color="#C0C0C0"/>
    </style:style>
    <style:style style:name="_52_0_37__32_-_32_Accent4_32_5_32_2_32_4" style:display-name="40% - Accent4 5 2 4" style:family="table-cell" style:data-style-name="N0">
      <style:table-cell-properties fo:background-color="#C0C0C0"/>
    </style:style>
    <style:style style:name="_52_0_37__32_-_32_Accent4_32_5_32_2_32_5" style:display-name="40% - Accent4 5 2 5" style:family="table-cell" style:data-style-name="N0">
      <style:table-cell-properties fo:background-color="#C0C0C0"/>
    </style:style>
    <style:style style:name="_52_0_37__32_-_32_Accent4_32_5_32_2_32_6" style:display-name="40% - Accent4 5 2 6" style:family="table-cell" style:data-style-name="N0">
      <style:table-cell-properties fo:background-color="#C0C0C0"/>
    </style:style>
    <style:style style:name="_52_0_37__32_-_32_Accent4_32_5_32_3" style:display-name="40% - Accent4 5 3" style:family="table-cell" style:data-style-name="N0">
      <style:table-cell-properties fo:background-color="#CCC0DA"/>
    </style:style>
    <style:style style:name="_52_0_37__32_-_32_Accent4_32_5_32_3_32_2" style:display-name="40% - Accent4 5 3 2" style:family="table-cell" style:data-style-name="N0">
      <style:table-cell-properties fo:background-color="#CCC0DA"/>
    </style:style>
    <style:style style:name="_52_0_37__32_-_32_Accent4_32_5_32_3_32_2_32_2" style:display-name="40% - Accent4 5 3 2 2" style:family="table-cell" style:data-style-name="N0">
      <style:table-cell-properties fo:background-color="#CCC0DA"/>
    </style:style>
    <style:style style:name="_52_0_37__32_-_32_Accent4_32_5_32_3_32_2_32_3" style:display-name="40% - Accent4 5 3 2 3" style:family="table-cell" style:data-style-name="N0">
      <style:table-cell-properties fo:background-color="#CCC0DA"/>
    </style:style>
    <style:style style:name="_52_0_37__32_-_32_Accent4_32_5_32_3_32_2_32_4" style:display-name="40% - Accent4 5 3 2 4" style:family="table-cell" style:data-style-name="N0">
      <style:table-cell-properties fo:background-color="#CCC0DA"/>
    </style:style>
    <style:style style:name="_52_0_37__32_-_32_Accent4_32_5_32_3_32_3" style:display-name="40% - Accent4 5 3 3" style:family="table-cell" style:data-style-name="N0">
      <style:table-cell-properties fo:background-color="#CCC0DA"/>
    </style:style>
    <style:style style:name="_52_0_37__32_-_32_Accent4_32_5_32_3_32_4" style:display-name="40% - Accent4 5 3 4" style:family="table-cell" style:data-style-name="N0">
      <style:table-cell-properties fo:background-color="#CCC0DA"/>
    </style:style>
    <style:style style:name="_52_0_37__32_-_32_Accent4_32_5_32_3_32_5" style:display-name="40% - Accent4 5 3 5" style:family="table-cell" style:data-style-name="N0">
      <style:table-cell-properties fo:background-color="#CCC0DA"/>
    </style:style>
    <style:style style:name="_52_0_37__32_-_32_Accent4_32_5_32_4" style:display-name="40% - Accent4 5 4" style:family="table-cell" style:data-style-name="N0">
      <style:table-cell-properties fo:background-color="#CCC0DA"/>
    </style:style>
    <style:style style:name="_52_0_37__32_-_32_Accent4_32_5_32_4_32_2" style:display-name="40% - Accent4 5 4 2" style:family="table-cell" style:data-style-name="N0">
      <style:table-cell-properties fo:background-color="#CCC0DA"/>
    </style:style>
    <style:style style:name="_52_0_37__32_-_32_Accent4_32_5_32_4_32_3" style:display-name="40% - Accent4 5 4 3" style:family="table-cell" style:data-style-name="N0">
      <style:table-cell-properties fo:background-color="#CCC0DA"/>
    </style:style>
    <style:style style:name="_52_0_37__32_-_32_Accent4_32_5_32_4_32_4" style:display-name="40% - Accent4 5 4 4" style:family="table-cell" style:data-style-name="N0">
      <style:table-cell-properties fo:background-color="#CCC0DA"/>
    </style:style>
    <style:style style:name="_52_0_37__32_-_32_Accent4_32_5_32_5" style:display-name="40% - Accent4 5 5" style:family="table-cell" style:data-style-name="N0">
      <style:table-cell-properties fo:background-color="#CCC0DA"/>
    </style:style>
    <style:style style:name="_52_0_37__32_-_32_Accent4_32_5_32_6" style:display-name="40% - Accent4 5 6" style:family="table-cell" style:data-style-name="N0">
      <style:table-cell-properties fo:background-color="#CCC0DA"/>
    </style:style>
    <style:style style:name="_52_0_37__32_-_32_Accent4_32_5_32_7" style:display-name="40% - Accent4 5 7" style:family="table-cell" style:data-style-name="N0">
      <style:table-cell-properties fo:background-color="#CCC0DA"/>
    </style:style>
    <style:style style:name="_52_0_37__32_-_32_Accent4_32_6" style:display-name="40% - Accent4 6" style:family="table-cell" style:data-style-name="N0">
      <style:table-cell-properties fo:background-color="#CCC0DA"/>
    </style:style>
    <style:style style:name="_52_0_37__32_-_32_Accent4_32_6_32_2" style:display-name="40% - Accent4 6 2" style:family="table-cell" style:data-style-name="N0">
      <style:table-cell-properties fo:background-color="#CCC0DA"/>
    </style:style>
    <style:style style:name="_52_0_37__32_-_32_Accent4_32_6_32_2_32_2" style:display-name="40% - Accent4 6 2 2" style:family="table-cell" style:data-style-name="N0">
      <style:table-cell-properties fo:background-color="#CCC0DA"/>
    </style:style>
    <style:style style:name="_52_0_37__32_-_32_Accent4_32_6_32_2_32_2_32_2" style:display-name="40% - Accent4 6 2 2 2" style:family="table-cell" style:data-style-name="N0">
      <style:table-cell-properties fo:background-color="#CCC0DA"/>
    </style:style>
    <style:style style:name="_52_0_37__32_-_32_Accent4_32_6_32_2_32_2_32_3" style:display-name="40% - Accent4 6 2 2 3" style:family="table-cell" style:data-style-name="N0">
      <style:table-cell-properties fo:background-color="#CCC0DA"/>
    </style:style>
    <style:style style:name="_52_0_37__32_-_32_Accent4_32_6_32_2_32_2_32_4" style:display-name="40% - Accent4 6 2 2 4" style:family="table-cell" style:data-style-name="N0">
      <style:table-cell-properties fo:background-color="#CCC0DA"/>
    </style:style>
    <style:style style:name="_52_0_37__32_-_32_Accent4_32_6_32_2_32_3" style:display-name="40% - Accent4 6 2 3" style:family="table-cell" style:data-style-name="N0">
      <style:table-cell-properties fo:background-color="#CCC0DA"/>
    </style:style>
    <style:style style:name="_52_0_37__32_-_32_Accent4_32_6_32_2_32_4" style:display-name="40% - Accent4 6 2 4" style:family="table-cell" style:data-style-name="N0">
      <style:table-cell-properties fo:background-color="#CCC0DA"/>
    </style:style>
    <style:style style:name="_52_0_37__32_-_32_Accent4_32_6_32_2_32_5" style:display-name="40% - Accent4 6 2 5" style:family="table-cell" style:data-style-name="N0">
      <style:table-cell-properties fo:background-color="#CCC0DA"/>
    </style:style>
    <style:style style:name="_52_0_37__32_-_32_Accent4_32_6_32_3" style:display-name="40% - Accent4 6 3" style:family="table-cell" style:data-style-name="N0">
      <style:table-cell-properties fo:background-color="#CCC0DA"/>
    </style:style>
    <style:style style:name="_52_0_37__32_-_32_Accent4_32_6_32_3_32_2" style:display-name="40% - Accent4 6 3 2" style:family="table-cell" style:data-style-name="N0">
      <style:table-cell-properties fo:background-color="#CCC0DA"/>
    </style:style>
    <style:style style:name="_52_0_37__32_-_32_Accent4_32_6_32_3_32_3" style:display-name="40% - Accent4 6 3 3" style:family="table-cell" style:data-style-name="N0">
      <style:table-cell-properties fo:background-color="#CCC0DA"/>
    </style:style>
    <style:style style:name="_52_0_37__32_-_32_Accent4_32_6_32_3_32_4" style:display-name="40% - Accent4 6 3 4" style:family="table-cell" style:data-style-name="N0">
      <style:table-cell-properties fo:background-color="#CCC0DA"/>
    </style:style>
    <style:style style:name="_52_0_37__32_-_32_Accent4_32_6_32_4" style:display-name="40% - Accent4 6 4" style:family="table-cell" style:data-style-name="N0">
      <style:table-cell-properties fo:background-color="#CCC0DA"/>
    </style:style>
    <style:style style:name="_52_0_37__32_-_32_Accent4_32_6_32_5" style:display-name="40% - Accent4 6 5" style:family="table-cell" style:data-style-name="N0">
      <style:table-cell-properties fo:background-color="#CCC0DA"/>
    </style:style>
    <style:style style:name="_52_0_37__32_-_32_Accent4_32_6_32_6" style:display-name="40% - Accent4 6 6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B7DEE8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2_32_2_32_2" style:display-name="40% - Accent5 2 2 2 2" style:family="table-cell" style:data-style-name="N0">
      <style:table-cell-properties fo:background-color="#99CCFF"/>
    </style:style>
    <style:style style:name="_52_0_37__32_-_32_Accent5_32_2_32_2_32_2_32_2_32_2" style:display-name="40% - Accent5 2 2 2 2 2" style:family="table-cell" style:data-style-name="N0">
      <style:table-cell-properties fo:background-color="#99CCFF"/>
    </style:style>
    <style:style style:name="_52_0_37__32_-_32_Accent5_32_2_32_2_32_2_32_2_32_3" style:display-name="40% - Accent5 2 2 2 2 3" style:family="table-cell" style:data-style-name="N0">
      <style:table-cell-properties fo:background-color="#99CCFF"/>
    </style:style>
    <style:style style:name="_52_0_37__32_-_32_Accent5_32_2_32_2_32_2_32_2_32_4" style:display-name="40% - Accent5 2 2 2 2 4" style:family="table-cell" style:data-style-name="N0">
      <style:table-cell-properties fo:background-color="#99CCFF"/>
    </style:style>
    <style:style style:name="_52_0_37__32_-_32_Accent5_32_2_32_2_32_2_32_3" style:display-name="40% - Accent5 2 2 2 3" style:family="table-cell" style:data-style-name="N0">
      <style:table-cell-properties fo:background-color="#99CCFF"/>
    </style:style>
    <style:style style:name="_52_0_37__32_-_32_Accent5_32_2_32_2_32_2_32_4" style:display-name="40% - Accent5 2 2 2 4" style:family="table-cell" style:data-style-name="N0">
      <style:table-cell-properties fo:background-color="#99CCFF"/>
    </style:style>
    <style:style style:name="_52_0_37__32_-_32_Accent5_32_2_32_2_32_2_32_5" style:display-name="40% - Accent5 2 2 2 5" style:family="table-cell" style:data-style-name="N0">
      <style:table-cell-properties fo:background-color="#99CCFF"/>
    </style:style>
    <style:style style:name="_52_0_37__32_-_32_Accent5_32_2_32_2_32_3" style:display-name="40% - Accent5 2 2 3" style:family="table-cell" style:data-style-name="N0">
      <style:table-cell-properties fo:background-color="#99CCFF"/>
    </style:style>
    <style:style style:name="_52_0_37__32_-_32_Accent5_32_2_32_2_32_3_32_2" style:display-name="40% - Accent5 2 2 3 2" style:family="table-cell" style:data-style-name="N0">
      <style:table-cell-properties fo:background-color="#99CCFF"/>
    </style:style>
    <style:style style:name="_52_0_37__32_-_32_Accent5_32_2_32_2_32_3_32_3" style:display-name="40% - Accent5 2 2 3 3" style:family="table-cell" style:data-style-name="N0">
      <style:table-cell-properties fo:background-color="#99CCFF"/>
    </style:style>
    <style:style style:name="_52_0_37__32_-_32_Accent5_32_2_32_2_32_3_32_4" style:display-name="40% - Accent5 2 2 3 4" style:family="table-cell" style:data-style-name="N0">
      <style:table-cell-properties fo:background-color="#99CCFF"/>
    </style:style>
    <style:style style:name="_52_0_37__32_-_32_Accent5_32_2_32_2_32_4" style:display-name="40% - Accent5 2 2 4" style:family="table-cell" style:data-style-name="N0">
      <style:table-cell-properties fo:background-color="#99CCFF"/>
    </style:style>
    <style:style style:name="_52_0_37__32_-_32_Accent5_32_2_32_2_32_5" style:display-name="40% - Accent5 2 2 5" style:family="table-cell" style:data-style-name="N0">
      <style:table-cell-properties fo:background-color="#99CCFF"/>
    </style:style>
    <style:style style:name="_52_0_37__32_-_32_Accent5_32_2_32_2_32_6" style:display-name="40% - Accent5 2 2 6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B7DEE8"/>
    </style:style>
    <style:style style:name="_52_0_37__32_-_32_Accent5_32_2_32_3_32_2" style:display-name="40% - Accent5 2 3 2" style:family="table-cell" style:data-style-name="N0">
      <style:table-cell-properties fo:background-color="#B7DEE8"/>
    </style:style>
    <style:style style:name="_52_0_37__32_-_32_Accent5_32_2_32_3_32_2_32_2" style:display-name="40% - Accent5 2 3 2 2" style:family="table-cell" style:data-style-name="N0">
      <style:table-cell-properties fo:background-color="#B7DEE8"/>
    </style:style>
    <style:style style:name="_52_0_37__32_-_32_Accent5_32_2_32_3_32_2_32_3" style:display-name="40% - Accent5 2 3 2 3" style:family="table-cell" style:data-style-name="N0">
      <style:table-cell-properties fo:background-color="#B7DEE8"/>
    </style:style>
    <style:style style:name="_52_0_37__32_-_32_Accent5_32_2_32_3_32_2_32_4" style:display-name="40% - Accent5 2 3 2 4" style:family="table-cell" style:data-style-name="N0">
      <style:table-cell-properties fo:background-color="#B7DEE8"/>
    </style:style>
    <style:style style:name="_52_0_37__32_-_32_Accent5_32_2_32_3_32_3" style:display-name="40% - Accent5 2 3 3" style:family="table-cell" style:data-style-name="N0">
      <style:table-cell-properties fo:background-color="#B7DEE8"/>
    </style:style>
    <style:style style:name="_52_0_37__32_-_32_Accent5_32_2_32_3_32_4" style:display-name="40% - Accent5 2 3 4" style:family="table-cell" style:data-style-name="N0">
      <style:table-cell-properties fo:background-color="#B7DEE8"/>
    </style:style>
    <style:style style:name="_52_0_37__32_-_32_Accent5_32_2_32_3_32_5" style:display-name="40% - Accent5 2 3 5" style:family="table-cell" style:data-style-name="N0">
      <style:table-cell-properties fo:background-color="#B7DEE8"/>
    </style:style>
    <style:style style:name="_52_0_37__32_-_32_Accent5_32_2_32_4" style:display-name="40% - Accent5 2 4" style:family="table-cell" style:data-style-name="N0">
      <style:table-cell-properties fo:background-color="#B7DEE8"/>
    </style:style>
    <style:style style:name="_52_0_37__32_-_32_Accent5_32_2_32_4_32_2" style:display-name="40% - Accent5 2 4 2" style:family="table-cell" style:data-style-name="N0">
      <style:table-cell-properties fo:background-color="#B7DEE8"/>
    </style:style>
    <style:style style:name="_52_0_37__32_-_32_Accent5_32_2_32_4_32_3" style:display-name="40% - Accent5 2 4 3" style:family="table-cell" style:data-style-name="N0">
      <style:table-cell-properties fo:background-color="#B7DEE8"/>
    </style:style>
    <style:style style:name="_52_0_37__32_-_32_Accent5_32_2_32_4_32_4" style:display-name="40% - Accent5 2 4 4" style:family="table-cell" style:data-style-name="N0">
      <style:table-cell-properties fo:background-color="#B7DEE8"/>
    </style:style>
    <style:style style:name="_52_0_37__32_-_32_Accent5_32_2_32_5" style:display-name="40% - Accent5 2 5" style:family="table-cell" style:data-style-name="N0">
      <style:table-cell-properties fo:background-color="#B7DEE8"/>
    </style:style>
    <style:style style:name="_52_0_37__32_-_32_Accent5_32_2_32_6" style:display-name="40% - Accent5 2 6" style:family="table-cell" style:data-style-name="N0">
      <style:table-cell-properties fo:background-color="#B7DEE8"/>
    </style:style>
    <style:style style:name="_52_0_37__32_-_32_Accent5_32_2_32_7" style:display-name="40% - Accent5 2 7" style:family="table-cell" style:data-style-name="N0">
      <style:table-cell-properties fo:background-color="#B7DEE8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3_32_2_32_2" style:display-name="40% - Accent5 3 2 2" style:family="table-cell" style:data-style-name="N0">
      <style:table-cell-properties fo:background-color="#99CCFF"/>
    </style:style>
    <style:style style:name="_52_0_37__32_-_32_Accent5_32_3_32_2_32_2_32_2" style:display-name="40% - Accent5 3 2 2 2" style:family="table-cell" style:data-style-name="N0">
      <style:table-cell-properties fo:background-color="#99CCFF"/>
    </style:style>
    <style:style style:name="_52_0_37__32_-_32_Accent5_32_3_32_2_32_2_32_2_32_2" style:display-name="40% - Accent5 3 2 2 2 2" style:family="table-cell" style:data-style-name="N0">
      <style:table-cell-properties fo:background-color="#99CCFF"/>
    </style:style>
    <style:style style:name="_52_0_37__32_-_32_Accent5_32_3_32_2_32_2_32_2_32_3" style:display-name="40% - Accent5 3 2 2 2 3" style:family="table-cell" style:data-style-name="N0">
      <style:table-cell-properties fo:background-color="#99CCFF"/>
    </style:style>
    <style:style style:name="_52_0_37__32_-_32_Accent5_32_3_32_2_32_2_32_2_32_4" style:display-name="40% - Accent5 3 2 2 2 4" style:family="table-cell" style:data-style-name="N0">
      <style:table-cell-properties fo:background-color="#99CCFF"/>
    </style:style>
    <style:style style:name="_52_0_37__32_-_32_Accent5_32_3_32_2_32_2_32_3" style:display-name="40% - Accent5 3 2 2 3" style:family="table-cell" style:data-style-name="N0">
      <style:table-cell-properties fo:background-color="#99CCFF"/>
    </style:style>
    <style:style style:name="_52_0_37__32_-_32_Accent5_32_3_32_2_32_2_32_4" style:display-name="40% - Accent5 3 2 2 4" style:family="table-cell" style:data-style-name="N0">
      <style:table-cell-properties fo:background-color="#99CCFF"/>
    </style:style>
    <style:style style:name="_52_0_37__32_-_32_Accent5_32_3_32_2_32_2_32_5" style:display-name="40% - Accent5 3 2 2 5" style:family="table-cell" style:data-style-name="N0">
      <style:table-cell-properties fo:background-color="#99CCFF"/>
    </style:style>
    <style:style style:name="_52_0_37__32_-_32_Accent5_32_3_32_2_32_3" style:display-name="40% - Accent5 3 2 3" style:family="table-cell" style:data-style-name="N0">
      <style:table-cell-properties fo:background-color="#99CCFF"/>
    </style:style>
    <style:style style:name="_52_0_37__32_-_32_Accent5_32_3_32_2_32_3_32_2" style:display-name="40% - Accent5 3 2 3 2" style:family="table-cell" style:data-style-name="N0">
      <style:table-cell-properties fo:background-color="#99CCFF"/>
    </style:style>
    <style:style style:name="_52_0_37__32_-_32_Accent5_32_3_32_2_32_3_32_3" style:display-name="40% - Accent5 3 2 3 3" style:family="table-cell" style:data-style-name="N0">
      <style:table-cell-properties fo:background-color="#99CCFF"/>
    </style:style>
    <style:style style:name="_52_0_37__32_-_32_Accent5_32_3_32_2_32_3_32_4" style:display-name="40% - Accent5 3 2 3 4" style:family="table-cell" style:data-style-name="N0">
      <style:table-cell-properties fo:background-color="#99CCFF"/>
    </style:style>
    <style:style style:name="_52_0_37__32_-_32_Accent5_32_3_32_2_32_4" style:display-name="40% - Accent5 3 2 4" style:family="table-cell" style:data-style-name="N0">
      <style:table-cell-properties fo:background-color="#99CCFF"/>
    </style:style>
    <style:style style:name="_52_0_37__32_-_32_Accent5_32_3_32_2_32_5" style:display-name="40% - Accent5 3 2 5" style:family="table-cell" style:data-style-name="N0">
      <style:table-cell-properties fo:background-color="#99CCFF"/>
    </style:style>
    <style:style style:name="_52_0_37__32_-_32_Accent5_32_3_32_2_32_6" style:display-name="40% - Accent5 3 2 6" style:family="table-cell" style:data-style-name="N0">
      <style:table-cell-properties fo:background-color="#99CCFF"/>
    </style:style>
    <style:style style:name="_52_0_37__32_-_32_Accent5_32_3_32_3" style:display-name="40% - Accent5 3 3" style:family="table-cell" style:data-style-name="N0">
      <style:table-cell-properties fo:background-color="#B7DEE8"/>
    </style:style>
    <style:style style:name="_52_0_37__32_-_32_Accent5_32_3_32_3_32_2" style:display-name="40% - Accent5 3 3 2" style:family="table-cell" style:data-style-name="N0">
      <style:table-cell-properties fo:background-color="#B7DEE8"/>
    </style:style>
    <style:style style:name="_52_0_37__32_-_32_Accent5_32_3_32_3_32_2_32_2" style:display-name="40% - Accent5 3 3 2 2" style:family="table-cell" style:data-style-name="N0">
      <style:table-cell-properties fo:background-color="#B7DEE8"/>
    </style:style>
    <style:style style:name="_52_0_37__32_-_32_Accent5_32_3_32_3_32_2_32_3" style:display-name="40% - Accent5 3 3 2 3" style:family="table-cell" style:data-style-name="N0">
      <style:table-cell-properties fo:background-color="#B7DEE8"/>
    </style:style>
    <style:style style:name="_52_0_37__32_-_32_Accent5_32_3_32_3_32_2_32_4" style:display-name="40% - Accent5 3 3 2 4" style:family="table-cell" style:data-style-name="N0">
      <style:table-cell-properties fo:background-color="#B7DEE8"/>
    </style:style>
    <style:style style:name="_52_0_37__32_-_32_Accent5_32_3_32_3_32_3" style:display-name="40% - Accent5 3 3 3" style:family="table-cell" style:data-style-name="N0">
      <style:table-cell-properties fo:background-color="#B7DEE8"/>
    </style:style>
    <style:style style:name="_52_0_37__32_-_32_Accent5_32_3_32_3_32_4" style:display-name="40% - Accent5 3 3 4" style:family="table-cell" style:data-style-name="N0">
      <style:table-cell-properties fo:background-color="#B7DEE8"/>
    </style:style>
    <style:style style:name="_52_0_37__32_-_32_Accent5_32_3_32_3_32_5" style:display-name="40% - Accent5 3 3 5" style:family="table-cell" style:data-style-name="N0">
      <style:table-cell-properties fo:background-color="#B7DEE8"/>
    </style:style>
    <style:style style:name="_52_0_37__32_-_32_Accent5_32_3_32_4" style:display-name="40% - Accent5 3 4" style:family="table-cell" style:data-style-name="N0">
      <style:table-cell-properties fo:background-color="#B7DEE8"/>
    </style:style>
    <style:style style:name="_52_0_37__32_-_32_Accent5_32_3_32_4_32_2" style:display-name="40% - Accent5 3 4 2" style:family="table-cell" style:data-style-name="N0">
      <style:table-cell-properties fo:background-color="#B7DEE8"/>
    </style:style>
    <style:style style:name="_52_0_37__32_-_32_Accent5_32_3_32_4_32_3" style:display-name="40% - Accent5 3 4 3" style:family="table-cell" style:data-style-name="N0">
      <style:table-cell-properties fo:background-color="#B7DEE8"/>
    </style:style>
    <style:style style:name="_52_0_37__32_-_32_Accent5_32_3_32_4_32_4" style:display-name="40% - Accent5 3 4 4" style:family="table-cell" style:data-style-name="N0">
      <style:table-cell-properties fo:background-color="#B7DEE8"/>
    </style:style>
    <style:style style:name="_52_0_37__32_-_32_Accent5_32_3_32_5" style:display-name="40% - Accent5 3 5" style:family="table-cell" style:data-style-name="N0">
      <style:table-cell-properties fo:background-color="#B7DEE8"/>
    </style:style>
    <style:style style:name="_52_0_37__32_-_32_Accent5_32_3_32_6" style:display-name="40% - Accent5 3 6" style:family="table-cell" style:data-style-name="N0">
      <style:table-cell-properties fo:background-color="#B7DEE8"/>
    </style:style>
    <style:style style:name="_52_0_37__32_-_32_Accent5_32_3_32_7" style:display-name="40% - Accent5 3 7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4_32_2_32_2" style:display-name="40% - Accent5 4 2 2" style:family="table-cell" style:data-style-name="N0">
      <style:table-cell-properties fo:background-color="#99CCFF"/>
    </style:style>
    <style:style style:name="_52_0_37__32_-_32_Accent5_32_4_32_2_32_2_32_2" style:display-name="40% - Accent5 4 2 2 2" style:family="table-cell" style:data-style-name="N0">
      <style:table-cell-properties fo:background-color="#99CCFF"/>
    </style:style>
    <style:style style:name="_52_0_37__32_-_32_Accent5_32_4_32_2_32_2_32_2_32_2" style:display-name="40% - Accent5 4 2 2 2 2" style:family="table-cell" style:data-style-name="N0">
      <style:table-cell-properties fo:background-color="#99CCFF"/>
    </style:style>
    <style:style style:name="_52_0_37__32_-_32_Accent5_32_4_32_2_32_2_32_2_32_3" style:display-name="40% - Accent5 4 2 2 2 3" style:family="table-cell" style:data-style-name="N0">
      <style:table-cell-properties fo:background-color="#99CCFF"/>
    </style:style>
    <style:style style:name="_52_0_37__32_-_32_Accent5_32_4_32_2_32_2_32_2_32_4" style:display-name="40% - Accent5 4 2 2 2 4" style:family="table-cell" style:data-style-name="N0">
      <style:table-cell-properties fo:background-color="#99CCFF"/>
    </style:style>
    <style:style style:name="_52_0_37__32_-_32_Accent5_32_4_32_2_32_2_32_3" style:display-name="40% - Accent5 4 2 2 3" style:family="table-cell" style:data-style-name="N0">
      <style:table-cell-properties fo:background-color="#99CCFF"/>
    </style:style>
    <style:style style:name="_52_0_37__32_-_32_Accent5_32_4_32_2_32_2_32_4" style:display-name="40% - Accent5 4 2 2 4" style:family="table-cell" style:data-style-name="N0">
      <style:table-cell-properties fo:background-color="#99CCFF"/>
    </style:style>
    <style:style style:name="_52_0_37__32_-_32_Accent5_32_4_32_2_32_2_32_5" style:display-name="40% - Accent5 4 2 2 5" style:family="table-cell" style:data-style-name="N0">
      <style:table-cell-properties fo:background-color="#99CCFF"/>
    </style:style>
    <style:style style:name="_52_0_37__32_-_32_Accent5_32_4_32_2_32_3" style:display-name="40% - Accent5 4 2 3" style:family="table-cell" style:data-style-name="N0">
      <style:table-cell-properties fo:background-color="#99CCFF"/>
    </style:style>
    <style:style style:name="_52_0_37__32_-_32_Accent5_32_4_32_2_32_3_32_2" style:display-name="40% - Accent5 4 2 3 2" style:family="table-cell" style:data-style-name="N0">
      <style:table-cell-properties fo:background-color="#99CCFF"/>
    </style:style>
    <style:style style:name="_52_0_37__32_-_32_Accent5_32_4_32_2_32_3_32_3" style:display-name="40% - Accent5 4 2 3 3" style:family="table-cell" style:data-style-name="N0">
      <style:table-cell-properties fo:background-color="#99CCFF"/>
    </style:style>
    <style:style style:name="_52_0_37__32_-_32_Accent5_32_4_32_2_32_3_32_4" style:display-name="40% - Accent5 4 2 3 4" style:family="table-cell" style:data-style-name="N0">
      <style:table-cell-properties fo:background-color="#99CCFF"/>
    </style:style>
    <style:style style:name="_52_0_37__32_-_32_Accent5_32_4_32_2_32_4" style:display-name="40% - Accent5 4 2 4" style:family="table-cell" style:data-style-name="N0">
      <style:table-cell-properties fo:background-color="#99CCFF"/>
    </style:style>
    <style:style style:name="_52_0_37__32_-_32_Accent5_32_4_32_2_32_5" style:display-name="40% - Accent5 4 2 5" style:family="table-cell" style:data-style-name="N0">
      <style:table-cell-properties fo:background-color="#99CCFF"/>
    </style:style>
    <style:style style:name="_52_0_37__32_-_32_Accent5_32_4_32_2_32_6" style:display-name="40% - Accent5 4 2 6" style:family="table-cell" style:data-style-name="N0">
      <style:table-cell-properties fo:background-color="#99CCFF"/>
    </style:style>
    <style:style style:name="_52_0_37__32_-_32_Accent5_32_4_32_3" style:display-name="40% - Accent5 4 3" style:family="table-cell" style:data-style-name="N0">
      <style:table-cell-properties fo:background-color="#B7DEE8"/>
    </style:style>
    <style:style style:name="_52_0_37__32_-_32_Accent5_32_4_32_3_32_2" style:display-name="40% - Accent5 4 3 2" style:family="table-cell" style:data-style-name="N0">
      <style:table-cell-properties fo:background-color="#B7DEE8"/>
    </style:style>
    <style:style style:name="_52_0_37__32_-_32_Accent5_32_4_32_3_32_2_32_2" style:display-name="40% - Accent5 4 3 2 2" style:family="table-cell" style:data-style-name="N0">
      <style:table-cell-properties fo:background-color="#B7DEE8"/>
    </style:style>
    <style:style style:name="_52_0_37__32_-_32_Accent5_32_4_32_3_32_2_32_3" style:display-name="40% - Accent5 4 3 2 3" style:family="table-cell" style:data-style-name="N0">
      <style:table-cell-properties fo:background-color="#B7DEE8"/>
    </style:style>
    <style:style style:name="_52_0_37__32_-_32_Accent5_32_4_32_3_32_2_32_4" style:display-name="40% - Accent5 4 3 2 4" style:family="table-cell" style:data-style-name="N0">
      <style:table-cell-properties fo:background-color="#B7DEE8"/>
    </style:style>
    <style:style style:name="_52_0_37__32_-_32_Accent5_32_4_32_3_32_3" style:display-name="40% - Accent5 4 3 3" style:family="table-cell" style:data-style-name="N0">
      <style:table-cell-properties fo:background-color="#B7DEE8"/>
    </style:style>
    <style:style style:name="_52_0_37__32_-_32_Accent5_32_4_32_3_32_4" style:display-name="40% - Accent5 4 3 4" style:family="table-cell" style:data-style-name="N0">
      <style:table-cell-properties fo:background-color="#B7DEE8"/>
    </style:style>
    <style:style style:name="_52_0_37__32_-_32_Accent5_32_4_32_3_32_5" style:display-name="40% - Accent5 4 3 5" style:family="table-cell" style:data-style-name="N0">
      <style:table-cell-properties fo:background-color="#B7DEE8"/>
    </style:style>
    <style:style style:name="_52_0_37__32_-_32_Accent5_32_4_32_4" style:display-name="40% - Accent5 4 4" style:family="table-cell" style:data-style-name="N0">
      <style:table-cell-properties fo:background-color="#B7DEE8"/>
    </style:style>
    <style:style style:name="_52_0_37__32_-_32_Accent5_32_4_32_4_32_2" style:display-name="40% - Accent5 4 4 2" style:family="table-cell" style:data-style-name="N0">
      <style:table-cell-properties fo:background-color="#B7DEE8"/>
    </style:style>
    <style:style style:name="_52_0_37__32_-_32_Accent5_32_4_32_4_32_3" style:display-name="40% - Accent5 4 4 3" style:family="table-cell" style:data-style-name="N0">
      <style:table-cell-properties fo:background-color="#B7DEE8"/>
    </style:style>
    <style:style style:name="_52_0_37__32_-_32_Accent5_32_4_32_4_32_4" style:display-name="40% - Accent5 4 4 4" style:family="table-cell" style:data-style-name="N0">
      <style:table-cell-properties fo:background-color="#B7DEE8"/>
    </style:style>
    <style:style style:name="_52_0_37__32_-_32_Accent5_32_4_32_5" style:display-name="40% - Accent5 4 5" style:family="table-cell" style:data-style-name="N0">
      <style:table-cell-properties fo:background-color="#B7DEE8"/>
    </style:style>
    <style:style style:name="_52_0_37__32_-_32_Accent5_32_4_32_6" style:display-name="40% - Accent5 4 6" style:family="table-cell" style:data-style-name="N0">
      <style:table-cell-properties fo:background-color="#B7DEE8"/>
    </style:style>
    <style:style style:name="_52_0_37__32_-_32_Accent5_32_4_32_7" style:display-name="40% - Accent5 4 7" style:family="table-cell" style:data-style-name="N0">
      <style:table-cell-properties fo:background-color="#B7DEE8"/>
    </style:style>
    <style:style style:name="_52_0_37__32_-_32_Accent5_32_5" style:display-name="40% - Accent5 5" style:family="table-cell" style:data-style-name="N0">
      <style:table-cell-properties fo:background-color="#B7DEE8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5_32_2_32_2" style:display-name="40% - Accent5 5 2 2" style:family="table-cell" style:data-style-name="N0">
      <style:table-cell-properties fo:background-color="#99CCFF"/>
    </style:style>
    <style:style style:name="_52_0_37__32_-_32_Accent5_32_5_32_2_32_2_32_2" style:display-name="40% - Accent5 5 2 2 2" style:family="table-cell" style:data-style-name="N0">
      <style:table-cell-properties fo:background-color="#99CCFF"/>
    </style:style>
    <style:style style:name="_52_0_37__32_-_32_Accent5_32_5_32_2_32_2_32_2_32_2" style:display-name="40% - Accent5 5 2 2 2 2" style:family="table-cell" style:data-style-name="N0">
      <style:table-cell-properties fo:background-color="#99CCFF"/>
    </style:style>
    <style:style style:name="_52_0_37__32_-_32_Accent5_32_5_32_2_32_2_32_2_32_3" style:display-name="40% - Accent5 5 2 2 2 3" style:family="table-cell" style:data-style-name="N0">
      <style:table-cell-properties fo:background-color="#99CCFF"/>
    </style:style>
    <style:style style:name="_52_0_37__32_-_32_Accent5_32_5_32_2_32_2_32_2_32_4" style:display-name="40% - Accent5 5 2 2 2 4" style:family="table-cell" style:data-style-name="N0">
      <style:table-cell-properties fo:background-color="#99CCFF"/>
    </style:style>
    <style:style style:name="_52_0_37__32_-_32_Accent5_32_5_32_2_32_2_32_3" style:display-name="40% - Accent5 5 2 2 3" style:family="table-cell" style:data-style-name="N0">
      <style:table-cell-properties fo:background-color="#99CCFF"/>
    </style:style>
    <style:style style:name="_52_0_37__32_-_32_Accent5_32_5_32_2_32_2_32_4" style:display-name="40% - Accent5 5 2 2 4" style:family="table-cell" style:data-style-name="N0">
      <style:table-cell-properties fo:background-color="#99CCFF"/>
    </style:style>
    <style:style style:name="_52_0_37__32_-_32_Accent5_32_5_32_2_32_2_32_5" style:display-name="40% - Accent5 5 2 2 5" style:family="table-cell" style:data-style-name="N0">
      <style:table-cell-properties fo:background-color="#99CCFF"/>
    </style:style>
    <style:style style:name="_52_0_37__32_-_32_Accent5_32_5_32_2_32_3" style:display-name="40% - Accent5 5 2 3" style:family="table-cell" style:data-style-name="N0">
      <style:table-cell-properties fo:background-color="#99CCFF"/>
    </style:style>
    <style:style style:name="_52_0_37__32_-_32_Accent5_32_5_32_2_32_3_32_2" style:display-name="40% - Accent5 5 2 3 2" style:family="table-cell" style:data-style-name="N0">
      <style:table-cell-properties fo:background-color="#99CCFF"/>
    </style:style>
    <style:style style:name="_52_0_37__32_-_32_Accent5_32_5_32_2_32_3_32_3" style:display-name="40% - Accent5 5 2 3 3" style:family="table-cell" style:data-style-name="N0">
      <style:table-cell-properties fo:background-color="#99CCFF"/>
    </style:style>
    <style:style style:name="_52_0_37__32_-_32_Accent5_32_5_32_2_32_3_32_4" style:display-name="40% - Accent5 5 2 3 4" style:family="table-cell" style:data-style-name="N0">
      <style:table-cell-properties fo:background-color="#99CCFF"/>
    </style:style>
    <style:style style:name="_52_0_37__32_-_32_Accent5_32_5_32_2_32_4" style:display-name="40% - Accent5 5 2 4" style:family="table-cell" style:data-style-name="N0">
      <style:table-cell-properties fo:background-color="#99CCFF"/>
    </style:style>
    <style:style style:name="_52_0_37__32_-_32_Accent5_32_5_32_2_32_5" style:display-name="40% - Accent5 5 2 5" style:family="table-cell" style:data-style-name="N0">
      <style:table-cell-properties fo:background-color="#99CCFF"/>
    </style:style>
    <style:style style:name="_52_0_37__32_-_32_Accent5_32_5_32_2_32_6" style:display-name="40% - Accent5 5 2 6" style:family="table-cell" style:data-style-name="N0">
      <style:table-cell-properties fo:background-color="#99CCFF"/>
    </style:style>
    <style:style style:name="_52_0_37__32_-_32_Accent5_32_5_32_3" style:display-name="40% - Accent5 5 3" style:family="table-cell" style:data-style-name="N0">
      <style:table-cell-properties fo:background-color="#B7DEE8"/>
    </style:style>
    <style:style style:name="_52_0_37__32_-_32_Accent5_32_5_32_3_32_2" style:display-name="40% - Accent5 5 3 2" style:family="table-cell" style:data-style-name="N0">
      <style:table-cell-properties fo:background-color="#B7DEE8"/>
    </style:style>
    <style:style style:name="_52_0_37__32_-_32_Accent5_32_5_32_3_32_2_32_2" style:display-name="40% - Accent5 5 3 2 2" style:family="table-cell" style:data-style-name="N0">
      <style:table-cell-properties fo:background-color="#B7DEE8"/>
    </style:style>
    <style:style style:name="_52_0_37__32_-_32_Accent5_32_5_32_3_32_2_32_3" style:display-name="40% - Accent5 5 3 2 3" style:family="table-cell" style:data-style-name="N0">
      <style:table-cell-properties fo:background-color="#B7DEE8"/>
    </style:style>
    <style:style style:name="_52_0_37__32_-_32_Accent5_32_5_32_3_32_2_32_4" style:display-name="40% - Accent5 5 3 2 4" style:family="table-cell" style:data-style-name="N0">
      <style:table-cell-properties fo:background-color="#B7DEE8"/>
    </style:style>
    <style:style style:name="_52_0_37__32_-_32_Accent5_32_5_32_3_32_3" style:display-name="40% - Accent5 5 3 3" style:family="table-cell" style:data-style-name="N0">
      <style:table-cell-properties fo:background-color="#B7DEE8"/>
    </style:style>
    <style:style style:name="_52_0_37__32_-_32_Accent5_32_5_32_3_32_4" style:display-name="40% - Accent5 5 3 4" style:family="table-cell" style:data-style-name="N0">
      <style:table-cell-properties fo:background-color="#B7DEE8"/>
    </style:style>
    <style:style style:name="_52_0_37__32_-_32_Accent5_32_5_32_3_32_5" style:display-name="40% - Accent5 5 3 5" style:family="table-cell" style:data-style-name="N0">
      <style:table-cell-properties fo:background-color="#B7DEE8"/>
    </style:style>
    <style:style style:name="_52_0_37__32_-_32_Accent5_32_5_32_4" style:display-name="40% - Accent5 5 4" style:family="table-cell" style:data-style-name="N0">
      <style:table-cell-properties fo:background-color="#B7DEE8"/>
    </style:style>
    <style:style style:name="_52_0_37__32_-_32_Accent5_32_5_32_4_32_2" style:display-name="40% - Accent5 5 4 2" style:family="table-cell" style:data-style-name="N0">
      <style:table-cell-properties fo:background-color="#B7DEE8"/>
    </style:style>
    <style:style style:name="_52_0_37__32_-_32_Accent5_32_5_32_4_32_3" style:display-name="40% - Accent5 5 4 3" style:family="table-cell" style:data-style-name="N0">
      <style:table-cell-properties fo:background-color="#B7DEE8"/>
    </style:style>
    <style:style style:name="_52_0_37__32_-_32_Accent5_32_5_32_4_32_4" style:display-name="40% - Accent5 5 4 4" style:family="table-cell" style:data-style-name="N0">
      <style:table-cell-properties fo:background-color="#B7DEE8"/>
    </style:style>
    <style:style style:name="_52_0_37__32_-_32_Accent5_32_5_32_5" style:display-name="40% - Accent5 5 5" style:family="table-cell" style:data-style-name="N0">
      <style:table-cell-properties fo:background-color="#B7DEE8"/>
    </style:style>
    <style:style style:name="_52_0_37__32_-_32_Accent5_32_5_32_6" style:display-name="40% - Accent5 5 6" style:family="table-cell" style:data-style-name="N0">
      <style:table-cell-properties fo:background-color="#B7DEE8"/>
    </style:style>
    <style:style style:name="_52_0_37__32_-_32_Accent5_32_5_32_7" style:display-name="40% - Accent5 5 7" style:family="table-cell" style:data-style-name="N0">
      <style:table-cell-properties fo:background-color="#B7DEE8"/>
    </style:style>
    <style:style style:name="_52_0_37__32_-_32_Accent5_32_6" style:display-name="40% - Accent5 6" style:family="table-cell" style:data-style-name="N0">
      <style:table-cell-properties fo:background-color="#B7DEE8"/>
    </style:style>
    <style:style style:name="_52_0_37__32_-_32_Accent5_32_6_32_2" style:display-name="40% - Accent5 6 2" style:family="table-cell" style:data-style-name="N0">
      <style:table-cell-properties fo:background-color="#B7DEE8"/>
    </style:style>
    <style:style style:name="_52_0_37__32_-_32_Accent5_32_6_32_2_32_2" style:display-name="40% - Accent5 6 2 2" style:family="table-cell" style:data-style-name="N0">
      <style:table-cell-properties fo:background-color="#B7DEE8"/>
    </style:style>
    <style:style style:name="_52_0_37__32_-_32_Accent5_32_6_32_2_32_2_32_2" style:display-name="40% - Accent5 6 2 2 2" style:family="table-cell" style:data-style-name="N0">
      <style:table-cell-properties fo:background-color="#B7DEE8"/>
    </style:style>
    <style:style style:name="_52_0_37__32_-_32_Accent5_32_6_32_2_32_2_32_3" style:display-name="40% - Accent5 6 2 2 3" style:family="table-cell" style:data-style-name="N0">
      <style:table-cell-properties fo:background-color="#B7DEE8"/>
    </style:style>
    <style:style style:name="_52_0_37__32_-_32_Accent5_32_6_32_2_32_2_32_4" style:display-name="40% - Accent5 6 2 2 4" style:family="table-cell" style:data-style-name="N0">
      <style:table-cell-properties fo:background-color="#B7DEE8"/>
    </style:style>
    <style:style style:name="_52_0_37__32_-_32_Accent5_32_6_32_2_32_3" style:display-name="40% - Accent5 6 2 3" style:family="table-cell" style:data-style-name="N0">
      <style:table-cell-properties fo:background-color="#B7DEE8"/>
    </style:style>
    <style:style style:name="_52_0_37__32_-_32_Accent5_32_6_32_2_32_4" style:display-name="40% - Accent5 6 2 4" style:family="table-cell" style:data-style-name="N0">
      <style:table-cell-properties fo:background-color="#B7DEE8"/>
    </style:style>
    <style:style style:name="_52_0_37__32_-_32_Accent5_32_6_32_2_32_5" style:display-name="40% - Accent5 6 2 5" style:family="table-cell" style:data-style-name="N0">
      <style:table-cell-properties fo:background-color="#B7DEE8"/>
    </style:style>
    <style:style style:name="_52_0_37__32_-_32_Accent5_32_6_32_3" style:display-name="40% - Accent5 6 3" style:family="table-cell" style:data-style-name="N0">
      <style:table-cell-properties fo:background-color="#B7DEE8"/>
    </style:style>
    <style:style style:name="_52_0_37__32_-_32_Accent5_32_6_32_3_32_2" style:display-name="40% - Accent5 6 3 2" style:family="table-cell" style:data-style-name="N0">
      <style:table-cell-properties fo:background-color="#B7DEE8"/>
    </style:style>
    <style:style style:name="_52_0_37__32_-_32_Accent5_32_6_32_3_32_3" style:display-name="40% - Accent5 6 3 3" style:family="table-cell" style:data-style-name="N0">
      <style:table-cell-properties fo:background-color="#B7DEE8"/>
    </style:style>
    <style:style style:name="_52_0_37__32_-_32_Accent5_32_6_32_3_32_4" style:display-name="40% - Accent5 6 3 4" style:family="table-cell" style:data-style-name="N0">
      <style:table-cell-properties fo:background-color="#B7DEE8"/>
    </style:style>
    <style:style style:name="_52_0_37__32_-_32_Accent5_32_6_32_4" style:display-name="40% - Accent5 6 4" style:family="table-cell" style:data-style-name="N0">
      <style:table-cell-properties fo:background-color="#B7DEE8"/>
    </style:style>
    <style:style style:name="_52_0_37__32_-_32_Accent5_32_6_32_5" style:display-name="40% - Accent5 6 5" style:family="table-cell" style:data-style-name="N0">
      <style:table-cell-properties fo:background-color="#B7DEE8"/>
    </style:style>
    <style:style style:name="_52_0_37__32_-_32_Accent5_32_6_32_6" style:display-name="40% - Accent5 6 6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CD5B4"/>
    </style:style>
    <style:style style:name="_52_0_37__32_-_32_Accent6_32_2_32_2" style:display-name="40% - Accent6 2 2" style:family="table-cell" style:data-style-name="N0">
      <style:table-cell-properties fo:background-color="#FFFF99"/>
    </style:style>
    <style:style style:name="_52_0_37__32_-_32_Accent6_32_2_32_2_32_2" style:display-name="40% - Accent6 2 2 2" style:family="table-cell" style:data-style-name="N0">
      <style:table-cell-properties fo:background-color="#FFFF99"/>
    </style:style>
    <style:style style:name="_52_0_37__32_-_32_Accent6_32_2_32_2_32_2_32_2" style:display-name="40% - Accent6 2 2 2 2" style:family="table-cell" style:data-style-name="N0">
      <style:table-cell-properties fo:background-color="#FFFF99"/>
    </style:style>
    <style:style style:name="_52_0_37__32_-_32_Accent6_32_2_32_2_32_2_32_2_32_2" style:display-name="40% - Accent6 2 2 2 2 2" style:family="table-cell" style:data-style-name="N0">
      <style:table-cell-properties fo:background-color="#FFFF99"/>
    </style:style>
    <style:style style:name="_52_0_37__32_-_32_Accent6_32_2_32_2_32_2_32_2_32_3" style:display-name="40% - Accent6 2 2 2 2 3" style:family="table-cell" style:data-style-name="N0">
      <style:table-cell-properties fo:background-color="#FFFF99"/>
    </style:style>
    <style:style style:name="_52_0_37__32_-_32_Accent6_32_2_32_2_32_2_32_2_32_4" style:display-name="40% - Accent6 2 2 2 2 4" style:family="table-cell" style:data-style-name="N0">
      <style:table-cell-properties fo:background-color="#FFFF99"/>
    </style:style>
    <style:style style:name="_52_0_37__32_-_32_Accent6_32_2_32_2_32_2_32_3" style:display-name="40% - Accent6 2 2 2 3" style:family="table-cell" style:data-style-name="N0">
      <style:table-cell-properties fo:background-color="#FFFF99"/>
    </style:style>
    <style:style style:name="_52_0_37__32_-_32_Accent6_32_2_32_2_32_2_32_4" style:display-name="40% - Accent6 2 2 2 4" style:family="table-cell" style:data-style-name="N0">
      <style:table-cell-properties fo:background-color="#FFFF99"/>
    </style:style>
    <style:style style:name="_52_0_37__32_-_32_Accent6_32_2_32_2_32_2_32_5" style:display-name="40% - Accent6 2 2 2 5" style:family="table-cell" style:data-style-name="N0">
      <style:table-cell-properties fo:background-color="#FFFF99"/>
    </style:style>
    <style:style style:name="_52_0_37__32_-_32_Accent6_32_2_32_2_32_3" style:display-name="40% - Accent6 2 2 3" style:family="table-cell" style:data-style-name="N0">
      <style:table-cell-properties fo:background-color="#FFFF99"/>
    </style:style>
    <style:style style:name="_52_0_37__32_-_32_Accent6_32_2_32_2_32_3_32_2" style:display-name="40% - Accent6 2 2 3 2" style:family="table-cell" style:data-style-name="N0">
      <style:table-cell-properties fo:background-color="#FFFF99"/>
    </style:style>
    <style:style style:name="_52_0_37__32_-_32_Accent6_32_2_32_2_32_3_32_3" style:display-name="40% - Accent6 2 2 3 3" style:family="table-cell" style:data-style-name="N0">
      <style:table-cell-properties fo:background-color="#FFFF99"/>
    </style:style>
    <style:style style:name="_52_0_37__32_-_32_Accent6_32_2_32_2_32_3_32_4" style:display-name="40% - Accent6 2 2 3 4" style:family="table-cell" style:data-style-name="N0">
      <style:table-cell-properties fo:background-color="#FFFF99"/>
    </style:style>
    <style:style style:name="_52_0_37__32_-_32_Accent6_32_2_32_2_32_4" style:display-name="40% - Accent6 2 2 4" style:family="table-cell" style:data-style-name="N0">
      <style:table-cell-properties fo:background-color="#FFFF99"/>
    </style:style>
    <style:style style:name="_52_0_37__32_-_32_Accent6_32_2_32_2_32_5" style:display-name="40% - Accent6 2 2 5" style:family="table-cell" style:data-style-name="N0">
      <style:table-cell-properties fo:background-color="#FFFF99"/>
    </style:style>
    <style:style style:name="_52_0_37__32_-_32_Accent6_32_2_32_2_32_6" style:display-name="40% - Accent6 2 2 6" style:family="table-cell" style:data-style-name="N0">
      <style:table-cell-properties fo:background-color="#FFFF99"/>
    </style:style>
    <style:style style:name="_52_0_37__32_-_32_Accent6_32_2_32_3" style:display-name="40% - Accent6 2 3" style:family="table-cell" style:data-style-name="N0">
      <style:table-cell-properties fo:background-color="#FCD5B4"/>
    </style:style>
    <style:style style:name="_52_0_37__32_-_32_Accent6_32_2_32_3_32_2" style:display-name="40% - Accent6 2 3 2" style:family="table-cell" style:data-style-name="N0">
      <style:table-cell-properties fo:background-color="#FCD5B4"/>
    </style:style>
    <style:style style:name="_52_0_37__32_-_32_Accent6_32_2_32_3_32_2_32_2" style:display-name="40% - Accent6 2 3 2 2" style:family="table-cell" style:data-style-name="N0">
      <style:table-cell-properties fo:background-color="#FCD5B4"/>
    </style:style>
    <style:style style:name="_52_0_37__32_-_32_Accent6_32_2_32_3_32_2_32_3" style:display-name="40% - Accent6 2 3 2 3" style:family="table-cell" style:data-style-name="N0">
      <style:table-cell-properties fo:background-color="#FCD5B4"/>
    </style:style>
    <style:style style:name="_52_0_37__32_-_32_Accent6_32_2_32_3_32_2_32_4" style:display-name="40% - Accent6 2 3 2 4" style:family="table-cell" style:data-style-name="N0">
      <style:table-cell-properties fo:background-color="#FCD5B4"/>
    </style:style>
    <style:style style:name="_52_0_37__32_-_32_Accent6_32_2_32_3_32_3" style:display-name="40% - Accent6 2 3 3" style:family="table-cell" style:data-style-name="N0">
      <style:table-cell-properties fo:background-color="#FCD5B4"/>
    </style:style>
    <style:style style:name="_52_0_37__32_-_32_Accent6_32_2_32_3_32_4" style:display-name="40% - Accent6 2 3 4" style:family="table-cell" style:data-style-name="N0">
      <style:table-cell-properties fo:background-color="#FCD5B4"/>
    </style:style>
    <style:style style:name="_52_0_37__32_-_32_Accent6_32_2_32_3_32_5" style:display-name="40% - Accent6 2 3 5" style:family="table-cell" style:data-style-name="N0">
      <style:table-cell-properties fo:background-color="#FCD5B4"/>
    </style:style>
    <style:style style:name="_52_0_37__32_-_32_Accent6_32_2_32_4" style:display-name="40% - Accent6 2 4" style:family="table-cell" style:data-style-name="N0">
      <style:table-cell-properties fo:background-color="#FCD5B4"/>
    </style:style>
    <style:style style:name="_52_0_37__32_-_32_Accent6_32_2_32_4_32_2" style:display-name="40% - Accent6 2 4 2" style:family="table-cell" style:data-style-name="N0">
      <style:table-cell-properties fo:background-color="#FCD5B4"/>
    </style:style>
    <style:style style:name="_52_0_37__32_-_32_Accent6_32_2_32_4_32_3" style:display-name="40% - Accent6 2 4 3" style:family="table-cell" style:data-style-name="N0">
      <style:table-cell-properties fo:background-color="#FCD5B4"/>
    </style:style>
    <style:style style:name="_52_0_37__32_-_32_Accent6_32_2_32_4_32_4" style:display-name="40% - Accent6 2 4 4" style:family="table-cell" style:data-style-name="N0">
      <style:table-cell-properties fo:background-color="#FCD5B4"/>
    </style:style>
    <style:style style:name="_52_0_37__32_-_32_Accent6_32_2_32_5" style:display-name="40% - Accent6 2 5" style:family="table-cell" style:data-style-name="N0">
      <style:table-cell-properties fo:background-color="#FCD5B4"/>
    </style:style>
    <style:style style:name="_52_0_37__32_-_32_Accent6_32_2_32_6" style:display-name="40% - Accent6 2 6" style:family="table-cell" style:data-style-name="N0">
      <style:table-cell-properties fo:background-color="#FCD5B4"/>
    </style:style>
    <style:style style:name="_52_0_37__32_-_32_Accent6_32_2_32_7" style:display-name="40% - Accent6 2 7" style:family="table-cell" style:data-style-name="N0">
      <style:table-cell-properties fo:background-color="#FCD5B4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3_32_2" style:display-name="40% - Accent6 3 2" style:family="table-cell" style:data-style-name="N0">
      <style:table-cell-properties fo:background-color="#FFFF99"/>
    </style:style>
    <style:style style:name="_52_0_37__32_-_32_Accent6_32_3_32_2_32_2" style:display-name="40% - Accent6 3 2 2" style:family="table-cell" style:data-style-name="N0">
      <style:table-cell-properties fo:background-color="#FFFF99"/>
    </style:style>
    <style:style style:name="_52_0_37__32_-_32_Accent6_32_3_32_2_32_2_32_2" style:display-name="40% - Accent6 3 2 2 2" style:family="table-cell" style:data-style-name="N0">
      <style:table-cell-properties fo:background-color="#FFFF99"/>
    </style:style>
    <style:style style:name="_52_0_37__32_-_32_Accent6_32_3_32_2_32_2_32_2_32_2" style:display-name="40% - Accent6 3 2 2 2 2" style:family="table-cell" style:data-style-name="N0">
      <style:table-cell-properties fo:background-color="#FFFF99"/>
    </style:style>
    <style:style style:name="_52_0_37__32_-_32_Accent6_32_3_32_2_32_2_32_2_32_3" style:display-name="40% - Accent6 3 2 2 2 3" style:family="table-cell" style:data-style-name="N0">
      <style:table-cell-properties fo:background-color="#FFFF99"/>
    </style:style>
    <style:style style:name="_52_0_37__32_-_32_Accent6_32_3_32_2_32_2_32_2_32_4" style:display-name="40% - Accent6 3 2 2 2 4" style:family="table-cell" style:data-style-name="N0">
      <style:table-cell-properties fo:background-color="#FFFF99"/>
    </style:style>
    <style:style style:name="_52_0_37__32_-_32_Accent6_32_3_32_2_32_2_32_3" style:display-name="40% - Accent6 3 2 2 3" style:family="table-cell" style:data-style-name="N0">
      <style:table-cell-properties fo:background-color="#FFFF99"/>
    </style:style>
    <style:style style:name="_52_0_37__32_-_32_Accent6_32_3_32_2_32_2_32_4" style:display-name="40% - Accent6 3 2 2 4" style:family="table-cell" style:data-style-name="N0">
      <style:table-cell-properties fo:background-color="#FFFF99"/>
    </style:style>
    <style:style style:name="_52_0_37__32_-_32_Accent6_32_3_32_2_32_2_32_5" style:display-name="40% - Accent6 3 2 2 5" style:family="table-cell" style:data-style-name="N0">
      <style:table-cell-properties fo:background-color="#FFFF99"/>
    </style:style>
    <style:style style:name="_52_0_37__32_-_32_Accent6_32_3_32_2_32_3" style:display-name="40% - Accent6 3 2 3" style:family="table-cell" style:data-style-name="N0">
      <style:table-cell-properties fo:background-color="#FFFF99"/>
    </style:style>
    <style:style style:name="_52_0_37__32_-_32_Accent6_32_3_32_2_32_3_32_2" style:display-name="40% - Accent6 3 2 3 2" style:family="table-cell" style:data-style-name="N0">
      <style:table-cell-properties fo:background-color="#FFFF99"/>
    </style:style>
    <style:style style:name="_52_0_37__32_-_32_Accent6_32_3_32_2_32_3_32_3" style:display-name="40% - Accent6 3 2 3 3" style:family="table-cell" style:data-style-name="N0">
      <style:table-cell-properties fo:background-color="#FFFF99"/>
    </style:style>
    <style:style style:name="_52_0_37__32_-_32_Accent6_32_3_32_2_32_3_32_4" style:display-name="40% - Accent6 3 2 3 4" style:family="table-cell" style:data-style-name="N0">
      <style:table-cell-properties fo:background-color="#FFFF99"/>
    </style:style>
    <style:style style:name="_52_0_37__32_-_32_Accent6_32_3_32_2_32_4" style:display-name="40% - Accent6 3 2 4" style:family="table-cell" style:data-style-name="N0">
      <style:table-cell-properties fo:background-color="#FFFF99"/>
    </style:style>
    <style:style style:name="_52_0_37__32_-_32_Accent6_32_3_32_2_32_5" style:display-name="40% - Accent6 3 2 5" style:family="table-cell" style:data-style-name="N0">
      <style:table-cell-properties fo:background-color="#FFFF99"/>
    </style:style>
    <style:style style:name="_52_0_37__32_-_32_Accent6_32_3_32_2_32_6" style:display-name="40% - Accent6 3 2 6" style:family="table-cell" style:data-style-name="N0">
      <style:table-cell-properties fo:background-color="#FFFF99"/>
    </style:style>
    <style:style style:name="_52_0_37__32_-_32_Accent6_32_3_32_3" style:display-name="40% - Accent6 3 3" style:family="table-cell" style:data-style-name="N0">
      <style:table-cell-properties fo:background-color="#FCD5B4"/>
    </style:style>
    <style:style style:name="_52_0_37__32_-_32_Accent6_32_3_32_3_32_2" style:display-name="40% - Accent6 3 3 2" style:family="table-cell" style:data-style-name="N0">
      <style:table-cell-properties fo:background-color="#FCD5B4"/>
    </style:style>
    <style:style style:name="_52_0_37__32_-_32_Accent6_32_3_32_3_32_2_32_2" style:display-name="40% - Accent6 3 3 2 2" style:family="table-cell" style:data-style-name="N0">
      <style:table-cell-properties fo:background-color="#FCD5B4"/>
    </style:style>
    <style:style style:name="_52_0_37__32_-_32_Accent6_32_3_32_3_32_2_32_3" style:display-name="40% - Accent6 3 3 2 3" style:family="table-cell" style:data-style-name="N0">
      <style:table-cell-properties fo:background-color="#FCD5B4"/>
    </style:style>
    <style:style style:name="_52_0_37__32_-_32_Accent6_32_3_32_3_32_2_32_4" style:display-name="40% - Accent6 3 3 2 4" style:family="table-cell" style:data-style-name="N0">
      <style:table-cell-properties fo:background-color="#FCD5B4"/>
    </style:style>
    <style:style style:name="_52_0_37__32_-_32_Accent6_32_3_32_3_32_3" style:display-name="40% - Accent6 3 3 3" style:family="table-cell" style:data-style-name="N0">
      <style:table-cell-properties fo:background-color="#FCD5B4"/>
    </style:style>
    <style:style style:name="_52_0_37__32_-_32_Accent6_32_3_32_3_32_4" style:display-name="40% - Accent6 3 3 4" style:family="table-cell" style:data-style-name="N0">
      <style:table-cell-properties fo:background-color="#FCD5B4"/>
    </style:style>
    <style:style style:name="_52_0_37__32_-_32_Accent6_32_3_32_3_32_5" style:display-name="40% - Accent6 3 3 5" style:family="table-cell" style:data-style-name="N0">
      <style:table-cell-properties fo:background-color="#FCD5B4"/>
    </style:style>
    <style:style style:name="_52_0_37__32_-_32_Accent6_32_3_32_4" style:display-name="40% - Accent6 3 4" style:family="table-cell" style:data-style-name="N0">
      <style:table-cell-properties fo:background-color="#FCD5B4"/>
    </style:style>
    <style:style style:name="_52_0_37__32_-_32_Accent6_32_3_32_4_32_2" style:display-name="40% - Accent6 3 4 2" style:family="table-cell" style:data-style-name="N0">
      <style:table-cell-properties fo:background-color="#FCD5B4"/>
    </style:style>
    <style:style style:name="_52_0_37__32_-_32_Accent6_32_3_32_4_32_3" style:display-name="40% - Accent6 3 4 3" style:family="table-cell" style:data-style-name="N0">
      <style:table-cell-properties fo:background-color="#FCD5B4"/>
    </style:style>
    <style:style style:name="_52_0_37__32_-_32_Accent6_32_3_32_4_32_4" style:display-name="40% - Accent6 3 4 4" style:family="table-cell" style:data-style-name="N0">
      <style:table-cell-properties fo:background-color="#FCD5B4"/>
    </style:style>
    <style:style style:name="_52_0_37__32_-_32_Accent6_32_3_32_5" style:display-name="40% - Accent6 3 5" style:family="table-cell" style:data-style-name="N0">
      <style:table-cell-properties fo:background-color="#FCD5B4"/>
    </style:style>
    <style:style style:name="_52_0_37__32_-_32_Accent6_32_3_32_6" style:display-name="40% - Accent6 3 6" style:family="table-cell" style:data-style-name="N0">
      <style:table-cell-properties fo:background-color="#FCD5B4"/>
    </style:style>
    <style:style style:name="_52_0_37__32_-_32_Accent6_32_3_32_7" style:display-name="40% - Accent6 3 7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2_0_37__32_-_32_Accent6_32_4_32_2" style:display-name="40% - Accent6 4 2" style:family="table-cell" style:data-style-name="N0">
      <style:table-cell-properties fo:background-color="#FFFF99"/>
    </style:style>
    <style:style style:name="_52_0_37__32_-_32_Accent6_32_4_32_2_32_2" style:display-name="40% - Accent6 4 2 2" style:family="table-cell" style:data-style-name="N0">
      <style:table-cell-properties fo:background-color="#FFFF99"/>
    </style:style>
    <style:style style:name="_52_0_37__32_-_32_Accent6_32_4_32_2_32_2_32_2" style:display-name="40% - Accent6 4 2 2 2" style:family="table-cell" style:data-style-name="N0">
      <style:table-cell-properties fo:background-color="#FFFF99"/>
    </style:style>
    <style:style style:name="_52_0_37__32_-_32_Accent6_32_4_32_2_32_2_32_2_32_2" style:display-name="40% - Accent6 4 2 2 2 2" style:family="table-cell" style:data-style-name="N0">
      <style:table-cell-properties fo:background-color="#FFFF99"/>
    </style:style>
    <style:style style:name="_52_0_37__32_-_32_Accent6_32_4_32_2_32_2_32_2_32_3" style:display-name="40% - Accent6 4 2 2 2 3" style:family="table-cell" style:data-style-name="N0">
      <style:table-cell-properties fo:background-color="#FFFF99"/>
    </style:style>
    <style:style style:name="_52_0_37__32_-_32_Accent6_32_4_32_2_32_2_32_2_32_4" style:display-name="40% - Accent6 4 2 2 2 4" style:family="table-cell" style:data-style-name="N0">
      <style:table-cell-properties fo:background-color="#FFFF99"/>
    </style:style>
    <style:style style:name="_52_0_37__32_-_32_Accent6_32_4_32_2_32_2_32_3" style:display-name="40% - Accent6 4 2 2 3" style:family="table-cell" style:data-style-name="N0">
      <style:table-cell-properties fo:background-color="#FFFF99"/>
    </style:style>
    <style:style style:name="_52_0_37__32_-_32_Accent6_32_4_32_2_32_2_32_4" style:display-name="40% - Accent6 4 2 2 4" style:family="table-cell" style:data-style-name="N0">
      <style:table-cell-properties fo:background-color="#FFFF99"/>
    </style:style>
    <style:style style:name="_52_0_37__32_-_32_Accent6_32_4_32_2_32_2_32_5" style:display-name="40% - Accent6 4 2 2 5" style:family="table-cell" style:data-style-name="N0">
      <style:table-cell-properties fo:background-color="#FFFF99"/>
    </style:style>
    <style:style style:name="_52_0_37__32_-_32_Accent6_32_4_32_2_32_3" style:display-name="40% - Accent6 4 2 3" style:family="table-cell" style:data-style-name="N0">
      <style:table-cell-properties fo:background-color="#FFFF99"/>
    </style:style>
    <style:style style:name="_52_0_37__32_-_32_Accent6_32_4_32_2_32_3_32_2" style:display-name="40% - Accent6 4 2 3 2" style:family="table-cell" style:data-style-name="N0">
      <style:table-cell-properties fo:background-color="#FFFF99"/>
    </style:style>
    <style:style style:name="_52_0_37__32_-_32_Accent6_32_4_32_2_32_3_32_3" style:display-name="40% - Accent6 4 2 3 3" style:family="table-cell" style:data-style-name="N0">
      <style:table-cell-properties fo:background-color="#FFFF99"/>
    </style:style>
    <style:style style:name="_52_0_37__32_-_32_Accent6_32_4_32_2_32_3_32_4" style:display-name="40% - Accent6 4 2 3 4" style:family="table-cell" style:data-style-name="N0">
      <style:table-cell-properties fo:background-color="#FFFF99"/>
    </style:style>
    <style:style style:name="_52_0_37__32_-_32_Accent6_32_4_32_2_32_4" style:display-name="40% - Accent6 4 2 4" style:family="table-cell" style:data-style-name="N0">
      <style:table-cell-properties fo:background-color="#FFFF99"/>
    </style:style>
    <style:style style:name="_52_0_37__32_-_32_Accent6_32_4_32_2_32_5" style:display-name="40% - Accent6 4 2 5" style:family="table-cell" style:data-style-name="N0">
      <style:table-cell-properties fo:background-color="#FFFF99"/>
    </style:style>
    <style:style style:name="_52_0_37__32_-_32_Accent6_32_4_32_2_32_6" style:display-name="40% - Accent6 4 2 6" style:family="table-cell" style:data-style-name="N0">
      <style:table-cell-properties fo:background-color="#FFFF99"/>
    </style:style>
    <style:style style:name="_52_0_37__32_-_32_Accent6_32_4_32_3" style:display-name="40% - Accent6 4 3" style:family="table-cell" style:data-style-name="N0">
      <style:table-cell-properties fo:background-color="#FCD5B4"/>
    </style:style>
    <style:style style:name="_52_0_37__32_-_32_Accent6_32_4_32_3_32_2" style:display-name="40% - Accent6 4 3 2" style:family="table-cell" style:data-style-name="N0">
      <style:table-cell-properties fo:background-color="#FCD5B4"/>
    </style:style>
    <style:style style:name="_52_0_37__32_-_32_Accent6_32_4_32_3_32_2_32_2" style:display-name="40% - Accent6 4 3 2 2" style:family="table-cell" style:data-style-name="N0">
      <style:table-cell-properties fo:background-color="#FCD5B4"/>
    </style:style>
    <style:style style:name="_52_0_37__32_-_32_Accent6_32_4_32_3_32_2_32_3" style:display-name="40% - Accent6 4 3 2 3" style:family="table-cell" style:data-style-name="N0">
      <style:table-cell-properties fo:background-color="#FCD5B4"/>
    </style:style>
    <style:style style:name="_52_0_37__32_-_32_Accent6_32_4_32_3_32_2_32_4" style:display-name="40% - Accent6 4 3 2 4" style:family="table-cell" style:data-style-name="N0">
      <style:table-cell-properties fo:background-color="#FCD5B4"/>
    </style:style>
    <style:style style:name="_52_0_37__32_-_32_Accent6_32_4_32_3_32_3" style:display-name="40% - Accent6 4 3 3" style:family="table-cell" style:data-style-name="N0">
      <style:table-cell-properties fo:background-color="#FCD5B4"/>
    </style:style>
    <style:style style:name="_52_0_37__32_-_32_Accent6_32_4_32_3_32_4" style:display-name="40% - Accent6 4 3 4" style:family="table-cell" style:data-style-name="N0">
      <style:table-cell-properties fo:background-color="#FCD5B4"/>
    </style:style>
    <style:style style:name="_52_0_37__32_-_32_Accent6_32_4_32_3_32_5" style:display-name="40% - Accent6 4 3 5" style:family="table-cell" style:data-style-name="N0">
      <style:table-cell-properties fo:background-color="#FCD5B4"/>
    </style:style>
    <style:style style:name="_52_0_37__32_-_32_Accent6_32_4_32_4" style:display-name="40% - Accent6 4 4" style:family="table-cell" style:data-style-name="N0">
      <style:table-cell-properties fo:background-color="#FCD5B4"/>
    </style:style>
    <style:style style:name="_52_0_37__32_-_32_Accent6_32_4_32_4_32_2" style:display-name="40% - Accent6 4 4 2" style:family="table-cell" style:data-style-name="N0">
      <style:table-cell-properties fo:background-color="#FCD5B4"/>
    </style:style>
    <style:style style:name="_52_0_37__32_-_32_Accent6_32_4_32_4_32_3" style:display-name="40% - Accent6 4 4 3" style:family="table-cell" style:data-style-name="N0">
      <style:table-cell-properties fo:background-color="#FCD5B4"/>
    </style:style>
    <style:style style:name="_52_0_37__32_-_32_Accent6_32_4_32_4_32_4" style:display-name="40% - Accent6 4 4 4" style:family="table-cell" style:data-style-name="N0">
      <style:table-cell-properties fo:background-color="#FCD5B4"/>
    </style:style>
    <style:style style:name="_52_0_37__32_-_32_Accent6_32_4_32_5" style:display-name="40% - Accent6 4 5" style:family="table-cell" style:data-style-name="N0">
      <style:table-cell-properties fo:background-color="#FCD5B4"/>
    </style:style>
    <style:style style:name="_52_0_37__32_-_32_Accent6_32_4_32_6" style:display-name="40% - Accent6 4 6" style:family="table-cell" style:data-style-name="N0">
      <style:table-cell-properties fo:background-color="#FCD5B4"/>
    </style:style>
    <style:style style:name="_52_0_37__32_-_32_Accent6_32_4_32_7" style:display-name="40% - Accent6 4 7" style:family="table-cell" style:data-style-name="N0">
      <style:table-cell-properties fo:background-color="#FCD5B4"/>
    </style:style>
    <style:style style:name="_52_0_37__32_-_32_Accent6_32_5" style:display-name="40% - Accent6 5" style:family="table-cell" style:data-style-name="N0">
      <style:table-cell-properties fo:background-color="#FCD5B4"/>
    </style:style>
    <style:style style:name="_52_0_37__32_-_32_Accent6_32_5_32_2" style:display-name="40% - Accent6 5 2" style:family="table-cell" style:data-style-name="N0">
      <style:table-cell-properties fo:background-color="#FFFF99"/>
    </style:style>
    <style:style style:name="_52_0_37__32_-_32_Accent6_32_5_32_2_32_2" style:display-name="40% - Accent6 5 2 2" style:family="table-cell" style:data-style-name="N0">
      <style:table-cell-properties fo:background-color="#FFFF99"/>
    </style:style>
    <style:style style:name="_52_0_37__32_-_32_Accent6_32_5_32_2_32_2_32_2" style:display-name="40% - Accent6 5 2 2 2" style:family="table-cell" style:data-style-name="N0">
      <style:table-cell-properties fo:background-color="#FFFF99"/>
    </style:style>
    <style:style style:name="_52_0_37__32_-_32_Accent6_32_5_32_2_32_2_32_2_32_2" style:display-name="40% - Accent6 5 2 2 2 2" style:family="table-cell" style:data-style-name="N0">
      <style:table-cell-properties fo:background-color="#FFFF99"/>
    </style:style>
    <style:style style:name="_52_0_37__32_-_32_Accent6_32_5_32_2_32_2_32_2_32_3" style:display-name="40% - Accent6 5 2 2 2 3" style:family="table-cell" style:data-style-name="N0">
      <style:table-cell-properties fo:background-color="#FFFF99"/>
    </style:style>
    <style:style style:name="_52_0_37__32_-_32_Accent6_32_5_32_2_32_2_32_2_32_4" style:display-name="40% - Accent6 5 2 2 2 4" style:family="table-cell" style:data-style-name="N0">
      <style:table-cell-properties fo:background-color="#FFFF99"/>
    </style:style>
    <style:style style:name="_52_0_37__32_-_32_Accent6_32_5_32_2_32_2_32_3" style:display-name="40% - Accent6 5 2 2 3" style:family="table-cell" style:data-style-name="N0">
      <style:table-cell-properties fo:background-color="#FFFF99"/>
    </style:style>
    <style:style style:name="_52_0_37__32_-_32_Accent6_32_5_32_2_32_2_32_4" style:display-name="40% - Accent6 5 2 2 4" style:family="table-cell" style:data-style-name="N0">
      <style:table-cell-properties fo:background-color="#FFFF99"/>
    </style:style>
    <style:style style:name="_52_0_37__32_-_32_Accent6_32_5_32_2_32_2_32_5" style:display-name="40% - Accent6 5 2 2 5" style:family="table-cell" style:data-style-name="N0">
      <style:table-cell-properties fo:background-color="#FFFF99"/>
    </style:style>
    <style:style style:name="_52_0_37__32_-_32_Accent6_32_5_32_2_32_3" style:display-name="40% - Accent6 5 2 3" style:family="table-cell" style:data-style-name="N0">
      <style:table-cell-properties fo:background-color="#FFFF99"/>
    </style:style>
    <style:style style:name="_52_0_37__32_-_32_Accent6_32_5_32_2_32_3_32_2" style:display-name="40% - Accent6 5 2 3 2" style:family="table-cell" style:data-style-name="N0">
      <style:table-cell-properties fo:background-color="#FFFF99"/>
    </style:style>
    <style:style style:name="_52_0_37__32_-_32_Accent6_32_5_32_2_32_3_32_3" style:display-name="40% - Accent6 5 2 3 3" style:family="table-cell" style:data-style-name="N0">
      <style:table-cell-properties fo:background-color="#FFFF99"/>
    </style:style>
    <style:style style:name="_52_0_37__32_-_32_Accent6_32_5_32_2_32_3_32_4" style:display-name="40% - Accent6 5 2 3 4" style:family="table-cell" style:data-style-name="N0">
      <style:table-cell-properties fo:background-color="#FFFF99"/>
    </style:style>
    <style:style style:name="_52_0_37__32_-_32_Accent6_32_5_32_2_32_4" style:display-name="40% - Accent6 5 2 4" style:family="table-cell" style:data-style-name="N0">
      <style:table-cell-properties fo:background-color="#FFFF99"/>
    </style:style>
    <style:style style:name="_52_0_37__32_-_32_Accent6_32_5_32_2_32_5" style:display-name="40% - Accent6 5 2 5" style:family="table-cell" style:data-style-name="N0">
      <style:table-cell-properties fo:background-color="#FFFF99"/>
    </style:style>
    <style:style style:name="_52_0_37__32_-_32_Accent6_32_5_32_2_32_6" style:display-name="40% - Accent6 5 2 6" style:family="table-cell" style:data-style-name="N0">
      <style:table-cell-properties fo:background-color="#FFFF99"/>
    </style:style>
    <style:style style:name="_52_0_37__32_-_32_Accent6_32_5_32_3" style:display-name="40% - Accent6 5 3" style:family="table-cell" style:data-style-name="N0">
      <style:table-cell-properties fo:background-color="#FCD5B4"/>
    </style:style>
    <style:style style:name="_52_0_37__32_-_32_Accent6_32_5_32_3_32_2" style:display-name="40% - Accent6 5 3 2" style:family="table-cell" style:data-style-name="N0">
      <style:table-cell-properties fo:background-color="#FCD5B4"/>
    </style:style>
    <style:style style:name="_52_0_37__32_-_32_Accent6_32_5_32_3_32_2_32_2" style:display-name="40% - Accent6 5 3 2 2" style:family="table-cell" style:data-style-name="N0">
      <style:table-cell-properties fo:background-color="#FCD5B4"/>
    </style:style>
    <style:style style:name="_52_0_37__32_-_32_Accent6_32_5_32_3_32_2_32_3" style:display-name="40% - Accent6 5 3 2 3" style:family="table-cell" style:data-style-name="N0">
      <style:table-cell-properties fo:background-color="#FCD5B4"/>
    </style:style>
    <style:style style:name="_52_0_37__32_-_32_Accent6_32_5_32_3_32_2_32_4" style:display-name="40% - Accent6 5 3 2 4" style:family="table-cell" style:data-style-name="N0">
      <style:table-cell-properties fo:background-color="#FCD5B4"/>
    </style:style>
    <style:style style:name="_52_0_37__32_-_32_Accent6_32_5_32_3_32_3" style:display-name="40% - Accent6 5 3 3" style:family="table-cell" style:data-style-name="N0">
      <style:table-cell-properties fo:background-color="#FCD5B4"/>
    </style:style>
    <style:style style:name="_52_0_37__32_-_32_Accent6_32_5_32_3_32_4" style:display-name="40% - Accent6 5 3 4" style:family="table-cell" style:data-style-name="N0">
      <style:table-cell-properties fo:background-color="#FCD5B4"/>
    </style:style>
    <style:style style:name="_52_0_37__32_-_32_Accent6_32_5_32_3_32_5" style:display-name="40% - Accent6 5 3 5" style:family="table-cell" style:data-style-name="N0">
      <style:table-cell-properties fo:background-color="#FCD5B4"/>
    </style:style>
    <style:style style:name="_52_0_37__32_-_32_Accent6_32_5_32_4" style:display-name="40% - Accent6 5 4" style:family="table-cell" style:data-style-name="N0">
      <style:table-cell-properties fo:background-color="#FCD5B4"/>
    </style:style>
    <style:style style:name="_52_0_37__32_-_32_Accent6_32_5_32_4_32_2" style:display-name="40% - Accent6 5 4 2" style:family="table-cell" style:data-style-name="N0">
      <style:table-cell-properties fo:background-color="#FCD5B4"/>
    </style:style>
    <style:style style:name="_52_0_37__32_-_32_Accent6_32_5_32_4_32_3" style:display-name="40% - Accent6 5 4 3" style:family="table-cell" style:data-style-name="N0">
      <style:table-cell-properties fo:background-color="#FCD5B4"/>
    </style:style>
    <style:style style:name="_52_0_37__32_-_32_Accent6_32_5_32_4_32_4" style:display-name="40% - Accent6 5 4 4" style:family="table-cell" style:data-style-name="N0">
      <style:table-cell-properties fo:background-color="#FCD5B4"/>
    </style:style>
    <style:style style:name="_52_0_37__32_-_32_Accent6_32_5_32_5" style:display-name="40% - Accent6 5 5" style:family="table-cell" style:data-style-name="N0">
      <style:table-cell-properties fo:background-color="#FCD5B4"/>
    </style:style>
    <style:style style:name="_52_0_37__32_-_32_Accent6_32_5_32_6" style:display-name="40% - Accent6 5 6" style:family="table-cell" style:data-style-name="N0">
      <style:table-cell-properties fo:background-color="#FCD5B4"/>
    </style:style>
    <style:style style:name="_52_0_37__32_-_32_Accent6_32_5_32_7" style:display-name="40% - Accent6 5 7" style:family="table-cell" style:data-style-name="N0">
      <style:table-cell-properties fo:background-color="#FCD5B4"/>
    </style:style>
    <style:style style:name="_52_0_37__32_-_32_Accent6_32_6" style:display-name="40% - Accent6 6" style:family="table-cell" style:data-style-name="N0">
      <style:table-cell-properties fo:background-color="#FCD5B4"/>
    </style:style>
    <style:style style:name="_52_0_37__32_-_32_Accent6_32_6_32_2" style:display-name="40% - Accent6 6 2" style:family="table-cell" style:data-style-name="N0">
      <style:table-cell-properties fo:background-color="#FCD5B4"/>
    </style:style>
    <style:style style:name="_52_0_37__32_-_32_Accent6_32_6_32_2_32_2" style:display-name="40% - Accent6 6 2 2" style:family="table-cell" style:data-style-name="N0">
      <style:table-cell-properties fo:background-color="#FCD5B4"/>
    </style:style>
    <style:style style:name="_52_0_37__32_-_32_Accent6_32_6_32_2_32_2_32_2" style:display-name="40% - Accent6 6 2 2 2" style:family="table-cell" style:data-style-name="N0">
      <style:table-cell-properties fo:background-color="#FCD5B4"/>
    </style:style>
    <style:style style:name="_52_0_37__32_-_32_Accent6_32_6_32_2_32_2_32_3" style:display-name="40% - Accent6 6 2 2 3" style:family="table-cell" style:data-style-name="N0">
      <style:table-cell-properties fo:background-color="#FCD5B4"/>
    </style:style>
    <style:style style:name="_52_0_37__32_-_32_Accent6_32_6_32_2_32_2_32_4" style:display-name="40% - Accent6 6 2 2 4" style:family="table-cell" style:data-style-name="N0">
      <style:table-cell-properties fo:background-color="#FCD5B4"/>
    </style:style>
    <style:style style:name="_52_0_37__32_-_32_Accent6_32_6_32_2_32_3" style:display-name="40% - Accent6 6 2 3" style:family="table-cell" style:data-style-name="N0">
      <style:table-cell-properties fo:background-color="#FCD5B4"/>
    </style:style>
    <style:style style:name="_52_0_37__32_-_32_Accent6_32_6_32_2_32_4" style:display-name="40% - Accent6 6 2 4" style:family="table-cell" style:data-style-name="N0">
      <style:table-cell-properties fo:background-color="#FCD5B4"/>
    </style:style>
    <style:style style:name="_52_0_37__32_-_32_Accent6_32_6_32_2_32_5" style:display-name="40% - Accent6 6 2 5" style:family="table-cell" style:data-style-name="N0">
      <style:table-cell-properties fo:background-color="#FCD5B4"/>
    </style:style>
    <style:style style:name="_52_0_37__32_-_32_Accent6_32_6_32_3" style:display-name="40% - Accent6 6 3" style:family="table-cell" style:data-style-name="N0">
      <style:table-cell-properties fo:background-color="#FCD5B4"/>
    </style:style>
    <style:style style:name="_52_0_37__32_-_32_Accent6_32_6_32_3_32_2" style:display-name="40% - Accent6 6 3 2" style:family="table-cell" style:data-style-name="N0">
      <style:table-cell-properties fo:background-color="#FCD5B4"/>
    </style:style>
    <style:style style:name="_52_0_37__32_-_32_Accent6_32_6_32_3_32_3" style:display-name="40% - Accent6 6 3 3" style:family="table-cell" style:data-style-name="N0">
      <style:table-cell-properties fo:background-color="#FCD5B4"/>
    </style:style>
    <style:style style:name="_52_0_37__32_-_32_Accent6_32_6_32_3_32_4" style:display-name="40% - Accent6 6 3 4" style:family="table-cell" style:data-style-name="N0">
      <style:table-cell-properties fo:background-color="#FCD5B4"/>
    </style:style>
    <style:style style:name="_52_0_37__32_-_32_Accent6_32_6_32_4" style:display-name="40% - Accent6 6 4" style:family="table-cell" style:data-style-name="N0">
      <style:table-cell-properties fo:background-color="#FCD5B4"/>
    </style:style>
    <style:style style:name="_52_0_37__32_-_32_Accent6_32_6_32_5" style:display-name="40% - Accent6 6 5" style:family="table-cell" style:data-style-name="N0">
      <style:table-cell-properties fo:background-color="#FCD5B4"/>
    </style:style>
    <style:style style:name="_52_0_37__32_-_32_Accent6_32_6_32_6" style:display-name="40% - Accent6 6 6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2_32_2" style:display-name="Accent1 2 2" style:family="table-cell" style:data-style-name="N0">
      <style:table-cell-properties fo:background-color="#33CCCC"/>
      <style:text-properties fo:color="#FFFFFF"/>
    </style:style>
    <style:style style:name="Accent1_32_2_32_2_32_2" style:display-name="Accent1 2 2 2" style:family="table-cell" style:data-style-name="N0">
      <style:table-cell-properties fo:background-color="#33CCCC"/>
      <style:text-properties fo:color="#FFFFFF"/>
    </style:style>
    <style:style style:name="Accent1_32_2_32_2_32_3" style:display-name="Accent1 2 2 3" style:family="table-cell" style:data-style-name="N0">
      <style:table-cell-properties fo:background-color="#33CCCC"/>
      <style:text-properties fo:color="#FFFFFF"/>
    </style:style>
    <style:style style:name="Accent1_32_2_32_2_32_4" style:display-name="Accent1 2 2 4" style:family="table-cell" style:data-style-name="N0">
      <style:table-cell-properties fo:background-color="#33CCCC"/>
      <style:text-properties fo:color="#FFFFFF"/>
    </style:style>
    <style:style style:name="Accent1_32_2_32_3" style:display-name="Accent1 2 3" style:family="table-cell" style:data-style-name="N0">
      <style:table-cell-properties fo:background-color="#4F81BD"/>
      <style:text-properties fo:color="#FFFFFF"/>
    </style:style>
    <style:style style:name="Accent1_32_2_32_4" style:display-name="Accent1 2 4" style:family="table-cell" style:data-style-name="N0">
      <style:table-cell-properties fo:background-color="#4F81BD"/>
      <style:text-properties fo:color="#FFFFFF"/>
    </style:style>
    <style:style style:name="Accent1_32_2_32_5" style:display-name="Accent1 2 5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3_32_2" style:display-name="Accent1 3 2" style:family="table-cell" style:data-style-name="N0">
      <style:table-cell-properties fo:background-color="#33CCCC"/>
      <style:text-properties fo:color="#FFFFFF"/>
    </style:style>
    <style:style style:name="Accent1_32_3_32_2_32_2" style:display-name="Accent1 3 2 2" style:family="table-cell" style:data-style-name="N0">
      <style:table-cell-properties fo:background-color="#33CCCC"/>
      <style:text-properties fo:color="#FFFFFF"/>
    </style:style>
    <style:style style:name="Accent1_32_3_32_2_32_3" style:display-name="Accent1 3 2 3" style:family="table-cell" style:data-style-name="N0">
      <style:table-cell-properties fo:background-color="#33CCCC"/>
      <style:text-properties fo:color="#FFFFFF"/>
    </style:style>
    <style:style style:name="Accent1_32_3_32_2_32_4" style:display-name="Accent1 3 2 4" style:family="table-cell" style:data-style-name="N0">
      <style:table-cell-properties fo:background-color="#33CCCC"/>
      <style:text-properties fo:color="#FFFFFF"/>
    </style:style>
    <style:style style:name="Accent1_32_3_32_3" style:display-name="Accent1 3 3" style:family="table-cell" style:data-style-name="N0">
      <style:table-cell-properties fo:background-color="#4F81BD"/>
      <style:text-properties fo:color="#FFFFFF"/>
    </style:style>
    <style:style style:name="Accent1_32_3_32_4" style:display-name="Accent1 3 4" style:family="table-cell" style:data-style-name="N0">
      <style:table-cell-properties fo:background-color="#4F81BD"/>
      <style:text-properties fo:color="#FFFFFF"/>
    </style:style>
    <style:style style:name="Accent1_32_3_32_5" style:display-name="Accent1 3 5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4_32_2" style:display-name="Accent1 4 2" style:family="table-cell" style:data-style-name="N0">
      <style:table-cell-properties fo:background-color="#33CCCC"/>
      <style:text-properties fo:color="#FFFFFF"/>
    </style:style>
    <style:style style:name="Accent1_32_4_32_2_32_2" style:display-name="Accent1 4 2 2" style:family="table-cell" style:data-style-name="N0">
      <style:table-cell-properties fo:background-color="#33CCCC"/>
      <style:text-properties fo:color="#FFFFFF"/>
    </style:style>
    <style:style style:name="Accent1_32_4_32_2_32_3" style:display-name="Accent1 4 2 3" style:family="table-cell" style:data-style-name="N0">
      <style:table-cell-properties fo:background-color="#33CCCC"/>
      <style:text-properties fo:color="#FFFFFF"/>
    </style:style>
    <style:style style:name="Accent1_32_4_32_2_32_4" style:display-name="Accent1 4 2 4" style:family="table-cell" style:data-style-name="N0">
      <style:table-cell-properties fo:background-color="#33CCCC"/>
      <style:text-properties fo:color="#FFFFFF"/>
    </style:style>
    <style:style style:name="Accent1_32_4_32_3" style:display-name="Accent1 4 3" style:family="table-cell" style:data-style-name="N0">
      <style:table-cell-properties fo:background-color="#4F81BD"/>
      <style:text-properties fo:color="#FFFFFF"/>
    </style:style>
    <style:style style:name="Accent1_32_4_32_4" style:display-name="Accent1 4 4" style:family="table-cell" style:data-style-name="N0">
      <style:table-cell-properties fo:background-color="#4F81BD"/>
      <style:text-properties fo:color="#FFFFFF"/>
    </style:style>
    <style:style style:name="Accent1_32_4_32_5" style:display-name="Accent1 4 5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5_32_2" style:display-name="Accent1 5 2" style:family="table-cell" style:data-style-name="N0">
      <style:table-cell-properties fo:background-color="#33CCCC"/>
      <style:text-properties fo:color="#FFFFFF"/>
    </style:style>
    <style:style style:name="Accent1_32_5_32_2_32_2" style:display-name="Accent1 5 2 2" style:family="table-cell" style:data-style-name="N0">
      <style:table-cell-properties fo:background-color="#33CCCC"/>
      <style:text-properties fo:color="#FFFFFF"/>
    </style:style>
    <style:style style:name="Accent1_32_5_32_2_32_3" style:display-name="Accent1 5 2 3" style:family="table-cell" style:data-style-name="N0">
      <style:table-cell-properties fo:background-color="#33CCCC"/>
      <style:text-properties fo:color="#FFFFFF"/>
    </style:style>
    <style:style style:name="Accent1_32_5_32_2_32_4" style:display-name="Accent1 5 2 4" style:family="table-cell" style:data-style-name="N0">
      <style:table-cell-properties fo:background-color="#33CCCC"/>
      <style:text-properties fo:color="#FFFFFF"/>
    </style:style>
    <style:style style:name="Accent1_32_5_32_3" style:display-name="Accent1 5 3" style:family="table-cell" style:data-style-name="N0">
      <style:table-cell-properties fo:background-color="#4F81BD"/>
      <style:text-properties fo:color="#FFFFFF"/>
    </style:style>
    <style:style style:name="Accent1_32_5_32_4" style:display-name="Accent1 5 4" style:family="table-cell" style:data-style-name="N0">
      <style:table-cell-properties fo:background-color="#4F81BD"/>
      <style:text-properties fo:color="#FFFFFF"/>
    </style:style>
    <style:style style:name="Accent1_32_5_32_5" style:display-name="Accent1 5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6_32_2" style:display-name="Accent1 6 2" style:family="table-cell" style:data-style-name="N0">
      <style:table-cell-properties fo:background-color="#4F81BD"/>
      <style:text-properties fo:color="#FFFFFF"/>
    </style:style>
    <style:style style:name="Accent1_32_6_32_3" style:display-name="Accent1 6 3" style:family="table-cell" style:data-style-name="N0">
      <style:table-cell-properties fo:background-color="#4F81BD"/>
      <style:text-properties fo:color="#FFFFFF"/>
    </style:style>
    <style:style style:name="Accent1_32_6_32_4" style:display-name="Accent1 6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2_32_2" style:display-name="Accent2 2 2 2" style:family="table-cell" style:data-style-name="N0">
      <style:table-cell-properties fo:background-color="#FF0000"/>
      <style:text-properties fo:color="#FFFFFF"/>
    </style:style>
    <style:style style:name="Accent2_32_2_32_2_32_3" style:display-name="Accent2 2 2 3" style:family="table-cell" style:data-style-name="N0">
      <style:table-cell-properties fo:background-color="#FF0000"/>
      <style:text-properties fo:color="#FFFFFF"/>
    </style:style>
    <style:style style:name="Accent2_32_2_32_2_32_4" style:display-name="Accent2 2 2 4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C0504D"/>
      <style:text-properties fo:color="#FFFFFF"/>
    </style:style>
    <style:style style:name="Accent2_32_2_32_4" style:display-name="Accent2 2 4" style:family="table-cell" style:data-style-name="N0">
      <style:table-cell-properties fo:background-color="#C0504D"/>
      <style:text-properties fo:color="#FFFFFF"/>
    </style:style>
    <style:style style:name="Accent2_32_2_32_5" style:display-name="Accent2 2 5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3_32_2" style:display-name="Accent2 3 2" style:family="table-cell" style:data-style-name="N0">
      <style:table-cell-properties fo:background-color="#FF0000"/>
      <style:text-properties fo:color="#FFFFFF"/>
    </style:style>
    <style:style style:name="Accent2_32_3_32_2_32_2" style:display-name="Accent2 3 2 2" style:family="table-cell" style:data-style-name="N0">
      <style:table-cell-properties fo:background-color="#FF0000"/>
      <style:text-properties fo:color="#FFFFFF"/>
    </style:style>
    <style:style style:name="Accent2_32_3_32_2_32_3" style:display-name="Accent2 3 2 3" style:family="table-cell" style:data-style-name="N0">
      <style:table-cell-properties fo:background-color="#FF0000"/>
      <style:text-properties fo:color="#FFFFFF"/>
    </style:style>
    <style:style style:name="Accent2_32_3_32_2_32_4" style:display-name="Accent2 3 2 4" style:family="table-cell" style:data-style-name="N0">
      <style:table-cell-properties fo:background-color="#FF0000"/>
      <style:text-properties fo:color="#FFFFFF"/>
    </style:style>
    <style:style style:name="Accent2_32_3_32_3" style:display-name="Accent2 3 3" style:family="table-cell" style:data-style-name="N0">
      <style:table-cell-properties fo:background-color="#C0504D"/>
      <style:text-properties fo:color="#FFFFFF"/>
    </style:style>
    <style:style style:name="Accent2_32_3_32_4" style:display-name="Accent2 3 4" style:family="table-cell" style:data-style-name="N0">
      <style:table-cell-properties fo:background-color="#C0504D"/>
      <style:text-properties fo:color="#FFFFFF"/>
    </style:style>
    <style:style style:name="Accent2_32_3_32_5" style:display-name="Accent2 3 5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4_32_2" style:display-name="Accent2 4 2" style:family="table-cell" style:data-style-name="N0">
      <style:table-cell-properties fo:background-color="#FF0000"/>
      <style:text-properties fo:color="#FFFFFF"/>
    </style:style>
    <style:style style:name="Accent2_32_4_32_2_32_2" style:display-name="Accent2 4 2 2" style:family="table-cell" style:data-style-name="N0">
      <style:table-cell-properties fo:background-color="#FF0000"/>
      <style:text-properties fo:color="#FFFFFF"/>
    </style:style>
    <style:style style:name="Accent2_32_4_32_2_32_3" style:display-name="Accent2 4 2 3" style:family="table-cell" style:data-style-name="N0">
      <style:table-cell-properties fo:background-color="#FF0000"/>
      <style:text-properties fo:color="#FFFFFF"/>
    </style:style>
    <style:style style:name="Accent2_32_4_32_2_32_4" style:display-name="Accent2 4 2 4" style:family="table-cell" style:data-style-name="N0">
      <style:table-cell-properties fo:background-color="#FF0000"/>
      <style:text-properties fo:color="#FFFFFF"/>
    </style:style>
    <style:style style:name="Accent2_32_4_32_3" style:display-name="Accent2 4 3" style:family="table-cell" style:data-style-name="N0">
      <style:table-cell-properties fo:background-color="#C0504D"/>
      <style:text-properties fo:color="#FFFFFF"/>
    </style:style>
    <style:style style:name="Accent2_32_4_32_4" style:display-name="Accent2 4 4" style:family="table-cell" style:data-style-name="N0">
      <style:table-cell-properties fo:background-color="#C0504D"/>
      <style:text-properties fo:color="#FFFFFF"/>
    </style:style>
    <style:style style:name="Accent2_32_4_32_5" style:display-name="Accent2 4 5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5_32_2" style:display-name="Accent2 5 2" style:family="table-cell" style:data-style-name="N0">
      <style:table-cell-properties fo:background-color="#FF0000"/>
      <style:text-properties fo:color="#FFFFFF"/>
    </style:style>
    <style:style style:name="Accent2_32_5_32_2_32_2" style:display-name="Accent2 5 2 2" style:family="table-cell" style:data-style-name="N0">
      <style:table-cell-properties fo:background-color="#FF0000"/>
      <style:text-properties fo:color="#FFFFFF"/>
    </style:style>
    <style:style style:name="Accent2_32_5_32_2_32_3" style:display-name="Accent2 5 2 3" style:family="table-cell" style:data-style-name="N0">
      <style:table-cell-properties fo:background-color="#FF0000"/>
      <style:text-properties fo:color="#FFFFFF"/>
    </style:style>
    <style:style style:name="Accent2_32_5_32_2_32_4" style:display-name="Accent2 5 2 4" style:family="table-cell" style:data-style-name="N0">
      <style:table-cell-properties fo:background-color="#FF0000"/>
      <style:text-properties fo:color="#FFFFFF"/>
    </style:style>
    <style:style style:name="Accent2_32_5_32_3" style:display-name="Accent2 5 3" style:family="table-cell" style:data-style-name="N0">
      <style:table-cell-properties fo:background-color="#C0504D"/>
      <style:text-properties fo:color="#FFFFFF"/>
    </style:style>
    <style:style style:name="Accent2_32_5_32_4" style:display-name="Accent2 5 4" style:family="table-cell" style:data-style-name="N0">
      <style:table-cell-properties fo:background-color="#C0504D"/>
      <style:text-properties fo:color="#FFFFFF"/>
    </style:style>
    <style:style style:name="Accent2_32_5_32_5" style:display-name="Accent2 5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6_32_2" style:display-name="Accent2 6 2" style:family="table-cell" style:data-style-name="N0">
      <style:table-cell-properties fo:background-color="#C0504D"/>
      <style:text-properties fo:color="#FFFFFF"/>
    </style:style>
    <style:style style:name="Accent2_32_6_32_3" style:display-name="Accent2 6 3" style:family="table-cell" style:data-style-name="N0">
      <style:table-cell-properties fo:background-color="#C0504D"/>
      <style:text-properties fo:color="#FFFFFF"/>
    </style:style>
    <style:style style:name="Accent2_32_6_32_4" style:display-name="Accent2 6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2_32_2" style:display-name="Accent3 2 2 2" style:family="table-cell" style:data-style-name="N0">
      <style:table-cell-properties fo:background-color="#339966"/>
      <style:text-properties fo:color="#FFFFFF"/>
    </style:style>
    <style:style style:name="Accent3_32_2_32_2_32_3" style:display-name="Accent3 2 2 3" style:family="table-cell" style:data-style-name="N0">
      <style:table-cell-properties fo:background-color="#339966"/>
      <style:text-properties fo:color="#FFFFFF"/>
    </style:style>
    <style:style style:name="Accent3_32_2_32_2_32_4" style:display-name="Accent3 2 2 4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9BBB59"/>
      <style:text-properties fo:color="#FFFFFF"/>
    </style:style>
    <style:style style:name="Accent3_32_2_32_4" style:display-name="Accent3 2 4" style:family="table-cell" style:data-style-name="N0">
      <style:table-cell-properties fo:background-color="#9BBB59"/>
      <style:text-properties fo:color="#FFFFFF"/>
    </style:style>
    <style:style style:name="Accent3_32_2_32_5" style:display-name="Accent3 2 5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3_32_2" style:display-name="Accent3 3 2" style:family="table-cell" style:data-style-name="N0">
      <style:table-cell-properties fo:background-color="#339966"/>
      <style:text-properties fo:color="#FFFFFF"/>
    </style:style>
    <style:style style:name="Accent3_32_3_32_2_32_2" style:display-name="Accent3 3 2 2" style:family="table-cell" style:data-style-name="N0">
      <style:table-cell-properties fo:background-color="#339966"/>
      <style:text-properties fo:color="#FFFFFF"/>
    </style:style>
    <style:style style:name="Accent3_32_3_32_2_32_3" style:display-name="Accent3 3 2 3" style:family="table-cell" style:data-style-name="N0">
      <style:table-cell-properties fo:background-color="#339966"/>
      <style:text-properties fo:color="#FFFFFF"/>
    </style:style>
    <style:style style:name="Accent3_32_3_32_2_32_4" style:display-name="Accent3 3 2 4" style:family="table-cell" style:data-style-name="N0">
      <style:table-cell-properties fo:background-color="#339966"/>
      <style:text-properties fo:color="#FFFFFF"/>
    </style:style>
    <style:style style:name="Accent3_32_3_32_3" style:display-name="Accent3 3 3" style:family="table-cell" style:data-style-name="N0">
      <style:table-cell-properties fo:background-color="#9BBB59"/>
      <style:text-properties fo:color="#FFFFFF"/>
    </style:style>
    <style:style style:name="Accent3_32_3_32_4" style:display-name="Accent3 3 4" style:family="table-cell" style:data-style-name="N0">
      <style:table-cell-properties fo:background-color="#9BBB59"/>
      <style:text-properties fo:color="#FFFFFF"/>
    </style:style>
    <style:style style:name="Accent3_32_3_32_5" style:display-name="Accent3 3 5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4_32_2" style:display-name="Accent3 4 2" style:family="table-cell" style:data-style-name="N0">
      <style:table-cell-properties fo:background-color="#339966"/>
      <style:text-properties fo:color="#FFFFFF"/>
    </style:style>
    <style:style style:name="Accent3_32_4_32_2_32_2" style:display-name="Accent3 4 2 2" style:family="table-cell" style:data-style-name="N0">
      <style:table-cell-properties fo:background-color="#339966"/>
      <style:text-properties fo:color="#FFFFFF"/>
    </style:style>
    <style:style style:name="Accent3_32_4_32_2_32_3" style:display-name="Accent3 4 2 3" style:family="table-cell" style:data-style-name="N0">
      <style:table-cell-properties fo:background-color="#339966"/>
      <style:text-properties fo:color="#FFFFFF"/>
    </style:style>
    <style:style style:name="Accent3_32_4_32_2_32_4" style:display-name="Accent3 4 2 4" style:family="table-cell" style:data-style-name="N0">
      <style:table-cell-properties fo:background-color="#339966"/>
      <style:text-properties fo:color="#FFFFFF"/>
    </style:style>
    <style:style style:name="Accent3_32_4_32_3" style:display-name="Accent3 4 3" style:family="table-cell" style:data-style-name="N0">
      <style:table-cell-properties fo:background-color="#9BBB59"/>
      <style:text-properties fo:color="#FFFFFF"/>
    </style:style>
    <style:style style:name="Accent3_32_4_32_4" style:display-name="Accent3 4 4" style:family="table-cell" style:data-style-name="N0">
      <style:table-cell-properties fo:background-color="#9BBB59"/>
      <style:text-properties fo:color="#FFFFFF"/>
    </style:style>
    <style:style style:name="Accent3_32_4_32_5" style:display-name="Accent3 4 5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5_32_2" style:display-name="Accent3 5 2" style:family="table-cell" style:data-style-name="N0">
      <style:table-cell-properties fo:background-color="#339966"/>
      <style:text-properties fo:color="#FFFFFF"/>
    </style:style>
    <style:style style:name="Accent3_32_5_32_2_32_2" style:display-name="Accent3 5 2 2" style:family="table-cell" style:data-style-name="N0">
      <style:table-cell-properties fo:background-color="#339966"/>
      <style:text-properties fo:color="#FFFFFF"/>
    </style:style>
    <style:style style:name="Accent3_32_5_32_2_32_3" style:display-name="Accent3 5 2 3" style:family="table-cell" style:data-style-name="N0">
      <style:table-cell-properties fo:background-color="#339966"/>
      <style:text-properties fo:color="#FFFFFF"/>
    </style:style>
    <style:style style:name="Accent3_32_5_32_2_32_4" style:display-name="Accent3 5 2 4" style:family="table-cell" style:data-style-name="N0">
      <style:table-cell-properties fo:background-color="#339966"/>
      <style:text-properties fo:color="#FFFFFF"/>
    </style:style>
    <style:style style:name="Accent3_32_5_32_3" style:display-name="Accent3 5 3" style:family="table-cell" style:data-style-name="N0">
      <style:table-cell-properties fo:background-color="#9BBB59"/>
      <style:text-properties fo:color="#FFFFFF"/>
    </style:style>
    <style:style style:name="Accent3_32_5_32_4" style:display-name="Accent3 5 4" style:family="table-cell" style:data-style-name="N0">
      <style:table-cell-properties fo:background-color="#9BBB59"/>
      <style:text-properties fo:color="#FFFFFF"/>
    </style:style>
    <style:style style:name="Accent3_32_5_32_5" style:display-name="Accent3 5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6_32_2" style:display-name="Accent3 6 2" style:family="table-cell" style:data-style-name="N0">
      <style:table-cell-properties fo:background-color="#9BBB59"/>
      <style:text-properties fo:color="#FFFFFF"/>
    </style:style>
    <style:style style:name="Accent3_32_6_32_3" style:display-name="Accent3 6 3" style:family="table-cell" style:data-style-name="N0">
      <style:table-cell-properties fo:background-color="#9BBB59"/>
      <style:text-properties fo:color="#FFFFFF"/>
    </style:style>
    <style:style style:name="Accent3_32_6_32_4" style:display-name="Accent3 6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2_32_2" style:display-name="Accent4 2 2" style:family="table-cell" style:data-style-name="N0">
      <style:table-cell-properties fo:background-color="#8064A2"/>
      <style:text-properties fo:color="#FFFFFF"/>
    </style:style>
    <style:style style:name="Accent4_32_2_32_2_32_2" style:display-name="Accent4 2 2 2" style:family="table-cell" style:data-style-name="N0">
      <style:table-cell-properties fo:background-color="#8064A2"/>
      <style:text-properties fo:color="#FFFFFF"/>
    </style:style>
    <style:style style:name="Accent4_32_2_32_2_32_3" style:display-name="Accent4 2 2 3" style:family="table-cell" style:data-style-name="N0">
      <style:table-cell-properties fo:background-color="#8064A2"/>
      <style:text-properties fo:color="#FFFFFF"/>
    </style:style>
    <style:style style:name="Accent4_32_2_32_2_32_4" style:display-name="Accent4 2 2 4" style:family="table-cell" style:data-style-name="N0">
      <style:table-cell-properties fo:background-color="#8064A2"/>
      <style:text-properties fo:color="#FFFFFF"/>
    </style:style>
    <style:style style:name="Accent4_32_2_32_3" style:display-name="Accent4 2 3" style:family="table-cell" style:data-style-name="N0">
      <style:table-cell-properties fo:background-color="#8064A2"/>
      <style:text-properties fo:color="#FFFFFF"/>
    </style:style>
    <style:style style:name="Accent4_32_2_32_4" style:display-name="Accent4 2 4" style:family="table-cell" style:data-style-name="N0">
      <style:table-cell-properties fo:background-color="#8064A2"/>
      <style:text-properties fo:color="#FFFFFF"/>
    </style:style>
    <style:style style:name="Accent4_32_2_32_5" style:display-name="Accent4 2 5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3_32_2" style:display-name="Accent4 3 2" style:family="table-cell" style:data-style-name="N0">
      <style:table-cell-properties fo:background-color="#8064A2"/>
      <style:text-properties fo:color="#FFFFFF"/>
    </style:style>
    <style:style style:name="Accent4_32_3_32_2_32_2" style:display-name="Accent4 3 2 2" style:family="table-cell" style:data-style-name="N0">
      <style:table-cell-properties fo:background-color="#8064A2"/>
      <style:text-properties fo:color="#FFFFFF"/>
    </style:style>
    <style:style style:name="Accent4_32_3_32_2_32_3" style:display-name="Accent4 3 2 3" style:family="table-cell" style:data-style-name="N0">
      <style:table-cell-properties fo:background-color="#8064A2"/>
      <style:text-properties fo:color="#FFFFFF"/>
    </style:style>
    <style:style style:name="Accent4_32_3_32_2_32_4" style:display-name="Accent4 3 2 4" style:family="table-cell" style:data-style-name="N0">
      <style:table-cell-properties fo:background-color="#8064A2"/>
      <style:text-properties fo:color="#FFFFFF"/>
    </style:style>
    <style:style style:name="Accent4_32_3_32_3" style:display-name="Accent4 3 3" style:family="table-cell" style:data-style-name="N0">
      <style:table-cell-properties fo:background-color="#8064A2"/>
      <style:text-properties fo:color="#FFFFFF"/>
    </style:style>
    <style:style style:name="Accent4_32_3_32_4" style:display-name="Accent4 3 4" style:family="table-cell" style:data-style-name="N0">
      <style:table-cell-properties fo:background-color="#8064A2"/>
      <style:text-properties fo:color="#FFFFFF"/>
    </style:style>
    <style:style style:name="Accent4_32_3_32_5" style:display-name="Accent4 3 5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4_32_2" style:display-name="Accent4 4 2" style:family="table-cell" style:data-style-name="N0">
      <style:table-cell-properties fo:background-color="#8064A2"/>
      <style:text-properties fo:color="#FFFFFF"/>
    </style:style>
    <style:style style:name="Accent4_32_4_32_2_32_2" style:display-name="Accent4 4 2 2" style:family="table-cell" style:data-style-name="N0">
      <style:table-cell-properties fo:background-color="#8064A2"/>
      <style:text-properties fo:color="#FFFFFF"/>
    </style:style>
    <style:style style:name="Accent4_32_4_32_2_32_3" style:display-name="Accent4 4 2 3" style:family="table-cell" style:data-style-name="N0">
      <style:table-cell-properties fo:background-color="#8064A2"/>
      <style:text-properties fo:color="#FFFFFF"/>
    </style:style>
    <style:style style:name="Accent4_32_4_32_2_32_4" style:display-name="Accent4 4 2 4" style:family="table-cell" style:data-style-name="N0">
      <style:table-cell-properties fo:background-color="#8064A2"/>
      <style:text-properties fo:color="#FFFFFF"/>
    </style:style>
    <style:style style:name="Accent4_32_4_32_3" style:display-name="Accent4 4 3" style:family="table-cell" style:data-style-name="N0">
      <style:table-cell-properties fo:background-color="#8064A2"/>
      <style:text-properties fo:color="#FFFFFF"/>
    </style:style>
    <style:style style:name="Accent4_32_4_32_4" style:display-name="Accent4 4 4" style:family="table-cell" style:data-style-name="N0">
      <style:table-cell-properties fo:background-color="#8064A2"/>
      <style:text-properties fo:color="#FFFFFF"/>
    </style:style>
    <style:style style:name="Accent4_32_4_32_5" style:display-name="Accent4 4 5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5_32_2" style:display-name="Accent4 5 2" style:family="table-cell" style:data-style-name="N0">
      <style:table-cell-properties fo:background-color="#8064A2"/>
      <style:text-properties fo:color="#FFFFFF"/>
    </style:style>
    <style:style style:name="Accent4_32_5_32_2_32_2" style:display-name="Accent4 5 2 2" style:family="table-cell" style:data-style-name="N0">
      <style:table-cell-properties fo:background-color="#8064A2"/>
      <style:text-properties fo:color="#FFFFFF"/>
    </style:style>
    <style:style style:name="Accent4_32_5_32_2_32_3" style:display-name="Accent4 5 2 3" style:family="table-cell" style:data-style-name="N0">
      <style:table-cell-properties fo:background-color="#8064A2"/>
      <style:text-properties fo:color="#FFFFFF"/>
    </style:style>
    <style:style style:name="Accent4_32_5_32_2_32_4" style:display-name="Accent4 5 2 4" style:family="table-cell" style:data-style-name="N0">
      <style:table-cell-properties fo:background-color="#8064A2"/>
      <style:text-properties fo:color="#FFFFFF"/>
    </style:style>
    <style:style style:name="Accent4_32_5_32_3" style:display-name="Accent4 5 3" style:family="table-cell" style:data-style-name="N0">
      <style:table-cell-properties fo:background-color="#8064A2"/>
      <style:text-properties fo:color="#FFFFFF"/>
    </style:style>
    <style:style style:name="Accent4_32_5_32_4" style:display-name="Accent4 5 4" style:family="table-cell" style:data-style-name="N0">
      <style:table-cell-properties fo:background-color="#8064A2"/>
      <style:text-properties fo:color="#FFFFFF"/>
    </style:style>
    <style:style style:name="Accent4_32_5_32_5" style:display-name="Accent4 5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6_32_2" style:display-name="Accent4 6 2" style:family="table-cell" style:data-style-name="N0">
      <style:table-cell-properties fo:background-color="#8064A2"/>
      <style:text-properties fo:color="#FFFFFF"/>
    </style:style>
    <style:style style:name="Accent4_32_6_32_3" style:display-name="Accent4 6 3" style:family="table-cell" style:data-style-name="N0">
      <style:table-cell-properties fo:background-color="#8064A2"/>
      <style:text-properties fo:color="#FFFFFF"/>
    </style:style>
    <style:style style:name="Accent4_32_6_32_4" style:display-name="Accent4 6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2_32_2" style:display-name="Accent5 2 2" style:family="table-cell" style:data-style-name="N0">
      <style:table-cell-properties fo:background-color="#4BACC6"/>
      <style:text-properties fo:color="#FFFFFF"/>
    </style:style>
    <style:style style:name="Accent5_32_2_32_2_32_2" style:display-name="Accent5 2 2 2" style:family="table-cell" style:data-style-name="N0">
      <style:table-cell-properties fo:background-color="#4BACC6"/>
      <style:text-properties fo:color="#FFFFFF"/>
    </style:style>
    <style:style style:name="Accent5_32_2_32_2_32_3" style:display-name="Accent5 2 2 3" style:family="table-cell" style:data-style-name="N0">
      <style:table-cell-properties fo:background-color="#4BACC6"/>
      <style:text-properties fo:color="#FFFFFF"/>
    </style:style>
    <style:style style:name="Accent5_32_2_32_2_32_4" style:display-name="Accent5 2 2 4" style:family="table-cell" style:data-style-name="N0">
      <style:table-cell-properties fo:background-color="#4BACC6"/>
      <style:text-properties fo:color="#FFFFFF"/>
    </style:style>
    <style:style style:name="Accent5_32_2_32_3" style:display-name="Accent5 2 3" style:family="table-cell" style:data-style-name="N0">
      <style:table-cell-properties fo:background-color="#4BACC6"/>
      <style:text-properties fo:color="#FFFFFF"/>
    </style:style>
    <style:style style:name="Accent5_32_2_32_4" style:display-name="Accent5 2 4" style:family="table-cell" style:data-style-name="N0">
      <style:table-cell-properties fo:background-color="#4BACC6"/>
      <style:text-properties fo:color="#FFFFFF"/>
    </style:style>
    <style:style style:name="Accent5_32_2_32_5" style:display-name="Accent5 2 5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3_32_2" style:display-name="Accent5 3 2" style:family="table-cell" style:data-style-name="N0">
      <style:table-cell-properties fo:background-color="#4BACC6"/>
      <style:text-properties fo:color="#FFFFFF"/>
    </style:style>
    <style:style style:name="Accent5_32_3_32_2_32_2" style:display-name="Accent5 3 2 2" style:family="table-cell" style:data-style-name="N0">
      <style:table-cell-properties fo:background-color="#4BACC6"/>
      <style:text-properties fo:color="#FFFFFF"/>
    </style:style>
    <style:style style:name="Accent5_32_3_32_2_32_3" style:display-name="Accent5 3 2 3" style:family="table-cell" style:data-style-name="N0">
      <style:table-cell-properties fo:background-color="#4BACC6"/>
      <style:text-properties fo:color="#FFFFFF"/>
    </style:style>
    <style:style style:name="Accent5_32_3_32_2_32_4" style:display-name="Accent5 3 2 4" style:family="table-cell" style:data-style-name="N0">
      <style:table-cell-properties fo:background-color="#4BACC6"/>
      <style:text-properties fo:color="#FFFFFF"/>
    </style:style>
    <style:style style:name="Accent5_32_3_32_3" style:display-name="Accent5 3 3" style:family="table-cell" style:data-style-name="N0">
      <style:table-cell-properties fo:background-color="#4BACC6"/>
      <style:text-properties fo:color="#FFFFFF"/>
    </style:style>
    <style:style style:name="Accent5_32_3_32_4" style:display-name="Accent5 3 4" style:family="table-cell" style:data-style-name="N0">
      <style:table-cell-properties fo:background-color="#4BACC6"/>
      <style:text-properties fo:color="#FFFFFF"/>
    </style:style>
    <style:style style:name="Accent5_32_3_32_5" style:display-name="Accent5 3 5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4_32_2" style:display-name="Accent5 4 2" style:family="table-cell" style:data-style-name="N0">
      <style:table-cell-properties fo:background-color="#4BACC6"/>
      <style:text-properties fo:color="#FFFFFF"/>
    </style:style>
    <style:style style:name="Accent5_32_4_32_2_32_2" style:display-name="Accent5 4 2 2" style:family="table-cell" style:data-style-name="N0">
      <style:table-cell-properties fo:background-color="#4BACC6"/>
      <style:text-properties fo:color="#FFFFFF"/>
    </style:style>
    <style:style style:name="Accent5_32_4_32_2_32_3" style:display-name="Accent5 4 2 3" style:family="table-cell" style:data-style-name="N0">
      <style:table-cell-properties fo:background-color="#4BACC6"/>
      <style:text-properties fo:color="#FFFFFF"/>
    </style:style>
    <style:style style:name="Accent5_32_4_32_2_32_4" style:display-name="Accent5 4 2 4" style:family="table-cell" style:data-style-name="N0">
      <style:table-cell-properties fo:background-color="#4BACC6"/>
      <style:text-properties fo:color="#FFFFFF"/>
    </style:style>
    <style:style style:name="Accent5_32_4_32_3" style:display-name="Accent5 4 3" style:family="table-cell" style:data-style-name="N0">
      <style:table-cell-properties fo:background-color="#4BACC6"/>
      <style:text-properties fo:color="#FFFFFF"/>
    </style:style>
    <style:style style:name="Accent5_32_4_32_4" style:display-name="Accent5 4 4" style:family="table-cell" style:data-style-name="N0">
      <style:table-cell-properties fo:background-color="#4BACC6"/>
      <style:text-properties fo:color="#FFFFFF"/>
    </style:style>
    <style:style style:name="Accent5_32_4_32_5" style:display-name="Accent5 4 5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5_32_2" style:display-name="Accent5 5 2" style:family="table-cell" style:data-style-name="N0">
      <style:table-cell-properties fo:background-color="#4BACC6"/>
      <style:text-properties fo:color="#FFFFFF"/>
    </style:style>
    <style:style style:name="Accent5_32_5_32_2_32_2" style:display-name="Accent5 5 2 2" style:family="table-cell" style:data-style-name="N0">
      <style:table-cell-properties fo:background-color="#4BACC6"/>
      <style:text-properties fo:color="#FFFFFF"/>
    </style:style>
    <style:style style:name="Accent5_32_5_32_2_32_3" style:display-name="Accent5 5 2 3" style:family="table-cell" style:data-style-name="N0">
      <style:table-cell-properties fo:background-color="#4BACC6"/>
      <style:text-properties fo:color="#FFFFFF"/>
    </style:style>
    <style:style style:name="Accent5_32_5_32_2_32_4" style:display-name="Accent5 5 2 4" style:family="table-cell" style:data-style-name="N0">
      <style:table-cell-properties fo:background-color="#4BACC6"/>
      <style:text-properties fo:color="#FFFFFF"/>
    </style:style>
    <style:style style:name="Accent5_32_5_32_3" style:display-name="Accent5 5 3" style:family="table-cell" style:data-style-name="N0">
      <style:table-cell-properties fo:background-color="#4BACC6"/>
      <style:text-properties fo:color="#FFFFFF"/>
    </style:style>
    <style:style style:name="Accent5_32_5_32_4" style:display-name="Accent5 5 4" style:family="table-cell" style:data-style-name="N0">
      <style:table-cell-properties fo:background-color="#4BACC6"/>
      <style:text-properties fo:color="#FFFFFF"/>
    </style:style>
    <style:style style:name="Accent5_32_5_32_5" style:display-name="Accent5 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6_32_2" style:display-name="Accent5 6 2" style:family="table-cell" style:data-style-name="N0">
      <style:table-cell-properties fo:background-color="#4BACC6"/>
      <style:text-properties fo:color="#FFFFFF"/>
    </style:style>
    <style:style style:name="Accent5_32_6_32_3" style:display-name="Accent5 6 3" style:family="table-cell" style:data-style-name="N0">
      <style:table-cell-properties fo:background-color="#4BACC6"/>
      <style:text-properties fo:color="#FFFFFF"/>
    </style:style>
    <style:style style:name="Accent5_32_6_32_4" style:display-name="Accent5 6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2_32_2" style:display-name="Accent6 2 2 2" style:family="table-cell" style:data-style-name="N0">
      <style:table-cell-properties fo:background-color="#FF6600"/>
      <style:text-properties fo:color="#FFFFFF"/>
    </style:style>
    <style:style style:name="Accent6_32_2_32_2_32_3" style:display-name="Accent6 2 2 3" style:family="table-cell" style:data-style-name="N0">
      <style:table-cell-properties fo:background-color="#FF6600"/>
      <style:text-properties fo:color="#FFFFFF"/>
    </style:style>
    <style:style style:name="Accent6_32_2_32_2_32_4" style:display-name="Accent6 2 2 4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79646"/>
      <style:text-properties fo:color="#FFFFFF"/>
    </style:style>
    <style:style style:name="Accent6_32_2_32_4" style:display-name="Accent6 2 4" style:family="table-cell" style:data-style-name="N0">
      <style:table-cell-properties fo:background-color="#F79646"/>
      <style:text-properties fo:color="#FFFFFF"/>
    </style:style>
    <style:style style:name="Accent6_32_2_32_5" style:display-name="Accent6 2 5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3_32_2" style:display-name="Accent6 3 2" style:family="table-cell" style:data-style-name="N0">
      <style:table-cell-properties fo:background-color="#FF6600"/>
      <style:text-properties fo:color="#FFFFFF"/>
    </style:style>
    <style:style style:name="Accent6_32_3_32_2_32_2" style:display-name="Accent6 3 2 2" style:family="table-cell" style:data-style-name="N0">
      <style:table-cell-properties fo:background-color="#FF6600"/>
      <style:text-properties fo:color="#FFFFFF"/>
    </style:style>
    <style:style style:name="Accent6_32_3_32_2_32_3" style:display-name="Accent6 3 2 3" style:family="table-cell" style:data-style-name="N0">
      <style:table-cell-properties fo:background-color="#FF6600"/>
      <style:text-properties fo:color="#FFFFFF"/>
    </style:style>
    <style:style style:name="Accent6_32_3_32_2_32_4" style:display-name="Accent6 3 2 4" style:family="table-cell" style:data-style-name="N0">
      <style:table-cell-properties fo:background-color="#FF6600"/>
      <style:text-properties fo:color="#FFFFFF"/>
    </style:style>
    <style:style style:name="Accent6_32_3_32_3" style:display-name="Accent6 3 3" style:family="table-cell" style:data-style-name="N0">
      <style:table-cell-properties fo:background-color="#F79646"/>
      <style:text-properties fo:color="#FFFFFF"/>
    </style:style>
    <style:style style:name="Accent6_32_3_32_4" style:display-name="Accent6 3 4" style:family="table-cell" style:data-style-name="N0">
      <style:table-cell-properties fo:background-color="#F79646"/>
      <style:text-properties fo:color="#FFFFFF"/>
    </style:style>
    <style:style style:name="Accent6_32_3_32_5" style:display-name="Accent6 3 5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4_32_2" style:display-name="Accent6 4 2" style:family="table-cell" style:data-style-name="N0">
      <style:table-cell-properties fo:background-color="#FF6600"/>
      <style:text-properties fo:color="#FFFFFF"/>
    </style:style>
    <style:style style:name="Accent6_32_4_32_2_32_2" style:display-name="Accent6 4 2 2" style:family="table-cell" style:data-style-name="N0">
      <style:table-cell-properties fo:background-color="#FF6600"/>
      <style:text-properties fo:color="#FFFFFF"/>
    </style:style>
    <style:style style:name="Accent6_32_4_32_2_32_3" style:display-name="Accent6 4 2 3" style:family="table-cell" style:data-style-name="N0">
      <style:table-cell-properties fo:background-color="#FF6600"/>
      <style:text-properties fo:color="#FFFFFF"/>
    </style:style>
    <style:style style:name="Accent6_32_4_32_2_32_4" style:display-name="Accent6 4 2 4" style:family="table-cell" style:data-style-name="N0">
      <style:table-cell-properties fo:background-color="#FF6600"/>
      <style:text-properties fo:color="#FFFFFF"/>
    </style:style>
    <style:style style:name="Accent6_32_4_32_3" style:display-name="Accent6 4 3" style:family="table-cell" style:data-style-name="N0">
      <style:table-cell-properties fo:background-color="#F79646"/>
      <style:text-properties fo:color="#FFFFFF"/>
    </style:style>
    <style:style style:name="Accent6_32_4_32_4" style:display-name="Accent6 4 4" style:family="table-cell" style:data-style-name="N0">
      <style:table-cell-properties fo:background-color="#F79646"/>
      <style:text-properties fo:color="#FFFFFF"/>
    </style:style>
    <style:style style:name="Accent6_32_4_32_5" style:display-name="Accent6 4 5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5_32_2" style:display-name="Accent6 5 2" style:family="table-cell" style:data-style-name="N0">
      <style:table-cell-properties fo:background-color="#FF6600"/>
      <style:text-properties fo:color="#FFFFFF"/>
    </style:style>
    <style:style style:name="Accent6_32_5_32_2_32_2" style:display-name="Accent6 5 2 2" style:family="table-cell" style:data-style-name="N0">
      <style:table-cell-properties fo:background-color="#FF6600"/>
      <style:text-properties fo:color="#FFFFFF"/>
    </style:style>
    <style:style style:name="Accent6_32_5_32_2_32_3" style:display-name="Accent6 5 2 3" style:family="table-cell" style:data-style-name="N0">
      <style:table-cell-properties fo:background-color="#FF6600"/>
      <style:text-properties fo:color="#FFFFFF"/>
    </style:style>
    <style:style style:name="Accent6_32_5_32_2_32_4" style:display-name="Accent6 5 2 4" style:family="table-cell" style:data-style-name="N0">
      <style:table-cell-properties fo:background-color="#FF6600"/>
      <style:text-properties fo:color="#FFFFFF"/>
    </style:style>
    <style:style style:name="Accent6_32_5_32_3" style:display-name="Accent6 5 3" style:family="table-cell" style:data-style-name="N0">
      <style:table-cell-properties fo:background-color="#F79646"/>
      <style:text-properties fo:color="#FFFFFF"/>
    </style:style>
    <style:style style:name="Accent6_32_5_32_4" style:display-name="Accent6 5 4" style:family="table-cell" style:data-style-name="N0">
      <style:table-cell-properties fo:background-color="#F79646"/>
      <style:text-properties fo:color="#FFFFFF"/>
    </style:style>
    <style:style style:name="Accent6_32_5_32_5" style:display-name="Accent6 5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6_32_2" style:display-name="Accent6 6 2" style:family="table-cell" style:data-style-name="N0">
      <style:table-cell-properties fo:background-color="#F79646"/>
      <style:text-properties fo:color="#FFFFFF"/>
    </style:style>
    <style:style style:name="Accent6_32_6_32_3" style:display-name="Accent6 6 3" style:family="table-cell" style:data-style-name="N0">
      <style:table-cell-properties fo:background-color="#F79646"/>
      <style:text-properties fo:color="#FFFFFF"/>
    </style:style>
    <style:style style:name="Accent6_32_6_32_4" style:display-name="Accent6 6 4" style:family="table-cell" style:data-style-name="N0">
      <style:table-cell-properties fo:background-color="#F79646"/>
      <style:text-properties fo:color="#FFFFFF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9C0006"/>
    </style:style>
    <style:style style:name="Bad_32_2_32_2_32_2" style:display-name="Bad 2 2 2" style:family="table-cell" style:data-style-name="N0">
      <style:table-cell-properties fo:background-color="#FF99CC"/>
      <style:text-properties fo:color="#9C0006"/>
    </style:style>
    <style:style style:name="Bad_32_2_32_2_32_3" style:display-name="Bad 2 2 3" style:family="table-cell" style:data-style-name="N0">
      <style:table-cell-properties fo:background-color="#FF99CC"/>
      <style:text-properties fo:color="#9C0006"/>
    </style:style>
    <style:style style:name="Bad_32_2_32_2_32_4" style:display-name="Bad 2 2 4" style:family="table-cell" style:data-style-name="N0">
      <style:table-cell-properties fo:background-color="#FF99CC"/>
      <style:text-properties fo:color="#9C0006"/>
    </style:style>
    <style:style style:name="Bad_32_2_32_3" style:display-name="Bad 2 3" style:family="table-cell" style:data-style-name="N0">
      <style:table-cell-properties fo:background-color="#FFC7CE"/>
      <style:text-properties fo:color="#9C0006"/>
    </style:style>
    <style:style style:name="Bad_32_2_32_4" style:display-name="Bad 2 4" style:family="table-cell" style:data-style-name="N0">
      <style:table-cell-properties fo:background-color="#FFC7CE"/>
      <style:text-properties fo:color="#9C0006"/>
    </style:style>
    <style:style style:name="Bad_32_2_32_5" style:display-name="Bad 2 5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99CC"/>
      <style:text-properties fo:color="#9C0006"/>
    </style:style>
    <style:style style:name="Bad_32_3_32_2_32_2" style:display-name="Bad 3 2 2" style:family="table-cell" style:data-style-name="N0">
      <style:table-cell-properties fo:background-color="#FF99CC"/>
      <style:text-properties fo:color="#9C0006"/>
    </style:style>
    <style:style style:name="Bad_32_3_32_2_32_3" style:display-name="Bad 3 2 3" style:family="table-cell" style:data-style-name="N0">
      <style:table-cell-properties fo:background-color="#FF99CC"/>
      <style:text-properties fo:color="#9C0006"/>
    </style:style>
    <style:style style:name="Bad_32_3_32_2_32_4" style:display-name="Bad 3 2 4" style:family="table-cell" style:data-style-name="N0">
      <style:table-cell-properties fo:background-color="#FF99CC"/>
      <style:text-properties fo:color="#9C0006"/>
    </style:style>
    <style:style style:name="Bad_32_3_32_3" style:display-name="Bad 3 3" style:family="table-cell" style:data-style-name="N0">
      <style:table-cell-properties fo:background-color="#FFC7CE"/>
      <style:text-properties fo:color="#9C0006"/>
    </style:style>
    <style:style style:name="Bad_32_3_32_4" style:display-name="Bad 3 4" style:family="table-cell" style:data-style-name="N0">
      <style:table-cell-properties fo:background-color="#FFC7CE"/>
      <style:text-properties fo:color="#9C0006"/>
    </style:style>
    <style:style style:name="Bad_32_3_32_5" style:display-name="Bad 3 5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4_32_2" style:display-name="Bad 4 2" style:family="table-cell" style:data-style-name="N0">
      <style:table-cell-properties fo:background-color="#FF99CC"/>
      <style:text-properties fo:color="#9C0006"/>
    </style:style>
    <style:style style:name="Bad_32_4_32_2_32_2" style:display-name="Bad 4 2 2" style:family="table-cell" style:data-style-name="N0">
      <style:table-cell-properties fo:background-color="#FF99CC"/>
      <style:text-properties fo:color="#9C0006"/>
    </style:style>
    <style:style style:name="Bad_32_4_32_2_32_3" style:display-name="Bad 4 2 3" style:family="table-cell" style:data-style-name="N0">
      <style:table-cell-properties fo:background-color="#FF99CC"/>
      <style:text-properties fo:color="#9C0006"/>
    </style:style>
    <style:style style:name="Bad_32_4_32_2_32_4" style:display-name="Bad 4 2 4" style:family="table-cell" style:data-style-name="N0">
      <style:table-cell-properties fo:background-color="#FF99CC"/>
      <style:text-properties fo:color="#9C0006"/>
    </style:style>
    <style:style style:name="Bad_32_4_32_3" style:display-name="Bad 4 3" style:family="table-cell" style:data-style-name="N0">
      <style:table-cell-properties fo:background-color="#FFC7CE"/>
      <style:text-properties fo:color="#9C0006"/>
    </style:style>
    <style:style style:name="Bad_32_4_32_4" style:display-name="Bad 4 4" style:family="table-cell" style:data-style-name="N0">
      <style:table-cell-properties fo:background-color="#FFC7CE"/>
      <style:text-properties fo:color="#9C0006"/>
    </style:style>
    <style:style style:name="Bad_32_4_32_5" style:display-name="Bad 4 5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5_32_2" style:display-name="Bad 5 2" style:family="table-cell" style:data-style-name="N0">
      <style:table-cell-properties fo:background-color="#FF99CC"/>
      <style:text-properties fo:color="#9C0006"/>
    </style:style>
    <style:style style:name="Bad_32_5_32_2_32_2" style:display-name="Bad 5 2 2" style:family="table-cell" style:data-style-name="N0">
      <style:table-cell-properties fo:background-color="#FF99CC"/>
      <style:text-properties fo:color="#9C0006"/>
    </style:style>
    <style:style style:name="Bad_32_5_32_2_32_3" style:display-name="Bad 5 2 3" style:family="table-cell" style:data-style-name="N0">
      <style:table-cell-properties fo:background-color="#FF99CC"/>
      <style:text-properties fo:color="#9C0006"/>
    </style:style>
    <style:style style:name="Bad_32_5_32_2_32_4" style:display-name="Bad 5 2 4" style:family="table-cell" style:data-style-name="N0">
      <style:table-cell-properties fo:background-color="#FF99CC"/>
      <style:text-properties fo:color="#9C0006"/>
    </style:style>
    <style:style style:name="Bad_32_5_32_3" style:display-name="Bad 5 3" style:family="table-cell" style:data-style-name="N0">
      <style:table-cell-properties fo:background-color="#FFC7CE"/>
      <style:text-properties fo:color="#9C0006"/>
    </style:style>
    <style:style style:name="Bad_32_5_32_4" style:display-name="Bad 5 4" style:family="table-cell" style:data-style-name="N0">
      <style:table-cell-properties fo:background-color="#FFC7CE"/>
      <style:text-properties fo:color="#9C0006"/>
    </style:style>
    <style:style style:name="Bad_32_5_32_5" style:display-name="Bad 5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6_32_2" style:display-name="Bad 6 2" style:family="table-cell" style:data-style-name="N0">
      <style:table-cell-properties fo:background-color="#FFC7CE"/>
      <style:text-properties fo:color="#9C0006"/>
    </style:style>
    <style:style style:name="Bad_32_6_32_3" style:display-name="Bad 6 3" style:family="table-cell" style:data-style-name="N0">
      <style:table-cell-properties fo:background-color="#FFC7CE"/>
      <style:text-properties fo:color="#9C0006"/>
    </style:style>
    <style:style style:name="Bad_32_6_32_4" style:display-name="Bad 6 4" style:family="table-cell" style:data-style-name="N0">
      <style:table-cell-properties fo:background-color="#FFC7CE"/>
      <style:text-properties fo:color="#9C0006"/>
    </style:style>
    <style:style style:name="Bold_32_11" style:display-name="Bold 11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2" style:display-name="Bold 11 2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3" style:display-name="Bold 11 3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4" style:display-name="Bold 11 4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49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0"/>
    <style:style style:name="Comma_32_10_32_2" style:display-name="Comma 10 2" style:family="table-cell" style:data-style-name="N50"/>
    <style:style style:name="Comma_32_10_32_2_32_2" style:display-name="Comma 10 2 2" style:family="table-cell" style:data-style-name="N50"/>
    <style:style style:name="Comma_32_10_32_2_32_2_32_2" style:display-name="Comma 10 2 2 2" style:family="table-cell" style:data-style-name="N50"/>
    <style:style style:name="Comma_32_10_32_2_32_2_32_3" style:display-name="Comma 10 2 2 3" style:family="table-cell" style:data-style-name="N50"/>
    <style:style style:name="Comma_32_10_32_2_32_2_32_4" style:display-name="Comma 10 2 2 4" style:family="table-cell" style:data-style-name="N50"/>
    <style:style style:name="Comma_32_10_32_2_32_3" style:display-name="Comma 10 2 3" style:family="table-cell" style:data-style-name="N50"/>
    <style:style style:name="Comma_32_10_32_2_32_3_32_2" style:display-name="Comma 10 2 3 2" style:family="table-cell" style:data-style-name="N50"/>
    <style:style style:name="Comma_32_10_32_2_32_3_32_3" style:display-name="Comma 10 2 3 3" style:family="table-cell" style:data-style-name="N50"/>
    <style:style style:name="Comma_32_10_32_2_32_3_32_4" style:display-name="Comma 10 2 3 4" style:family="table-cell" style:data-style-name="N50"/>
    <style:style style:name="Comma_32_10_32_2_32_4" style:display-name="Comma 10 2 4" style:family="table-cell" style:data-style-name="N50"/>
    <style:style style:name="Comma_32_10_32_2_32_5" style:display-name="Comma 10 2 5" style:family="table-cell" style:data-style-name="N50"/>
    <style:style style:name="Comma_32_10_32_2_32_6" style:display-name="Comma 10 2 6" style:family="table-cell" style:data-style-name="N50"/>
    <style:style style:name="Comma_32_10_32_3" style:display-name="Comma 10 3" style:family="table-cell" style:data-style-name="N50"/>
    <style:style style:name="Comma_32_10_32_3_32_2" style:display-name="Comma 10 3 2" style:family="table-cell" style:data-style-name="N50"/>
    <style:style style:name="Comma_32_10_32_3_32_3" style:display-name="Comma 10 3 3" style:family="table-cell" style:data-style-name="N50"/>
    <style:style style:name="Comma_32_10_32_3_32_4" style:display-name="Comma 10 3 4" style:family="table-cell" style:data-style-name="N50"/>
    <style:style style:name="Comma_32_10_32_4" style:display-name="Comma 10 4" style:family="table-cell" style:data-style-name="N50"/>
    <style:style style:name="Comma_32_10_32_5" style:display-name="Comma 10 5" style:family="table-cell" style:data-style-name="N50"/>
    <style:style style:name="Comma_32_10_32_6" style:display-name="Comma 10 6" style:family="table-cell" style:data-style-name="N50"/>
    <style:style style:name="Comma_32_11" style:display-name="Comma 11" style:family="table-cell" style:data-style-name="N50"/>
    <style:style style:name="Comma_32_11_32_2" style:display-name="Comma 11 2" style:family="table-cell" style:data-style-name="N50"/>
    <style:style style:name="Comma_32_11_32_2_32_2" style:display-name="Comma 11 2 2" style:family="table-cell" style:data-style-name="N50"/>
    <style:style style:name="Comma_32_11_32_2_32_3" style:display-name="Comma 11 2 3" style:family="table-cell" style:data-style-name="N50"/>
    <style:style style:name="Comma_32_11_32_2_32_4" style:display-name="Comma 11 2 4" style:family="table-cell" style:data-style-name="N50"/>
    <style:style style:name="Comma_32_11_32_3" style:display-name="Comma 11 3" style:family="table-cell" style:data-style-name="N50"/>
    <style:style style:name="Comma_32_11_32_4" style:display-name="Comma 11 4" style:family="table-cell" style:data-style-name="N50"/>
    <style:style style:name="Comma_32_11_32_5" style:display-name="Comma 11 5" style:family="table-cell" style:data-style-name="N50"/>
    <style:style style:name="Comma_32_12" style:display-name="Comma 12" style:family="table-cell" style:data-style-name="N50"/>
    <style:style style:name="Comma_32_12_32_2" style:display-name="Comma 12 2" style:family="table-cell" style:data-style-name="N50"/>
    <style:style style:name="Comma_32_12_32_3" style:display-name="Comma 12 3" style:family="table-cell" style:data-style-name="N50"/>
    <style:style style:name="Comma_32_12_32_4" style:display-name="Comma 12 4" style:family="table-cell" style:data-style-name="N50"/>
    <style:style style:name="Comma_32_13" style:display-name="Comma 13" style:family="table-cell" style:data-style-name="N50"/>
    <style:style style:name="Comma_32_13_32_2" style:display-name="Comma 13 2" style:family="table-cell" style:data-style-name="N50"/>
    <style:style style:name="Comma_32_13_32_3" style:display-name="Comma 13 3" style:family="table-cell" style:data-style-name="N50"/>
    <style:style style:name="Comma_32_13_32_4" style:display-name="Comma 13 4" style:family="table-cell" style:data-style-name="N50"/>
    <style:style style:name="Comma_32_2" style:display-name="Comma 2" style:family="table-cell" style:data-style-name="N50"/>
    <style:style style:name="Comma_32_2_32_10" style:display-name="Comma 2 10" style:family="table-cell" style:data-style-name="N50"/>
    <style:style style:name="Comma_32_2_32_2" style:display-name="Comma 2 2" style:family="table-cell" style:data-style-name="N50"/>
    <style:style style:name="Comma_32_2_32_2_32_2" style:display-name="Comma 2 2 2" style:family="table-cell" style:data-style-name="N50"/>
    <style:style style:name="Comma_32_2_32_2_32_2_32_2" style:display-name="Comma 2 2 2 2" style:family="table-cell" style:data-style-name="N50"/>
    <style:style style:name="Comma_32_2_32_2_32_2_32_2_32_2" style:display-name="Comma 2 2 2 2 2" style:family="table-cell" style:data-style-name="N50"/>
    <style:style style:name="Comma_32_2_32_2_32_2_32_2_32_3" style:display-name="Comma 2 2 2 2 3" style:family="table-cell" style:data-style-name="N50"/>
    <style:style style:name="Comma_32_2_32_2_32_2_32_2_32_4" style:display-name="Comma 2 2 2 2 4" style:family="table-cell" style:data-style-name="N50"/>
    <style:style style:name="Comma_32_2_32_2_32_2_32_3" style:display-name="Comma 2 2 2 3" style:family="table-cell" style:data-style-name="N50"/>
    <style:style style:name="Comma_32_2_32_2_32_2_32_4" style:display-name="Comma 2 2 2 4" style:family="table-cell" style:data-style-name="N50"/>
    <style:style style:name="Comma_32_2_32_2_32_2_32_5" style:display-name="Comma 2 2 2 5" style:family="table-cell" style:data-style-name="N50"/>
    <style:style style:name="Comma_32_2_32_2_32_3" style:display-name="Comma 2 2 3" style:family="table-cell" style:data-style-name="N50"/>
    <style:style style:name="Comma_32_2_32_2_32_3_32_2" style:display-name="Comma 2 2 3 2" style:family="table-cell" style:data-style-name="N50"/>
    <style:style style:name="Comma_32_2_32_2_32_3_32_3" style:display-name="Comma 2 2 3 3" style:family="table-cell" style:data-style-name="N50"/>
    <style:style style:name="Comma_32_2_32_2_32_3_32_4" style:display-name="Comma 2 2 3 4" style:family="table-cell" style:data-style-name="N50"/>
    <style:style style:name="Comma_32_2_32_2_32_4" style:display-name="Comma 2 2 4" style:family="table-cell" style:data-style-name="N50"/>
    <style:style style:name="Comma_32_2_32_2_32_4_32_2" style:display-name="Comma 2 2 4 2" style:family="table-cell" style:data-style-name="N50"/>
    <style:style style:name="Comma_32_2_32_2_32_4_32_2_32_2" style:display-name="Comma 2 2 4 2 2" style:family="table-cell" style:data-style-name="N50"/>
    <style:style style:name="Comma_32_2_32_2_32_4_32_2_32_3" style:display-name="Comma 2 2 4 2 3" style:family="table-cell" style:data-style-name="N50"/>
    <style:style style:name="Comma_32_2_32_2_32_4_32_2_32_4" style:display-name="Comma 2 2 4 2 4" style:family="table-cell" style:data-style-name="N50"/>
    <style:style style:name="Comma_32_2_32_2_32_4_32_3" style:display-name="Comma 2 2 4 3" style:family="table-cell" style:data-style-name="N50"/>
    <style:style style:name="Comma_32_2_32_2_32_4_32_4" style:display-name="Comma 2 2 4 4" style:family="table-cell" style:data-style-name="N50"/>
    <style:style style:name="Comma_32_2_32_2_32_4_32_5" style:display-name="Comma 2 2 4 5" style:family="table-cell" style:data-style-name="N50"/>
    <style:style style:name="Comma_32_2_32_2_32_5" style:display-name="Comma 2 2 5" style:family="table-cell" style:data-style-name="N50"/>
    <style:style style:name="Comma_32_2_32_2_32_5_32_2" style:display-name="Comma 2 2 5 2" style:family="table-cell" style:data-style-name="N50"/>
    <style:style style:name="Comma_32_2_32_2_32_5_32_3" style:display-name="Comma 2 2 5 3" style:family="table-cell" style:data-style-name="N50"/>
    <style:style style:name="Comma_32_2_32_2_32_5_32_4" style:display-name="Comma 2 2 5 4" style:family="table-cell" style:data-style-name="N50"/>
    <style:style style:name="Comma_32_2_32_2_32_6" style:display-name="Comma 2 2 6" style:family="table-cell" style:data-style-name="N50"/>
    <style:style style:name="Comma_32_2_32_2_32_7" style:display-name="Comma 2 2 7" style:family="table-cell" style:data-style-name="N50"/>
    <style:style style:name="Comma_32_2_32_2_32_8" style:display-name="Comma 2 2 8" style:family="table-cell" style:data-style-name="N50"/>
    <style:style style:name="Comma_32_2_32_3" style:display-name="Comma 2 3" style:family="table-cell" style:data-style-name="N50"/>
    <style:style style:name="Comma_32_2_32_3_32_2" style:display-name="Comma 2 3 2" style:family="table-cell" style:data-style-name="N50"/>
    <style:style style:name="Comma_32_2_32_3_32_3" style:display-name="Comma 2 3 3" style:family="table-cell" style:data-style-name="N50"/>
    <style:style style:name="Comma_32_2_32_3_32_4" style:display-name="Comma 2 3 4" style:family="table-cell" style:data-style-name="N50"/>
    <style:style style:name="Comma_32_2_32_4" style:display-name="Comma 2 4" style:family="table-cell" style:data-style-name="N50"/>
    <style:style style:name="Comma_32_2_32_4_32_2" style:display-name="Comma 2 4 2" style:family="table-cell" style:data-style-name="N50"/>
    <style:style style:name="Comma_32_2_32_4_32_3" style:display-name="Comma 2 4 3" style:family="table-cell" style:data-style-name="N50"/>
    <style:style style:name="Comma_32_2_32_4_32_4" style:display-name="Comma 2 4 4" style:family="table-cell" style:data-style-name="N50"/>
    <style:style style:name="Comma_32_2_32_5" style:display-name="Comma 2 5" style:family="table-cell" style:data-style-name="N50"/>
    <style:style style:name="Comma_32_2_32_5_32_2" style:display-name="Comma 2 5 2" style:family="table-cell" style:data-style-name="N50"/>
    <style:style style:name="Comma_32_2_32_5_32_3" style:display-name="Comma 2 5 3" style:family="table-cell" style:data-style-name="N50"/>
    <style:style style:name="Comma_32_2_32_5_32_4" style:display-name="Comma 2 5 4" style:family="table-cell" style:data-style-name="N50"/>
    <style:style style:name="Comma_32_2_32_6" style:display-name="Comma 2 6" style:family="table-cell" style:data-style-name="N50"/>
    <style:style style:name="Comma_32_2_32_6_32_2" style:display-name="Comma 2 6 2" style:family="table-cell" style:data-style-name="N50"/>
    <style:style style:name="Comma_32_2_32_6_32_3" style:display-name="Comma 2 6 3" style:family="table-cell" style:data-style-name="N50"/>
    <style:style style:name="Comma_32_2_32_6_32_4" style:display-name="Comma 2 6 4" style:family="table-cell" style:data-style-name="N50"/>
    <style:style style:name="Comma_32_2_32_7" style:display-name="Comma 2 7" style:family="table-cell" style:data-style-name="N50"/>
    <style:style style:name="Comma_32_2_32_7_32_2" style:display-name="Comma 2 7 2" style:family="table-cell" style:data-style-name="N50"/>
    <style:style style:name="Comma_32_2_32_7_32_3" style:display-name="Comma 2 7 3" style:family="table-cell" style:data-style-name="N50"/>
    <style:style style:name="Comma_32_2_32_7_32_4" style:display-name="Comma 2 7 4" style:family="table-cell" style:data-style-name="N50"/>
    <style:style style:name="Comma_32_2_32_8" style:display-name="Comma 2 8" style:family="table-cell" style:data-style-name="N50"/>
    <style:style style:name="Comma_32_2_32_9" style:display-name="Comma 2 9" style:family="table-cell" style:data-style-name="N50"/>
    <style:style style:name="Comma_32_3" style:display-name="Comma 3" style:family="table-cell" style:data-style-name="N50"/>
    <style:style style:name="Comma_32_3_32_2" style:display-name="Comma 3 2" style:family="table-cell" style:data-style-name="N50"/>
    <style:style style:name="Comma_32_3_32_2_32_2" style:display-name="Comma 3 2 2" style:family="table-cell" style:data-style-name="N50"/>
    <style:style style:name="Comma_32_3_32_2_32_2_32_2" style:display-name="Comma 3 2 2 2" style:family="table-cell" style:data-style-name="N50"/>
    <style:style style:name="Comma_32_3_32_2_32_2_32_3" style:display-name="Comma 3 2 2 3" style:family="table-cell" style:data-style-name="N50"/>
    <style:style style:name="Comma_32_3_32_2_32_2_32_4" style:display-name="Comma 3 2 2 4" style:family="table-cell" style:data-style-name="N50"/>
    <style:style style:name="Comma_32_3_32_2_32_3" style:display-name="Comma 3 2 3" style:family="table-cell" style:data-style-name="N50"/>
    <style:style style:name="Comma_32_3_32_2_32_4" style:display-name="Comma 3 2 4" style:family="table-cell" style:data-style-name="N50"/>
    <style:style style:name="Comma_32_3_32_2_32_5" style:display-name="Comma 3 2 5" style:family="table-cell" style:data-style-name="N50"/>
    <style:style style:name="Comma_32_3_32_3" style:display-name="Comma 3 3" style:family="table-cell" style:data-style-name="N50"/>
    <style:style style:name="Comma_32_3_32_3_32_2" style:display-name="Comma 3 3 2" style:family="table-cell" style:data-style-name="N50"/>
    <style:style style:name="Comma_32_3_32_3_32_3" style:display-name="Comma 3 3 3" style:family="table-cell" style:data-style-name="N50"/>
    <style:style style:name="Comma_32_3_32_3_32_4" style:display-name="Comma 3 3 4" style:family="table-cell" style:data-style-name="N50"/>
    <style:style style:name="Comma_32_3_32_4" style:display-name="Comma 3 4" style:family="table-cell" style:data-style-name="N50"/>
    <style:style style:name="Comma_32_3_32_4_32_2" style:display-name="Comma 3 4 2" style:family="table-cell" style:data-style-name="N50"/>
    <style:style style:name="Comma_32_3_32_4_32_3" style:display-name="Comma 3 4 3" style:family="table-cell" style:data-style-name="N50"/>
    <style:style style:name="Comma_32_3_32_4_32_4" style:display-name="Comma 3 4 4" style:family="table-cell" style:data-style-name="N50"/>
    <style:style style:name="Comma_32_3_32_5" style:display-name="Comma 3 5" style:family="table-cell" style:data-style-name="N50"/>
    <style:style style:name="Comma_32_3_32_5_32_2" style:display-name="Comma 3 5 2" style:family="table-cell" style:data-style-name="N50"/>
    <style:style style:name="Comma_32_3_32_5_32_3" style:display-name="Comma 3 5 3" style:family="table-cell" style:data-style-name="N50"/>
    <style:style style:name="Comma_32_3_32_5_32_4" style:display-name="Comma 3 5 4" style:family="table-cell" style:data-style-name="N50"/>
    <style:style style:name="Comma_32_3_32_6" style:display-name="Comma 3 6" style:family="table-cell" style:data-style-name="N50"/>
    <style:style style:name="Comma_32_3_32_7" style:display-name="Comma 3 7" style:family="table-cell" style:data-style-name="N50"/>
    <style:style style:name="Comma_32_3_32_8" style:display-name="Comma 3 8" style:family="table-cell" style:data-style-name="N50"/>
    <style:style style:name="Comma_32_3_32_9" style:display-name="Comma 3 9" style:family="table-cell" style:data-style-name="N50"/>
    <style:style style:name="Comma_32_4" style:display-name="Comma 4" style:family="table-cell" style:data-style-name="N50"/>
    <style:style style:name="Comma_32_4_32_2" style:display-name="Comma 4 2" style:family="table-cell" style:data-style-name="N50"/>
    <style:style style:name="Comma_32_4_32_2_32_2" style:display-name="Comma 4 2 2" style:family="table-cell" style:data-style-name="N50"/>
    <style:style style:name="Comma_32_4_32_2_32_3" style:display-name="Comma 4 2 3" style:family="table-cell" style:data-style-name="N50"/>
    <style:style style:name="Comma_32_4_32_2_32_4" style:display-name="Comma 4 2 4" style:family="table-cell" style:data-style-name="N50"/>
    <style:style style:name="Comma_32_4_32_3" style:display-name="Comma 4 3" style:family="table-cell" style:data-style-name="N50"/>
    <style:style style:name="Comma_32_4_32_4" style:display-name="Comma 4 4" style:family="table-cell" style:data-style-name="N50"/>
    <style:style style:name="Comma_32_4_32_5" style:display-name="Comma 4 5" style:family="table-cell" style:data-style-name="N50"/>
    <style:style style:name="Comma_32_5" style:display-name="Comma 5" style:family="table-cell" style:data-style-name="N50"/>
    <style:style style:name="Comma_32_5_32_2" style:display-name="Comma 5 2" style:family="table-cell" style:data-style-name="N50"/>
    <style:style style:name="Comma_32_5_32_2_32_2" style:display-name="Comma 5 2 2" style:family="table-cell" style:data-style-name="N50"/>
    <style:style style:name="Comma_32_5_32_2_32_2_32_2" style:display-name="Comma 5 2 2 2" style:family="table-cell" style:data-style-name="N50"/>
    <style:style style:name="Comma_32_5_32_2_32_2_32_3" style:display-name="Comma 5 2 2 3" style:family="table-cell" style:data-style-name="N50"/>
    <style:style style:name="Comma_32_5_32_2_32_2_32_4" style:display-name="Comma 5 2 2 4" style:family="table-cell" style:data-style-name="N50"/>
    <style:style style:name="Comma_32_5_32_2_32_3" style:display-name="Comma 5 2 3" style:family="table-cell" style:data-style-name="N50"/>
    <style:style style:name="Comma_32_5_32_2_32_4" style:display-name="Comma 5 2 4" style:family="table-cell" style:data-style-name="N50"/>
    <style:style style:name="Comma_32_5_32_2_32_5" style:display-name="Comma 5 2 5" style:family="table-cell" style:data-style-name="N50"/>
    <style:style style:name="Comma_32_5_32_3" style:display-name="Comma 5 3" style:family="table-cell" style:data-style-name="N50"/>
    <style:style style:name="Comma_32_5_32_3_32_2" style:display-name="Comma 5 3 2" style:family="table-cell" style:data-style-name="N50"/>
    <style:style style:name="Comma_32_5_32_3_32_3" style:display-name="Comma 5 3 3" style:family="table-cell" style:data-style-name="N50"/>
    <style:style style:name="Comma_32_5_32_3_32_4" style:display-name="Comma 5 3 4" style:family="table-cell" style:data-style-name="N50"/>
    <style:style style:name="Comma_32_5_32_4" style:display-name="Comma 5 4" style:family="table-cell" style:data-style-name="N50"/>
    <style:style style:name="Comma_32_5_32_5" style:display-name="Comma 5 5" style:family="table-cell" style:data-style-name="N50"/>
    <style:style style:name="Comma_32_5_32_6" style:display-name="Comma 5 6" style:family="table-cell" style:data-style-name="N50"/>
    <style:style style:name="Comma_32_6" style:display-name="Comma 6" style:family="table-cell" style:data-style-name="N50"/>
    <style:style style:name="Comma_32_6_32_2" style:display-name="Comma 6 2" style:family="table-cell" style:data-style-name="N50"/>
    <style:style style:name="Comma_32_6_32_2_32_2" style:display-name="Comma 6 2 2" style:family="table-cell" style:data-style-name="N50"/>
    <style:style style:name="Comma_32_6_32_2_32_3" style:display-name="Comma 6 2 3" style:family="table-cell" style:data-style-name="N50"/>
    <style:style style:name="Comma_32_6_32_2_32_4" style:display-name="Comma 6 2 4" style:family="table-cell" style:data-style-name="N50"/>
    <style:style style:name="Comma_32_6_32_3" style:display-name="Comma 6 3" style:family="table-cell" style:data-style-name="N50"/>
    <style:style style:name="Comma_32_6_32_4" style:display-name="Comma 6 4" style:family="table-cell" style:data-style-name="N50"/>
    <style:style style:name="Comma_32_6_32_5" style:display-name="Comma 6 5" style:family="table-cell" style:data-style-name="N50"/>
    <style:style style:name="Comma_32_7" style:display-name="Comma 7" style:family="table-cell" style:data-style-name="N50"/>
    <style:style style:name="Comma_32_7_32_2" style:display-name="Comma 7 2" style:family="table-cell" style:data-style-name="N50"/>
    <style:style style:name="Comma_32_7_32_2_32_2" style:display-name="Comma 7 2 2" style:family="table-cell" style:data-style-name="N50"/>
    <style:style style:name="Comma_32_7_32_2_32_2_32_2" style:display-name="Comma 7 2 2 2" style:family="table-cell" style:data-style-name="N50"/>
    <style:style style:name="Comma_32_7_32_2_32_2_32_3" style:display-name="Comma 7 2 2 3" style:family="table-cell" style:data-style-name="N50"/>
    <style:style style:name="Comma_32_7_32_2_32_2_32_4" style:display-name="Comma 7 2 2 4" style:family="table-cell" style:data-style-name="N50"/>
    <style:style style:name="Comma_32_7_32_2_32_3" style:display-name="Comma 7 2 3" style:family="table-cell" style:data-style-name="N50"/>
    <style:style style:name="Comma_32_7_32_2_32_4" style:display-name="Comma 7 2 4" style:family="table-cell" style:data-style-name="N50"/>
    <style:style style:name="Comma_32_7_32_2_32_5" style:display-name="Comma 7 2 5" style:family="table-cell" style:data-style-name="N50"/>
    <style:style style:name="Comma_32_7_32_3" style:display-name="Comma 7 3" style:family="table-cell" style:data-style-name="N50"/>
    <style:style style:name="Comma_32_7_32_3_32_2" style:display-name="Comma 7 3 2" style:family="table-cell" style:data-style-name="N50"/>
    <style:style style:name="Comma_32_7_32_3_32_3" style:display-name="Comma 7 3 3" style:family="table-cell" style:data-style-name="N50"/>
    <style:style style:name="Comma_32_7_32_3_32_4" style:display-name="Comma 7 3 4" style:family="table-cell" style:data-style-name="N50"/>
    <style:style style:name="Comma_32_7_32_4" style:display-name="Comma 7 4" style:family="table-cell" style:data-style-name="N50"/>
    <style:style style:name="Comma_32_7_32_4_32_2" style:display-name="Comma 7 4 2" style:family="table-cell" style:data-style-name="N50"/>
    <style:style style:name="Comma_32_7_32_4_32_3" style:display-name="Comma 7 4 3" style:family="table-cell" style:data-style-name="N50"/>
    <style:style style:name="Comma_32_7_32_4_32_4" style:display-name="Comma 7 4 4" style:family="table-cell" style:data-style-name="N50"/>
    <style:style style:name="Comma_32_7_32_5" style:display-name="Comma 7 5" style:family="table-cell" style:data-style-name="N50"/>
    <style:style style:name="Comma_32_7_32_6" style:display-name="Comma 7 6" style:family="table-cell" style:data-style-name="N50"/>
    <style:style style:name="Comma_32_7_32_7" style:display-name="Comma 7 7" style:family="table-cell" style:data-style-name="N50"/>
    <style:style style:name="Comma_32_7_32_8" style:display-name="Comma 7 8" style:family="table-cell" style:data-style-name="N50"/>
    <style:style style:name="Comma_32_8" style:display-name="Comma 8" style:family="table-cell" style:data-style-name="N50"/>
    <style:style style:name="Comma_32_8_32_2" style:display-name="Comma 8 2" style:family="table-cell" style:data-style-name="N50"/>
    <style:style style:name="Comma_32_8_32_2_32_2" style:display-name="Comma 8 2 2" style:family="table-cell" style:data-style-name="N50"/>
    <style:style style:name="Comma_32_8_32_2_32_3" style:display-name="Comma 8 2 3" style:family="table-cell" style:data-style-name="N50"/>
    <style:style style:name="Comma_32_8_32_2_32_4" style:display-name="Comma 8 2 4" style:family="table-cell" style:data-style-name="N50"/>
    <style:style style:name="Comma_32_8_32_3" style:display-name="Comma 8 3" style:family="table-cell" style:data-style-name="N50"/>
    <style:style style:name="Comma_32_8_32_3_32_2" style:display-name="Comma 8 3 2" style:family="table-cell" style:data-style-name="N50"/>
    <style:style style:name="Comma_32_8_32_3_32_3" style:display-name="Comma 8 3 3" style:family="table-cell" style:data-style-name="N50"/>
    <style:style style:name="Comma_32_8_32_3_32_4" style:display-name="Comma 8 3 4" style:family="table-cell" style:data-style-name="N50"/>
    <style:style style:name="Comma_32_8_32_4" style:display-name="Comma 8 4" style:family="table-cell" style:data-style-name="N50"/>
    <style:style style:name="Comma_32_8_32_5" style:display-name="Comma 8 5" style:family="table-cell" style:data-style-name="N50"/>
    <style:style style:name="Comma_32_8_32_6" style:display-name="Comma 8 6" style:family="table-cell" style:data-style-name="N50"/>
    <style:style style:name="Comma_32_9" style:display-name="Comma 9" style:family="table-cell" style:data-style-name="N50"/>
    <style:style style:name="Comma_32_9_32_2" style:display-name="Comma 9 2" style:family="table-cell" style:data-style-name="N50"/>
    <style:style style:name="Comma_32_9_32_3" style:display-name="Comma 9 3" style:family="table-cell" style:data-style-name="N50"/>
    <style:style style:name="Comma_32_9_32_4" style:display-name="Comma 9 4" style:family="table-cell" style:data-style-name="N50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1"/>
    <style:style style:name="Currency_32__40_0_41__32_2" style:display-name="Currency (0) 2" style:family="table-cell" style:data-style-name="N51"/>
    <style:style style:name="Currency_32__40_0_41__32_3" style:display-name="Currency (0) 3" style:family="table-cell" style:data-style-name="N51"/>
    <style:style style:name="Currency_32__40_0_41__32_4" style:display-name="Currency (0) 4" style:family="table-cell" style:data-style-name="N51"/>
    <style:style style:name="Currency_32__40_2_41_" style:display-name="Currency (2)" style:family="table-cell" style:data-style-name="N52"/>
    <style:style style:name="Currency_32__40_2_41__32_2" style:display-name="Currency (2) 2" style:family="table-cell" style:data-style-name="N52"/>
    <style:style style:name="Currency_32__40_2_41__32_3" style:display-name="Currency (2) 3" style:family="table-cell" style:data-style-name="N52"/>
    <style:style style:name="Currency_32__40_2_41__32_4" style:display-name="Currency (2) 4" style:family="table-cell" style:data-style-name="N52"/>
    <style:style style:name="Currency_32__91_2_93_" style:display-name="Currency [2]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" style:display-name="Currency [2] 2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2" style:display-name="Currency [2] 2 2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3" style:display-name="Currency [2] 2 3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4" style:display-name="Currency [2] 2 4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3" style:display-name="Currency [2] 3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4" style:display-name="Currency [2] 4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5" style:display-name="Currency [2] 5" style:family="table-cell" style:data-style-name="N52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2" style:display-name="Currency 2" style:family="table-cell" style:data-style-name="N53"/>
    <style:style style:name="Currency_32_2_32_2" style:display-name="Currency 2 2" style:family="table-cell" style:data-style-name="N53"/>
    <style:style style:name="Currency_32_2_32_2_32_2" style:display-name="Currency 2 2 2" style:family="table-cell" style:data-style-name="N53"/>
    <style:style style:name="Currency_32_2_32_2_32_2_32_2" style:display-name="Currency 2 2 2 2" style:family="table-cell" style:data-style-name="N53"/>
    <style:style style:name="Currency_32_2_32_2_32_2_32_3" style:display-name="Currency 2 2 2 3" style:family="table-cell" style:data-style-name="N53"/>
    <style:style style:name="Currency_32_2_32_2_32_2_32_4" style:display-name="Currency 2 2 2 4" style:family="table-cell" style:data-style-name="N53"/>
    <style:style style:name="Currency_32_2_32_2_32_3" style:display-name="Currency 2 2 3" style:family="table-cell" style:data-style-name="N53"/>
    <style:style style:name="Currency_32_2_32_2_32_4" style:display-name="Currency 2 2 4" style:family="table-cell" style:data-style-name="N53"/>
    <style:style style:name="Currency_32_2_32_2_32_5" style:display-name="Currency 2 2 5" style:family="table-cell" style:data-style-name="N53"/>
    <style:style style:name="Currency_32_2_32_3" style:display-name="Currency 2 3" style:family="table-cell" style:data-style-name="N53"/>
    <style:style style:name="Currency_32_2_32_3_32_2" style:display-name="Currency 2 3 2" style:family="table-cell" style:data-style-name="N53"/>
    <style:style style:name="Currency_32_2_32_3_32_3" style:display-name="Currency 2 3 3" style:family="table-cell" style:data-style-name="N53"/>
    <style:style style:name="Currency_32_2_32_3_32_4" style:display-name="Currency 2 3 4" style:family="table-cell" style:data-style-name="N53"/>
    <style:style style:name="Currency_32_2_32_4" style:display-name="Currency 2 4" style:family="table-cell" style:data-style-name="N53"/>
    <style:style style:name="Currency_32_2_32_4_32_2" style:display-name="Currency 2 4 2" style:family="table-cell" style:data-style-name="N53"/>
    <style:style style:name="Currency_32_2_32_4_32_3" style:display-name="Currency 2 4 3" style:family="table-cell" style:data-style-name="N53"/>
    <style:style style:name="Currency_32_2_32_4_32_4" style:display-name="Currency 2 4 4" style:family="table-cell" style:data-style-name="N53"/>
    <style:style style:name="Currency_32_2_32_5" style:display-name="Currency 2 5" style:family="table-cell" style:data-style-name="N53"/>
    <style:style style:name="Currency_32_2_32_5_32_2" style:display-name="Currency 2 5 2" style:family="table-cell" style:data-style-name="N53"/>
    <style:style style:name="Currency_32_2_32_5_32_3" style:display-name="Currency 2 5 3" style:family="table-cell" style:data-style-name="N53"/>
    <style:style style:name="Currency_32_2_32_5_32_4" style:display-name="Currency 2 5 4" style:family="table-cell" style:data-style-name="N53"/>
    <style:style style:name="Currency_32_2_32_6" style:display-name="Currency 2 6" style:family="table-cell" style:data-style-name="N53"/>
    <style:style style:name="Currency_32_2_32_7" style:display-name="Currency 2 7" style:family="table-cell" style:data-style-name="N53"/>
    <style:style style:name="Currency_32_2_32_8" style:display-name="Currency 2 8" style:family="table-cell" style:data-style-name="N53"/>
    <style:style style:name="Currency_32_2_32_9" style:display-name="Currency 2 9" style:family="table-cell" style:data-style-name="N53"/>
    <style:style style:name="Currency_32_3" style:display-name="Currency 3" style:family="table-cell" style:data-style-name="N53"/>
    <style:style style:name="Currency_32_3_32_2" style:display-name="Currency 3 2" style:family="table-cell" style:data-style-name="N53"/>
    <style:style style:name="Currency_32_3_32_3" style:display-name="Currency 3 3" style:family="table-cell" style:data-style-name="N53"/>
    <style:style style:name="Currency_32_3_32_4" style:display-name="Currency 3 4" style:family="table-cell" style:data-style-name="N53"/>
    <style:style style:name="Currency_32_4" style:display-name="Currency 4" style:family="table-cell" style:data-style-name="N53"/>
    <style:style style:name="Currency_32_4_32_2" style:display-name="Currency 4 2" style:family="table-cell" style:data-style-name="N53"/>
    <style:style style:name="Currency_32_4_32_2_32_2" style:display-name="Currency 4 2 2" style:family="table-cell" style:data-style-name="N53"/>
    <style:style style:name="Currency_32_4_32_2_32_3" style:display-name="Currency 4 2 3" style:family="table-cell" style:data-style-name="N53"/>
    <style:style style:name="Currency_32_4_32_2_32_4" style:display-name="Currency 4 2 4" style:family="table-cell" style:data-style-name="N53"/>
    <style:style style:name="Currency_32_4_32_3" style:display-name="Currency 4 3" style:family="table-cell" style:data-style-name="N53"/>
    <style:style style:name="Currency_32_4_32_4" style:display-name="Currency 4 4" style:family="table-cell" style:data-style-name="N53"/>
    <style:style style:name="Currency_32_4_32_5" style:display-name="Currency 4 5" style:family="table-cell" style:data-style-name="N53"/>
    <style:style style:name="Currency_32_5" style:display-name="Currency 5" style:family="table-cell" style:data-style-name="N53"/>
    <style:style style:name="Currency_32_5_32_2" style:display-name="Currency 5 2" style:family="table-cell" style:data-style-name="N53"/>
    <style:style style:name="Currency_32_5_32_3" style:display-name="Currency 5 3" style:family="table-cell" style:data-style-name="N53"/>
    <style:style style:name="Currency_32_5_32_4" style:display-name="Currency 5 4" style:family="table-cell" style:data-style-name="N53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4"/>
    <style:style style:name="DagerOgTimer_32_2" style:display-name="DagerOgTimer 2" style:family="table-cell" style:data-style-name="N54"/>
    <style:style style:name="DagerOgTimer_32_3" style:display-name="DagerOgTimer 3" style:family="table-cell" style:data-style-name="N54"/>
    <style:style style:name="DagerOgTimer_32_4" style:display-name="DagerOgTimer 4" style:family="table-cell" style:data-style-name="N54"/>
    <style:style style:name="DagOgDato" style:family="table-cell" style:data-style-name="N55"/>
    <style:style style:name="DagOgDato_32_2" style:display-name="DagOgDato 2" style:family="table-cell" style:data-style-name="N55"/>
    <style:style style:name="DagOgDato_32_3" style:display-name="DagOgDato 3" style:family="table-cell" style:data-style-name="N55"/>
    <style:style style:name="DagOgDato_32_4" style:display-name="DagOgDato 4" style:family="table-cell" style:data-style-name="N55"/>
    <style:style style:name="DagOgDatoLang" style:family="table-cell" style:data-style-name="N55"/>
    <style:style style:name="DagOgDatoLang_32_2" style:display-name="DagOgDatoLang 2" style:family="table-cell" style:data-style-name="N55"/>
    <style:style style:name="DagOgDatoLang_32_3" style:display-name="DagOgDatoLang 3" style:family="table-cell" style:data-style-name="N55"/>
    <style:style style:name="DagOgDatoLang_32_4" style:display-name="DagOgDatoLang 4" style:family="table-cell" style:data-style-name="N55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6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7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8"/>
    <style:style style:name="Decimal_32_1_32_2" style:display-name="Decimal 1 2" style:family="table-cell" style:data-style-name="N58"/>
    <style:style style:name="Decimal_32_1_32_3" style:display-name="Decimal 1 3" style:family="table-cell" style:data-style-name="N58"/>
    <style:style style:name="Decimal_32_1_32_4" style:display-name="Decimal 1 4" style:family="table-cell" style:data-style-name="N58"/>
    <style:style style:name="Decimal_32_2" style:display-name="Decimal 2" style:family="table-cell" style:data-style-name="N59"/>
    <style:style style:name="Decimal_32_2_32_2" style:display-name="Decimal 2 2" style:family="table-cell" style:data-style-name="N59"/>
    <style:style style:name="Decimal_32_2_32_3" style:display-name="Decimal 2 3" style:family="table-cell" style:data-style-name="N59"/>
    <style:style style:name="Decimal_32_2_32_4" style:display-name="Decimal 2 4" style:family="table-cell" style:data-style-name="N59"/>
    <style:style style:name="Decimal_32_3" style:display-name="Decimal 3" style:family="table-cell" style:data-style-name="N60"/>
    <style:style style:name="Decimal_32_3_32_2" style:display-name="Decimal 3 2" style:family="table-cell" style:data-style-name="N60"/>
    <style:style style:name="Decimal_32_3_32_3" style:display-name="Decimal 3 3" style:family="table-cell" style:data-style-name="N60"/>
    <style:style style:name="Decimal_32_3_32_4" style:display-name="Decimal 3 4" style:family="table-cell" style:data-style-name="N60"/>
    <style:style style:name="Dezimal_32__91_0_93__laroux" style:display-name="Dezimal [0]_laroux" style:family="table-cell" style:data-style-name="N61"/>
    <style:style style:name="Dezimal_laroux" style:family="table-cell" style:data-style-name="N62"/>
    <style:style style:name="Dziesi_281_tny_32__91_0_93__laroux" style:display-name="Dziesiętny [0]_laroux" style:family="table-cell" style:data-style-name="N63"/>
    <style:style style:name="Dziesi_281_tny_laroux" style:display-name="Dziesiętny_laroux" style:family="table-cell" style:data-style-name="N50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6100"/>
    </style:style>
    <style:style style:name="Good_32_2_32_2_32_2" style:display-name="Good 2 2 2" style:family="table-cell" style:data-style-name="N0">
      <style:table-cell-properties fo:background-color="#CCFFCC"/>
      <style:text-properties fo:color="#006100"/>
    </style:style>
    <style:style style:name="Good_32_2_32_2_32_3" style:display-name="Good 2 2 3" style:family="table-cell" style:data-style-name="N0">
      <style:table-cell-properties fo:background-color="#CCFFCC"/>
      <style:text-properties fo:color="#006100"/>
    </style:style>
    <style:style style:name="Good_32_2_32_2_32_4" style:display-name="Good 2 2 4" style:family="table-cell" style:data-style-name="N0">
      <style:table-cell-properties fo:background-color="#CCFFCC"/>
      <style:text-properties fo:color="#006100"/>
    </style:style>
    <style:style style:name="Good_32_2_32_3" style:display-name="Good 2 3" style:family="table-cell" style:data-style-name="N0">
      <style:table-cell-properties fo:background-color="#C6EFCE"/>
      <style:text-properties fo:color="#006100"/>
    </style:style>
    <style:style style:name="Good_32_2_32_4" style:display-name="Good 2 4" style:family="table-cell" style:data-style-name="N0">
      <style:table-cell-properties fo:background-color="#C6EFCE"/>
      <style:text-properties fo:color="#006100"/>
    </style:style>
    <style:style style:name="Good_32_2_32_5" style:display-name="Good 2 5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CFFCC"/>
      <style:text-properties fo:color="#006100"/>
    </style:style>
    <style:style style:name="Good_32_3_32_2_32_2" style:display-name="Good 3 2 2" style:family="table-cell" style:data-style-name="N0">
      <style:table-cell-properties fo:background-color="#CCFFCC"/>
      <style:text-properties fo:color="#006100"/>
    </style:style>
    <style:style style:name="Good_32_3_32_2_32_3" style:display-name="Good 3 2 3" style:family="table-cell" style:data-style-name="N0">
      <style:table-cell-properties fo:background-color="#CCFFCC"/>
      <style:text-properties fo:color="#006100"/>
    </style:style>
    <style:style style:name="Good_32_3_32_2_32_4" style:display-name="Good 3 2 4" style:family="table-cell" style:data-style-name="N0">
      <style:table-cell-properties fo:background-color="#CCFFCC"/>
      <style:text-properties fo:color="#006100"/>
    </style:style>
    <style:style style:name="Good_32_3_32_3" style:display-name="Good 3 3" style:family="table-cell" style:data-style-name="N0">
      <style:table-cell-properties fo:background-color="#C6EFCE"/>
      <style:text-properties fo:color="#006100"/>
    </style:style>
    <style:style style:name="Good_32_3_32_4" style:display-name="Good 3 4" style:family="table-cell" style:data-style-name="N0">
      <style:table-cell-properties fo:background-color="#C6EFCE"/>
      <style:text-properties fo:color="#006100"/>
    </style:style>
    <style:style style:name="Good_32_3_32_5" style:display-name="Good 3 5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4_32_2" style:display-name="Good 4 2" style:family="table-cell" style:data-style-name="N0">
      <style:table-cell-properties fo:background-color="#CCFFCC"/>
      <style:text-properties fo:color="#006100"/>
    </style:style>
    <style:style style:name="Good_32_4_32_2_32_2" style:display-name="Good 4 2 2" style:family="table-cell" style:data-style-name="N0">
      <style:table-cell-properties fo:background-color="#CCFFCC"/>
      <style:text-properties fo:color="#006100"/>
    </style:style>
    <style:style style:name="Good_32_4_32_2_32_3" style:display-name="Good 4 2 3" style:family="table-cell" style:data-style-name="N0">
      <style:table-cell-properties fo:background-color="#CCFFCC"/>
      <style:text-properties fo:color="#006100"/>
    </style:style>
    <style:style style:name="Good_32_4_32_2_32_4" style:display-name="Good 4 2 4" style:family="table-cell" style:data-style-name="N0">
      <style:table-cell-properties fo:background-color="#CCFFCC"/>
      <style:text-properties fo:color="#006100"/>
    </style:style>
    <style:style style:name="Good_32_4_32_3" style:display-name="Good 4 3" style:family="table-cell" style:data-style-name="N0">
      <style:table-cell-properties fo:background-color="#C6EFCE"/>
      <style:text-properties fo:color="#006100"/>
    </style:style>
    <style:style style:name="Good_32_4_32_4" style:display-name="Good 4 4" style:family="table-cell" style:data-style-name="N0">
      <style:table-cell-properties fo:background-color="#C6EFCE"/>
      <style:text-properties fo:color="#006100"/>
    </style:style>
    <style:style style:name="Good_32_4_32_5" style:display-name="Good 4 5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5_32_2" style:display-name="Good 5 2" style:family="table-cell" style:data-style-name="N0">
      <style:table-cell-properties fo:background-color="#CCFFCC"/>
      <style:text-properties fo:color="#006100"/>
    </style:style>
    <style:style style:name="Good_32_5_32_2_32_2" style:display-name="Good 5 2 2" style:family="table-cell" style:data-style-name="N0">
      <style:table-cell-properties fo:background-color="#CCFFCC"/>
      <style:text-properties fo:color="#006100"/>
    </style:style>
    <style:style style:name="Good_32_5_32_2_32_3" style:display-name="Good 5 2 3" style:family="table-cell" style:data-style-name="N0">
      <style:table-cell-properties fo:background-color="#CCFFCC"/>
      <style:text-properties fo:color="#006100"/>
    </style:style>
    <style:style style:name="Good_32_5_32_2_32_4" style:display-name="Good 5 2 4" style:family="table-cell" style:data-style-name="N0">
      <style:table-cell-properties fo:background-color="#CCFFCC"/>
      <style:text-properties fo:color="#006100"/>
    </style:style>
    <style:style style:name="Good_32_5_32_3" style:display-name="Good 5 3" style:family="table-cell" style:data-style-name="N0">
      <style:table-cell-properties fo:background-color="#C6EFCE"/>
      <style:text-properties fo:color="#006100"/>
    </style:style>
    <style:style style:name="Good_32_5_32_4" style:display-name="Good 5 4" style:family="table-cell" style:data-style-name="N0">
      <style:table-cell-properties fo:background-color="#C6EFCE"/>
      <style:text-properties fo:color="#006100"/>
    </style:style>
    <style:style style:name="Good_32_5_32_5" style:display-name="Good 5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6_32_2" style:display-name="Good 6 2" style:family="table-cell" style:data-style-name="N0">
      <style:table-cell-properties fo:background-color="#C6EFCE"/>
      <style:text-properties fo:color="#006100"/>
    </style:style>
    <style:style style:name="Good_32_6_32_3" style:display-name="Good 6 3" style:family="table-cell" style:data-style-name="N0">
      <style:table-cell-properties fo:background-color="#C6EFCE"/>
      <style:text-properties fo:color="#006100"/>
    </style:style>
    <style:style style:name="Good_32_6_32_4" style:display-name="Good 6 4" style:family="table-cell" style:data-style-name="N0">
      <style:table-cell-properties fo:background-color="#C6EFCE"/>
      <style:text-properties fo:color="#006100"/>
    </style:style>
    <style:style style:name="Grey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fo:font-weight="bold" style:font-weight-asian="bold" style:font-weight-complex="bold"/>
    </style:style>
    <style:style style:name="Heading_32_5" style:display-name="Heading 5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5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text-underline-style="solid" style:text-underline-type="single"/>
    </style:style>
    <style:style style:name="Input_32__37_" style:display-name="Input %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6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1" style:display-name="Input 1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8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/>
    </style:style>
    <style:style style:name="Input_32_3_32_3" style:display-name="Input 3 3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0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7"/>
    <style:style style:name="Klokkeslett_32_2" style:display-name="Klokkeslett 2" style:family="table-cell" style:data-style-name="N67"/>
    <style:style style:name="Klokkeslett_32_3" style:display-name="Klokkeslett 3" style:family="table-cell" style:data-style-name="N67"/>
    <style:style style:name="Klokkeslett_32_4" style:display-name="Klokkeslett 4" style:family="table-cell" style:data-style-name="N67"/>
    <style:style style:name="Konto" style:family="table-cell" style:data-style-name="N68"/>
    <style:style style:name="Konto_32_2" style:display-name="Konto 2" style:family="table-cell" style:data-style-name="N68"/>
    <style:style style:name="Konto_32_3" style:display-name="Konto 3" style:family="table-cell" style:data-style-name="N68"/>
    <style:style style:name="Konto_32_4" style:display-name="Konto 4" style:family="table-cell" style:data-style-name="N68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69"/>
    <style:style style:name="KPMGnormal_32_2" style:display-name="KPMGnormal 2" style:family="table-cell" style:data-style-name="N69"/>
    <style:style style:name="KPMGnormal_32_3" style:display-name="KPMGnormal 3" style:family="table-cell" style:data-style-name="N69"/>
    <style:style style:name="KPMGnormal_32_4" style:display-name="KPMGnormal 4" style:family="table-cell" style:data-style-name="N69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69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1"/>
    <style:style style:name="Millares_32__91_0_93__EjW30n4zytAwEaPSbNwiaTl2F" style:display-name="Millares [0]_EjW30n4zytAwEaPSbNwiaTl2F" style:family="table-cell" style:data-style-name="N72"/>
    <style:style style:name="Millares_EjW30n4zytAwEaPSbNwiaTl2F" style:family="table-cell" style:data-style-name="N73"/>
    <style:style style:name="Milliers_32__91_0_93__9ctfwjhVNIpKs513Q0MYGasMM" style:display-name="Milliers [0]_9ctfwjhVNIpKs513Q0MYGasMM" style:family="table-cell" style:data-style-name="N74"/>
    <style:style style:name="Milliers_9ctfwjhVNIpKs513Q0MYGasMM" style:family="table-cell" style:data-style-name="N61"/>
    <style:style style:name="Moneda_32__91_0_93__EjW30n4zytAwEaPSbNwiaTl2F" style:display-name="Moneda [0]_EjW30n4zytAwEaPSbNwiaTl2F" style:family="table-cell" style:data-style-name="N77"/>
    <style:style style:name="Moneda_EjW30n4zytAwEaPSbNwiaTl2F" style:family="table-cell" style:data-style-name="N78"/>
    <style:style style:name="Mon_233_taire_32__91_0_93__9ctfwjhVNIpKs513Q0MYGasMM" style:display-name="Monétaire [0]_9ctfwjhVNIpKs513Q0MYGasMM" style:family="table-cell" style:data-style-name="N75"/>
    <style:style style:name="Mon_233_taire_9ctfwjhVNIpKs513Q0MYGasMM" style:display-name="Monétaire_9ctfwjhVNIpKs513Q0MYGasMM" style:family="table-cell" style:data-style-name="N76"/>
    <style:style style:name="Month" style:family="table-cell" style:data-style-name="N79"/>
    <style:style style:name="Month_32_2" style:display-name="Month 2" style:family="table-cell" style:data-style-name="N79"/>
    <style:style style:name="Month_32_3" style:display-name="Month 3" style:family="table-cell" style:data-style-name="N79"/>
    <style:style style:name="Month_32_4" style:display-name="Month 4" style:family="table-cell" style:data-style-name="N79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EB9C"/>
      <style:text-properties fo:color="#993300"/>
    </style:style>
    <style:style style:name="Neutral_32_2_32_2_32_2" style:display-name="Neutral 2 2 2" style:family="table-cell" style:data-style-name="N0">
      <style:table-cell-properties fo:background-color="#FFEB9C"/>
      <style:text-properties fo:color="#993300"/>
    </style:style>
    <style:style style:name="Neutral_32_2_32_2_32_3" style:display-name="Neutral 2 2 3" style:family="table-cell" style:data-style-name="N0">
      <style:table-cell-properties fo:background-color="#FFEB9C"/>
      <style:text-properties fo:color="#993300"/>
    </style:style>
    <style:style style:name="Neutral_32_2_32_2_32_4" style:display-name="Neutral 2 2 4" style:family="table-cell" style:data-style-name="N0">
      <style:table-cell-properties fo:background-color="#FFEB9C"/>
      <style:text-properties fo:color="#993300"/>
    </style:style>
    <style:style style:name="Neutral_32_2_32_3" style:display-name="Neutral 2 3" style:family="table-cell" style:data-style-name="N0">
      <style:table-cell-properties fo:background-color="#FFEB9C"/>
      <style:text-properties fo:color="#9C6500"/>
    </style:style>
    <style:style style:name="Neutral_32_2_32_4" style:display-name="Neutral 2 4" style:family="table-cell" style:data-style-name="N0">
      <style:table-cell-properties fo:background-color="#FFEB9C"/>
      <style:text-properties fo:color="#9C6500"/>
    </style:style>
    <style:style style:name="Neutral_32_2_32_5" style:display-name="Neutral 2 5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93300"/>
    </style:style>
    <style:style style:name="Neutral_32_3_32_2_32_2" style:display-name="Neutral 3 2 2" style:family="table-cell" style:data-style-name="N0">
      <style:table-cell-properties fo:background-color="#FFEB9C"/>
      <style:text-properties fo:color="#993300"/>
    </style:style>
    <style:style style:name="Neutral_32_3_32_2_32_3" style:display-name="Neutral 3 2 3" style:family="table-cell" style:data-style-name="N0">
      <style:table-cell-properties fo:background-color="#FFEB9C"/>
      <style:text-properties fo:color="#993300"/>
    </style:style>
    <style:style style:name="Neutral_32_3_32_2_32_4" style:display-name="Neutral 3 2 4" style:family="table-cell" style:data-style-name="N0">
      <style:table-cell-properties fo:background-color="#FFEB9C"/>
      <style:text-properties fo:color="#993300"/>
    </style:style>
    <style:style style:name="Neutral_32_3_32_3" style:display-name="Neutral 3 3" style:family="table-cell" style:data-style-name="N0">
      <style:table-cell-properties fo:background-color="#FFEB9C"/>
      <style:text-properties fo:color="#9C6500"/>
    </style:style>
    <style:style style:name="Neutral_32_3_32_4" style:display-name="Neutral 3 4" style:family="table-cell" style:data-style-name="N0">
      <style:table-cell-properties fo:background-color="#FFEB9C"/>
      <style:text-properties fo:color="#9C6500"/>
    </style:style>
    <style:style style:name="Neutral_32_3_32_5" style:display-name="Neutral 3 5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4_32_2" style:display-name="Neutral 4 2" style:family="table-cell" style:data-style-name="N0">
      <style:table-cell-properties fo:background-color="#FFEB9C"/>
      <style:text-properties fo:color="#993300"/>
    </style:style>
    <style:style style:name="Neutral_32_4_32_2_32_2" style:display-name="Neutral 4 2 2" style:family="table-cell" style:data-style-name="N0">
      <style:table-cell-properties fo:background-color="#FFEB9C"/>
      <style:text-properties fo:color="#993300"/>
    </style:style>
    <style:style style:name="Neutral_32_4_32_2_32_3" style:display-name="Neutral 4 2 3" style:family="table-cell" style:data-style-name="N0">
      <style:table-cell-properties fo:background-color="#FFEB9C"/>
      <style:text-properties fo:color="#993300"/>
    </style:style>
    <style:style style:name="Neutral_32_4_32_2_32_4" style:display-name="Neutral 4 2 4" style:family="table-cell" style:data-style-name="N0">
      <style:table-cell-properties fo:background-color="#FFEB9C"/>
      <style:text-properties fo:color="#993300"/>
    </style:style>
    <style:style style:name="Neutral_32_4_32_3" style:display-name="Neutral 4 3" style:family="table-cell" style:data-style-name="N0">
      <style:table-cell-properties fo:background-color="#FFEB9C"/>
      <style:text-properties fo:color="#9C6500"/>
    </style:style>
    <style:style style:name="Neutral_32_4_32_4" style:display-name="Neutral 4 4" style:family="table-cell" style:data-style-name="N0">
      <style:table-cell-properties fo:background-color="#FFEB9C"/>
      <style:text-properties fo:color="#9C6500"/>
    </style:style>
    <style:style style:name="Neutral_32_4_32_5" style:display-name="Neutral 4 5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5_32_2" style:display-name="Neutral 5 2" style:family="table-cell" style:data-style-name="N0">
      <style:table-cell-properties fo:background-color="#FFEB9C"/>
      <style:text-properties fo:color="#993300"/>
    </style:style>
    <style:style style:name="Neutral_32_5_32_2_32_2" style:display-name="Neutral 5 2 2" style:family="table-cell" style:data-style-name="N0">
      <style:table-cell-properties fo:background-color="#FFEB9C"/>
      <style:text-properties fo:color="#993300"/>
    </style:style>
    <style:style style:name="Neutral_32_5_32_2_32_3" style:display-name="Neutral 5 2 3" style:family="table-cell" style:data-style-name="N0">
      <style:table-cell-properties fo:background-color="#FFEB9C"/>
      <style:text-properties fo:color="#993300"/>
    </style:style>
    <style:style style:name="Neutral_32_5_32_2_32_4" style:display-name="Neutral 5 2 4" style:family="table-cell" style:data-style-name="N0">
      <style:table-cell-properties fo:background-color="#FFEB9C"/>
      <style:text-properties fo:color="#993300"/>
    </style:style>
    <style:style style:name="Neutral_32_5_32_3" style:display-name="Neutral 5 3" style:family="table-cell" style:data-style-name="N0">
      <style:table-cell-properties fo:background-color="#FFEB9C"/>
      <style:text-properties fo:color="#9C6500"/>
    </style:style>
    <style:style style:name="Neutral_32_5_32_4" style:display-name="Neutral 5 4" style:family="table-cell" style:data-style-name="N0">
      <style:table-cell-properties fo:background-color="#FFEB9C"/>
      <style:text-properties fo:color="#9C6500"/>
    </style:style>
    <style:style style:name="Neutral_32_5_32_5" style:display-name="Neutral 5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6_32_2" style:display-name="Neutral 6 2" style:family="table-cell" style:data-style-name="N0">
      <style:table-cell-properties fo:background-color="#FFEB9C"/>
      <style:text-properties fo:color="#9C6500"/>
    </style:style>
    <style:style style:name="Neutral_32_6_32_3" style:display-name="Neutral 6 3" style:family="table-cell" style:data-style-name="N0">
      <style:table-cell-properties fo:background-color="#FFEB9C"/>
      <style:text-properties fo:color="#9C6500"/>
    </style:style>
    <style:style style:name="Neutral_32_6_32_4" style:display-name="Neutral 6 4" style:family="table-cell" style:data-style-name="N0">
      <style:table-cell-properties fo:background-color="#FFEB9C"/>
      <style:text-properties fo:color="#9C6500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-_32_Style1" style:display-name="Normal - Style1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_32_6" style:display-name="Normal 10 6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3" style:display-name="Normal 15 3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4" style:display-name="Normal 15 4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5" style:display-name="Normal 15 5" style:family="table-cell" style:data-style-name="N8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PF_accounts_pack_workings" style:display-name="Normal 2_PF_accounts_pack_workings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2_32_2" style:display-name="Normal 26 2 2" style:family="table-cell" style:data-style-name="N0">
      <style:table-cell-properties style:vertical-align="automatic" fo:background-color="transparen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</style:style>
    <style:style style:name="Normal_32_26_32_2_32_3" style:display-name="Normal 26 2 3" style:family="table-cell" style:data-style-name="N0">
      <style:table-cell-properties style:vertical-align="automatic" fo:background-color="transparen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</style:style>
    <style:style style:name="Normal_32_26_32_2_32_4" style:display-name="Normal 26 2 4" style:family="table-cell" style:data-style-name="N0">
      <style:table-cell-properties style:vertical-align="automatic" fo:background-color="transparent"/>
    </style:style>
    <style:style style:name="Normal_32_26_32_2_32_5" style:display-name="Normal 26 2 5" style:family="table-cell" style:data-style-name="N0">
      <style:table-cell-properties style:vertical-align="automatic" fo:background-color="transparent"/>
    </style:style>
    <style:style style:name="Normal_32_26_32_2_32_6" style:display-name="Normal 26 2 6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6_32_3_32_2" style:display-name="Normal 26 3 2" style:family="table-cell" style:data-style-name="N0">
      <style:table-cell-properties style:vertical-align="automatic" fo:background-color="transparent"/>
    </style:style>
    <style:style style:name="Normal_32_26_32_3_32_3" style:display-name="Normal 26 3 3" style:family="table-cell" style:data-style-name="N0">
      <style:table-cell-properties style:vertical-align="automatic" fo:background-color="transparent"/>
    </style:style>
    <style:style style:name="Normal_32_26_32_3_32_4" style:display-name="Normal 26 3 4" style:family="table-cell" style:data-style-name="N0">
      <style:table-cell-properties style:vertical-align="automatic" fo:background-color="transparent"/>
    </style:style>
    <style:style style:name="Normal_32_26_32_4" style:display-name="Normal 26 4" style:family="table-cell" style:data-style-name="N0">
      <style:table-cell-properties style:vertical-align="automatic" fo:background-color="transparent"/>
    </style:style>
    <style:style style:name="Normal_32_26_32_5" style:display-name="Normal 26 5" style:family="table-cell" style:data-style-name="N0">
      <style:table-cell-properties style:vertical-align="automatic" fo:background-color="transparent"/>
    </style:style>
    <style:style style:name="Normal_32_26_32_6" style:display-name="Normal 26 6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13" style:display-name="Normal 3 2 13" style:family="table-cell" style:data-style-name="N0">
      <style:table-cell-properties style:vertical-align="automatic" fo:background-color="transparen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2_32_2" style:display-name="Normal 3 2 2 2" style:family="table-cell" style:data-style-name="N0">
      <style:table-cell-properties style:vertical-align="automatic" fo:background-color="transparen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</style:style>
    <style:style style:name="Normal_32_3_32_2_32_2_32_3" style:display-name="Normal 3 2 2 3" style:family="table-cell" style:data-style-name="N0">
      <style:table-cell-properties style:vertical-align="automatic" fo:background-color="transparen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</style:style>
    <style:style style:name="Normal_32_3_32_2_32_2_32_4" style:display-name="Normal 3 2 2 4" style:family="table-cell" style:data-style-name="N0">
      <style:table-cell-properties style:vertical-align="automatic" fo:background-color="transparent"/>
    </style:style>
    <style:style style:name="Normal_32_3_32_2_32_2_32_5" style:display-name="Normal 3 2 2 5" style:family="table-cell" style:data-style-name="N0">
      <style:table-cell-properties style:vertical-align="automatic" fo:background-color="transparent"/>
    </style:style>
    <style:style style:name="Normal_32_3_32_2_32_2_32_6" style:display-name="Normal 3 2 2 6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</style:style>
    <style:style style:name="Normal_32_3_32_2_32_5" style:display-name="Normal 3 2 5" style:family="table-cell" style:data-style-name="N0">
      <style:table-cell-properties style:vertical-align="automatic" fo:background-color="transparent"/>
    </style:style>
    <style:style style:name="Normal_32_3_32_2_32_6" style:display-name="Normal 3 2 6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</style:style>
    <style:style style:name="Normal_32_3_32_4_32_5" style:display-name="Normal 3 4 5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</style:style>
    <style:style style:name="Normal_32_3_32_5_32_2_32_2" style:display-name="Normal 3 5 2 2" style:family="table-cell" style:data-style-name="N0">
      <style:table-cell-properties style:vertical-align="automatic" fo:background-color="transparent"/>
    </style:style>
    <style:style style:name="Normal_32_3_32_5_32_2_32_3" style:display-name="Normal 3 5 2 3" style:family="table-cell" style:data-style-name="N0">
      <style:table-cell-properties style:vertical-align="automatic" fo:background-color="transparent"/>
    </style:style>
    <style:style style:name="Normal_32_3_32_5_32_2_32_4" style:display-name="Normal 3 5 2 4" style:family="table-cell" style:data-style-name="N0">
      <style:table-cell-properties style:vertical-align="automatic" fo:background-color="transparent"/>
    </style:style>
    <style:style style:name="Normal_32_3_32_5_32_3" style:display-name="Normal 3 5 3" style:family="table-cell" style:data-style-name="N0">
      <style:table-cell-properties style:vertical-align="automatic" fo:background-color="transparent"/>
    </style:style>
    <style:style style:name="Normal_32_3_32_5_32_3_32_2" style:display-name="Normal 3 5 3 2" style:family="table-cell" style:data-style-name="N0">
      <style:table-cell-properties style:vertical-align="automatic" fo:background-color="transparent"/>
    </style:style>
    <style:style style:name="Normal_32_3_32_5_32_3_32_3" style:display-name="Normal 3 5 3 3" style:family="table-cell" style:data-style-name="N0">
      <style:table-cell-properties style:vertical-align="automatic" fo:background-color="transparent"/>
    </style:style>
    <style:style style:name="Normal_32_3_32_5_32_3_32_4" style:display-name="Normal 3 5 3 4" style:family="table-cell" style:data-style-name="N0">
      <style:table-cell-properties style:vertical-align="automatic" fo:background-color="transparen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</style:style>
    <style:style style:name="Normal_32_3_32_7" style:display-name="Normal 3 7" style:family="table-cell" style:data-style-name="N0">
      <style:table-cell-properties style:vertical-align="automatic" fo:background-color="transparen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2_32_2_32_2" style:display-name="Normal 42 2 2" style:family="table-cell" style:data-style-name="N0">
      <style:table-cell-properties style:vertical-align="automatic" fo:background-color="transparent"/>
    </style:style>
    <style:style style:name="Normal_32_42_32_2_32_3" style:display-name="Normal 42 2 3" style:family="table-cell" style:data-style-name="N0">
      <style:table-cell-properties style:vertical-align="automatic" fo:background-color="transparent"/>
    </style:style>
    <style:style style:name="Normal_32_42_32_2_32_4" style:display-name="Normal 42 2 4" style:family="table-cell" style:data-style-name="N0">
      <style:table-cell-properties style:vertical-align="automatic" fo:background-color="transparent"/>
    </style:style>
    <style:style style:name="Normal_32_42_32_3" style:display-name="Normal 42 3" style:family="table-cell" style:data-style-name="N0">
      <style:table-cell-properties style:vertical-align="automatic" fo:background-color="transparent"/>
    </style:style>
    <style:style style:name="Normal_32_42_32_4" style:display-name="Normal 42 4" style:family="table-cell" style:data-style-name="N0">
      <style:table-cell-properties style:vertical-align="automatic" fo:background-color="transparent"/>
    </style:style>
    <style:style style:name="Normal_32_42_32_5" style:display-name="Normal 42 5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2_32_2" style:display-name="Normal 44 2 2" style:family="table-cell" style:data-style-name="N0">
      <style:table-cell-properties style:vertical-align="automatic" fo:background-color="transparent"/>
    </style:style>
    <style:style style:name="Normal_32_44_32_2_32_3" style:display-name="Normal 44 2 3" style:family="table-cell" style:data-style-name="N0">
      <style:table-cell-properties style:vertical-align="automatic" fo:background-color="transparent"/>
    </style:style>
    <style:style style:name="Normal_32_44_32_2_32_4" style:display-name="Normal 44 2 4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4_32_4" style:display-name="Normal 44 4" style:family="table-cell" style:data-style-name="N0">
      <style:table-cell-properties style:vertical-align="automatic" fo:background-color="transparent"/>
    </style:style>
    <style:style style:name="Normal_32_44_32_5" style:display-name="Normal 44 5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</style:style>
    <style:style style:name="Normal_32_45_32_2_32_2" style:display-name="Normal 45 2 2" style:family="table-cell" style:data-style-name="N0">
      <style:table-cell-properties style:vertical-align="automatic" fo:background-color="transparent"/>
    </style:style>
    <style:style style:name="Normal_32_45_32_2_32_3" style:display-name="Normal 45 2 3" style:family="table-cell" style:data-style-name="N0">
      <style:table-cell-properties style:vertical-align="automatic" fo:background-color="transparent"/>
    </style:style>
    <style:style style:name="Normal_32_45_32_2_32_4" style:display-name="Normal 45 2 4" style:family="table-cell" style:data-style-name="N0">
      <style:table-cell-properties style:vertical-align="automatic" fo:background-color="transparent"/>
    </style:style>
    <style:style style:name="Normal_32_45_32_3" style:display-name="Normal 45 3" style:family="table-cell" style:data-style-name="N0">
      <style:table-cell-properties style:vertical-align="automatic" fo:background-color="transparent"/>
    </style:style>
    <style:style style:name="Normal_32_45_32_4" style:display-name="Normal 45 4" style:family="table-cell" style:data-style-name="N0">
      <style:table-cell-properties style:vertical-align="automatic" fo:background-color="transparent"/>
    </style:style>
    <style:style style:name="Normal_32_45_32_5" style:display-name="Normal 45 5" style:family="table-cell" style:data-style-name="N0">
      <style:table-cell-properties style:vertical-align="automatic" fo:background-color="transparent"/>
    </style:style>
    <style:style style:name="Normal_32_46" style:display-name="Normal 46" style:family="table-cell" style:data-style-name="N0">
      <style:table-cell-properties style:vertical-align="automatic" fo:background-color="transparent"/>
    </style:style>
    <style:style style:name="Normal_32_46_32_2" style:display-name="Normal 46 2" style:family="table-cell" style:data-style-name="N0">
      <style:table-cell-properties style:vertical-align="automatic" fo:background-color="transparent"/>
    </style:style>
    <style:style style:name="Normal_32_46_32_2_32_2" style:display-name="Normal 46 2 2" style:family="table-cell" style:data-style-name="N0">
      <style:table-cell-properties style:vertical-align="automatic" fo:background-color="transparent"/>
    </style:style>
    <style:style style:name="Normal_32_46_32_2_32_3" style:display-name="Normal 46 2 3" style:family="table-cell" style:data-style-name="N0">
      <style:table-cell-properties style:vertical-align="automatic" fo:background-color="transparent"/>
    </style:style>
    <style:style style:name="Normal_32_46_32_2_32_4" style:display-name="Normal 46 2 4" style:family="table-cell" style:data-style-name="N0">
      <style:table-cell-properties style:vertical-align="automatic" fo:background-color="transparent"/>
    </style:style>
    <style:style style:name="Normal_32_46_32_3" style:display-name="Normal 46 3" style:family="table-cell" style:data-style-name="N0">
      <style:table-cell-properties style:vertical-align="automatic" fo:background-color="transparent"/>
    </style:style>
    <style:style style:name="Normal_32_46_32_4" style:display-name="Normal 46 4" style:family="table-cell" style:data-style-name="N0">
      <style:table-cell-properties style:vertical-align="automatic" fo:background-color="transparent"/>
    </style:style>
    <style:style style:name="Normal_32_46_32_5" style:display-name="Normal 46 5" style:family="table-cell" style:data-style-name="N0">
      <style:table-cell-properties style:vertical-align="automatic" fo:background-color="transparen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49_32_2_32_2" style:display-name="Normal 49 2 2" style:family="table-cell" style:data-style-name="N0">
      <style:table-cell-properties style:vertical-align="automatic" fo:background-color="transparent"/>
    </style:style>
    <style:style style:name="Normal_32_49_32_2_32_3" style:display-name="Normal 49 2 3" style:family="table-cell" style:data-style-name="N0">
      <style:table-cell-properties style:vertical-align="automatic" fo:background-color="transparent"/>
    </style:style>
    <style:style style:name="Normal_32_49_32_2_32_4" style:display-name="Normal 49 2 4" style:family="table-cell" style:data-style-name="N0">
      <style:table-cell-properties style:vertical-align="automatic" fo:background-color="transparent"/>
    </style:style>
    <style:style style:name="Normal_32_49_32_3" style:display-name="Normal 49 3" style:family="table-cell" style:data-style-name="N0">
      <style:table-cell-properties style:vertical-align="automatic" fo:background-color="transparent"/>
    </style:style>
    <style:style style:name="Normal_32_49_32_3_32_2" style:display-name="Normal 49 3 2" style:family="table-cell" style:data-style-name="N0">
      <style:table-cell-properties style:vertical-align="automatic" fo:background-color="transparent"/>
    </style:style>
    <style:style style:name="Normal_32_49_32_3_32_3" style:display-name="Normal 49 3 3" style:family="table-cell" style:data-style-name="N0">
      <style:table-cell-properties style:vertical-align="automatic" fo:background-color="transparent"/>
    </style:style>
    <style:style style:name="Normal_32_49_32_3_32_4" style:display-name="Normal 49 3 4" style:family="table-cell" style:data-style-name="N0">
      <style:table-cell-properties style:vertical-align="automatic" fo:background-color="transparent"/>
    </style:style>
    <style:style style:name="Normal_32_49_32_4" style:display-name="Normal 49 4" style:family="table-cell" style:data-style-name="N0">
      <style:table-cell-properties style:vertical-align="automatic" fo:background-color="transparent"/>
    </style:style>
    <style:style style:name="Normal_32_49_32_5" style:display-name="Normal 49 5" style:family="table-cell" style:data-style-name="N0">
      <style:table-cell-properties style:vertical-align="automatic" fo:background-color="transparent"/>
    </style:style>
    <style:style style:name="Normal_32_49_32_6" style:display-name="Normal 49 6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8_32_4" style:display-name="Normal 5 8 4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1_32_2_32_2" style:display-name="Normal 51 2 2" style:family="table-cell" style:data-style-name="N0">
      <style:table-cell-properties style:vertical-align="automatic" fo:background-color="transparent"/>
    </style:style>
    <style:style style:name="Normal_32_51_32_2_32_3" style:display-name="Normal 51 2 3" style:family="table-cell" style:data-style-name="N0">
      <style:table-cell-properties style:vertical-align="automatic" fo:background-color="transparent"/>
    </style:style>
    <style:style style:name="Normal_32_51_32_2_32_4" style:display-name="Normal 51 2 4" style:family="table-cell" style:data-style-name="N0">
      <style:table-cell-properties style:vertical-align="automatic" fo:background-color="transparent"/>
    </style:style>
    <style:style style:name="Normal_32_51_32_3" style:display-name="Normal 51 3" style:family="table-cell" style:data-style-name="N0">
      <style:table-cell-properties style:vertical-align="automatic" fo:background-color="transparent"/>
    </style:style>
    <style:style style:name="Normal_32_51_32_4" style:display-name="Normal 51 4" style:family="table-cell" style:data-style-name="N0">
      <style:table-cell-properties style:vertical-align="automatic" fo:background-color="transparent"/>
    </style:style>
    <style:style style:name="Normal_32_51_32_5" style:display-name="Normal 51 5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</style:style>
    <style:style style:name="Normal_32_60_32_2_32_2" style:display-name="Normal 60 2 2" style:family="table-cell" style:data-style-name="N0">
      <style:table-cell-properties style:vertical-align="automatic" fo:background-color="transparent"/>
    </style:style>
    <style:style style:name="Normal_32_60_32_2_32_3" style:display-name="Normal 60 2 3" style:family="table-cell" style:data-style-name="N0">
      <style:table-cell-properties style:vertical-align="automatic" fo:background-color="transparent"/>
    </style:style>
    <style:style style:name="Normal_32_60_32_2_32_4" style:display-name="Normal 60 2 4" style:family="table-cell" style:data-style-name="N0">
      <style:table-cell-properties style:vertical-align="automatic" fo:background-color="transparen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2_32_2" style:display-name="Normal 7 2 2 2" style:family="table-cell" style:data-style-name="N0">
      <style:table-cell-properties style:vertical-align="automatic" fo:background-color="transparen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</style:style>
    <style:style style:name="Normal_32_7_32_2_32_2_32_3" style:display-name="Normal 7 2 2 3" style:family="table-cell" style:data-style-name="N0">
      <style:table-cell-properties style:vertical-align="automatic" fo:background-color="transparent"/>
    </style:style>
    <style:style style:name="Normal_32_7_32_2_32_2_32_4" style:display-name="Normal 7 2 2 4" style:family="table-cell" style:data-style-name="N0">
      <style:table-cell-properties style:vertical-align="automatic" fo:background-color="transparent"/>
    </style:style>
    <style:style style:name="Normal_32_7_32_2_32_2_32_5" style:display-name="Normal 7 2 2 5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</style:style>
    <style:style style:name="Normal_32_73_32_2" style:display-name="Normal 73 2" style:family="table-cell" style:data-style-name="N0">
      <style:table-cell-properties style:vertical-align="automatic" fo:background-color="transparent"/>
    </style:style>
    <style:style style:name="Normal_32_73_32_3" style:display-name="Normal 73 3" style:family="table-cell" style:data-style-name="N0">
      <style:table-cell-properties style:vertical-align="automatic" fo:background-color="transparent"/>
    </style:style>
    <style:style style:name="Normal_32_73_32_4" style:display-name="Normal 73 4" style:family="table-cell" style:data-style-name="N0">
      <style:table-cell-properties style:vertical-align="automatic" fo:background-color="transparen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2_32_2_32_2" style:display-name="Normal 8 2 2 2" style:family="table-cell" style:data-style-name="N0">
      <style:table-cell-properties style:vertical-align="automatic" fo:background-color="transparen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</style:style>
    <style:style style:name="Normal_32_8_32_2_32_2_32_3" style:display-name="Normal 8 2 2 3" style:family="table-cell" style:data-style-name="N0">
      <style:table-cell-properties style:vertical-align="automatic" fo:background-color="transparent"/>
    </style:style>
    <style:style style:name="Normal_32_8_32_2_32_2_32_4" style:display-name="Normal 8 2 2 4" style:family="table-cell" style:data-style-name="N0">
      <style:table-cell-properties style:vertical-align="automatic" fo:background-color="transparent"/>
    </style:style>
    <style:style style:name="Normal_32_8_32_2_32_2_32_5" style:display-name="Normal 8 2 2 5" style:family="table-cell" style:data-style-name="N0">
      <style:table-cell-properties style:vertical-align="automatic" fo:background-color="transparen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3_32_2_32_2" style:display-name="Normal 8 3 2 2" style:family="table-cell" style:data-style-name="N0">
      <style:table-cell-properties style:vertical-align="automatic" fo:background-color="transparen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</style:style>
    <style:style style:name="Normal_32_8_32_3_32_2_32_3" style:display-name="Normal 8 3 2 3" style:family="table-cell" style:data-style-name="N0">
      <style:table-cell-properties style:vertical-align="automatic" fo:background-color="transparent"/>
    </style:style>
    <style:style style:name="Normal_32_8_32_3_32_2_32_4" style:display-name="Normal 8 3 2 4" style:family="table-cell" style:data-style-name="N0">
      <style:table-cell-properties style:vertical-align="automatic" fo:background-color="transparent"/>
    </style:style>
    <style:style style:name="Normal_32_8_32_3_32_2_32_5" style:display-name="Normal 8 3 2 5" style:family="table-cell" style:data-style-name="N0">
      <style:table-cell-properties style:vertical-align="automatic" fo:background-color="transparent"/>
    </style:style>
    <style:style style:name="Normal_32_8_32_3_32_3" style:display-name="Normal 8 3 3" style:family="table-cell" style:data-style-name="N0">
      <style:table-cell-properties style:vertical-align="automatic" fo:background-color="transparent"/>
    </style:style>
    <style:style style:name="Normal_32_8_32_3_32_3_32_2" style:display-name="Normal 8 3 3 2" style:family="table-cell" style:data-style-name="N0">
      <style:table-cell-properties style:vertical-align="automatic" fo:background-color="transparent"/>
    </style:style>
    <style:style style:name="Normal_32_8_32_3_32_3_32_3" style:display-name="Normal 8 3 3 3" style:family="table-cell" style:data-style-name="N0">
      <style:table-cell-properties style:vertical-align="automatic" fo:background-color="transparent"/>
    </style:style>
    <style:style style:name="Normal_32_8_32_3_32_3_32_4" style:display-name="Normal 8 3 3 4" style:family="table-cell" style:data-style-name="N0">
      <style:table-cell-properties style:vertical-align="automatic" fo:background-color="transparent"/>
    </style:style>
    <style:style style:name="Normal_32_8_32_3_32_4" style:display-name="Normal 8 3 4" style:family="table-cell" style:data-style-name="N0">
      <style:table-cell-properties style:vertical-align="automatic" fo:background-color="transparent"/>
    </style:style>
    <style:style style:name="Normal_32_8_32_3_32_5" style:display-name="Normal 8 3 5" style:family="table-cell" style:data-style-name="N0">
      <style:table-cell-properties style:vertical-align="automatic" fo:background-color="transparent"/>
    </style:style>
    <style:style style:name="Normal_32_8_32_3_32_6" style:display-name="Normal 8 3 6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</style:style>
    <style:style style:name="Normal_32_8_32_4_32_2_32_2" style:display-name="Normal 8 4 2 2" style:family="table-cell" style:data-style-name="N0">
      <style:table-cell-properties style:vertical-align="automatic" fo:background-color="transparen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</style:style>
    <style:style style:name="Normal_32_8_32_4_32_2_32_3" style:display-name="Normal 8 4 2 3" style:family="table-cell" style:data-style-name="N0">
      <style:table-cell-properties style:vertical-align="automatic" fo:background-color="transparent"/>
    </style:style>
    <style:style style:name="Normal_32_8_32_4_32_2_32_4" style:display-name="Normal 8 4 2 4" style:family="table-cell" style:data-style-name="N0">
      <style:table-cell-properties style:vertical-align="automatic" fo:background-color="transparent"/>
    </style:style>
    <style:style style:name="Normal_32_8_32_4_32_2_32_5" style:display-name="Normal 8 4 2 5" style:family="table-cell" style:data-style-name="N0">
      <style:table-cell-properties style:vertical-align="automatic" fo:background-color="transparen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</style:style>
    <style:style style:name="Normal_32_8_32_5_32_2" style:display-name="Normal 8 5 2" style:family="table-cell" style:data-style-name="N0">
      <style:table-cell-properties style:vertical-align="automatic" fo:background-color="transparent"/>
    </style:style>
    <style:style style:name="Normal_32_8_32_5_32_2_32_2" style:display-name="Normal 8 5 2 2" style:family="table-cell" style:data-style-name="N0">
      <style:table-cell-properties style:vertical-align="automatic" fo:background-color="transparent"/>
    </style:style>
    <style:style style:name="Normal_32_8_32_5_32_2_32_3" style:display-name="Normal 8 5 2 3" style:family="table-cell" style:data-style-name="N0">
      <style:table-cell-properties style:vertical-align="automatic" fo:background-color="transparent"/>
    </style:style>
    <style:style style:name="Normal_32_8_32_5_32_2_32_4" style:display-name="Normal 8 5 2 4" style:family="table-cell" style:data-style-name="N0">
      <style:table-cell-properties style:vertical-align="automatic" fo:background-color="transparent"/>
    </style:style>
    <style:style style:name="Normal_32_8_32_5_32_3" style:display-name="Normal 8 5 3" style:family="table-cell" style:data-style-name="N0">
      <style:table-cell-properties style:vertical-align="automatic" fo:background-color="transparent"/>
    </style:style>
    <style:style style:name="Normal_32_8_32_5_32_4" style:display-name="Normal 8 5 4" style:family="table-cell" style:data-style-name="N0">
      <style:table-cell-properties style:vertical-align="automatic" fo:background-color="transparent"/>
    </style:style>
    <style:style style:name="Normal_32_8_32_5_32_5" style:display-name="Normal 8 5 5" style:family="table-cell" style:data-style-name="N0">
      <style:table-cell-properties style:vertical-align="automatic" fo:background-color="transparen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</style:style>
    <style:style style:name="Normal_32_9_32_5_32_2" style:display-name="Normal 9 5 2" style:family="table-cell" style:data-style-name="N0">
      <style:table-cell-properties style:vertical-align="automatic" fo:background-color="transparent"/>
    </style:style>
    <style:style style:name="Normal_32_9_32_5_32_3" style:display-name="Normal 9 5 3" style:family="table-cell" style:data-style-name="N0">
      <style:table-cell-properties style:vertical-align="automatic" fo:background-color="transparent"/>
    </style:style>
    <style:style style:name="Normal_32_9_32_5_32_4" style:display-name="Normal 9 5 4" style:family="table-cell" style:data-style-name="N0">
      <style:table-cell-properties style:vertical-align="automatic" fo:background-color="transparen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69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69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Percent_32__40__41_" style:display-name="Percent ()" style:family="table-cell" style:data-style-name="N83"/>
    <style:style style:name="Percent_32__40__41__32_2" style:display-name="Percent () 2" style:family="table-cell" style:data-style-name="N83"/>
    <style:style style:name="Percent_32__40__41__32_3" style:display-name="Percent () 3" style:family="table-cell" style:data-style-name="N83"/>
    <style:style style:name="Percent_32__40__41__32_4" style:display-name="Percent () 4" style:family="table-cell" style:data-style-name="N83"/>
    <style:style style:name="Percent_32__40_0_41_" style:display-name="Percent (0)" style:family="table-cell" style:data-style-name="N84"/>
    <style:style style:name="Percent_32__40_0_41__32_2" style:display-name="Percent (0) 2" style:family="table-cell" style:data-style-name="N84"/>
    <style:style style:name="Percent_32__40_0_41__32_3" style:display-name="Percent (0) 3" style:family="table-cell" style:data-style-name="N84"/>
    <style:style style:name="Percent_32__40_0_41__32_4" style:display-name="Percent (0) 4" style:family="table-cell" style:data-style-name="N84"/>
    <style:style style:name="Percent_32__40_1_41_" style:display-name="Percent (1)" style:family="table-cell" style:data-style-name="N85"/>
    <style:style style:name="Percent_32__40_1_41__32_2" style:display-name="Percent (1) 2" style:family="table-cell" style:data-style-name="N85"/>
    <style:style style:name="Percent_32__40_1_41__32_3" style:display-name="Percent (1) 3" style:family="table-cell" style:data-style-name="N85"/>
    <style:style style:name="Percent_32__40_1_41__32_4" style:display-name="Percent (1) 4" style:family="table-cell" style:data-style-name="N85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6"/>
    <style:style style:name="Percent_32_1_32_2" style:display-name="Percent 1 2" style:family="table-cell" style:data-style-name="N86"/>
    <style:style style:name="Percent_32_1_32_3" style:display-name="Percent 1 3" style:family="table-cell" style:data-style-name="N86"/>
    <style:style style:name="Percent_32_1_32_4" style:display-name="Percent 1 4" style:family="table-cell" style:data-style-name="N86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7"/>
    <style:style style:name="PersonNr_32_2" style:display-name="PersonNr 2" style:family="table-cell" style:data-style-name="N87"/>
    <style:style style:name="PersonNr_32_3" style:display-name="PersonNr 3" style:family="table-cell" style:data-style-name="N87"/>
    <style:style style:name="PersonNr_32_4" style:display-name="PersonNr 4" style:family="table-cell" style:data-style-name="N87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8"/>
    <style:style style:name="PostNr_32_2" style:display-name="PostNr 2" style:family="table-cell" style:data-style-name="N88"/>
    <style:style style:name="PostNr_32_3" style:display-name="PostNr 3" style:family="table-cell" style:data-style-name="N88"/>
    <style:style style:name="PostNr_32_4" style:display-name="PostNr 4" style:family="table-cell" style:data-style-name="N88"/>
    <style:style style:name="PostNrNorge" style:family="table-cell" style:data-style-name="N89"/>
    <style:style style:name="PostNrNorge_32_2" style:display-name="PostNrNorge 2" style:family="table-cell" style:data-style-name="N89"/>
    <style:style style:name="PostNrNorge_32_3" style:display-name="PostNrNorge 3" style:family="table-cell" style:data-style-name="N89"/>
    <style:style style:name="PostNrNorge_32_4" style:display-name="PostNrNorge 4" style:family="table-cell" style:data-style-name="N89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0"/>
    <style:style style:name="SkjulAlt_32_2" style:display-name="SkjulAlt 2" style:family="table-cell" style:data-style-name="N90"/>
    <style:style style:name="SkjulAlt_32_3" style:display-name="SkjulAlt 3" style:family="table-cell" style:data-style-name="N90"/>
    <style:style style:name="SkjulAlt_32_4" style:display-name="SkjulAlt 4" style:family="table-cell" style:data-style-name="N90"/>
    <style:style style:name="SkjulTall" style:family="table-cell" style:data-style-name="N91"/>
    <style:style style:name="SkjulTall_32_2" style:display-name="SkjulTall 2" style:family="table-cell" style:data-style-name="N91"/>
    <style:style style:name="SkjulTall_32_3" style:display-name="SkjulTall 3" style:family="table-cell" style:data-style-name="N91"/>
    <style:style style:name="SkjulTall_32_4" style:display-name="SkjulTall 4" style:family="table-cell" style:data-style-name="N91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_37_of_32_HV" style:display-name="Sum %of HV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6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Telefon" style:family="table-cell" style:data-style-name="N92"/>
    <style:style style:name="Telefon_32_2" style:display-name="Telefon 2" style:family="table-cell" style:data-style-name="N92"/>
    <style:style style:name="Telefon_32_3" style:display-name="Telefon 3" style:family="table-cell" style:data-style-name="N92"/>
    <style:style style:name="Telefon_32_4" style:display-name="Telefon 4" style:family="table-cell" style:data-style-name="N92"/>
    <style:style style:name="Thousands_32__40_0_41_" style:display-name="Thousands (0)" style:family="table-cell" style:data-style-name="N93"/>
    <style:style style:name="Thousands_32__40_0_41__32_2" style:display-name="Thousands (0) 2" style:family="table-cell" style:data-style-name="N93"/>
    <style:style style:name="Thousands_32__40_0_41__32_3" style:display-name="Thousands (0) 3" style:family="table-cell" style:data-style-name="N93"/>
    <style:style style:name="Thousands_32__40_0_41__32_4" style:display-name="Thousands (0) 4" style:family="table-cell" style:data-style-name="N93"/>
    <style:style style:name="Thousands_32__40_1_41_" style:display-name="Thousands (1)" style:family="table-cell" style:data-style-name="N94"/>
    <style:style style:name="Thousands_32__40_1_41__32_2" style:display-name="Thousands (1) 2" style:family="table-cell" style:data-style-name="N94"/>
    <style:style style:name="Thousands_32__40_1_41__32_3" style:display-name="Thousands (1) 3" style:family="table-cell" style:data-style-name="N94"/>
    <style:style style:name="Thousands_32__40_1_41__32_4" style:display-name="Thousands (1) 4" style:family="table-cell" style:data-style-name="N94"/>
    <style:style style:name="time" style:family="table-cell" style:data-style-name="N95"/>
    <style:style style:name="time_32_2" style:display-name="time 2" style:family="table-cell" style:data-style-name="N95"/>
    <style:style style:name="time_32_3" style:display-name="time 3" style:family="table-cell" style:data-style-name="N95"/>
    <style:style style:name="time_32_4" style:display-name="time 4" style:family="table-cell" style:data-style-name="N95"/>
    <style:style style:name="Timer1" style:family="table-cell" style:data-style-name="N96"/>
    <style:style style:name="Timer1_32_2" style:display-name="Timer1 2" style:family="table-cell" style:data-style-name="N96"/>
    <style:style style:name="Timer1_32_3" style:display-name="Timer1 3" style:family="table-cell" style:data-style-name="N96"/>
    <style:style style:name="Timer1_32_4" style:display-name="Timer1 4" style:family="table-cell" style:data-style-name="N96"/>
    <style:style style:name="Timer2" style:family="table-cell" style:data-style-name="N97"/>
    <style:style style:name="Timer2_32_2" style:display-name="Timer2 2" style:family="table-cell" style:data-style-name="N97"/>
    <style:style style:name="Timer2_32_3" style:display-name="Timer2 3" style:family="table-cell" style:data-style-name="N97"/>
    <style:style style:name="Timer2_32_4" style:display-name="Timer2 4" style:family="table-cell" style:data-style-name="N97"/>
    <style:style style:name="Title_32_1" style:display-name="Title 1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8"/>
    <style:style style:name="ToSiffer_32_2" style:display-name="ToSiffer 2" style:family="table-cell" style:data-style-name="N98"/>
    <style:style style:name="ToSiffer_32_3" style:display-name="ToSiffer 3" style:family="table-cell" style:data-style-name="N98"/>
    <style:style style:name="ToSiffer_32_4" style:display-name="ToSiffer 4" style:family="table-cell" style:data-style-name="N98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reSiffer" style:family="table-cell" style:data-style-name="N99"/>
    <style:style style:name="TreSiffer_32_2" style:display-name="TreSiffer 2" style:family="table-cell" style:data-style-name="N99"/>
    <style:style style:name="TreSiffer_32_3" style:display-name="TreSiffer 3" style:family="table-cell" style:data-style-name="N99"/>
    <style:style style:name="TreSiffer_32_4" style:display-name="TreSiffer 4" style:family="table-cell" style:data-style-name="N99"/>
    <style:style style:name="Tusenskille1000" style:family="table-cell" style:data-style-name="N100"/>
    <style:style style:name="Tusenskille1000_32_2" style:display-name="Tusenskille1000 2" style:family="table-cell" style:data-style-name="N100"/>
    <style:style style:name="Tusenskille1000_32_3" style:display-name="Tusenskille1000 3" style:family="table-cell" style:data-style-name="N100"/>
    <style:style style:name="Tusenskille1000_32_4" style:display-name="Tusenskille1000 4" style:family="table-cell" style:data-style-name="N100"/>
    <style:style style:name="TusenskilleFarger" style:family="table-cell" style:data-style-name="N101"/>
    <style:style style:name="TusenskilleFarger_32_2" style:display-name="TusenskilleFarger 2" style:family="table-cell" style:data-style-name="N101"/>
    <style:style style:name="TusenskilleFarger_32_3" style:display-name="TusenskilleFarger 3" style:family="table-cell" style:data-style-name="N101"/>
    <style:style style:name="TusenskilleFarger_32_4" style:display-name="TusenskilleFarger 4" style:family="table-cell" style:data-style-name="N101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2"/>
    <style:style style:name="Valuta1000_32_2" style:display-name="Valuta1000 2" style:family="table-cell" style:data-style-name="N102"/>
    <style:style style:name="Valuta1000_32_3" style:display-name="Valuta1000 3" style:family="table-cell" style:data-style-name="N102"/>
    <style:style style:name="Valuta1000_32_4" style:display-name="Valuta1000 4" style:family="table-cell" style:data-style-name="N102"/>
    <style:style style:name="ValutaFarger" style:family="table-cell" style:data-style-name="N103"/>
    <style:style style:name="ValutaFarger_32_2" style:display-name="ValutaFarger 2" style:family="table-cell" style:data-style-name="N103"/>
    <style:style style:name="ValutaFarger_32_3" style:display-name="ValutaFarger 3" style:family="table-cell" style:data-style-name="N103"/>
    <style:style style:name="ValutaFarger_32_4" style:display-name="ValutaFarger 4" style:family="table-cell" style:data-style-name="N103"/>
    <style:style style:name="Walutowy_32__91_0_93__laroux" style:display-name="Walutowy [0]_laroux" style:family="table-cell" style:data-style-name="N104"/>
    <style:style style:name="Walutowy_laroux" style:family="table-cell" style:data-style-name="N105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2_32_2" style:display-name="Warning Text 2 2 2" style:family="table-cell" style:data-style-name="N0">
      <style:text-properties fo:color="#FF0000"/>
    </style:style>
    <style:style style:name="Warning_32_Text_32_2_32_2_32_3" style:display-name="Warning Text 2 2 3" style:family="table-cell" style:data-style-name="N0">
      <style:text-properties fo:color="#FF0000"/>
    </style:style>
    <style:style style:name="Warning_32_Text_32_2_32_2_32_4" style:display-name="Warning Text 2 2 4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/>
    </style:style>
    <style:style style:name="Warning_32_Text_32_2_32_5" style:display-name="Warning Text 2 5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3_32_2_32_2" style:display-name="Warning Text 3 2 2" style:family="table-cell" style:data-style-name="N0">
      <style:text-properties fo:color="#FF0000"/>
    </style:style>
    <style:style style:name="Warning_32_Text_32_3_32_2_32_3" style:display-name="Warning Text 3 2 3" style:family="table-cell" style:data-style-name="N0">
      <style:text-properties fo:color="#FF0000"/>
    </style:style>
    <style:style style:name="Warning_32_Text_32_3_32_2_32_4" style:display-name="Warning Text 3 2 4" style:family="table-cell" style:data-style-name="N0">
      <style:text-properties fo:color="#FF0000"/>
    </style:style>
    <style:style style:name="Warning_32_Text_32_3_32_3" style:display-name="Warning Text 3 3" style:family="table-cell" style:data-style-name="N0">
      <style:text-properties fo:color="#FF0000"/>
    </style:style>
    <style:style style:name="Warning_32_Text_32_3_32_4" style:display-name="Warning Text 3 4" style:family="table-cell" style:data-style-name="N0">
      <style:text-properties fo:color="#FF0000"/>
    </style:style>
    <style:style style:name="Warning_32_Text_32_3_32_5" style:display-name="Warning Text 3 5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4_32_2" style:display-name="Warning Text 4 2" style:family="table-cell" style:data-style-name="N0">
      <style:text-properties fo:color="#FF0000"/>
    </style:style>
    <style:style style:name="Warning_32_Text_32_4_32_2_32_2" style:display-name="Warning Text 4 2 2" style:family="table-cell" style:data-style-name="N0">
      <style:text-properties fo:color="#FF0000"/>
    </style:style>
    <style:style style:name="Warning_32_Text_32_4_32_2_32_3" style:display-name="Warning Text 4 2 3" style:family="table-cell" style:data-style-name="N0">
      <style:text-properties fo:color="#FF0000"/>
    </style:style>
    <style:style style:name="Warning_32_Text_32_4_32_2_32_4" style:display-name="Warning Text 4 2 4" style:family="table-cell" style:data-style-name="N0">
      <style:text-properties fo:color="#FF0000"/>
    </style:style>
    <style:style style:name="Warning_32_Text_32_4_32_3" style:display-name="Warning Text 4 3" style:family="table-cell" style:data-style-name="N0">
      <style:text-properties fo:color="#FF0000"/>
    </style:style>
    <style:style style:name="Warning_32_Text_32_4_32_4" style:display-name="Warning Text 4 4" style:family="table-cell" style:data-style-name="N0">
      <style:text-properties fo:color="#FF0000"/>
    </style:style>
    <style:style style:name="Warning_32_Text_32_4_32_5" style:display-name="Warning Text 4 5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5_32_2" style:display-name="Warning Text 5 2" style:family="table-cell" style:data-style-name="N0">
      <style:text-properties fo:color="#FF0000"/>
    </style:style>
    <style:style style:name="Warning_32_Text_32_5_32_2_32_2" style:display-name="Warning Text 5 2 2" style:family="table-cell" style:data-style-name="N0">
      <style:text-properties fo:color="#FF0000"/>
    </style:style>
    <style:style style:name="Warning_32_Text_32_5_32_2_32_3" style:display-name="Warning Text 5 2 3" style:family="table-cell" style:data-style-name="N0">
      <style:text-properties fo:color="#FF0000"/>
    </style:style>
    <style:style style:name="Warning_32_Text_32_5_32_2_32_4" style:display-name="Warning Text 5 2 4" style:family="table-cell" style:data-style-name="N0">
      <style:text-properties fo:color="#FF0000"/>
    </style:style>
    <style:style style:name="Warning_32_Text_32_5_32_3" style:display-name="Warning Text 5 3" style:family="table-cell" style:data-style-name="N0">
      <style:text-properties fo:color="#FF0000"/>
    </style:style>
    <style:style style:name="Warning_32_Text_32_5_32_4" style:display-name="Warning Text 5 4" style:family="table-cell" style:data-style-name="N0">
      <style:text-properties fo:color="#FF0000"/>
    </style:style>
    <style:style style:name="Warning_32_Text_32_5_32_5" style:display-name="Warning Text 5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6_32_2" style:display-name="Warning Text 6 2" style:family="table-cell" style:data-style-name="N0">
      <style:text-properties fo:color="#FF0000"/>
    </style:style>
    <style:style style:name="Warning_32_Text_32_6_32_3" style:display-name="Warning Text 6 3" style:family="table-cell" style:data-style-name="N0">
      <style:text-properties fo:color="#FF0000"/>
    </style:style>
    <style:style style:name="Warning_32_Text_32_6_32_4" style:display-name="Warning Text 6 4" style:family="table-cell" style:data-style-name="N0">
      <style:text-properties fo:color="#FF0000"/>
    </style:style>
    <style:style style:name="Year" style:family="table-cell" style:data-style-name="N106"/>
    <style:style style:name="Year_32_2" style:display-name="Year 2" style:family="table-cell" style:data-style-name="N106"/>
    <style:style style:name="Year_32_2_32_2" style:display-name="Year 2 2" style:family="table-cell" style:data-style-name="N106"/>
    <style:style style:name="Year_32_2_32_3" style:display-name="Year 2 3" style:family="table-cell" style:data-style-name="N106"/>
    <style:style style:name="Year_32_2_32_4" style:display-name="Year 2 4" style:family="table-cell" style:data-style-name="N106"/>
    <style:style style:name="Year_32_3" style:display-name="Year 3" style:family="table-cell" style:data-style-name="N106"/>
    <style:style style:name="Year_32_4" style:display-name="Year 4" style:family="table-cell" style:data-style-name="N106"/>
    <style:style style:name="Year_32_5" style:display-name="Year 5" style:family="table-cell" style:data-style-name="N106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0-04-21T10:07:25Z</meta:creation-date>
    <dc:date>2020-04-21T10:07:53Z</dc:date>
  </office:meta>
</office:document-meta>
</file>